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Helvetica" svg:font-family="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2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18.84mm"/>
    </style:style>
    <style:style style:name="co4" style:family="table-column">
      <style:table-column-properties fo:break-before="auto" style:column-width="15.96mm"/>
    </style:style>
    <style:style style:name="co5" style:family="table-column">
      <style:table-column-properties fo:break-before="auto" style:column-width="9.68mm"/>
    </style:style>
    <style:style style:name="co6" style:family="table-column">
      <style:table-column-properties fo:break-before="auto" style:column-width="11.25mm"/>
    </style:style>
    <style:style style:name="co7" style:family="table-column">
      <style:table-column-properties fo:break-before="auto" style:column-width="14.66mm"/>
    </style:style>
    <style:style style:name="co8" style:family="table-column">
      <style:table-column-properties fo:break-before="auto" style:column-width="9.95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10.46mm"/>
    </style:style>
    <style:style style:name="co11" style:family="table-column">
      <style:table-column-properties fo:break-before="auto" style:column-width="12.03mm"/>
    </style:style>
    <style:style style:name="co12" style:family="table-column">
      <style:table-column-properties fo:break-before="auto" style:column-width="9.42mm"/>
    </style:style>
    <style:style style:name="co13" style:family="table-column">
      <style:table-column-properties fo:break-before="auto" style:column-width="8.64mm"/>
    </style:style>
    <style:style style:name="co14" style:family="table-column">
      <style:table-column-properties fo:break-before="auto" style:column-width="7.58mm"/>
    </style:style>
    <style:style style:name="co15" style:family="table-column">
      <style:table-column-properties fo:break-before="auto" style:column-width="20.94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4.01mm"/>
    </style:style>
    <style:style style:name="ro1" style:family="table-row">
      <style:table-row-properties style:row-height="3.97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2mm" fo:break-before="auto" style:use-optimal-row-height="true"/>
    </style:style>
    <style:style style:name="ro10" style:family="table-row">
      <style:table-row-properties style:row-height="6.09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9.74m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QIS">
      <style:table-properties table:display="true" style:writing-mode="lr-tb"/>
    </style:style>
    <style:style style:name="ta3" style:family="table" style:master-page-name="PageStyle_5f_QISDg1">
      <style:table-properties table:display="true" style:writing-mode="lr-tb"/>
    </style:style>
    <style:style style:name="ta4" style:family="table" style:master-page-name="PageStyle_5f_QISDg2a">
      <style:table-properties table:display="true" style:writing-mode="lr-tb"/>
    </style:style>
    <style:style style:name="ta5" style:family="table" style:master-page-name="PageStyle_5f_QISDg2b1M">
      <style:table-properties table:display="true" style:writing-mode="lr-tb"/>
    </style:style>
    <style:style style:name="ta6" style:family="table" style:master-page-name="PageStyle_5f_QISDg2b2M">
      <style:table-properties table:display="true" style:writing-mode="lr-tb"/>
    </style:style>
    <style:style style:name="ta7" style:family="table" style:master-page-name="PageStyle_5f_QISDg2b3M">
      <style:table-properties table:display="true" style:writing-mode="lr-tb"/>
    </style:style>
    <style:style style:name="ta8" style:family="table" style:master-page-name="PageStyle_5f_QISDg2b1W">
      <style:table-properties table:display="true" style:writing-mode="lr-tb"/>
    </style:style>
    <style:style style:name="ta9" style:family="table" style:master-page-name="PageStyle_5f_QISDg2b2W">
      <style:table-properties table:display="true" style:writing-mode="lr-tb"/>
    </style:style>
    <style:style style:name="ta10" style:family="table" style:master-page-name="PageStyle_5f_QISDg2b3W">
      <style:table-properties table:display="true" style:writing-mode="lr-tb"/>
    </style:style>
    <style:style style:name="ta11" style:family="table" style:master-page-name="PageStyle_5f_QISDg3">
      <style:table-properties table:display="true" style:writing-mode="lr-tb"/>
    </style:style>
    <style:style style:name="ta12" style:family="table" style:master-page-name="PageStyle_5f_QISDg4">
      <style:table-properties table:display="true" style:writing-mode="lr-tb"/>
    </style:style>
    <style:style style:name="ta13" style:family="table" style:master-page-name="PageStyle_5f_QISGrp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Kopf-Zei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Zel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Kopf-Spalt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Zel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Zel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Kopf-Spalt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Kopf-Zei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Zel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Zell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Kopf-Spalt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Zell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Kopf-Zei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Kopf-Zei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Kopf-Spalt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Zel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Kopf-Zei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Kopf-Zei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Kopf-Zei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Kopf-Zei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Kopf-Spalt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Zel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Zel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Kopf-Spalt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Zel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Zel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Kopf-Spalt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Zelle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Zelle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Zell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Kopf-Spalt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Zell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Standard_5f_auswertung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Standard_5f_auswertung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Standard_5f_auswertung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Standard_5f_auswertung2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Standard_5f_auswertung2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Standard_5f_auswertung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Standard_5f_auswertung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Standard_5f_auswertung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Standard_5f_auswertung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Standard_5f_auswertung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Standard_5f_auswertung2">
      <style:table-cell-properties fo:padding="0.71mm"/>
    </style:style>
    <style:style style:name="ce66" style:family="table-cell" style:parent-style-name="Standard_5f_auswertung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7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Standard_5f_auswertung2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Standard_5f_auswertung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Standard_5f_auswertung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71" style:family="table-cell" style:parent-style-name="Standard_5f_auswertung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72" style:family="table-cell" style:parent-style-name="Standard_5f_auswertung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73" style:family="table-cell" style:parent-style-name="Standard_5f_auswertung2" style:data-style-name="N1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74" style:family="table-cell" style:parent-style-name="Standard_5f_auswertung2">
      <style:table-cell-properties fo:padding="0.71mm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Standard_5f_auswertung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Standard_5f_auswertung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Standard_5f_auswertung2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Standard_5f_auswertung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Standard_5f_auswertung2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Standard_5f_auswertung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Standard_5f_auswertung2" style:data-style-name="N175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2" style:family="table-cell" style:parent-style-name="Standard_5f_auswertung2" style:data-style-name="N175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Standard_5f_auswertung2" style:data-style-name="N175">
      <style:table-cell-properties style:glyph-orientation-vertical="0" fo:border-bottom="0.74pt solid #000000" fo:background-color="#e3e3e3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84" style:family="table-cell" style:parent-style-name="Standard_5f_auswertung2" style:data-style-name="N175">
      <style:table-cell-properties style:glyph-orientation-vertical="0" fo:border-bottom="1.76pt solid #000000" fo:background-color="#e3e3e3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85" style:family="table-cell" style:parent-style-name="Standard_5f_auswertung2" style:data-style-name="N175">
      <style:table-cell-properties style:glyph-orientation-vertical="0" fo:border-bottom="0.74pt solid #000000" fo:background-color="#e3e3e3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86" style:family="table-cell" style:parent-style-name="Standard_5f_auswertung2" style:data-style-name="N175">
      <style:table-cell-properties style:glyph-orientation-vertical="0" fo:border-bottom="1.76pt solid #000000" fo:background-color="#e3e3e3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7" style:family="table-cell" style:parent-style-name="Standard_5f_auswertung2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Standard_5f_auswertung2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Standard_5f_auswertung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Standard_5f_auswertung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Standard_5f_auswertung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3" style:family="table-cell" style:parent-style-name="Standard_5f_auswertung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Standard_5f_auswertung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Standard_5f_auswertung2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Standard_5f_auswertung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Standard_5f_auswertung2" style:data-style-name="N36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Standard_5f_auswertung2" style:data-style-name="N175">
      <style:table-cell-properties style:glyph-orientation-vertical="0" fo:border-bottom="1.76pt solid #000000" fo:background-color="#e3e3e3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99" style:family="table-cell" style:parent-style-name="Standard_5f_auswertung2" style:data-style-name="N36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Standard_5f_auswertung2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Standard_5f_auswertung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Standard_5f_auswertung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Standard_5f_auswertung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Standard_5f_auswertung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Kopf-Zeile" style:data-style-name="N0">
      <style:table-cell-properties fo:border-bottom="1.76pt solid #000000" style:diagonal-bl-tr="none" style:diagonal-tl-br="none" fo:background-color="transparent" fo:border-left="1.76pt solid #000000" fo:padding="0.71mm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Kopf-Zeile" style:data-style-name="N0">
      <style:table-cell-properties fo:border-bottom="0.06pt solid #000000" style:diagonal-bl-tr="none" style:diagonal-tl-br="none" fo:background-color="transparent" fo:border-left="1.76pt solid #000000" fo:padding="0.71mm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7" style:family="table-cell" style:parent-style-name="Kopf-Zeile" style:data-style-name="N0">
      <style:table-cell-properties fo:border-bottom="0.06pt solid #000000" style:diagonal-bl-tr="none" style:diagonal-tl-br="none" fo:background-color="transparent" fo:border-left="1.7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Kopf-Zeile" style:data-style-name="N0">
      <style:table-cell-properties fo:border-bottom="1.76pt solid #000000" style:diagonal-bl-tr="none" style:diagonal-tl-br="none" fo:background-color="transparent" fo:border-left="1.7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9" style:family="table-cell" style:parent-style-name="Kopf-Zeile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Kopf-Spalte" style:data-style-name="N0">
      <style:table-cell-properties fo:border-bottom="1.76pt solid #000000" style:diagonal-bl-tr="none" style:diagonal-tl-br="none" fo:background-color="transparent" fo:border-left="0.06pt solid #000000" fo:padding="0.71mm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Zelle" style:data-style-name="N0">
      <style:table-cell-properties fo:border-bottom="0.06pt solid #000000" style:diagonal-bl-tr="none" style:diagonal-tl-br="none" fo:background-color="transparent" fo:border-left="0.06pt solid #000000" fo:padding="0.71mm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Zelle" style:data-style-name="N1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Zelle" style:data-style-name="N1">
      <style:table-cell-properties fo:border-bottom="1.76pt solid #000000" style:diagonal-bl-tr="none" style:diagonal-tl-br="none" fo:background-color="transparent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Kopf-Spalte" style:data-style-name="N0">
      <style:table-cell-properties fo:border-bottom="1.76pt solid #000000" style:diagonal-bl-tr="none" style:diagonal-tl-br="none" fo:background-color="transparent" fo:border-left="0.0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Zelle" style:data-style-name="N0">
      <style:table-cell-properties fo:border-bottom="0.06pt solid #000000" style:diagonal-bl-tr="none" style:diagonal-tl-br="none" fo:background-color="transparent" fo:border-left="0.0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Zelle" style:data-style-name="N0">
      <style:table-cell-properties fo:border-bottom="0.06pt solid #000000" style:diagonal-bl-tr="none" style:diagonal-tl-br="none" fo:background-color="transparent" fo:border-left="0.06pt solid #000000" fo:padding="0.71mm" fo:border-right="1.7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Zelle" style:data-style-name="N0">
      <style:table-cell-properties fo:border-bottom="1.76pt solid #000000" style:diagonal-bl-tr="none" style:diagonal-tl-br="none" fo:background-color="transparent" fo:border-left="0.06pt solid #000000" fo:padding="0.71mm" fo:border-right="1.7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fill-color="#ffffff"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Input" table:style-name="ta1" table:print-ranges="Input.A1:Input.AO42">
        <office:forms form:automatic-focus="false" form:apply-design-mode="false"/>
        <table:table-header-columns>
          <table:table-column table:style-name="co1" table:default-cell-style-name="ce4"/>
        </table:table-header-columns>
        <table:table-column table:style-name="co2" table:number-columns-repeated="40" table:default-cell-style-name="ce10"/>
        <table:table-column table:style-name="co3" table:number-columns-repeated="216" table:default-cell-style-name="ce23"/>
        <table:table-column table:style-name="co3" table:number-columns-repeated="767" table:default-cell-style-name="Default"/>
        <table:table-header-rows>
          <table:table-row table:style-name="ro1">
            <table:table-cell table:style-name="ce1"/>
            <table:table-cell table:style-name="ce5" office:value-type="string" calcext:value-type="string" table:number-columns-spanned="40" table:number-rows-spanned="1">
              <text:p>Rohantworten</text:p>
            </table:table-cell>
            <table:covered-table-cell table:number-columns-repeated="38" table:style-name="ce11"/>
            <table:covered-table-cell table:style-name="ce16"/>
            <table:table-cell table:style-name="ce21" table:number-columns-repeated="983"/>
          </table:table-row>
          <table:table-row table:style-name="ro2">
            <table:table-cell table:style-name="ce2" office:value-type="string" calcext:value-type="string">
              <text:p>Schüler</text:p>
            </table:table-cell>
            <table:table-cell table:style-name="ce6" office:value-type="string" calcext:value-type="string">
              <text:p>a</text:p>
            </table:table-cell>
            <table:table-cell table:style-name="ce12" office:value-type="string" calcext:value-type="string">
              <text:p>b</text:p>
            </table:table-cell>
            <table:table-cell table:style-name="ce12" office:value-type="string" calcext:value-type="string">
              <text:p>c</text:p>
            </table:table-cell>
            <table:table-cell table:style-name="ce12" office:value-type="string" calcext:value-type="string">
              <text:p>d</text:p>
            </table:table-cell>
            <table:table-cell table:style-name="ce12" office:value-type="string" calcext:value-type="string">
              <text:p>e</text:p>
            </table:table-cell>
            <table:table-cell table:style-name="ce12" office:value-type="string" calcext:value-type="string">
              <text:p>f</text:p>
            </table:table-cell>
            <table:table-cell table:style-name="ce12" office:value-type="string" calcext:value-type="string">
              <text:p>g</text:p>
            </table:table-cell>
            <table:table-cell table:style-name="ce12" office:value-type="string" calcext:value-type="string">
              <text:p>h</text:p>
            </table:table-cell>
            <table:table-cell table:style-name="ce12" office:value-type="string" calcext:value-type="string">
              <text:p>i</text:p>
            </table:table-cell>
            <table:table-cell table:style-name="ce12" office:value-type="float" office:value="1" calcext:value-type="float">
              <text:p>1</text:p>
            </table:table-cell>
            <table:table-cell table:style-name="ce12" office:value-type="float" office:value="2" calcext:value-type="float">
              <text:p>2</text:p>
            </table:table-cell>
            <table:table-cell table:style-name="ce12" office:value-type="float" office:value="3" calcext:value-type="float">
              <text:p>3</text:p>
            </table:table-cell>
            <table:table-cell table:style-name="ce12" office:value-type="float" office:value="4" calcext:value-type="float">
              <text:p>4</text:p>
            </table:table-cell>
            <table:table-cell table:style-name="ce12" office:value-type="float" office:value="5" calcext:value-type="float">
              <text:p>5</text:p>
            </table:table-cell>
            <table:table-cell table:style-name="ce12" office:value-type="float" office:value="6" calcext:value-type="float">
              <text:p>6</text:p>
            </table:table-cell>
            <table:table-cell table:style-name="ce12" office:value-type="float" office:value="7" calcext:value-type="float">
              <text:p>7</text:p>
            </table:table-cell>
            <table:table-cell table:style-name="ce12" office:value-type="float" office:value="8" calcext:value-type="float">
              <text:p>8</text:p>
            </table:table-cell>
            <table:table-cell table:style-name="ce12" office:value-type="float" office:value="9" calcext:value-type="float">
              <text:p>9</text:p>
            </table:table-cell>
            <table:table-cell table:style-name="ce12" office:value-type="float" office:value="10" calcext:value-type="float">
              <text:p>10</text:p>
            </table:table-cell>
            <table:table-cell table:style-name="ce12" office:value-type="float" office:value="11" calcext:value-type="float">
              <text:p>11</text:p>
            </table:table-cell>
            <table:table-cell table:style-name="ce12" office:value-type="float" office:value="12" calcext:value-type="float">
              <text:p>12</text:p>
            </table:table-cell>
            <table:table-cell table:style-name="ce12" office:value-type="float" office:value="13" calcext:value-type="float">
              <text:p>13</text:p>
            </table:table-cell>
            <table:table-cell table:style-name="ce12" office:value-type="float" office:value="14" calcext:value-type="float">
              <text:p>14</text:p>
            </table:table-cell>
            <table:table-cell table:style-name="ce12" office:value-type="float" office:value="15" calcext:value-type="float">
              <text:p>15</text:p>
            </table:table-cell>
            <table:table-cell table:style-name="ce12" office:value-type="float" office:value="16" calcext:value-type="float">
              <text:p>16</text:p>
            </table:table-cell>
            <table:table-cell table:style-name="ce12" office:value-type="float" office:value="17" calcext:value-type="float">
              <text:p>17</text:p>
            </table:table-cell>
            <table:table-cell table:style-name="ce12" office:value-type="float" office:value="18" calcext:value-type="float">
              <text:p>18</text:p>
            </table:table-cell>
            <table:table-cell table:style-name="ce12" office:value-type="float" office:value="19" calcext:value-type="float">
              <text:p>19</text:p>
            </table:table-cell>
            <table:table-cell table:style-name="ce12" office:value-type="float" office:value="20" calcext:value-type="float">
              <text:p>20</text:p>
            </table:table-cell>
            <table:table-cell table:style-name="ce12" office:value-type="float" office:value="21" calcext:value-type="float">
              <text:p>21</text:p>
            </table:table-cell>
            <table:table-cell table:style-name="ce12" office:value-type="float" office:value="22" calcext:value-type="float">
              <text:p>22</text:p>
            </table:table-cell>
            <table:table-cell table:style-name="ce12" office:value-type="float" office:value="23" calcext:value-type="float">
              <text:p>23</text:p>
            </table:table-cell>
            <table:table-cell table:style-name="ce12" office:value-type="float" office:value="24" calcext:value-type="float">
              <text:p>24</text:p>
            </table:table-cell>
            <table:table-cell table:style-name="ce12" office:value-type="float" office:value="25" calcext:value-type="float">
              <text:p>25</text:p>
            </table:table-cell>
            <table:table-cell table:style-name="ce12" office:value-type="float" office:value="26" calcext:value-type="float">
              <text:p>26</text:p>
            </table:table-cell>
            <table:table-cell table:style-name="ce12" office:value-type="float" office:value="27" calcext:value-type="float">
              <text:p>27</text:p>
            </table:table-cell>
            <table:table-cell table:style-name="ce12" office:value-type="float" office:value="28" calcext:value-type="float">
              <text:p>28</text:p>
            </table:table-cell>
            <table:table-cell table:style-name="ce12" office:value-type="float" office:value="29" calcext:value-type="float">
              <text:p>29</text:p>
            </table:table-cell>
            <table:table-cell table:style-name="ce12" office:value-type="float" office:value="30" calcext:value-type="float">
              <text:p>30</text:p>
            </table:table-cell>
            <table:table-cell table:style-name="ce17" office:value-type="float" office:value="31" calcext:value-type="float">
              <text:p>31</text:p>
            </table:table-cell>
            <table:table-cell table:style-name="ce22" table:number-columns-repeated="983"/>
          </table:table-row>
        </table:table-header-rows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3" table:number-columns-repeated="38"/>
          <table:table-cell table:style-name="ce18"/>
          <table:table-cell table:number-columns-repeated="983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1]+1" office:value-type="float" office:value="20" calcext:value-type="float">
            <text:p>20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2]+1" office:value-type="float" office:value="21" calcext:value-type="float">
            <text:p>21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3]+1" office:value-type="float" office:value="22" calcext:value-type="float">
            <text:p>22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4]+1" office:value-type="float" office:value="23" calcext:value-type="float">
            <text:p>23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5]+1" office:value-type="float" office:value="24" calcext:value-type="float">
            <text:p>24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6]+1" office:value-type="float" office:value="25" calcext:value-type="float">
            <text:p>25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7]+1" office:value-type="float" office:value="26" calcext:value-type="float">
            <text:p>26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8]+1" office:value-type="float" office:value="27" calcext:value-type="float">
            <text:p>27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29]+1" office:value-type="float" office:value="28" calcext:value-type="float">
            <text:p>28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0]+1" office:value-type="float" office:value="29" calcext:value-type="float">
            <text:p>29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1]+1" office:value-type="float" office:value="30" calcext:value-type="float">
            <text:p>30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2]+1" office:value-type="float" office:value="31" calcext:value-type="float">
            <text:p>31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3]+1" office:value-type="float" office:value="32" calcext:value-type="float">
            <text:p>32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4]+1" office:value-type="float" office:value="33" calcext:value-type="float">
            <text:p>33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5]+1" office:value-type="float" office:value="34" calcext:value-type="float">
            <text:p>34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6]+1" office:value-type="float" office:value="35" calcext:value-type="float">
            <text:p>35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7]+1" office:value-type="float" office:value="36" calcext:value-type="float">
            <text:p>36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8]+1" office:value-type="float" office:value="37" calcext:value-type="float">
            <text:p>37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39]+1" office:value-type="float" office:value="38" calcext:value-type="float">
            <text:p>38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1">
          <table:table-cell table:style-name="ce3" table:formula="of:=[.A40]+1" office:value-type="float" office:value="39" calcext:value-type="float">
            <text:p>39</text:p>
          </table:table-cell>
          <table:table-cell table:style-name="ce8"/>
          <table:table-cell table:style-name="ce14" table:number-columns-repeated="38"/>
          <table:table-cell table:style-name="ce19"/>
          <table:table-cell table:number-columns-repeated="983"/>
        </table:table-row>
        <table:table-row table:style-name="ro2">
          <table:table-cell table:style-name="ce2" table:formula="of:=[.A41]+1" office:value-type="float" office:value="40" calcext:value-type="float">
            <text:p>40</text:p>
          </table:table-cell>
          <table:table-cell table:style-name="ce9"/>
          <table:table-cell table:style-name="ce15" table:number-columns-repeated="38"/>
          <table:table-cell table:style-name="ce20"/>
          <table:table-cell table:number-columns-repeated="98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Input.$A$1" table:cell-range-address="$Input.$A$1:.$AO$42" table:range-usable-as="print-range"/>
          <table:named-expression table:name="Excel_BuiltIn_Print_Titles" table:base-cell-address="$Input.$A$1" table:expression="[$Input.$A$1:.$A$1048576];[$Input.$A$1:.$AMJ$2]"/>
        </table:named-expressions>
      </table:table>
      <table:table table:name="QIS" table:style-name="ta2" table:protected="true" table:print-ranges="QIS.A1:QIS.AQ48">
        <loext:table-protection loext:select-protected-cells="true" loext:select-unprotected-cells="true"/>
        <table:table-header-columns>
          <table:table-column table:style-name="co4" table:default-cell-style-name="ce65"/>
        </table:table-header-columns>
        <table:table-column table:style-name="co5" table:number-columns-repeated="7" table:default-cell-style-name="ce65"/>
        <table:table-column table:style-name="co6" table:number-columns-repeated="2" table:default-cell-style-name="ce65"/>
        <table:table-column table:style-name="co7" table:default-cell-style-name="ce87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number-columns-repeated="17" table:default-cell-style-name="ce65"/>
        <table:table-column table:style-name="co12" table:default-cell-style-name="ce65"/>
        <table:table-column table:style-name="co11" table:number-columns-repeated="6" table:default-cell-style-name="ce65"/>
        <table:table-column table:style-name="co10" table:default-cell-style-name="ce65"/>
        <table:table-column table:style-name="co12" table:default-cell-style-name="ce65"/>
        <table:table-column table:style-name="co11" table:default-cell-style-name="ce65"/>
        <table:table-column table:style-name="co7" table:default-cell-style-name="ce87"/>
        <table:table-column table:style-name="co11" table:default-cell-style-name="ce65"/>
        <table:table-column-group table:display="false">
          <table:table-column table:style-name="co13" table:visibility="collapse" table:default-cell-style-name="ce65"/>
          <table:table-column table:style-name="co14" table:visibility="collapse" table:number-columns-repeated="4" table:default-cell-style-name="ce65"/>
        </table:table-column-group>
        <table:table-column table:style-name="co15" table:number-columns-repeated="209" table:default-cell-style-name="ce65"/>
        <table:table-column table:style-name="co15" table:number-columns-repeated="767" table:default-cell-style-name="Default"/>
        <table:table-header-rows>
          <table:table-row table:style-name="ro3">
            <table:table-cell table:style-name="ce55" office:value-type="string" calcext:value-type="string">
              <text:p>Auswertungstabelle: Individual-Feedback von Schüler/innen</text:p>
            </table:table-cell>
            <table:table-cell table:style-name="ce66"/>
            <table:table-cell table:style-name="ce75"/>
            <table:table-cell table:style-name="ce66" table:number-columns-repeated="6"/>
            <table:table-cell table:style-name="ce78"/>
            <table:table-cell table:style-name="ce79"/>
            <table:table-cell table:style-name="ce66" table:number-columns-repeated="20"/>
            <table:table-cell table:style-name="ce89" office:value-type="string" calcext:value-type="string">
              <text:p>Klasse: <text:s/></text:p>
            </table:table-cell>
            <table:table-cell table:style-name="ce95" table:number-columns-spanned="2" table:number-rows-spanned="1"/>
            <table:covered-table-cell table:style-name="ce96"/>
            <table:table-cell table:style-name="ce91"/>
            <table:table-cell table:style-name="ce92"/>
            <table:table-cell table:style-name="ce66" table:number-columns-repeated="3"/>
            <table:table-cell table:style-name="ce93" office:value-type="string" calcext:value-type="string">
              <text:p>Datum:</text:p>
            </table:table-cell>
            <table:table-cell table:style-name="ce66"/>
            <table:table-cell table:style-name="ce97" table:number-columns-spanned="2" table:number-rows-spanned="1"/>
            <table:covered-table-cell table:style-name="ce99"/>
            <table:table-cell table:style-name="ce66" table:number-columns-repeated="981"/>
          </table:table-row>
          <table:table-row table:style-name="ro4">
            <table:table-cell table:style-name="ce56"/>
            <table:table-cell table:style-name="ce66"/>
            <table:table-cell table:style-name="ce75"/>
            <table:table-cell table:style-name="ce66" table:number-columns-repeated="6"/>
            <table:table-cell table:style-name="ce78"/>
            <table:table-cell table:style-name="ce79"/>
            <table:table-cell table:style-name="ce66" table:number-columns-repeated="6"/>
            <table:table-cell table:style-name="ce89"/>
            <table:table-cell table:style-name="ce90" table:number-columns-repeated="2"/>
            <table:table-cell table:style-name="ce91"/>
            <table:table-cell table:style-name="ce92"/>
            <table:table-cell table:style-name="ce93"/>
            <table:table-cell table:style-name="ce94" table:number-columns-repeated="2"/>
            <table:table-cell table:style-name="ce66" table:number-columns-repeated="16"/>
            <table:table-cell table:style-name="ce79"/>
            <table:table-cell table:style-name="ce66" table:number-columns-repeated="982"/>
          </table:table-row>
          <table:table-row table:style-name="ro5">
            <table:table-cell table:style-name="ce57"/>
            <table:table-cell table:style-name="ce67" office:value-type="string" calcext:value-type="string" table:number-columns-spanned="10" table:number-rows-spanned="1">
              <text:p>TEIL A: EIGENSCHAFTEN</text:p>
            </table:table-cell>
            <table:covered-table-cell table:number-columns-repeated="8" table:style-name="ce76"/>
            <table:covered-table-cell table:style-name="ce80"/>
            <table:table-cell table:style-name="ce67" office:value-type="string" calcext:value-type="string" table:number-columns-spanned="32" table:number-rows-spanned="1">
              <text:p>TEIL B: DER UNTERRICHT DES LEHRERS</text:p>
            </table:table-cell>
            <table:covered-table-cell table:number-columns-repeated="30" table:style-name="ce76"/>
            <table:covered-table-cell table:style-name="ce80"/>
            <table:table-cell table:style-name="ce101" office:value-type="string" calcext:value-type="string">
              <text:p>:-))</text:p>
            </table:table-cell>
            <table:table-cell table:style-name="ce101" office:value-type="string" calcext:value-type="string">
              <text:p>:-)</text:p>
            </table:table-cell>
            <table:table-cell table:style-name="ce101" office:value-type="string" calcext:value-type="string">
              <text:p>:-|</text:p>
            </table:table-cell>
            <table:table-cell table:style-name="ce101" office:value-type="string" calcext:value-type="string">
              <text:p>:-(</text:p>
            </table:table-cell>
            <table:table-cell table:style-name="ce101" office:value-type="string" calcext:value-type="string">
              <text:p>:-((</text:p>
            </table:table-cell>
            <table:table-cell table:style-name="ce101" table:number-columns-repeated="976"/>
          </table:table-row>
          <table:table-row table:style-name="ro6">
            <table:table-cell table:style-name="ce58" office:value-type="string" calcext:value-type="string">
              <text:p>Schüler</text:p>
            </table:table-cell>
            <table:table-cell table:style-name="ce68" office:value-type="string" calcext:value-type="string">
              <text:p>a</text:p>
            </table:table-cell>
            <table:table-cell table:style-name="ce77" office:value-type="string" calcext:value-type="string">
              <text:p>b</text:p>
            </table:table-cell>
            <table:table-cell table:style-name="ce77" office:value-type="string" calcext:value-type="string">
              <text:p>c</text:p>
            </table:table-cell>
            <table:table-cell table:style-name="ce77" office:value-type="string" calcext:value-type="string">
              <text:p>d</text:p>
            </table:table-cell>
            <table:table-cell table:style-name="ce77" office:value-type="string" calcext:value-type="string">
              <text:p>e</text:p>
            </table:table-cell>
            <table:table-cell table:style-name="ce77" office:value-type="string" calcext:value-type="string">
              <text:p>f</text:p>
            </table:table-cell>
            <table:table-cell table:style-name="ce77" office:value-type="string" calcext:value-type="string">
              <text:p>g</text:p>
            </table:table-cell>
            <table:table-cell table:style-name="ce77" office:value-type="string" calcext:value-type="string">
              <text:p>h</text:p>
            </table:table-cell>
            <table:table-cell table:style-name="ce77" office:value-type="string" calcext:value-type="string">
              <text:p>i</text:p>
            </table:table-cell>
            <table:table-cell table:style-name="ce81" office:value-type="string" calcext:value-type="string">
              <text:p>S A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[.L4]+1" office:value-type="float" office:value="2" calcext:value-type="float">
              <text:p>2</text:p>
            </table:table-cell>
            <table:table-cell table:style-name="ce88" table:formula="of:=[.M4]+1" office:value-type="float" office:value="3" calcext:value-type="float">
              <text:p>3</text:p>
            </table:table-cell>
            <table:table-cell table:style-name="ce88" table:formula="of:=[.N4]+1" office:value-type="float" office:value="4" calcext:value-type="float">
              <text:p>4</text:p>
            </table:table-cell>
            <table:table-cell table:style-name="ce88" table:formula="of:=[.O4]+1" office:value-type="float" office:value="5" calcext:value-type="float">
              <text:p>5</text:p>
            </table:table-cell>
            <table:table-cell table:style-name="ce88" table:formula="of:=[.P4]+1" office:value-type="float" office:value="6" calcext:value-type="float">
              <text:p>6</text:p>
            </table:table-cell>
            <table:table-cell table:style-name="ce88" table:formula="of:=[.Q4]+1" office:value-type="float" office:value="7" calcext:value-type="float">
              <text:p>7</text:p>
            </table:table-cell>
            <table:table-cell table:style-name="ce88" table:formula="of:=[.R4]+1" office:value-type="float" office:value="8" calcext:value-type="float">
              <text:p>8</text:p>
            </table:table-cell>
            <table:table-cell table:style-name="ce88" table:formula="of:=[.S4]+1" office:value-type="float" office:value="9" calcext:value-type="float">
              <text:p>9</text:p>
            </table:table-cell>
            <table:table-cell table:style-name="ce88" table:formula="of:=[.T4]+1" office:value-type="float" office:value="10" calcext:value-type="float">
              <text:p>10</text:p>
            </table:table-cell>
            <table:table-cell table:style-name="ce88" table:formula="of:=[.U4]+1" office:value-type="float" office:value="11" calcext:value-type="float">
              <text:p>11</text:p>
            </table:table-cell>
            <table:table-cell table:style-name="ce88" table:formula="of:=[.V4]+1" office:value-type="float" office:value="12" calcext:value-type="float">
              <text:p>12</text:p>
            </table:table-cell>
            <table:table-cell table:style-name="ce88" table:formula="of:=[.W4]+1" office:value-type="float" office:value="13" calcext:value-type="float">
              <text:p>13</text:p>
            </table:table-cell>
            <table:table-cell table:style-name="ce88" table:formula="of:=[.X4]+1" office:value-type="float" office:value="14" calcext:value-type="float">
              <text:p>14</text:p>
            </table:table-cell>
            <table:table-cell table:style-name="ce88" table:formula="of:=[.Y4]+1" office:value-type="float" office:value="15" calcext:value-type="float">
              <text:p>15</text:p>
            </table:table-cell>
            <table:table-cell table:style-name="ce88" table:formula="of:=[.Z4]+1" office:value-type="float" office:value="16" calcext:value-type="float">
              <text:p>16</text:p>
            </table:table-cell>
            <table:table-cell table:style-name="ce88" table:formula="of:=[.AA4]+1" office:value-type="float" office:value="17" calcext:value-type="float">
              <text:p>17</text:p>
            </table:table-cell>
            <table:table-cell table:style-name="ce88" table:formula="of:=[.AB4]+1" office:value-type="float" office:value="18" calcext:value-type="float">
              <text:p>18</text:p>
            </table:table-cell>
            <table:table-cell table:style-name="ce88" table:formula="of:=[.AC4]+1" office:value-type="float" office:value="19" calcext:value-type="float">
              <text:p>19</text:p>
            </table:table-cell>
            <table:table-cell table:style-name="ce88" table:formula="of:=[.AD4]+1" office:value-type="float" office:value="20" calcext:value-type="float">
              <text:p>20</text:p>
            </table:table-cell>
            <table:table-cell table:style-name="ce88" table:formula="of:=[.AE4]+1" office:value-type="float" office:value="21" calcext:value-type="float">
              <text:p>21</text:p>
            </table:table-cell>
            <table:table-cell table:style-name="ce88" table:formula="of:=[.AF4]+1" office:value-type="float" office:value="22" calcext:value-type="float">
              <text:p>22</text:p>
            </table:table-cell>
            <table:table-cell table:style-name="ce88" table:formula="of:=[.AG4]+1" office:value-type="float" office:value="23" calcext:value-type="float">
              <text:p>23</text:p>
            </table:table-cell>
            <table:table-cell table:style-name="ce88" table:formula="of:=[.AH4]+1" office:value-type="float" office:value="24" calcext:value-type="float">
              <text:p>24</text:p>
            </table:table-cell>
            <table:table-cell table:style-name="ce88" table:formula="of:=[.AI4]+1" office:value-type="float" office:value="25" calcext:value-type="float">
              <text:p>25</text:p>
            </table:table-cell>
            <table:table-cell table:style-name="ce88" table:formula="of:=[.AJ4]+1" office:value-type="float" office:value="26" calcext:value-type="float">
              <text:p>26</text:p>
            </table:table-cell>
            <table:table-cell table:style-name="ce88" table:formula="of:=[.AK4]+1" office:value-type="float" office:value="27" calcext:value-type="float">
              <text:p>27</text:p>
            </table:table-cell>
            <table:table-cell table:style-name="ce88" table:formula="of:=[.AL4]+1" office:value-type="float" office:value="28" calcext:value-type="float">
              <text:p>28</text:p>
            </table:table-cell>
            <table:table-cell table:style-name="ce88" table:formula="of:=[.AM4]+1" office:value-type="float" office:value="29" calcext:value-type="float">
              <text:p>29</text:p>
            </table:table-cell>
            <table:table-cell table:style-name="ce88" table:formula="of:=[.AN4]+1" office:value-type="float" office:value="30" calcext:value-type="float">
              <text:p>30</text:p>
            </table:table-cell>
            <table:table-cell table:style-name="ce81" office:value-type="string" calcext:value-type="string">
              <text:p>S B</text:p>
            </table:table-cell>
            <table:table-cell table:style-name="ce100" table:formula="of:=[.AO4]+1" office:value-type="float" office:value="31" calcext:value-type="float">
              <text:p>31</text:p>
            </table:table-cell>
            <table:table-cell table:style-name="ce102" office:value-type="float" office:value="4" calcext:value-type="float">
              <text:p>4</text:p>
            </table:table-cell>
            <table:table-cell table:style-name="ce102" office:value-type="float" office:value="3" calcext:value-type="float">
              <text:p>3</text:p>
            </table:table-cell>
            <table:table-cell table:style-name="ce102" office:value-type="float" office:value="2" calcext:value-type="float">
              <text:p>2</text:p>
            </table:table-cell>
            <table:table-cell table:style-name="ce102" office:value-type="float" office:value="1" calcext:value-type="float">
              <text:p>1</text:p>
            </table:table-cell>
            <table:table-cell table:style-name="ce102" office:value-type="float" office:value="0" calcext:value-type="float">
              <text:p>0</text:p>
            </table:table-cell>
            <table:table-cell table:style-name="ce58" office:value-type="string" calcext:value-type="string">
              <text:p>Schüler</text:p>
            </table:table-cell>
            <table:table-cell table:style-name="ce66" table:number-columns-repeated="975"/>
          </table:table-row>
        </table:table-header-rows>
        <table:table-row table:style-name="ro7">
          <table:table-cell table:style-name="ce59" office:value-type="float" office:value="1" calcext:value-type="float">
            <text:p>1</text:p>
          </table:table-cell>
          <table:table-cell table:style-name="ce69" table:formula="of:=IF([$Input.B3]=&quot;&quot;;&quot;&quot;;4-[$Input.B3])">
            <text:p/>
          </table:table-cell>
          <table:table-cell table:style-name="ce69" table:formula="of:=IF([$Input.C3]=&quot;&quot;;&quot;&quot;;4-[$Input.C3])">
            <text:p/>
          </table:table-cell>
          <table:table-cell table:style-name="ce69" table:formula="of:=IF([$Input.D3]=&quot;&quot;;&quot;&quot;;4-[$Input.D3])">
            <text:p/>
          </table:table-cell>
          <table:table-cell table:style-name="ce69" table:formula="of:=IF([$Input.E3]=&quot;&quot;;&quot;&quot;;4-[$Input.E3])">
            <text:p/>
          </table:table-cell>
          <table:table-cell table:style-name="ce69" table:formula="of:=IF([$Input.F3]=&quot;&quot;;&quot;&quot;;4-[$Input.F3])">
            <text:p/>
          </table:table-cell>
          <table:table-cell table:style-name="ce69" table:formula="of:=IF([$Input.G3]=&quot;&quot;;&quot;&quot;;4-[$Input.G3])">
            <text:p/>
          </table:table-cell>
          <table:table-cell table:style-name="ce69" table:formula="of:=IF([$Input.H3]=&quot;&quot;;&quot;&quot;;4-[$Input.H3])">
            <text:p/>
          </table:table-cell>
          <table:table-cell table:style-name="ce69" table:formula="of:=IF([$Input.I3]=&quot;&quot;;&quot;&quot;;4-[$Input.I3])">
            <text:p/>
          </table:table-cell>
          <table:table-cell table:style-name="ce69" table:formula="of:=IF([$Input.J3]=&quot;&quot;;&quot;&quot;;4-[$Input.J3])">
            <text:p/>
          </table:table-cell>
          <table:table-cell table:style-name="ce82" table:formula="of:=IF(COUNT([.B5:.J5])&gt;1;SUM([.B5:.J5])/COUNT([.B5:.J5]);&quot;X&quot;)" office:value-type="string" office:string-value="X" calcext:value-type="string">
            <text:p>X</text:p>
          </table:table-cell>
          <table:table-cell table:style-name="ce69" table:formula="of:=IF([$Input.K3]=&quot;&quot;;&quot;&quot;;4-[$Input.K3])">
            <text:p/>
          </table:table-cell>
          <table:table-cell table:style-name="ce69" table:formula="of:=IF([$Input.L3]=&quot;&quot;;&quot;&quot;;[$Input.L3]-1)">
            <text:p/>
          </table:table-cell>
          <table:table-cell table:style-name="ce69" table:formula="of:=IF([$Input.M3]=&quot;&quot;;&quot;&quot;;4-[$Input.M3])">
            <text:p/>
          </table:table-cell>
          <table:table-cell table:style-name="ce69" table:formula="of:=IF([$Input.N3]=&quot;&quot;;&quot;&quot;;4-[$Input.N3])">
            <text:p/>
          </table:table-cell>
          <table:table-cell table:style-name="ce69" table:formula="of:=IF([$Input.O3]=&quot;&quot;;&quot;&quot;;[$Input.O3]-1)">
            <text:p/>
          </table:table-cell>
          <table:table-cell table:style-name="ce69" table:formula="of:=IF([$Input.P3]=&quot;&quot;;&quot;&quot;;4-[$Input.P3])">
            <text:p/>
          </table:table-cell>
          <table:table-cell table:style-name="ce69" table:formula="of:=IF([$Input.Q3]=&quot;&quot;;&quot;&quot;;4-[$Input.Q3])">
            <text:p/>
          </table:table-cell>
          <table:table-cell table:style-name="ce69" table:formula="of:=IF([$Input.R3]=&quot;&quot;;&quot;&quot;;[$Input.R3]-1)">
            <text:p/>
          </table:table-cell>
          <table:table-cell table:style-name="ce69" table:formula="of:=IF([$Input.S3]=&quot;&quot;;&quot;&quot;;4-[$Input.S3])">
            <text:p/>
          </table:table-cell>
          <table:table-cell table:style-name="ce69" table:formula="of:=IF([$Input.T3]=&quot;&quot;;&quot;&quot;;[$Input.T3]-1)">
            <text:p/>
          </table:table-cell>
          <table:table-cell table:style-name="ce69" table:formula="of:=IF([$Input.U3]=&quot;&quot;;&quot;&quot;;4-[$Input.U3])">
            <text:p/>
          </table:table-cell>
          <table:table-cell table:style-name="ce69" table:formula="of:=IF([$Input.V3]=&quot;&quot;;&quot;&quot;;4-[$Input.V3])">
            <text:p/>
          </table:table-cell>
          <table:table-cell table:style-name="ce69" table:formula="of:=IF([$Input.W3]=&quot;&quot;;&quot;&quot;;4-[$Input.W3])">
            <text:p/>
          </table:table-cell>
          <table:table-cell table:style-name="ce69" table:formula="of:=IF([$Input.X3]=&quot;&quot;;&quot;&quot;;4-[$Input.X3])">
            <text:p/>
          </table:table-cell>
          <table:table-cell table:style-name="ce69" table:formula="of:=IF([$Input.Y3]=&quot;&quot;;&quot;&quot;;4-[$Input.Y3])">
            <text:p/>
          </table:table-cell>
          <table:table-cell table:style-name="ce69" table:formula="of:=IF([$Input.Z3]=&quot;&quot;;&quot;&quot;;[$Input.Z3]-1)">
            <text:p/>
          </table:table-cell>
          <table:table-cell table:style-name="ce69" table:formula="of:=IF([$Input.AA3]=&quot;&quot;;&quot;&quot;;4-[$Input.AA3])">
            <text:p/>
          </table:table-cell>
          <table:table-cell table:style-name="ce69" table:formula="of:=IF([$Input.AB3]=&quot;&quot;;&quot;&quot;;4-[$Input.AB3])">
            <text:p/>
          </table:table-cell>
          <table:table-cell table:style-name="ce69" table:formula="of:=IF([$Input.AC3]=&quot;&quot;;&quot;&quot;;[$Input.AC3]-1)">
            <text:p/>
          </table:table-cell>
          <table:table-cell table:style-name="ce69" table:formula="of:=IF([$Input.AD3]=&quot;&quot;;&quot;&quot;;4-[$Input.AD3])">
            <text:p/>
          </table:table-cell>
          <table:table-cell table:style-name="ce69" table:formula="of:=IF([$Input.AE3]=&quot;&quot;;&quot;&quot;;4-[$Input.AE3])">
            <text:p/>
          </table:table-cell>
          <table:table-cell table:style-name="ce69" table:formula="of:=IF([$Input.AF3]=&quot;&quot;;&quot;&quot;;4-[$Input.AF3])">
            <text:p/>
          </table:table-cell>
          <table:table-cell table:style-name="ce69" table:formula="of:=IF([$Input.AG3]=&quot;&quot;;&quot;&quot;;[$Input.AG3]-1)">
            <text:p/>
          </table:table-cell>
          <table:table-cell table:style-name="ce69" table:formula="of:=IF([$Input.AH3]=&quot;&quot;;&quot;&quot;;4-[$Input.AH3])">
            <text:p/>
          </table:table-cell>
          <table:table-cell table:style-name="ce69" table:formula="of:=IF([$Input.AI3]=&quot;&quot;;&quot;&quot;;4-[$Input.AI3])">
            <text:p/>
          </table:table-cell>
          <table:table-cell table:style-name="ce69" table:formula="of:=IF([$Input.AJ3]=&quot;&quot;;&quot;&quot;;4-[$Input.AJ3])">
            <text:p/>
          </table:table-cell>
          <table:table-cell table:style-name="ce69" table:formula="of:=IF([$Input.AK3]=&quot;&quot;;&quot;&quot;;[$Input.AK3]-1)">
            <text:p/>
          </table:table-cell>
          <table:table-cell table:style-name="ce69" table:formula="of:=IF([$Input.AL3]=&quot;&quot;;&quot;&quot;;4-[$Input.AL3])">
            <text:p/>
          </table:table-cell>
          <table:table-cell table:style-name="ce69" table:formula="of:=IF([$Input.AM3]=&quot;&quot;;&quot;&quot;;4-[$Input.AM3])">
            <text:p/>
          </table:table-cell>
          <table:table-cell table:style-name="ce69" table:formula="of:=IF([$Input.AN3]=&quot;&quot;;&quot;&quot;;4-[$Input.AN3])">
            <text:p/>
          </table:table-cell>
          <table:table-cell table:style-name="ce82" table:formula="of:=IF(COUNT([.L5:.AO5])&gt;1;SUM([.L5:.AO5])/COUNT([.L5:.AO5]);&quot;X&quot;)" office:value-type="string" office:string-value="X" calcext:value-type="string">
            <text:p>X</text:p>
          </table:table-cell>
          <table:table-cell table:style-name="ce69" table:formula="of:=IF([$Input.AO3]=&quot;&quot;;&quot;&quot;;5-[$Input.AO3])">
            <text:p/>
          </table:table-cell>
          <table:table-cell table:style-name="ce103" table:formula="of:=IF(AND([.$AQ5]=[.AR$4];[.$AQ5]&lt;&gt;&quot;&quot;);1;0)" office:value-type="float" office:value="0" calcext:value-type="float">
            <text:p>0</text:p>
          </table:table-cell>
          <table:table-cell table:style-name="ce103" table:formula="of:=IF(AND([.$AQ5]=[.AS$4];[.$AQ5]&lt;&gt;&quot;&quot;);1;0)" office:value-type="float" office:value="0" calcext:value-type="float">
            <text:p>0</text:p>
          </table:table-cell>
          <table:table-cell table:style-name="ce103" table:formula="of:=IF(AND([.$AQ5]=[.AT$4];[.$AQ5]&lt;&gt;&quot;&quot;);1;0)" office:value-type="float" office:value="0" calcext:value-type="float">
            <text:p>0</text:p>
          </table:table-cell>
          <table:table-cell table:style-name="ce103" table:formula="of:=IF(AND([.$AQ5]=[.AU$4];[.$AQ5]&lt;&gt;&quot;&quot;);1;0)" office:value-type="float" office:value="0" calcext:value-type="float">
            <text:p>0</text:p>
          </table:table-cell>
          <table:table-cell table:style-name="ce103" table:formula="of:=IF(AND([.$AQ5]=[.AV$4];[.$AQ5]&lt;&gt;&quot;&quot;);1;0)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5]+1" office:value-type="float" office:value="2" calcext:value-type="float">
            <text:p>2</text:p>
          </table:table-cell>
          <table:table-cell table:style-name="ce69" table:formula="of:=IF([$Input.B4]=&quot;&quot;;&quot;&quot;;4-[$Input.B4])">
            <text:p/>
          </table:table-cell>
          <table:table-cell table:style-name="ce69" table:formula="of:=IF([$Input.C4]=&quot;&quot;;&quot;&quot;;4-[$Input.C4])">
            <text:p/>
          </table:table-cell>
          <table:table-cell table:style-name="ce69" table:formula="of:=IF([$Input.D4]=&quot;&quot;;&quot;&quot;;4-[$Input.D4])">
            <text:p/>
          </table:table-cell>
          <table:table-cell table:style-name="ce69" table:formula="of:=IF([$Input.E4]=&quot;&quot;;&quot;&quot;;4-[$Input.E4])">
            <text:p/>
          </table:table-cell>
          <table:table-cell table:style-name="ce69" table:formula="of:=IF([$Input.F4]=&quot;&quot;;&quot;&quot;;4-[$Input.F4])">
            <text:p/>
          </table:table-cell>
          <table:table-cell table:style-name="ce69" table:formula="of:=IF([$Input.G4]=&quot;&quot;;&quot;&quot;;4-[$Input.G4])">
            <text:p/>
          </table:table-cell>
          <table:table-cell table:style-name="ce69" table:formula="of:=IF([$Input.H4]=&quot;&quot;;&quot;&quot;;4-[$Input.H4])">
            <text:p/>
          </table:table-cell>
          <table:table-cell table:style-name="ce69" table:formula="of:=IF([$Input.I4]=&quot;&quot;;&quot;&quot;;4-[$Input.I4])">
            <text:p/>
          </table:table-cell>
          <table:table-cell table:style-name="ce69" table:formula="of:=IF([$Input.J4]=&quot;&quot;;&quot;&quot;;4-[$Input.J4])">
            <text:p/>
          </table:table-cell>
          <table:table-cell table:style-name="ce82" table:formula="of:=IF(COUNT([.B6:.J6])&gt;1;SUM([.B6:.J6])/COUNT([.B6:.J6]);&quot;X&quot;)" office:value-type="string" office:string-value="X" calcext:value-type="string">
            <text:p>X</text:p>
          </table:table-cell>
          <table:table-cell table:style-name="ce69" table:formula="of:=IF([$Input.K4]=&quot;&quot;;&quot;&quot;;4-[$Input.K4])">
            <text:p/>
          </table:table-cell>
          <table:table-cell table:style-name="ce69" table:formula="of:=IF([$Input.L4]=&quot;&quot;;&quot;&quot;;[$Input.L4]-1)">
            <text:p/>
          </table:table-cell>
          <table:table-cell table:style-name="ce69" table:formula="of:=IF([$Input.M4]=&quot;&quot;;&quot;&quot;;4-[$Input.M4])">
            <text:p/>
          </table:table-cell>
          <table:table-cell table:style-name="ce69" table:formula="of:=IF([$Input.N4]=&quot;&quot;;&quot;&quot;;4-[$Input.N4])">
            <text:p/>
          </table:table-cell>
          <table:table-cell table:style-name="ce69" table:formula="of:=IF([$Input.O4]=&quot;&quot;;&quot;&quot;;[$Input.O4]-1)">
            <text:p/>
          </table:table-cell>
          <table:table-cell table:style-name="ce69" table:formula="of:=IF([$Input.P4]=&quot;&quot;;&quot;&quot;;4-[$Input.P4])">
            <text:p/>
          </table:table-cell>
          <table:table-cell table:style-name="ce69" table:formula="of:=IF([$Input.Q4]=&quot;&quot;;&quot;&quot;;4-[$Input.Q4])">
            <text:p/>
          </table:table-cell>
          <table:table-cell table:style-name="ce69" table:formula="of:=IF([$Input.R4]=&quot;&quot;;&quot;&quot;;[$Input.R4]-1)">
            <text:p/>
          </table:table-cell>
          <table:table-cell table:style-name="ce69" table:formula="of:=IF([$Input.S4]=&quot;&quot;;&quot;&quot;;4-[$Input.S4])">
            <text:p/>
          </table:table-cell>
          <table:table-cell table:style-name="ce69" table:formula="of:=IF([$Input.T4]=&quot;&quot;;&quot;&quot;;[$Input.T4]-1)">
            <text:p/>
          </table:table-cell>
          <table:table-cell table:style-name="ce69" table:formula="of:=IF([$Input.U4]=&quot;&quot;;&quot;&quot;;4-[$Input.U4])">
            <text:p/>
          </table:table-cell>
          <table:table-cell table:style-name="ce69" table:formula="of:=IF([$Input.V4]=&quot;&quot;;&quot;&quot;;4-[$Input.V4])">
            <text:p/>
          </table:table-cell>
          <table:table-cell table:style-name="ce69" table:formula="of:=IF([$Input.W4]=&quot;&quot;;&quot;&quot;;4-[$Input.W4])">
            <text:p/>
          </table:table-cell>
          <table:table-cell table:style-name="ce69" table:formula="of:=IF([$Input.X4]=&quot;&quot;;&quot;&quot;;4-[$Input.X4])">
            <text:p/>
          </table:table-cell>
          <table:table-cell table:style-name="ce69" table:formula="of:=IF([$Input.Y4]=&quot;&quot;;&quot;&quot;;4-[$Input.Y4])">
            <text:p/>
          </table:table-cell>
          <table:table-cell table:style-name="ce69" table:formula="of:=IF([$Input.Z4]=&quot;&quot;;&quot;&quot;;[$Input.Z4]-1)">
            <text:p/>
          </table:table-cell>
          <table:table-cell table:style-name="ce69" table:formula="of:=IF([$Input.AA4]=&quot;&quot;;&quot;&quot;;4-[$Input.AA4])">
            <text:p/>
          </table:table-cell>
          <table:table-cell table:style-name="ce69" table:formula="of:=IF([$Input.AB4]=&quot;&quot;;&quot;&quot;;4-[$Input.AB4])">
            <text:p/>
          </table:table-cell>
          <table:table-cell table:style-name="ce69" table:formula="of:=IF([$Input.AC4]=&quot;&quot;;&quot;&quot;;[$Input.AC4]-1)">
            <text:p/>
          </table:table-cell>
          <table:table-cell table:style-name="ce69" table:formula="of:=IF([$Input.AD4]=&quot;&quot;;&quot;&quot;;4-[$Input.AD4])">
            <text:p/>
          </table:table-cell>
          <table:table-cell table:style-name="ce69" table:formula="of:=IF([$Input.AE4]=&quot;&quot;;&quot;&quot;;4-[$Input.AE4])">
            <text:p/>
          </table:table-cell>
          <table:table-cell table:style-name="ce69" table:formula="of:=IF([$Input.AF4]=&quot;&quot;;&quot;&quot;;4-[$Input.AF4])">
            <text:p/>
          </table:table-cell>
          <table:table-cell table:style-name="ce69" table:formula="of:=IF([$Input.AG4]=&quot;&quot;;&quot;&quot;;[$Input.AG4]-1)">
            <text:p/>
          </table:table-cell>
          <table:table-cell table:style-name="ce69" table:formula="of:=IF([$Input.AH4]=&quot;&quot;;&quot;&quot;;4-[$Input.AH4])">
            <text:p/>
          </table:table-cell>
          <table:table-cell table:style-name="ce69" table:formula="of:=IF([$Input.AI4]=&quot;&quot;;&quot;&quot;;4-[$Input.AI4])">
            <text:p/>
          </table:table-cell>
          <table:table-cell table:style-name="ce69" table:formula="of:=IF([$Input.AJ4]=&quot;&quot;;&quot;&quot;;4-[$Input.AJ4])">
            <text:p/>
          </table:table-cell>
          <table:table-cell table:style-name="ce69" table:formula="of:=IF([$Input.AK4]=&quot;&quot;;&quot;&quot;;[$Input.AK4]-1)">
            <text:p/>
          </table:table-cell>
          <table:table-cell table:style-name="ce69" table:formula="of:=IF([$Input.AL4]=&quot;&quot;;&quot;&quot;;4-[$Input.AL4])">
            <text:p/>
          </table:table-cell>
          <table:table-cell table:style-name="ce69" table:formula="of:=IF([$Input.AM4]=&quot;&quot;;&quot;&quot;;4-[$Input.AM4])">
            <text:p/>
          </table:table-cell>
          <table:table-cell table:style-name="ce69" table:formula="of:=IF([$Input.AN4]=&quot;&quot;;&quot;&quot;;4-[$Input.AN4])">
            <text:p/>
          </table:table-cell>
          <table:table-cell table:style-name="ce82" table:formula="of:=IF(COUNT([.L6:.AO6])&gt;1;SUM([.L6:.AO6])/COUNT([.L6:.AO6]);&quot;X&quot;)" office:value-type="string" office:string-value="X" calcext:value-type="string">
            <text:p>X</text:p>
          </table:table-cell>
          <table:table-cell table:style-name="ce69" table:formula="of:=IF([$Input.AO4]=&quot;&quot;;&quot;&quot;;5-[$Input.AO4])">
            <text:p/>
          </table:table-cell>
          <table:table-cell table:style-name="ce103" table:formula="of:=IF(AND([.$AQ6]=[.AR$4];[.$AQ6]&lt;&gt;&quot;&quot;);1;0)" office:value-type="float" office:value="0" calcext:value-type="float">
            <text:p>0</text:p>
          </table:table-cell>
          <table:table-cell table:style-name="ce103" table:formula="of:=IF(AND([.$AQ6]=[.AS$4];[.$AQ6]&lt;&gt;&quot;&quot;);1;0)" office:value-type="float" office:value="0" calcext:value-type="float">
            <text:p>0</text:p>
          </table:table-cell>
          <table:table-cell table:style-name="ce103" table:formula="of:=IF(AND([.$AQ6]=[.AT$4];[.$AQ6]&lt;&gt;&quot;&quot;);1;0)" office:value-type="float" office:value="0" calcext:value-type="float">
            <text:p>0</text:p>
          </table:table-cell>
          <table:table-cell table:style-name="ce103" table:formula="of:=IF(AND([.$AQ6]=[.AU$4];[.$AQ6]&lt;&gt;&quot;&quot;);1;0)" office:value-type="float" office:value="0" calcext:value-type="float">
            <text:p>0</text:p>
          </table:table-cell>
          <table:table-cell table:style-name="ce103" table:formula="of:=IF(AND([.$AQ6]=[.AV$4];[.$AQ6]&lt;&gt;&quot;&quot;);1;0)" office:value-type="float" office:value="0" calcext:value-type="float">
            <text:p>0</text:p>
          </table:table-cell>
          <table:table-cell table:style-name="ce59" table:formula="of:=[.AW5]+1" office:value-type="float" office:value="2" calcext:value-type="float">
            <text:p>2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6]+1" office:value-type="float" office:value="3" calcext:value-type="float">
            <text:p>3</text:p>
          </table:table-cell>
          <table:table-cell table:style-name="ce69" table:formula="of:=IF([$Input.B5]=&quot;&quot;;&quot;&quot;;4-[$Input.B5])">
            <text:p/>
          </table:table-cell>
          <table:table-cell table:style-name="ce69" table:formula="of:=IF([$Input.C5]=&quot;&quot;;&quot;&quot;;4-[$Input.C5])">
            <text:p/>
          </table:table-cell>
          <table:table-cell table:style-name="ce69" table:formula="of:=IF([$Input.D5]=&quot;&quot;;&quot;&quot;;4-[$Input.D5])">
            <text:p/>
          </table:table-cell>
          <table:table-cell table:style-name="ce69" table:formula="of:=IF([$Input.E5]=&quot;&quot;;&quot;&quot;;4-[$Input.E5])">
            <text:p/>
          </table:table-cell>
          <table:table-cell table:style-name="ce69" table:formula="of:=IF([$Input.F5]=&quot;&quot;;&quot;&quot;;4-[$Input.F5])">
            <text:p/>
          </table:table-cell>
          <table:table-cell table:style-name="ce69" table:formula="of:=IF([$Input.G5]=&quot;&quot;;&quot;&quot;;4-[$Input.G5])">
            <text:p/>
          </table:table-cell>
          <table:table-cell table:style-name="ce69" table:formula="of:=IF([$Input.H5]=&quot;&quot;;&quot;&quot;;4-[$Input.H5])">
            <text:p/>
          </table:table-cell>
          <table:table-cell table:style-name="ce69" table:formula="of:=IF([$Input.I5]=&quot;&quot;;&quot;&quot;;4-[$Input.I5])">
            <text:p/>
          </table:table-cell>
          <table:table-cell table:style-name="ce69" table:formula="of:=IF([$Input.J5]=&quot;&quot;;&quot;&quot;;4-[$Input.J5])">
            <text:p/>
          </table:table-cell>
          <table:table-cell table:style-name="ce82" table:formula="of:=IF(COUNT([.B7:.J7])&gt;1;SUM([.B7:.J7])/COUNT([.B7:.J7]);&quot;X&quot;)" office:value-type="string" office:string-value="X" calcext:value-type="string">
            <text:p>X</text:p>
          </table:table-cell>
          <table:table-cell table:style-name="ce69" table:formula="of:=IF([$Input.K5]=&quot;&quot;;&quot;&quot;;4-[$Input.K5])">
            <text:p/>
          </table:table-cell>
          <table:table-cell table:style-name="ce69" table:formula="of:=IF([$Input.L5]=&quot;&quot;;&quot;&quot;;[$Input.L5]-1)">
            <text:p/>
          </table:table-cell>
          <table:table-cell table:style-name="ce69" table:formula="of:=IF([$Input.M5]=&quot;&quot;;&quot;&quot;;4-[$Input.M5])">
            <text:p/>
          </table:table-cell>
          <table:table-cell table:style-name="ce69" table:formula="of:=IF([$Input.N5]=&quot;&quot;;&quot;&quot;;4-[$Input.N5])">
            <text:p/>
          </table:table-cell>
          <table:table-cell table:style-name="ce69" table:formula="of:=IF([$Input.O5]=&quot;&quot;;&quot;&quot;;[$Input.O5]-1)">
            <text:p/>
          </table:table-cell>
          <table:table-cell table:style-name="ce69" table:formula="of:=IF([$Input.P5]=&quot;&quot;;&quot;&quot;;4-[$Input.P5])">
            <text:p/>
          </table:table-cell>
          <table:table-cell table:style-name="ce69" table:formula="of:=IF([$Input.Q5]=&quot;&quot;;&quot;&quot;;4-[$Input.Q5])">
            <text:p/>
          </table:table-cell>
          <table:table-cell table:style-name="ce69" table:formula="of:=IF([$Input.R5]=&quot;&quot;;&quot;&quot;;[$Input.R5]-1)">
            <text:p/>
          </table:table-cell>
          <table:table-cell table:style-name="ce69" table:formula="of:=IF([$Input.S5]=&quot;&quot;;&quot;&quot;;4-[$Input.S5])">
            <text:p/>
          </table:table-cell>
          <table:table-cell table:style-name="ce69" table:formula="of:=IF([$Input.T5]=&quot;&quot;;&quot;&quot;;[$Input.T5]-1)">
            <text:p/>
          </table:table-cell>
          <table:table-cell table:style-name="ce69" table:formula="of:=IF([$Input.U5]=&quot;&quot;;&quot;&quot;;4-[$Input.U5])">
            <text:p/>
          </table:table-cell>
          <table:table-cell table:style-name="ce69" table:formula="of:=IF([$Input.V5]=&quot;&quot;;&quot;&quot;;4-[$Input.V5])">
            <text:p/>
          </table:table-cell>
          <table:table-cell table:style-name="ce69" table:formula="of:=IF([$Input.W5]=&quot;&quot;;&quot;&quot;;4-[$Input.W5])">
            <text:p/>
          </table:table-cell>
          <table:table-cell table:style-name="ce69" table:formula="of:=IF([$Input.X5]=&quot;&quot;;&quot;&quot;;4-[$Input.X5])">
            <text:p/>
          </table:table-cell>
          <table:table-cell table:style-name="ce69" table:formula="of:=IF([$Input.Y5]=&quot;&quot;;&quot;&quot;;4-[$Input.Y5])">
            <text:p/>
          </table:table-cell>
          <table:table-cell table:style-name="ce69" table:formula="of:=IF([$Input.Z5]=&quot;&quot;;&quot;&quot;;[$Input.Z5]-1)">
            <text:p/>
          </table:table-cell>
          <table:table-cell table:style-name="ce69" table:formula="of:=IF([$Input.AA5]=&quot;&quot;;&quot;&quot;;4-[$Input.AA5])">
            <text:p/>
          </table:table-cell>
          <table:table-cell table:style-name="ce69" table:formula="of:=IF([$Input.AB5]=&quot;&quot;;&quot;&quot;;4-[$Input.AB5])">
            <text:p/>
          </table:table-cell>
          <table:table-cell table:style-name="ce69" table:formula="of:=IF([$Input.AC5]=&quot;&quot;;&quot;&quot;;[$Input.AC5]-1)">
            <text:p/>
          </table:table-cell>
          <table:table-cell table:style-name="ce69" table:formula="of:=IF([$Input.AD5]=&quot;&quot;;&quot;&quot;;4-[$Input.AD5])">
            <text:p/>
          </table:table-cell>
          <table:table-cell table:style-name="ce69" table:formula="of:=IF([$Input.AE5]=&quot;&quot;;&quot;&quot;;4-[$Input.AE5])">
            <text:p/>
          </table:table-cell>
          <table:table-cell table:style-name="ce69" table:formula="of:=IF([$Input.AF5]=&quot;&quot;;&quot;&quot;;4-[$Input.AF5])">
            <text:p/>
          </table:table-cell>
          <table:table-cell table:style-name="ce69" table:formula="of:=IF([$Input.AG5]=&quot;&quot;;&quot;&quot;;[$Input.AG5]-1)">
            <text:p/>
          </table:table-cell>
          <table:table-cell table:style-name="ce69" table:formula="of:=IF([$Input.AH5]=&quot;&quot;;&quot;&quot;;4-[$Input.AH5])">
            <text:p/>
          </table:table-cell>
          <table:table-cell table:style-name="ce69" table:formula="of:=IF([$Input.AI5]=&quot;&quot;;&quot;&quot;;4-[$Input.AI5])">
            <text:p/>
          </table:table-cell>
          <table:table-cell table:style-name="ce69" table:formula="of:=IF([$Input.AJ5]=&quot;&quot;;&quot;&quot;;4-[$Input.AJ5])">
            <text:p/>
          </table:table-cell>
          <table:table-cell table:style-name="ce69" table:formula="of:=IF([$Input.AK5]=&quot;&quot;;&quot;&quot;;[$Input.AK5]-1)">
            <text:p/>
          </table:table-cell>
          <table:table-cell table:style-name="ce69" table:formula="of:=IF([$Input.AL5]=&quot;&quot;;&quot;&quot;;4-[$Input.AL5])">
            <text:p/>
          </table:table-cell>
          <table:table-cell table:style-name="ce69" table:formula="of:=IF([$Input.AM5]=&quot;&quot;;&quot;&quot;;4-[$Input.AM5])">
            <text:p/>
          </table:table-cell>
          <table:table-cell table:style-name="ce69" table:formula="of:=IF([$Input.AN5]=&quot;&quot;;&quot;&quot;;4-[$Input.AN5])">
            <text:p/>
          </table:table-cell>
          <table:table-cell table:style-name="ce82" table:formula="of:=IF(COUNT([.L7:.AO7])&gt;1;SUM([.L7:.AO7])/COUNT([.L7:.AO7]);&quot;X&quot;)" office:value-type="string" office:string-value="X" calcext:value-type="string">
            <text:p>X</text:p>
          </table:table-cell>
          <table:table-cell table:style-name="ce69" table:formula="of:=IF([$Input.AO5]=&quot;&quot;;&quot;&quot;;5-[$Input.AO5])">
            <text:p/>
          </table:table-cell>
          <table:table-cell table:style-name="ce103" table:formula="of:=IF(AND([.$AQ7]=[.AR$4];[.$AQ7]&lt;&gt;&quot;&quot;);1;0)" office:value-type="float" office:value="0" calcext:value-type="float">
            <text:p>0</text:p>
          </table:table-cell>
          <table:table-cell table:style-name="ce103" table:formula="of:=IF(AND([.$AQ7]=[.AS$4];[.$AQ7]&lt;&gt;&quot;&quot;);1;0)" office:value-type="float" office:value="0" calcext:value-type="float">
            <text:p>0</text:p>
          </table:table-cell>
          <table:table-cell table:style-name="ce103" table:formula="of:=IF(AND([.$AQ7]=[.AT$4];[.$AQ7]&lt;&gt;&quot;&quot;);1;0)" office:value-type="float" office:value="0" calcext:value-type="float">
            <text:p>0</text:p>
          </table:table-cell>
          <table:table-cell table:style-name="ce103" table:formula="of:=IF(AND([.$AQ7]=[.AU$4];[.$AQ7]&lt;&gt;&quot;&quot;);1;0)" office:value-type="float" office:value="0" calcext:value-type="float">
            <text:p>0</text:p>
          </table:table-cell>
          <table:table-cell table:style-name="ce103" table:formula="of:=IF(AND([.$AQ7]=[.AV$4];[.$AQ7]&lt;&gt;&quot;&quot;);1;0)" office:value-type="float" office:value="0" calcext:value-type="float">
            <text:p>0</text:p>
          </table:table-cell>
          <table:table-cell table:style-name="ce59" table:formula="of:=[.AW6]+1" office:value-type="float" office:value="3" calcext:value-type="float">
            <text:p>3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7]+1" office:value-type="float" office:value="4" calcext:value-type="float">
            <text:p>4</text:p>
          </table:table-cell>
          <table:table-cell table:style-name="ce69" table:formula="of:=IF([$Input.B6]=&quot;&quot;;&quot;&quot;;4-[$Input.B6])">
            <text:p/>
          </table:table-cell>
          <table:table-cell table:style-name="ce69" table:formula="of:=IF([$Input.C6]=&quot;&quot;;&quot;&quot;;4-[$Input.C6])">
            <text:p/>
          </table:table-cell>
          <table:table-cell table:style-name="ce69" table:formula="of:=IF([$Input.D6]=&quot;&quot;;&quot;&quot;;4-[$Input.D6])">
            <text:p/>
          </table:table-cell>
          <table:table-cell table:style-name="ce69" table:formula="of:=IF([$Input.E6]=&quot;&quot;;&quot;&quot;;4-[$Input.E6])">
            <text:p/>
          </table:table-cell>
          <table:table-cell table:style-name="ce69" table:formula="of:=IF([$Input.F6]=&quot;&quot;;&quot;&quot;;4-[$Input.F6])">
            <text:p/>
          </table:table-cell>
          <table:table-cell table:style-name="ce69" table:formula="of:=IF([$Input.G6]=&quot;&quot;;&quot;&quot;;4-[$Input.G6])">
            <text:p/>
          </table:table-cell>
          <table:table-cell table:style-name="ce69" table:formula="of:=IF([$Input.H6]=&quot;&quot;;&quot;&quot;;4-[$Input.H6])">
            <text:p/>
          </table:table-cell>
          <table:table-cell table:style-name="ce69" table:formula="of:=IF([$Input.I6]=&quot;&quot;;&quot;&quot;;4-[$Input.I6])">
            <text:p/>
          </table:table-cell>
          <table:table-cell table:style-name="ce69" table:formula="of:=IF([$Input.J6]=&quot;&quot;;&quot;&quot;;4-[$Input.J6])">
            <text:p/>
          </table:table-cell>
          <table:table-cell table:style-name="ce82" table:formula="of:=IF(COUNT([.B8:.J8])&gt;1;SUM([.B8:.J8])/COUNT([.B8:.J8]);&quot;X&quot;)" office:value-type="string" office:string-value="X" calcext:value-type="string">
            <text:p>X</text:p>
          </table:table-cell>
          <table:table-cell table:style-name="ce69" table:formula="of:=IF([$Input.K6]=&quot;&quot;;&quot;&quot;;4-[$Input.K6])">
            <text:p/>
          </table:table-cell>
          <table:table-cell table:style-name="ce69" table:formula="of:=IF([$Input.L6]=&quot;&quot;;&quot;&quot;;[$Input.L6]-1)">
            <text:p/>
          </table:table-cell>
          <table:table-cell table:style-name="ce69" table:formula="of:=IF([$Input.M6]=&quot;&quot;;&quot;&quot;;4-[$Input.M6])">
            <text:p/>
          </table:table-cell>
          <table:table-cell table:style-name="ce69" table:formula="of:=IF([$Input.N6]=&quot;&quot;;&quot;&quot;;4-[$Input.N6])">
            <text:p/>
          </table:table-cell>
          <table:table-cell table:style-name="ce69" table:formula="of:=IF([$Input.O6]=&quot;&quot;;&quot;&quot;;[$Input.O6]-1)">
            <text:p/>
          </table:table-cell>
          <table:table-cell table:style-name="ce69" table:formula="of:=IF([$Input.P6]=&quot;&quot;;&quot;&quot;;4-[$Input.P6])">
            <text:p/>
          </table:table-cell>
          <table:table-cell table:style-name="ce69" table:formula="of:=IF([$Input.Q6]=&quot;&quot;;&quot;&quot;;4-[$Input.Q6])">
            <text:p/>
          </table:table-cell>
          <table:table-cell table:style-name="ce69" table:formula="of:=IF([$Input.R6]=&quot;&quot;;&quot;&quot;;[$Input.R6]-1)">
            <text:p/>
          </table:table-cell>
          <table:table-cell table:style-name="ce69" table:formula="of:=IF([$Input.S6]=&quot;&quot;;&quot;&quot;;4-[$Input.S6])">
            <text:p/>
          </table:table-cell>
          <table:table-cell table:style-name="ce69" table:formula="of:=IF([$Input.T6]=&quot;&quot;;&quot;&quot;;[$Input.T6]-1)">
            <text:p/>
          </table:table-cell>
          <table:table-cell table:style-name="ce69" table:formula="of:=IF([$Input.U6]=&quot;&quot;;&quot;&quot;;4-[$Input.U6])">
            <text:p/>
          </table:table-cell>
          <table:table-cell table:style-name="ce69" table:formula="of:=IF([$Input.V6]=&quot;&quot;;&quot;&quot;;4-[$Input.V6])">
            <text:p/>
          </table:table-cell>
          <table:table-cell table:style-name="ce69" table:formula="of:=IF([$Input.W6]=&quot;&quot;;&quot;&quot;;4-[$Input.W6])">
            <text:p/>
          </table:table-cell>
          <table:table-cell table:style-name="ce69" table:formula="of:=IF([$Input.X6]=&quot;&quot;;&quot;&quot;;4-[$Input.X6])">
            <text:p/>
          </table:table-cell>
          <table:table-cell table:style-name="ce69" table:formula="of:=IF([$Input.Y6]=&quot;&quot;;&quot;&quot;;4-[$Input.Y6])">
            <text:p/>
          </table:table-cell>
          <table:table-cell table:style-name="ce69" table:formula="of:=IF([$Input.Z6]=&quot;&quot;;&quot;&quot;;[$Input.Z6]-1)">
            <text:p/>
          </table:table-cell>
          <table:table-cell table:style-name="ce69" table:formula="of:=IF([$Input.AA6]=&quot;&quot;;&quot;&quot;;4-[$Input.AA6])">
            <text:p/>
          </table:table-cell>
          <table:table-cell table:style-name="ce69" table:formula="of:=IF([$Input.AB6]=&quot;&quot;;&quot;&quot;;4-[$Input.AB6])">
            <text:p/>
          </table:table-cell>
          <table:table-cell table:style-name="ce69" table:formula="of:=IF([$Input.AC6]=&quot;&quot;;&quot;&quot;;[$Input.AC6]-1)">
            <text:p/>
          </table:table-cell>
          <table:table-cell table:style-name="ce69" table:formula="of:=IF([$Input.AD6]=&quot;&quot;;&quot;&quot;;4-[$Input.AD6])">
            <text:p/>
          </table:table-cell>
          <table:table-cell table:style-name="ce69" table:formula="of:=IF([$Input.AE6]=&quot;&quot;;&quot;&quot;;4-[$Input.AE6])">
            <text:p/>
          </table:table-cell>
          <table:table-cell table:style-name="ce69" table:formula="of:=IF([$Input.AF6]=&quot;&quot;;&quot;&quot;;4-[$Input.AF6])">
            <text:p/>
          </table:table-cell>
          <table:table-cell table:style-name="ce69" table:formula="of:=IF([$Input.AG6]=&quot;&quot;;&quot;&quot;;[$Input.AG6]-1)">
            <text:p/>
          </table:table-cell>
          <table:table-cell table:style-name="ce69" table:formula="of:=IF([$Input.AH6]=&quot;&quot;;&quot;&quot;;4-[$Input.AH6])">
            <text:p/>
          </table:table-cell>
          <table:table-cell table:style-name="ce69" table:formula="of:=IF([$Input.AI6]=&quot;&quot;;&quot;&quot;;4-[$Input.AI6])">
            <text:p/>
          </table:table-cell>
          <table:table-cell table:style-name="ce69" table:formula="of:=IF([$Input.AJ6]=&quot;&quot;;&quot;&quot;;4-[$Input.AJ6])">
            <text:p/>
          </table:table-cell>
          <table:table-cell table:style-name="ce69" table:formula="of:=IF([$Input.AK6]=&quot;&quot;;&quot;&quot;;[$Input.AK6]-1)">
            <text:p/>
          </table:table-cell>
          <table:table-cell table:style-name="ce69" table:formula="of:=IF([$Input.AL6]=&quot;&quot;;&quot;&quot;;4-[$Input.AL6])">
            <text:p/>
          </table:table-cell>
          <table:table-cell table:style-name="ce69" table:formula="of:=IF([$Input.AM6]=&quot;&quot;;&quot;&quot;;4-[$Input.AM6])">
            <text:p/>
          </table:table-cell>
          <table:table-cell table:style-name="ce69" table:formula="of:=IF([$Input.AN6]=&quot;&quot;;&quot;&quot;;4-[$Input.AN6])">
            <text:p/>
          </table:table-cell>
          <table:table-cell table:style-name="ce82" table:formula="of:=IF(COUNT([.L8:.AO8])&gt;1;SUM([.L8:.AO8])/COUNT([.L8:.AO8]);&quot;X&quot;)" office:value-type="string" office:string-value="X" calcext:value-type="string">
            <text:p>X</text:p>
          </table:table-cell>
          <table:table-cell table:style-name="ce69" table:formula="of:=IF([$Input.AO6]=&quot;&quot;;&quot;&quot;;5-[$Input.AO6])">
            <text:p/>
          </table:table-cell>
          <table:table-cell table:style-name="ce103" table:formula="of:=IF(AND([.$AQ8]=[.AR$4];[.$AQ8]&lt;&gt;&quot;&quot;);1;0)" office:value-type="float" office:value="0" calcext:value-type="float">
            <text:p>0</text:p>
          </table:table-cell>
          <table:table-cell table:style-name="ce103" table:formula="of:=IF(AND([.$AQ8]=[.AS$4];[.$AQ8]&lt;&gt;&quot;&quot;);1;0)" office:value-type="float" office:value="0" calcext:value-type="float">
            <text:p>0</text:p>
          </table:table-cell>
          <table:table-cell table:style-name="ce103" table:formula="of:=IF(AND([.$AQ8]=[.AT$4];[.$AQ8]&lt;&gt;&quot;&quot;);1;0)" office:value-type="float" office:value="0" calcext:value-type="float">
            <text:p>0</text:p>
          </table:table-cell>
          <table:table-cell table:style-name="ce103" table:formula="of:=IF(AND([.$AQ8]=[.AU$4];[.$AQ8]&lt;&gt;&quot;&quot;);1;0)" office:value-type="float" office:value="0" calcext:value-type="float">
            <text:p>0</text:p>
          </table:table-cell>
          <table:table-cell table:style-name="ce103" table:formula="of:=IF(AND([.$AQ8]=[.AV$4];[.$AQ8]&lt;&gt;&quot;&quot;);1;0)" office:value-type="float" office:value="0" calcext:value-type="float">
            <text:p>0</text:p>
          </table:table-cell>
          <table:table-cell table:style-name="ce59" table:formula="of:=[.AW7]+1" office:value-type="float" office:value="4" calcext:value-type="float">
            <text:p>4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8]+1" office:value-type="float" office:value="5" calcext:value-type="float">
            <text:p>5</text:p>
          </table:table-cell>
          <table:table-cell table:style-name="ce69" table:formula="of:=IF([$Input.B7]=&quot;&quot;;&quot;&quot;;4-[$Input.B7])">
            <text:p/>
          </table:table-cell>
          <table:table-cell table:style-name="ce69" table:formula="of:=IF([$Input.C7]=&quot;&quot;;&quot;&quot;;4-[$Input.C7])">
            <text:p/>
          </table:table-cell>
          <table:table-cell table:style-name="ce69" table:formula="of:=IF([$Input.D7]=&quot;&quot;;&quot;&quot;;4-[$Input.D7])">
            <text:p/>
          </table:table-cell>
          <table:table-cell table:style-name="ce69" table:formula="of:=IF([$Input.E7]=&quot;&quot;;&quot;&quot;;4-[$Input.E7])">
            <text:p/>
          </table:table-cell>
          <table:table-cell table:style-name="ce69" table:formula="of:=IF([$Input.F7]=&quot;&quot;;&quot;&quot;;4-[$Input.F7])">
            <text:p/>
          </table:table-cell>
          <table:table-cell table:style-name="ce69" table:formula="of:=IF([$Input.G7]=&quot;&quot;;&quot;&quot;;4-[$Input.G7])">
            <text:p/>
          </table:table-cell>
          <table:table-cell table:style-name="ce69" table:formula="of:=IF([$Input.H7]=&quot;&quot;;&quot;&quot;;4-[$Input.H7])">
            <text:p/>
          </table:table-cell>
          <table:table-cell table:style-name="ce69" table:formula="of:=IF([$Input.I7]=&quot;&quot;;&quot;&quot;;4-[$Input.I7])">
            <text:p/>
          </table:table-cell>
          <table:table-cell table:style-name="ce69" table:formula="of:=IF([$Input.J7]=&quot;&quot;;&quot;&quot;;4-[$Input.J7])">
            <text:p/>
          </table:table-cell>
          <table:table-cell table:style-name="ce82" table:formula="of:=IF(COUNT([.B9:.J9])&gt;1;SUM([.B9:.J9])/COUNT([.B9:.J9]);&quot;X&quot;)" office:value-type="string" office:string-value="X" calcext:value-type="string">
            <text:p>X</text:p>
          </table:table-cell>
          <table:table-cell table:style-name="ce69" table:formula="of:=IF([$Input.K7]=&quot;&quot;;&quot;&quot;;4-[$Input.K7])">
            <text:p/>
          </table:table-cell>
          <table:table-cell table:style-name="ce69" table:formula="of:=IF([$Input.L7]=&quot;&quot;;&quot;&quot;;[$Input.L7]-1)">
            <text:p/>
          </table:table-cell>
          <table:table-cell table:style-name="ce69" table:formula="of:=IF([$Input.M7]=&quot;&quot;;&quot;&quot;;4-[$Input.M7])">
            <text:p/>
          </table:table-cell>
          <table:table-cell table:style-name="ce69" table:formula="of:=IF([$Input.N7]=&quot;&quot;;&quot;&quot;;4-[$Input.N7])">
            <text:p/>
          </table:table-cell>
          <table:table-cell table:style-name="ce69" table:formula="of:=IF([$Input.O7]=&quot;&quot;;&quot;&quot;;[$Input.O7]-1)">
            <text:p/>
          </table:table-cell>
          <table:table-cell table:style-name="ce69" table:formula="of:=IF([$Input.P7]=&quot;&quot;;&quot;&quot;;4-[$Input.P7])">
            <text:p/>
          </table:table-cell>
          <table:table-cell table:style-name="ce69" table:formula="of:=IF([$Input.Q7]=&quot;&quot;;&quot;&quot;;4-[$Input.Q7])">
            <text:p/>
          </table:table-cell>
          <table:table-cell table:style-name="ce69" table:formula="of:=IF([$Input.R7]=&quot;&quot;;&quot;&quot;;[$Input.R7]-1)">
            <text:p/>
          </table:table-cell>
          <table:table-cell table:style-name="ce69" table:formula="of:=IF([$Input.S7]=&quot;&quot;;&quot;&quot;;4-[$Input.S7])">
            <text:p/>
          </table:table-cell>
          <table:table-cell table:style-name="ce69" table:formula="of:=IF([$Input.T7]=&quot;&quot;;&quot;&quot;;[$Input.T7]-1)">
            <text:p/>
          </table:table-cell>
          <table:table-cell table:style-name="ce69" table:formula="of:=IF([$Input.U7]=&quot;&quot;;&quot;&quot;;4-[$Input.U7])">
            <text:p/>
          </table:table-cell>
          <table:table-cell table:style-name="ce69" table:formula="of:=IF([$Input.V7]=&quot;&quot;;&quot;&quot;;4-[$Input.V7])">
            <text:p/>
          </table:table-cell>
          <table:table-cell table:style-name="ce69" table:formula="of:=IF([$Input.W7]=&quot;&quot;;&quot;&quot;;4-[$Input.W7])">
            <text:p/>
          </table:table-cell>
          <table:table-cell table:style-name="ce69" table:formula="of:=IF([$Input.X7]=&quot;&quot;;&quot;&quot;;4-[$Input.X7])">
            <text:p/>
          </table:table-cell>
          <table:table-cell table:style-name="ce69" table:formula="of:=IF([$Input.Y7]=&quot;&quot;;&quot;&quot;;4-[$Input.Y7])">
            <text:p/>
          </table:table-cell>
          <table:table-cell table:style-name="ce69" table:formula="of:=IF([$Input.Z7]=&quot;&quot;;&quot;&quot;;[$Input.Z7]-1)">
            <text:p/>
          </table:table-cell>
          <table:table-cell table:style-name="ce69" table:formula="of:=IF([$Input.AA7]=&quot;&quot;;&quot;&quot;;4-[$Input.AA7])">
            <text:p/>
          </table:table-cell>
          <table:table-cell table:style-name="ce69" table:formula="of:=IF([$Input.AB7]=&quot;&quot;;&quot;&quot;;4-[$Input.AB7])">
            <text:p/>
          </table:table-cell>
          <table:table-cell table:style-name="ce69" table:formula="of:=IF([$Input.AC7]=&quot;&quot;;&quot;&quot;;[$Input.AC7]-1)">
            <text:p/>
          </table:table-cell>
          <table:table-cell table:style-name="ce69" table:formula="of:=IF([$Input.AD7]=&quot;&quot;;&quot;&quot;;4-[$Input.AD7])">
            <text:p/>
          </table:table-cell>
          <table:table-cell table:style-name="ce69" table:formula="of:=IF([$Input.AE7]=&quot;&quot;;&quot;&quot;;4-[$Input.AE7])">
            <text:p/>
          </table:table-cell>
          <table:table-cell table:style-name="ce69" table:formula="of:=IF([$Input.AF7]=&quot;&quot;;&quot;&quot;;4-[$Input.AF7])">
            <text:p/>
          </table:table-cell>
          <table:table-cell table:style-name="ce69" table:formula="of:=IF([$Input.AG7]=&quot;&quot;;&quot;&quot;;[$Input.AG7]-1)">
            <text:p/>
          </table:table-cell>
          <table:table-cell table:style-name="ce69" table:formula="of:=IF([$Input.AH7]=&quot;&quot;;&quot;&quot;;4-[$Input.AH7])">
            <text:p/>
          </table:table-cell>
          <table:table-cell table:style-name="ce69" table:formula="of:=IF([$Input.AI7]=&quot;&quot;;&quot;&quot;;4-[$Input.AI7])">
            <text:p/>
          </table:table-cell>
          <table:table-cell table:style-name="ce69" table:formula="of:=IF([$Input.AJ7]=&quot;&quot;;&quot;&quot;;4-[$Input.AJ7])">
            <text:p/>
          </table:table-cell>
          <table:table-cell table:style-name="ce69" table:formula="of:=IF([$Input.AK7]=&quot;&quot;;&quot;&quot;;[$Input.AK7]-1)">
            <text:p/>
          </table:table-cell>
          <table:table-cell table:style-name="ce69" table:formula="of:=IF([$Input.AL7]=&quot;&quot;;&quot;&quot;;4-[$Input.AL7])">
            <text:p/>
          </table:table-cell>
          <table:table-cell table:style-name="ce69" table:formula="of:=IF([$Input.AM7]=&quot;&quot;;&quot;&quot;;4-[$Input.AM7])">
            <text:p/>
          </table:table-cell>
          <table:table-cell table:style-name="ce69" table:formula="of:=IF([$Input.AN7]=&quot;&quot;;&quot;&quot;;4-[$Input.AN7])">
            <text:p/>
          </table:table-cell>
          <table:table-cell table:style-name="ce82" table:formula="of:=IF(COUNT([.L9:.AO9])&gt;1;SUM([.L9:.AO9])/COUNT([.L9:.AO9]);&quot;X&quot;)" office:value-type="string" office:string-value="X" calcext:value-type="string">
            <text:p>X</text:p>
          </table:table-cell>
          <table:table-cell table:style-name="ce69" table:formula="of:=IF([$Input.AO7]=&quot;&quot;;&quot;&quot;;5-[$Input.AO7])">
            <text:p/>
          </table:table-cell>
          <table:table-cell table:style-name="ce103" table:formula="of:=IF(AND([.$AQ9]=[.AR$4];[.$AQ9]&lt;&gt;&quot;&quot;);1;0)" office:value-type="float" office:value="0" calcext:value-type="float">
            <text:p>0</text:p>
          </table:table-cell>
          <table:table-cell table:style-name="ce103" table:formula="of:=IF(AND([.$AQ9]=[.AS$4];[.$AQ9]&lt;&gt;&quot;&quot;);1;0)" office:value-type="float" office:value="0" calcext:value-type="float">
            <text:p>0</text:p>
          </table:table-cell>
          <table:table-cell table:style-name="ce103" table:formula="of:=IF(AND([.$AQ9]=[.AT$4];[.$AQ9]&lt;&gt;&quot;&quot;);1;0)" office:value-type="float" office:value="0" calcext:value-type="float">
            <text:p>0</text:p>
          </table:table-cell>
          <table:table-cell table:style-name="ce103" table:formula="of:=IF(AND([.$AQ9]=[.AU$4];[.$AQ9]&lt;&gt;&quot;&quot;);1;0)" office:value-type="float" office:value="0" calcext:value-type="float">
            <text:p>0</text:p>
          </table:table-cell>
          <table:table-cell table:style-name="ce103" table:formula="of:=IF(AND([.$AQ9]=[.AV$4];[.$AQ9]&lt;&gt;&quot;&quot;);1;0)" office:value-type="float" office:value="0" calcext:value-type="float">
            <text:p>0</text:p>
          </table:table-cell>
          <table:table-cell table:style-name="ce59" table:formula="of:=[.AW8]+1" office:value-type="float" office:value="5" calcext:value-type="float">
            <text:p>5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9]+1" office:value-type="float" office:value="6" calcext:value-type="float">
            <text:p>6</text:p>
          </table:table-cell>
          <table:table-cell table:style-name="ce69" table:formula="of:=IF([$Input.B8]=&quot;&quot;;&quot;&quot;;4-[$Input.B8])">
            <text:p/>
          </table:table-cell>
          <table:table-cell table:style-name="ce69" table:formula="of:=IF([$Input.C8]=&quot;&quot;;&quot;&quot;;4-[$Input.C8])">
            <text:p/>
          </table:table-cell>
          <table:table-cell table:style-name="ce69" table:formula="of:=IF([$Input.D8]=&quot;&quot;;&quot;&quot;;4-[$Input.D8])">
            <text:p/>
          </table:table-cell>
          <table:table-cell table:style-name="ce69" table:formula="of:=IF([$Input.E8]=&quot;&quot;;&quot;&quot;;4-[$Input.E8])">
            <text:p/>
          </table:table-cell>
          <table:table-cell table:style-name="ce69" table:formula="of:=IF([$Input.F8]=&quot;&quot;;&quot;&quot;;4-[$Input.F8])">
            <text:p/>
          </table:table-cell>
          <table:table-cell table:style-name="ce69" table:formula="of:=IF([$Input.G8]=&quot;&quot;;&quot;&quot;;4-[$Input.G8])">
            <text:p/>
          </table:table-cell>
          <table:table-cell table:style-name="ce69" table:formula="of:=IF([$Input.H8]=&quot;&quot;;&quot;&quot;;4-[$Input.H8])">
            <text:p/>
          </table:table-cell>
          <table:table-cell table:style-name="ce69" table:formula="of:=IF([$Input.I8]=&quot;&quot;;&quot;&quot;;4-[$Input.I8])">
            <text:p/>
          </table:table-cell>
          <table:table-cell table:style-name="ce69" table:formula="of:=IF([$Input.J8]=&quot;&quot;;&quot;&quot;;4-[$Input.J8])">
            <text:p/>
          </table:table-cell>
          <table:table-cell table:style-name="ce82" table:formula="of:=IF(COUNT([.B10:.J10])&gt;1;SUM([.B10:.J10])/COUNT([.B10:.J10]);&quot;X&quot;)" office:value-type="string" office:string-value="X" calcext:value-type="string">
            <text:p>X</text:p>
          </table:table-cell>
          <table:table-cell table:style-name="ce69" table:formula="of:=IF([$Input.K8]=&quot;&quot;;&quot;&quot;;4-[$Input.K8])">
            <text:p/>
          </table:table-cell>
          <table:table-cell table:style-name="ce69" table:formula="of:=IF([$Input.L8]=&quot;&quot;;&quot;&quot;;[$Input.L8]-1)">
            <text:p/>
          </table:table-cell>
          <table:table-cell table:style-name="ce69" table:formula="of:=IF([$Input.M8]=&quot;&quot;;&quot;&quot;;4-[$Input.M8])">
            <text:p/>
          </table:table-cell>
          <table:table-cell table:style-name="ce69" table:formula="of:=IF([$Input.N8]=&quot;&quot;;&quot;&quot;;4-[$Input.N8])">
            <text:p/>
          </table:table-cell>
          <table:table-cell table:style-name="ce69" table:formula="of:=IF([$Input.O8]=&quot;&quot;;&quot;&quot;;[$Input.O8]-1)">
            <text:p/>
          </table:table-cell>
          <table:table-cell table:style-name="ce69" table:formula="of:=IF([$Input.P8]=&quot;&quot;;&quot;&quot;;4-[$Input.P8])">
            <text:p/>
          </table:table-cell>
          <table:table-cell table:style-name="ce69" table:formula="of:=IF([$Input.Q8]=&quot;&quot;;&quot;&quot;;4-[$Input.Q8])">
            <text:p/>
          </table:table-cell>
          <table:table-cell table:style-name="ce69" table:formula="of:=IF([$Input.R8]=&quot;&quot;;&quot;&quot;;[$Input.R8]-1)">
            <text:p/>
          </table:table-cell>
          <table:table-cell table:style-name="ce69" table:formula="of:=IF([$Input.S8]=&quot;&quot;;&quot;&quot;;4-[$Input.S8])">
            <text:p/>
          </table:table-cell>
          <table:table-cell table:style-name="ce69" table:formula="of:=IF([$Input.T8]=&quot;&quot;;&quot;&quot;;[$Input.T8]-1)">
            <text:p/>
          </table:table-cell>
          <table:table-cell table:style-name="ce69" table:formula="of:=IF([$Input.U8]=&quot;&quot;;&quot;&quot;;4-[$Input.U8])">
            <text:p/>
          </table:table-cell>
          <table:table-cell table:style-name="ce69" table:formula="of:=IF([$Input.V8]=&quot;&quot;;&quot;&quot;;4-[$Input.V8])">
            <text:p/>
          </table:table-cell>
          <table:table-cell table:style-name="ce69" table:formula="of:=IF([$Input.W8]=&quot;&quot;;&quot;&quot;;4-[$Input.W8])">
            <text:p/>
          </table:table-cell>
          <table:table-cell table:style-name="ce69" table:formula="of:=IF([$Input.X8]=&quot;&quot;;&quot;&quot;;4-[$Input.X8])">
            <text:p/>
          </table:table-cell>
          <table:table-cell table:style-name="ce69" table:formula="of:=IF([$Input.Y8]=&quot;&quot;;&quot;&quot;;4-[$Input.Y8])">
            <text:p/>
          </table:table-cell>
          <table:table-cell table:style-name="ce69" table:formula="of:=IF([$Input.Z8]=&quot;&quot;;&quot;&quot;;[$Input.Z8]-1)">
            <text:p/>
          </table:table-cell>
          <table:table-cell table:style-name="ce69" table:formula="of:=IF([$Input.AA8]=&quot;&quot;;&quot;&quot;;4-[$Input.AA8])">
            <text:p/>
          </table:table-cell>
          <table:table-cell table:style-name="ce69" table:formula="of:=IF([$Input.AB8]=&quot;&quot;;&quot;&quot;;4-[$Input.AB8])">
            <text:p/>
          </table:table-cell>
          <table:table-cell table:style-name="ce69" table:formula="of:=IF([$Input.AC8]=&quot;&quot;;&quot;&quot;;[$Input.AC8]-1)">
            <text:p/>
          </table:table-cell>
          <table:table-cell table:style-name="ce69" table:formula="of:=IF([$Input.AD8]=&quot;&quot;;&quot;&quot;;4-[$Input.AD8])">
            <text:p/>
          </table:table-cell>
          <table:table-cell table:style-name="ce69" table:formula="of:=IF([$Input.AE8]=&quot;&quot;;&quot;&quot;;4-[$Input.AE8])">
            <text:p/>
          </table:table-cell>
          <table:table-cell table:style-name="ce69" table:formula="of:=IF([$Input.AF8]=&quot;&quot;;&quot;&quot;;4-[$Input.AF8])">
            <text:p/>
          </table:table-cell>
          <table:table-cell table:style-name="ce69" table:formula="of:=IF([$Input.AG8]=&quot;&quot;;&quot;&quot;;[$Input.AG8]-1)">
            <text:p/>
          </table:table-cell>
          <table:table-cell table:style-name="ce69" table:formula="of:=IF([$Input.AH8]=&quot;&quot;;&quot;&quot;;4-[$Input.AH8])">
            <text:p/>
          </table:table-cell>
          <table:table-cell table:style-name="ce69" table:formula="of:=IF([$Input.AI8]=&quot;&quot;;&quot;&quot;;4-[$Input.AI8])">
            <text:p/>
          </table:table-cell>
          <table:table-cell table:style-name="ce69" table:formula="of:=IF([$Input.AJ8]=&quot;&quot;;&quot;&quot;;4-[$Input.AJ8])">
            <text:p/>
          </table:table-cell>
          <table:table-cell table:style-name="ce69" table:formula="of:=IF([$Input.AK8]=&quot;&quot;;&quot;&quot;;[$Input.AK8]-1)">
            <text:p/>
          </table:table-cell>
          <table:table-cell table:style-name="ce69" table:formula="of:=IF([$Input.AL8]=&quot;&quot;;&quot;&quot;;4-[$Input.AL8])">
            <text:p/>
          </table:table-cell>
          <table:table-cell table:style-name="ce69" table:formula="of:=IF([$Input.AM8]=&quot;&quot;;&quot;&quot;;4-[$Input.AM8])">
            <text:p/>
          </table:table-cell>
          <table:table-cell table:style-name="ce69" table:formula="of:=IF([$Input.AN8]=&quot;&quot;;&quot;&quot;;4-[$Input.AN8])">
            <text:p/>
          </table:table-cell>
          <table:table-cell table:style-name="ce82" table:formula="of:=IF(COUNT([.L10:.AO10])&gt;1;SUM([.L10:.AO10])/COUNT([.L10:.AO10]);&quot;X&quot;)" office:value-type="string" office:string-value="X" calcext:value-type="string">
            <text:p>X</text:p>
          </table:table-cell>
          <table:table-cell table:style-name="ce69" table:formula="of:=IF([$Input.AO8]=&quot;&quot;;&quot;&quot;;5-[$Input.AO8])">
            <text:p/>
          </table:table-cell>
          <table:table-cell table:style-name="ce103" table:formula="of:=IF(AND([.$AQ10]=[.AR$4];[.$AQ10]&lt;&gt;&quot;&quot;);1;0)" office:value-type="float" office:value="0" calcext:value-type="float">
            <text:p>0</text:p>
          </table:table-cell>
          <table:table-cell table:style-name="ce103" table:formula="of:=IF(AND([.$AQ10]=[.AS$4];[.$AQ10]&lt;&gt;&quot;&quot;);1;0)" office:value-type="float" office:value="0" calcext:value-type="float">
            <text:p>0</text:p>
          </table:table-cell>
          <table:table-cell table:style-name="ce103" table:formula="of:=IF(AND([.$AQ10]=[.AT$4];[.$AQ10]&lt;&gt;&quot;&quot;);1;0)" office:value-type="float" office:value="0" calcext:value-type="float">
            <text:p>0</text:p>
          </table:table-cell>
          <table:table-cell table:style-name="ce103" table:formula="of:=IF(AND([.$AQ10]=[.AU$4];[.$AQ10]&lt;&gt;&quot;&quot;);1;0)" office:value-type="float" office:value="0" calcext:value-type="float">
            <text:p>0</text:p>
          </table:table-cell>
          <table:table-cell table:style-name="ce103" table:formula="of:=IF(AND([.$AQ10]=[.AV$4];[.$AQ10]&lt;&gt;&quot;&quot;);1;0)" office:value-type="float" office:value="0" calcext:value-type="float">
            <text:p>0</text:p>
          </table:table-cell>
          <table:table-cell table:style-name="ce59" table:formula="of:=[.AW9]+1" office:value-type="float" office:value="6" calcext:value-type="float">
            <text:p>6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0]+1" office:value-type="float" office:value="7" calcext:value-type="float">
            <text:p>7</text:p>
          </table:table-cell>
          <table:table-cell table:style-name="ce69" table:formula="of:=IF([$Input.B9]=&quot;&quot;;&quot;&quot;;4-[$Input.B9])">
            <text:p/>
          </table:table-cell>
          <table:table-cell table:style-name="ce69" table:formula="of:=IF([$Input.C9]=&quot;&quot;;&quot;&quot;;4-[$Input.C9])">
            <text:p/>
          </table:table-cell>
          <table:table-cell table:style-name="ce69" table:formula="of:=IF([$Input.D9]=&quot;&quot;;&quot;&quot;;4-[$Input.D9])">
            <text:p/>
          </table:table-cell>
          <table:table-cell table:style-name="ce69" table:formula="of:=IF([$Input.E9]=&quot;&quot;;&quot;&quot;;4-[$Input.E9])">
            <text:p/>
          </table:table-cell>
          <table:table-cell table:style-name="ce69" table:formula="of:=IF([$Input.F9]=&quot;&quot;;&quot;&quot;;4-[$Input.F9])">
            <text:p/>
          </table:table-cell>
          <table:table-cell table:style-name="ce69" table:formula="of:=IF([$Input.G9]=&quot;&quot;;&quot;&quot;;4-[$Input.G9])">
            <text:p/>
          </table:table-cell>
          <table:table-cell table:style-name="ce69" table:formula="of:=IF([$Input.H9]=&quot;&quot;;&quot;&quot;;4-[$Input.H9])">
            <text:p/>
          </table:table-cell>
          <table:table-cell table:style-name="ce69" table:formula="of:=IF([$Input.I9]=&quot;&quot;;&quot;&quot;;4-[$Input.I9])">
            <text:p/>
          </table:table-cell>
          <table:table-cell table:style-name="ce69" table:formula="of:=IF([$Input.J9]=&quot;&quot;;&quot;&quot;;4-[$Input.J9])">
            <text:p/>
          </table:table-cell>
          <table:table-cell table:style-name="ce82" table:formula="of:=IF(COUNT([.B11:.J11])&gt;1;SUM([.B11:.J11])/COUNT([.B11:.J11]);&quot;X&quot;)" office:value-type="string" office:string-value="X" calcext:value-type="string">
            <text:p>X</text:p>
          </table:table-cell>
          <table:table-cell table:style-name="ce69" table:formula="of:=IF([$Input.K9]=&quot;&quot;;&quot;&quot;;4-[$Input.K9])">
            <text:p/>
          </table:table-cell>
          <table:table-cell table:style-name="ce69" table:formula="of:=IF([$Input.L9]=&quot;&quot;;&quot;&quot;;[$Input.L9]-1)">
            <text:p/>
          </table:table-cell>
          <table:table-cell table:style-name="ce69" table:formula="of:=IF([$Input.M9]=&quot;&quot;;&quot;&quot;;4-[$Input.M9])">
            <text:p/>
          </table:table-cell>
          <table:table-cell table:style-name="ce69" table:formula="of:=IF([$Input.N9]=&quot;&quot;;&quot;&quot;;4-[$Input.N9])">
            <text:p/>
          </table:table-cell>
          <table:table-cell table:style-name="ce69" table:formula="of:=IF([$Input.O9]=&quot;&quot;;&quot;&quot;;[$Input.O9]-1)">
            <text:p/>
          </table:table-cell>
          <table:table-cell table:style-name="ce69" table:formula="of:=IF([$Input.P9]=&quot;&quot;;&quot;&quot;;4-[$Input.P9])">
            <text:p/>
          </table:table-cell>
          <table:table-cell table:style-name="ce69" table:formula="of:=IF([$Input.Q9]=&quot;&quot;;&quot;&quot;;4-[$Input.Q9])">
            <text:p/>
          </table:table-cell>
          <table:table-cell table:style-name="ce69" table:formula="of:=IF([$Input.R9]=&quot;&quot;;&quot;&quot;;[$Input.R9]-1)">
            <text:p/>
          </table:table-cell>
          <table:table-cell table:style-name="ce69" table:formula="of:=IF([$Input.S9]=&quot;&quot;;&quot;&quot;;4-[$Input.S9])">
            <text:p/>
          </table:table-cell>
          <table:table-cell table:style-name="ce69" table:formula="of:=IF([$Input.T9]=&quot;&quot;;&quot;&quot;;[$Input.T9]-1)">
            <text:p/>
          </table:table-cell>
          <table:table-cell table:style-name="ce69" table:formula="of:=IF([$Input.U9]=&quot;&quot;;&quot;&quot;;4-[$Input.U9])">
            <text:p/>
          </table:table-cell>
          <table:table-cell table:style-name="ce69" table:formula="of:=IF([$Input.V9]=&quot;&quot;;&quot;&quot;;4-[$Input.V9])">
            <text:p/>
          </table:table-cell>
          <table:table-cell table:style-name="ce69" table:formula="of:=IF([$Input.W9]=&quot;&quot;;&quot;&quot;;4-[$Input.W9])">
            <text:p/>
          </table:table-cell>
          <table:table-cell table:style-name="ce69" table:formula="of:=IF([$Input.X9]=&quot;&quot;;&quot;&quot;;4-[$Input.X9])">
            <text:p/>
          </table:table-cell>
          <table:table-cell table:style-name="ce69" table:formula="of:=IF([$Input.Y9]=&quot;&quot;;&quot;&quot;;4-[$Input.Y9])">
            <text:p/>
          </table:table-cell>
          <table:table-cell table:style-name="ce69" table:formula="of:=IF([$Input.Z9]=&quot;&quot;;&quot;&quot;;[$Input.Z9]-1)">
            <text:p/>
          </table:table-cell>
          <table:table-cell table:style-name="ce69" table:formula="of:=IF([$Input.AA9]=&quot;&quot;;&quot;&quot;;4-[$Input.AA9])">
            <text:p/>
          </table:table-cell>
          <table:table-cell table:style-name="ce69" table:formula="of:=IF([$Input.AB9]=&quot;&quot;;&quot;&quot;;4-[$Input.AB9])">
            <text:p/>
          </table:table-cell>
          <table:table-cell table:style-name="ce69" table:formula="of:=IF([$Input.AC9]=&quot;&quot;;&quot;&quot;;[$Input.AC9]-1)">
            <text:p/>
          </table:table-cell>
          <table:table-cell table:style-name="ce69" table:formula="of:=IF([$Input.AD9]=&quot;&quot;;&quot;&quot;;4-[$Input.AD9])">
            <text:p/>
          </table:table-cell>
          <table:table-cell table:style-name="ce69" table:formula="of:=IF([$Input.AE9]=&quot;&quot;;&quot;&quot;;4-[$Input.AE9])">
            <text:p/>
          </table:table-cell>
          <table:table-cell table:style-name="ce69" table:formula="of:=IF([$Input.AF9]=&quot;&quot;;&quot;&quot;;4-[$Input.AF9])">
            <text:p/>
          </table:table-cell>
          <table:table-cell table:style-name="ce69" table:formula="of:=IF([$Input.AG9]=&quot;&quot;;&quot;&quot;;[$Input.AG9]-1)">
            <text:p/>
          </table:table-cell>
          <table:table-cell table:style-name="ce69" table:formula="of:=IF([$Input.AH9]=&quot;&quot;;&quot;&quot;;4-[$Input.AH9])">
            <text:p/>
          </table:table-cell>
          <table:table-cell table:style-name="ce69" table:formula="of:=IF([$Input.AI9]=&quot;&quot;;&quot;&quot;;4-[$Input.AI9])">
            <text:p/>
          </table:table-cell>
          <table:table-cell table:style-name="ce69" table:formula="of:=IF([$Input.AJ9]=&quot;&quot;;&quot;&quot;;4-[$Input.AJ9])">
            <text:p/>
          </table:table-cell>
          <table:table-cell table:style-name="ce69" table:formula="of:=IF([$Input.AK9]=&quot;&quot;;&quot;&quot;;[$Input.AK9]-1)">
            <text:p/>
          </table:table-cell>
          <table:table-cell table:style-name="ce69" table:formula="of:=IF([$Input.AL9]=&quot;&quot;;&quot;&quot;;4-[$Input.AL9])">
            <text:p/>
          </table:table-cell>
          <table:table-cell table:style-name="ce69" table:formula="of:=IF([$Input.AM9]=&quot;&quot;;&quot;&quot;;4-[$Input.AM9])">
            <text:p/>
          </table:table-cell>
          <table:table-cell table:style-name="ce69" table:formula="of:=IF([$Input.AN9]=&quot;&quot;;&quot;&quot;;4-[$Input.AN9])">
            <text:p/>
          </table:table-cell>
          <table:table-cell table:style-name="ce82" table:formula="of:=IF(COUNT([.L11:.AO11])&gt;1;SUM([.L11:.AO11])/COUNT([.L11:.AO11]);&quot;X&quot;)" office:value-type="string" office:string-value="X" calcext:value-type="string">
            <text:p>X</text:p>
          </table:table-cell>
          <table:table-cell table:style-name="ce69" table:formula="of:=IF([$Input.AO9]=&quot;&quot;;&quot;&quot;;5-[$Input.AO9])">
            <text:p/>
          </table:table-cell>
          <table:table-cell table:style-name="ce103" table:formula="of:=IF(AND([.$AQ11]=[.AR$4];[.$AQ11]&lt;&gt;&quot;&quot;);1;0)" office:value-type="float" office:value="0" calcext:value-type="float">
            <text:p>0</text:p>
          </table:table-cell>
          <table:table-cell table:style-name="ce103" table:formula="of:=IF(AND([.$AQ11]=[.AS$4];[.$AQ11]&lt;&gt;&quot;&quot;);1;0)" office:value-type="float" office:value="0" calcext:value-type="float">
            <text:p>0</text:p>
          </table:table-cell>
          <table:table-cell table:style-name="ce103" table:formula="of:=IF(AND([.$AQ11]=[.AT$4];[.$AQ11]&lt;&gt;&quot;&quot;);1;0)" office:value-type="float" office:value="0" calcext:value-type="float">
            <text:p>0</text:p>
          </table:table-cell>
          <table:table-cell table:style-name="ce103" table:formula="of:=IF(AND([.$AQ11]=[.AU$4];[.$AQ11]&lt;&gt;&quot;&quot;);1;0)" office:value-type="float" office:value="0" calcext:value-type="float">
            <text:p>0</text:p>
          </table:table-cell>
          <table:table-cell table:style-name="ce103" table:formula="of:=IF(AND([.$AQ11]=[.AV$4];[.$AQ11]&lt;&gt;&quot;&quot;);1;0)" office:value-type="float" office:value="0" calcext:value-type="float">
            <text:p>0</text:p>
          </table:table-cell>
          <table:table-cell table:style-name="ce59" table:formula="of:=[.AW10]+1" office:value-type="float" office:value="7" calcext:value-type="float">
            <text:p>7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1]+1" office:value-type="float" office:value="8" calcext:value-type="float">
            <text:p>8</text:p>
          </table:table-cell>
          <table:table-cell table:style-name="ce69" table:formula="of:=IF([$Input.B10]=&quot;&quot;;&quot;&quot;;4-[$Input.B10])">
            <text:p/>
          </table:table-cell>
          <table:table-cell table:style-name="ce69" table:formula="of:=IF([$Input.C10]=&quot;&quot;;&quot;&quot;;4-[$Input.C10])">
            <text:p/>
          </table:table-cell>
          <table:table-cell table:style-name="ce69" table:formula="of:=IF([$Input.D10]=&quot;&quot;;&quot;&quot;;4-[$Input.D10])">
            <text:p/>
          </table:table-cell>
          <table:table-cell table:style-name="ce69" table:formula="of:=IF([$Input.E10]=&quot;&quot;;&quot;&quot;;4-[$Input.E10])">
            <text:p/>
          </table:table-cell>
          <table:table-cell table:style-name="ce69" table:formula="of:=IF([$Input.F10]=&quot;&quot;;&quot;&quot;;4-[$Input.F10])">
            <text:p/>
          </table:table-cell>
          <table:table-cell table:style-name="ce69" table:formula="of:=IF([$Input.G10]=&quot;&quot;;&quot;&quot;;4-[$Input.G10])">
            <text:p/>
          </table:table-cell>
          <table:table-cell table:style-name="ce69" table:formula="of:=IF([$Input.H10]=&quot;&quot;;&quot;&quot;;4-[$Input.H10])">
            <text:p/>
          </table:table-cell>
          <table:table-cell table:style-name="ce69" table:formula="of:=IF([$Input.I10]=&quot;&quot;;&quot;&quot;;4-[$Input.I10])">
            <text:p/>
          </table:table-cell>
          <table:table-cell table:style-name="ce69" table:formula="of:=IF([$Input.J10]=&quot;&quot;;&quot;&quot;;4-[$Input.J10])">
            <text:p/>
          </table:table-cell>
          <table:table-cell table:style-name="ce82" table:formula="of:=IF(COUNT([.B12:.J12])&gt;1;SUM([.B12:.J12])/COUNT([.B12:.J12]);&quot;X&quot;)" office:value-type="string" office:string-value="X" calcext:value-type="string">
            <text:p>X</text:p>
          </table:table-cell>
          <table:table-cell table:style-name="ce69" table:formula="of:=IF([$Input.K10]=&quot;&quot;;&quot;&quot;;4-[$Input.K10])">
            <text:p/>
          </table:table-cell>
          <table:table-cell table:style-name="ce69" table:formula="of:=IF([$Input.L10]=&quot;&quot;;&quot;&quot;;[$Input.L10]-1)">
            <text:p/>
          </table:table-cell>
          <table:table-cell table:style-name="ce69" table:formula="of:=IF([$Input.M10]=&quot;&quot;;&quot;&quot;;4-[$Input.M10])">
            <text:p/>
          </table:table-cell>
          <table:table-cell table:style-name="ce69" table:formula="of:=IF([$Input.N10]=&quot;&quot;;&quot;&quot;;4-[$Input.N10])">
            <text:p/>
          </table:table-cell>
          <table:table-cell table:style-name="ce69" table:formula="of:=IF([$Input.O10]=&quot;&quot;;&quot;&quot;;[$Input.O10]-1)">
            <text:p/>
          </table:table-cell>
          <table:table-cell table:style-name="ce69" table:formula="of:=IF([$Input.P10]=&quot;&quot;;&quot;&quot;;4-[$Input.P10])">
            <text:p/>
          </table:table-cell>
          <table:table-cell table:style-name="ce69" table:formula="of:=IF([$Input.Q10]=&quot;&quot;;&quot;&quot;;4-[$Input.Q10])">
            <text:p/>
          </table:table-cell>
          <table:table-cell table:style-name="ce69" table:formula="of:=IF([$Input.R10]=&quot;&quot;;&quot;&quot;;[$Input.R10]-1)">
            <text:p/>
          </table:table-cell>
          <table:table-cell table:style-name="ce69" table:formula="of:=IF([$Input.S10]=&quot;&quot;;&quot;&quot;;4-[$Input.S10])">
            <text:p/>
          </table:table-cell>
          <table:table-cell table:style-name="ce69" table:formula="of:=IF([$Input.T10]=&quot;&quot;;&quot;&quot;;[$Input.T10]-1)">
            <text:p/>
          </table:table-cell>
          <table:table-cell table:style-name="ce69" table:formula="of:=IF([$Input.U10]=&quot;&quot;;&quot;&quot;;4-[$Input.U10])">
            <text:p/>
          </table:table-cell>
          <table:table-cell table:style-name="ce69" table:formula="of:=IF([$Input.V10]=&quot;&quot;;&quot;&quot;;4-[$Input.V10])">
            <text:p/>
          </table:table-cell>
          <table:table-cell table:style-name="ce69" table:formula="of:=IF([$Input.W10]=&quot;&quot;;&quot;&quot;;4-[$Input.W10])">
            <text:p/>
          </table:table-cell>
          <table:table-cell table:style-name="ce69" table:formula="of:=IF([$Input.X10]=&quot;&quot;;&quot;&quot;;4-[$Input.X10])">
            <text:p/>
          </table:table-cell>
          <table:table-cell table:style-name="ce69" table:formula="of:=IF([$Input.Y10]=&quot;&quot;;&quot;&quot;;4-[$Input.Y10])">
            <text:p/>
          </table:table-cell>
          <table:table-cell table:style-name="ce69" table:formula="of:=IF([$Input.Z10]=&quot;&quot;;&quot;&quot;;[$Input.Z10]-1)">
            <text:p/>
          </table:table-cell>
          <table:table-cell table:style-name="ce69" table:formula="of:=IF([$Input.AA10]=&quot;&quot;;&quot;&quot;;4-[$Input.AA10])">
            <text:p/>
          </table:table-cell>
          <table:table-cell table:style-name="ce69" table:formula="of:=IF([$Input.AB10]=&quot;&quot;;&quot;&quot;;4-[$Input.AB10])">
            <text:p/>
          </table:table-cell>
          <table:table-cell table:style-name="ce69" table:formula="of:=IF([$Input.AC10]=&quot;&quot;;&quot;&quot;;[$Input.AC10]-1)">
            <text:p/>
          </table:table-cell>
          <table:table-cell table:style-name="ce69" table:formula="of:=IF([$Input.AD10]=&quot;&quot;;&quot;&quot;;4-[$Input.AD10])">
            <text:p/>
          </table:table-cell>
          <table:table-cell table:style-name="ce69" table:formula="of:=IF([$Input.AE10]=&quot;&quot;;&quot;&quot;;4-[$Input.AE10])">
            <text:p/>
          </table:table-cell>
          <table:table-cell table:style-name="ce69" table:formula="of:=IF([$Input.AF10]=&quot;&quot;;&quot;&quot;;4-[$Input.AF10])">
            <text:p/>
          </table:table-cell>
          <table:table-cell table:style-name="ce69" table:formula="of:=IF([$Input.AG10]=&quot;&quot;;&quot;&quot;;[$Input.AG10]-1)">
            <text:p/>
          </table:table-cell>
          <table:table-cell table:style-name="ce69" table:formula="of:=IF([$Input.AH10]=&quot;&quot;;&quot;&quot;;4-[$Input.AH10])">
            <text:p/>
          </table:table-cell>
          <table:table-cell table:style-name="ce69" table:formula="of:=IF([$Input.AI10]=&quot;&quot;;&quot;&quot;;4-[$Input.AI10])">
            <text:p/>
          </table:table-cell>
          <table:table-cell table:style-name="ce69" table:formula="of:=IF([$Input.AJ10]=&quot;&quot;;&quot;&quot;;4-[$Input.AJ10])">
            <text:p/>
          </table:table-cell>
          <table:table-cell table:style-name="ce69" table:formula="of:=IF([$Input.AK10]=&quot;&quot;;&quot;&quot;;[$Input.AK10]-1)">
            <text:p/>
          </table:table-cell>
          <table:table-cell table:style-name="ce69" table:formula="of:=IF([$Input.AL10]=&quot;&quot;;&quot;&quot;;4-[$Input.AL10])">
            <text:p/>
          </table:table-cell>
          <table:table-cell table:style-name="ce69" table:formula="of:=IF([$Input.AM10]=&quot;&quot;;&quot;&quot;;4-[$Input.AM10])">
            <text:p/>
          </table:table-cell>
          <table:table-cell table:style-name="ce69" table:formula="of:=IF([$Input.AN10]=&quot;&quot;;&quot;&quot;;4-[$Input.AN10])">
            <text:p/>
          </table:table-cell>
          <table:table-cell table:style-name="ce82" table:formula="of:=IF(COUNT([.L12:.AO12])&gt;1;SUM([.L12:.AO12])/COUNT([.L12:.AO12]);&quot;X&quot;)" office:value-type="string" office:string-value="X" calcext:value-type="string">
            <text:p>X</text:p>
          </table:table-cell>
          <table:table-cell table:style-name="ce69" table:formula="of:=IF([$Input.AO10]=&quot;&quot;;&quot;&quot;;5-[$Input.AO10])">
            <text:p/>
          </table:table-cell>
          <table:table-cell table:style-name="ce103" table:formula="of:=IF(AND([.$AQ12]=[.AR$4];[.$AQ12]&lt;&gt;&quot;&quot;);1;0)" office:value-type="float" office:value="0" calcext:value-type="float">
            <text:p>0</text:p>
          </table:table-cell>
          <table:table-cell table:style-name="ce103" table:formula="of:=IF(AND([.$AQ12]=[.AS$4];[.$AQ12]&lt;&gt;&quot;&quot;);1;0)" office:value-type="float" office:value="0" calcext:value-type="float">
            <text:p>0</text:p>
          </table:table-cell>
          <table:table-cell table:style-name="ce103" table:formula="of:=IF(AND([.$AQ12]=[.AT$4];[.$AQ12]&lt;&gt;&quot;&quot;);1;0)" office:value-type="float" office:value="0" calcext:value-type="float">
            <text:p>0</text:p>
          </table:table-cell>
          <table:table-cell table:style-name="ce103" table:formula="of:=IF(AND([.$AQ12]=[.AU$4];[.$AQ12]&lt;&gt;&quot;&quot;);1;0)" office:value-type="float" office:value="0" calcext:value-type="float">
            <text:p>0</text:p>
          </table:table-cell>
          <table:table-cell table:style-name="ce103" table:formula="of:=IF(AND([.$AQ12]=[.AV$4];[.$AQ12]&lt;&gt;&quot;&quot;);1;0)" office:value-type="float" office:value="0" calcext:value-type="float">
            <text:p>0</text:p>
          </table:table-cell>
          <table:table-cell table:style-name="ce59" table:formula="of:=[.AW11]+1" office:value-type="float" office:value="8" calcext:value-type="float">
            <text:p>8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2]+1" office:value-type="float" office:value="9" calcext:value-type="float">
            <text:p>9</text:p>
          </table:table-cell>
          <table:table-cell table:style-name="ce69" table:formula="of:=IF([$Input.B11]=&quot;&quot;;&quot;&quot;;4-[$Input.B11])">
            <text:p/>
          </table:table-cell>
          <table:table-cell table:style-name="ce69" table:formula="of:=IF([$Input.C11]=&quot;&quot;;&quot;&quot;;4-[$Input.C11])">
            <text:p/>
          </table:table-cell>
          <table:table-cell table:style-name="ce69" table:formula="of:=IF([$Input.D11]=&quot;&quot;;&quot;&quot;;4-[$Input.D11])">
            <text:p/>
          </table:table-cell>
          <table:table-cell table:style-name="ce69" table:formula="of:=IF([$Input.E11]=&quot;&quot;;&quot;&quot;;4-[$Input.E11])">
            <text:p/>
          </table:table-cell>
          <table:table-cell table:style-name="ce69" table:formula="of:=IF([$Input.F11]=&quot;&quot;;&quot;&quot;;4-[$Input.F11])">
            <text:p/>
          </table:table-cell>
          <table:table-cell table:style-name="ce69" table:formula="of:=IF([$Input.G11]=&quot;&quot;;&quot;&quot;;4-[$Input.G11])">
            <text:p/>
          </table:table-cell>
          <table:table-cell table:style-name="ce69" table:formula="of:=IF([$Input.H11]=&quot;&quot;;&quot;&quot;;4-[$Input.H11])">
            <text:p/>
          </table:table-cell>
          <table:table-cell table:style-name="ce69" table:formula="of:=IF([$Input.I11]=&quot;&quot;;&quot;&quot;;4-[$Input.I11])">
            <text:p/>
          </table:table-cell>
          <table:table-cell table:style-name="ce69" table:formula="of:=IF([$Input.J11]=&quot;&quot;;&quot;&quot;;4-[$Input.J11])">
            <text:p/>
          </table:table-cell>
          <table:table-cell table:style-name="ce82" table:formula="of:=IF(COUNT([.B13:.J13])&gt;1;SUM([.B13:.J13])/COUNT([.B13:.J13]);&quot;X&quot;)" office:value-type="string" office:string-value="X" calcext:value-type="string">
            <text:p>X</text:p>
          </table:table-cell>
          <table:table-cell table:style-name="ce69" table:formula="of:=IF([$Input.K11]=&quot;&quot;;&quot;&quot;;4-[$Input.K11])">
            <text:p/>
          </table:table-cell>
          <table:table-cell table:style-name="ce69" table:formula="of:=IF([$Input.L11]=&quot;&quot;;&quot;&quot;;[$Input.L11]-1)">
            <text:p/>
          </table:table-cell>
          <table:table-cell table:style-name="ce69" table:formula="of:=IF([$Input.M11]=&quot;&quot;;&quot;&quot;;4-[$Input.M11])">
            <text:p/>
          </table:table-cell>
          <table:table-cell table:style-name="ce69" table:formula="of:=IF([$Input.N11]=&quot;&quot;;&quot;&quot;;4-[$Input.N11])">
            <text:p/>
          </table:table-cell>
          <table:table-cell table:style-name="ce69" table:formula="of:=IF([$Input.O11]=&quot;&quot;;&quot;&quot;;[$Input.O11]-1)">
            <text:p/>
          </table:table-cell>
          <table:table-cell table:style-name="ce69" table:formula="of:=IF([$Input.P11]=&quot;&quot;;&quot;&quot;;4-[$Input.P11])">
            <text:p/>
          </table:table-cell>
          <table:table-cell table:style-name="ce69" table:formula="of:=IF([$Input.Q11]=&quot;&quot;;&quot;&quot;;4-[$Input.Q11])">
            <text:p/>
          </table:table-cell>
          <table:table-cell table:style-name="ce69" table:formula="of:=IF([$Input.R11]=&quot;&quot;;&quot;&quot;;[$Input.R11]-1)">
            <text:p/>
          </table:table-cell>
          <table:table-cell table:style-name="ce69" table:formula="of:=IF([$Input.S11]=&quot;&quot;;&quot;&quot;;4-[$Input.S11])">
            <text:p/>
          </table:table-cell>
          <table:table-cell table:style-name="ce69" table:formula="of:=IF([$Input.T11]=&quot;&quot;;&quot;&quot;;[$Input.T11]-1)">
            <text:p/>
          </table:table-cell>
          <table:table-cell table:style-name="ce69" table:formula="of:=IF([$Input.U11]=&quot;&quot;;&quot;&quot;;4-[$Input.U11])">
            <text:p/>
          </table:table-cell>
          <table:table-cell table:style-name="ce69" table:formula="of:=IF([$Input.V11]=&quot;&quot;;&quot;&quot;;4-[$Input.V11])">
            <text:p/>
          </table:table-cell>
          <table:table-cell table:style-name="ce69" table:formula="of:=IF([$Input.W11]=&quot;&quot;;&quot;&quot;;4-[$Input.W11])">
            <text:p/>
          </table:table-cell>
          <table:table-cell table:style-name="ce69" table:formula="of:=IF([$Input.X11]=&quot;&quot;;&quot;&quot;;4-[$Input.X11])">
            <text:p/>
          </table:table-cell>
          <table:table-cell table:style-name="ce69" table:formula="of:=IF([$Input.Y11]=&quot;&quot;;&quot;&quot;;4-[$Input.Y11])">
            <text:p/>
          </table:table-cell>
          <table:table-cell table:style-name="ce69" table:formula="of:=IF([$Input.Z11]=&quot;&quot;;&quot;&quot;;[$Input.Z11]-1)">
            <text:p/>
          </table:table-cell>
          <table:table-cell table:style-name="ce69" table:formula="of:=IF([$Input.AA11]=&quot;&quot;;&quot;&quot;;4-[$Input.AA11])">
            <text:p/>
          </table:table-cell>
          <table:table-cell table:style-name="ce69" table:formula="of:=IF([$Input.AB11]=&quot;&quot;;&quot;&quot;;4-[$Input.AB11])">
            <text:p/>
          </table:table-cell>
          <table:table-cell table:style-name="ce69" table:formula="of:=IF([$Input.AC11]=&quot;&quot;;&quot;&quot;;[$Input.AC11]-1)">
            <text:p/>
          </table:table-cell>
          <table:table-cell table:style-name="ce69" table:formula="of:=IF([$Input.AD11]=&quot;&quot;;&quot;&quot;;4-[$Input.AD11])">
            <text:p/>
          </table:table-cell>
          <table:table-cell table:style-name="ce69" table:formula="of:=IF([$Input.AE11]=&quot;&quot;;&quot;&quot;;4-[$Input.AE11])">
            <text:p/>
          </table:table-cell>
          <table:table-cell table:style-name="ce69" table:formula="of:=IF([$Input.AF11]=&quot;&quot;;&quot;&quot;;4-[$Input.AF11])">
            <text:p/>
          </table:table-cell>
          <table:table-cell table:style-name="ce69" table:formula="of:=IF([$Input.AG11]=&quot;&quot;;&quot;&quot;;[$Input.AG11]-1)">
            <text:p/>
          </table:table-cell>
          <table:table-cell table:style-name="ce69" table:formula="of:=IF([$Input.AH11]=&quot;&quot;;&quot;&quot;;4-[$Input.AH11])">
            <text:p/>
          </table:table-cell>
          <table:table-cell table:style-name="ce69" table:formula="of:=IF([$Input.AI11]=&quot;&quot;;&quot;&quot;;4-[$Input.AI11])">
            <text:p/>
          </table:table-cell>
          <table:table-cell table:style-name="ce69" table:formula="of:=IF([$Input.AJ11]=&quot;&quot;;&quot;&quot;;4-[$Input.AJ11])">
            <text:p/>
          </table:table-cell>
          <table:table-cell table:style-name="ce69" table:formula="of:=IF([$Input.AK11]=&quot;&quot;;&quot;&quot;;[$Input.AK11]-1)">
            <text:p/>
          </table:table-cell>
          <table:table-cell table:style-name="ce69" table:formula="of:=IF([$Input.AL11]=&quot;&quot;;&quot;&quot;;4-[$Input.AL11])">
            <text:p/>
          </table:table-cell>
          <table:table-cell table:style-name="ce69" table:formula="of:=IF([$Input.AM11]=&quot;&quot;;&quot;&quot;;4-[$Input.AM11])">
            <text:p/>
          </table:table-cell>
          <table:table-cell table:style-name="ce69" table:formula="of:=IF([$Input.AN11]=&quot;&quot;;&quot;&quot;;4-[$Input.AN11])">
            <text:p/>
          </table:table-cell>
          <table:table-cell table:style-name="ce82" table:formula="of:=IF(COUNT([.L13:.AO13])&gt;1;SUM([.L13:.AO13])/COUNT([.L13:.AO13]);&quot;X&quot;)" office:value-type="string" office:string-value="X" calcext:value-type="string">
            <text:p>X</text:p>
          </table:table-cell>
          <table:table-cell table:style-name="ce69" table:formula="of:=IF([$Input.AO11]=&quot;&quot;;&quot;&quot;;5-[$Input.AO11])">
            <text:p/>
          </table:table-cell>
          <table:table-cell table:style-name="ce103" table:formula="of:=IF(AND([.$AQ13]=[.AR$4];[.$AQ13]&lt;&gt;&quot;&quot;);1;0)" office:value-type="float" office:value="0" calcext:value-type="float">
            <text:p>0</text:p>
          </table:table-cell>
          <table:table-cell table:style-name="ce103" table:formula="of:=IF(AND([.$AQ13]=[.AS$4];[.$AQ13]&lt;&gt;&quot;&quot;);1;0)" office:value-type="float" office:value="0" calcext:value-type="float">
            <text:p>0</text:p>
          </table:table-cell>
          <table:table-cell table:style-name="ce103" table:formula="of:=IF(AND([.$AQ13]=[.AT$4];[.$AQ13]&lt;&gt;&quot;&quot;);1;0)" office:value-type="float" office:value="0" calcext:value-type="float">
            <text:p>0</text:p>
          </table:table-cell>
          <table:table-cell table:style-name="ce103" table:formula="of:=IF(AND([.$AQ13]=[.AU$4];[.$AQ13]&lt;&gt;&quot;&quot;);1;0)" office:value-type="float" office:value="0" calcext:value-type="float">
            <text:p>0</text:p>
          </table:table-cell>
          <table:table-cell table:style-name="ce103" table:formula="of:=IF(AND([.$AQ13]=[.AV$4];[.$AQ13]&lt;&gt;&quot;&quot;);1;0)" office:value-type="float" office:value="0" calcext:value-type="float">
            <text:p>0</text:p>
          </table:table-cell>
          <table:table-cell table:style-name="ce59" table:formula="of:=[.AW12]+1" office:value-type="float" office:value="9" calcext:value-type="float">
            <text:p>9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3]+1" office:value-type="float" office:value="10" calcext:value-type="float">
            <text:p>10</text:p>
          </table:table-cell>
          <table:table-cell table:style-name="ce69" table:formula="of:=IF([$Input.B12]=&quot;&quot;;&quot;&quot;;4-[$Input.B12])">
            <text:p/>
          </table:table-cell>
          <table:table-cell table:style-name="ce69" table:formula="of:=IF([$Input.C12]=&quot;&quot;;&quot;&quot;;4-[$Input.C12])">
            <text:p/>
          </table:table-cell>
          <table:table-cell table:style-name="ce69" table:formula="of:=IF([$Input.D12]=&quot;&quot;;&quot;&quot;;4-[$Input.D12])">
            <text:p/>
          </table:table-cell>
          <table:table-cell table:style-name="ce69" table:formula="of:=IF([$Input.E12]=&quot;&quot;;&quot;&quot;;4-[$Input.E12])">
            <text:p/>
          </table:table-cell>
          <table:table-cell table:style-name="ce69" table:formula="of:=IF([$Input.F12]=&quot;&quot;;&quot;&quot;;4-[$Input.F12])">
            <text:p/>
          </table:table-cell>
          <table:table-cell table:style-name="ce69" table:formula="of:=IF([$Input.G12]=&quot;&quot;;&quot;&quot;;4-[$Input.G12])">
            <text:p/>
          </table:table-cell>
          <table:table-cell table:style-name="ce69" table:formula="of:=IF([$Input.H12]=&quot;&quot;;&quot;&quot;;4-[$Input.H12])">
            <text:p/>
          </table:table-cell>
          <table:table-cell table:style-name="ce69" table:formula="of:=IF([$Input.I12]=&quot;&quot;;&quot;&quot;;4-[$Input.I12])">
            <text:p/>
          </table:table-cell>
          <table:table-cell table:style-name="ce69" table:formula="of:=IF([$Input.J12]=&quot;&quot;;&quot;&quot;;4-[$Input.J12])">
            <text:p/>
          </table:table-cell>
          <table:table-cell table:style-name="ce82" table:formula="of:=IF(COUNT([.B14:.J14])&gt;1;SUM([.B14:.J14])/COUNT([.B14:.J14]);&quot;X&quot;)" office:value-type="string" office:string-value="X" calcext:value-type="string">
            <text:p>X</text:p>
          </table:table-cell>
          <table:table-cell table:style-name="ce69" table:formula="of:=IF([$Input.K12]=&quot;&quot;;&quot;&quot;;4-[$Input.K12])">
            <text:p/>
          </table:table-cell>
          <table:table-cell table:style-name="ce69" table:formula="of:=IF([$Input.L12]=&quot;&quot;;&quot;&quot;;[$Input.L12]-1)">
            <text:p/>
          </table:table-cell>
          <table:table-cell table:style-name="ce69" table:formula="of:=IF([$Input.M12]=&quot;&quot;;&quot;&quot;;4-[$Input.M12])">
            <text:p/>
          </table:table-cell>
          <table:table-cell table:style-name="ce69" table:formula="of:=IF([$Input.N12]=&quot;&quot;;&quot;&quot;;4-[$Input.N12])">
            <text:p/>
          </table:table-cell>
          <table:table-cell table:style-name="ce69" table:formula="of:=IF([$Input.O12]=&quot;&quot;;&quot;&quot;;[$Input.O12]-1)">
            <text:p/>
          </table:table-cell>
          <table:table-cell table:style-name="ce69" table:formula="of:=IF([$Input.P12]=&quot;&quot;;&quot;&quot;;4-[$Input.P12])">
            <text:p/>
          </table:table-cell>
          <table:table-cell table:style-name="ce69" table:formula="of:=IF([$Input.Q12]=&quot;&quot;;&quot;&quot;;4-[$Input.Q12])">
            <text:p/>
          </table:table-cell>
          <table:table-cell table:style-name="ce69" table:formula="of:=IF([$Input.R12]=&quot;&quot;;&quot;&quot;;[$Input.R12]-1)">
            <text:p/>
          </table:table-cell>
          <table:table-cell table:style-name="ce69" table:formula="of:=IF([$Input.S12]=&quot;&quot;;&quot;&quot;;4-[$Input.S12])">
            <text:p/>
          </table:table-cell>
          <table:table-cell table:style-name="ce69" table:formula="of:=IF([$Input.T12]=&quot;&quot;;&quot;&quot;;[$Input.T12]-1)">
            <text:p/>
          </table:table-cell>
          <table:table-cell table:style-name="ce69" table:formula="of:=IF([$Input.U12]=&quot;&quot;;&quot;&quot;;4-[$Input.U12])">
            <text:p/>
          </table:table-cell>
          <table:table-cell table:style-name="ce69" table:formula="of:=IF([$Input.V12]=&quot;&quot;;&quot;&quot;;4-[$Input.V12])">
            <text:p/>
          </table:table-cell>
          <table:table-cell table:style-name="ce69" table:formula="of:=IF([$Input.W12]=&quot;&quot;;&quot;&quot;;4-[$Input.W12])">
            <text:p/>
          </table:table-cell>
          <table:table-cell table:style-name="ce69" table:formula="of:=IF([$Input.X12]=&quot;&quot;;&quot;&quot;;4-[$Input.X12])">
            <text:p/>
          </table:table-cell>
          <table:table-cell table:style-name="ce69" table:formula="of:=IF([$Input.Y12]=&quot;&quot;;&quot;&quot;;4-[$Input.Y12])">
            <text:p/>
          </table:table-cell>
          <table:table-cell table:style-name="ce69" table:formula="of:=IF([$Input.Z12]=&quot;&quot;;&quot;&quot;;[$Input.Z12]-1)">
            <text:p/>
          </table:table-cell>
          <table:table-cell table:style-name="ce69" table:formula="of:=IF([$Input.AA12]=&quot;&quot;;&quot;&quot;;4-[$Input.AA12])">
            <text:p/>
          </table:table-cell>
          <table:table-cell table:style-name="ce69" table:formula="of:=IF([$Input.AB12]=&quot;&quot;;&quot;&quot;;4-[$Input.AB12])">
            <text:p/>
          </table:table-cell>
          <table:table-cell table:style-name="ce69" table:formula="of:=IF([$Input.AC12]=&quot;&quot;;&quot;&quot;;[$Input.AC12]-1)">
            <text:p/>
          </table:table-cell>
          <table:table-cell table:style-name="ce69" table:formula="of:=IF([$Input.AD12]=&quot;&quot;;&quot;&quot;;4-[$Input.AD12])">
            <text:p/>
          </table:table-cell>
          <table:table-cell table:style-name="ce69" table:formula="of:=IF([$Input.AE12]=&quot;&quot;;&quot;&quot;;4-[$Input.AE12])">
            <text:p/>
          </table:table-cell>
          <table:table-cell table:style-name="ce69" table:formula="of:=IF([$Input.AF12]=&quot;&quot;;&quot;&quot;;4-[$Input.AF12])">
            <text:p/>
          </table:table-cell>
          <table:table-cell table:style-name="ce69" table:formula="of:=IF([$Input.AG12]=&quot;&quot;;&quot;&quot;;[$Input.AG12]-1)">
            <text:p/>
          </table:table-cell>
          <table:table-cell table:style-name="ce69" table:formula="of:=IF([$Input.AH12]=&quot;&quot;;&quot;&quot;;4-[$Input.AH12])">
            <text:p/>
          </table:table-cell>
          <table:table-cell table:style-name="ce69" table:formula="of:=IF([$Input.AI12]=&quot;&quot;;&quot;&quot;;4-[$Input.AI12])">
            <text:p/>
          </table:table-cell>
          <table:table-cell table:style-name="ce69" table:formula="of:=IF([$Input.AJ12]=&quot;&quot;;&quot;&quot;;4-[$Input.AJ12])">
            <text:p/>
          </table:table-cell>
          <table:table-cell table:style-name="ce69" table:formula="of:=IF([$Input.AK12]=&quot;&quot;;&quot;&quot;;[$Input.AK12]-1)">
            <text:p/>
          </table:table-cell>
          <table:table-cell table:style-name="ce69" table:formula="of:=IF([$Input.AL12]=&quot;&quot;;&quot;&quot;;4-[$Input.AL12])">
            <text:p/>
          </table:table-cell>
          <table:table-cell table:style-name="ce69" table:formula="of:=IF([$Input.AM12]=&quot;&quot;;&quot;&quot;;4-[$Input.AM12])">
            <text:p/>
          </table:table-cell>
          <table:table-cell table:style-name="ce69" table:formula="of:=IF([$Input.AN12]=&quot;&quot;;&quot;&quot;;4-[$Input.AN12])">
            <text:p/>
          </table:table-cell>
          <table:table-cell table:style-name="ce82" table:formula="of:=IF(COUNT([.L14:.AO14])&gt;1;SUM([.L14:.AO14])/COUNT([.L14:.AO14]);&quot;X&quot;)" office:value-type="string" office:string-value="X" calcext:value-type="string">
            <text:p>X</text:p>
          </table:table-cell>
          <table:table-cell table:style-name="ce69" table:formula="of:=IF([$Input.AO12]=&quot;&quot;;&quot;&quot;;5-[$Input.AO12])">
            <text:p/>
          </table:table-cell>
          <table:table-cell table:style-name="ce103" table:formula="of:=IF(AND([.$AQ14]=[.AR$4];[.$AQ14]&lt;&gt;&quot;&quot;);1;0)" office:value-type="float" office:value="0" calcext:value-type="float">
            <text:p>0</text:p>
          </table:table-cell>
          <table:table-cell table:style-name="ce103" table:formula="of:=IF(AND([.$AQ14]=[.AS$4];[.$AQ14]&lt;&gt;&quot;&quot;);1;0)" office:value-type="float" office:value="0" calcext:value-type="float">
            <text:p>0</text:p>
          </table:table-cell>
          <table:table-cell table:style-name="ce103" table:formula="of:=IF(AND([.$AQ14]=[.AT$4];[.$AQ14]&lt;&gt;&quot;&quot;);1;0)" office:value-type="float" office:value="0" calcext:value-type="float">
            <text:p>0</text:p>
          </table:table-cell>
          <table:table-cell table:style-name="ce103" table:formula="of:=IF(AND([.$AQ14]=[.AU$4];[.$AQ14]&lt;&gt;&quot;&quot;);1;0)" office:value-type="float" office:value="0" calcext:value-type="float">
            <text:p>0</text:p>
          </table:table-cell>
          <table:table-cell table:style-name="ce103" table:formula="of:=IF(AND([.$AQ14]=[.AV$4];[.$AQ14]&lt;&gt;&quot;&quot;);1;0)" office:value-type="float" office:value="0" calcext:value-type="float">
            <text:p>0</text:p>
          </table:table-cell>
          <table:table-cell table:style-name="ce59" table:formula="of:=[.AW13]+1" office:value-type="float" office:value="10" calcext:value-type="float">
            <text:p>10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4]+1" office:value-type="float" office:value="11" calcext:value-type="float">
            <text:p>11</text:p>
          </table:table-cell>
          <table:table-cell table:style-name="ce69" table:formula="of:=IF([$Input.B13]=&quot;&quot;;&quot;&quot;;4-[$Input.B13])">
            <text:p/>
          </table:table-cell>
          <table:table-cell table:style-name="ce69" table:formula="of:=IF([$Input.C13]=&quot;&quot;;&quot;&quot;;4-[$Input.C13])">
            <text:p/>
          </table:table-cell>
          <table:table-cell table:style-name="ce69" table:formula="of:=IF([$Input.D13]=&quot;&quot;;&quot;&quot;;4-[$Input.D13])">
            <text:p/>
          </table:table-cell>
          <table:table-cell table:style-name="ce69" table:formula="of:=IF([$Input.E13]=&quot;&quot;;&quot;&quot;;4-[$Input.E13])">
            <text:p/>
          </table:table-cell>
          <table:table-cell table:style-name="ce69" table:formula="of:=IF([$Input.F13]=&quot;&quot;;&quot;&quot;;4-[$Input.F13])">
            <text:p/>
          </table:table-cell>
          <table:table-cell table:style-name="ce69" table:formula="of:=IF([$Input.G13]=&quot;&quot;;&quot;&quot;;4-[$Input.G13])">
            <text:p/>
          </table:table-cell>
          <table:table-cell table:style-name="ce69" table:formula="of:=IF([$Input.H13]=&quot;&quot;;&quot;&quot;;4-[$Input.H13])">
            <text:p/>
          </table:table-cell>
          <table:table-cell table:style-name="ce69" table:formula="of:=IF([$Input.I13]=&quot;&quot;;&quot;&quot;;4-[$Input.I13])">
            <text:p/>
          </table:table-cell>
          <table:table-cell table:style-name="ce69" table:formula="of:=IF([$Input.J13]=&quot;&quot;;&quot;&quot;;4-[$Input.J13])">
            <text:p/>
          </table:table-cell>
          <table:table-cell table:style-name="ce82" table:formula="of:=IF(COUNT([.B15:.J15])&gt;1;SUM([.B15:.J15])/COUNT([.B15:.J15]);&quot;X&quot;)" office:value-type="string" office:string-value="X" calcext:value-type="string">
            <text:p>X</text:p>
          </table:table-cell>
          <table:table-cell table:style-name="ce69" table:formula="of:=IF([$Input.K13]=&quot;&quot;;&quot;&quot;;4-[$Input.K13])">
            <text:p/>
          </table:table-cell>
          <table:table-cell table:style-name="ce69" table:formula="of:=IF([$Input.L13]=&quot;&quot;;&quot;&quot;;[$Input.L13]-1)">
            <text:p/>
          </table:table-cell>
          <table:table-cell table:style-name="ce69" table:formula="of:=IF([$Input.M13]=&quot;&quot;;&quot;&quot;;4-[$Input.M13])">
            <text:p/>
          </table:table-cell>
          <table:table-cell table:style-name="ce69" table:formula="of:=IF([$Input.N13]=&quot;&quot;;&quot;&quot;;4-[$Input.N13])">
            <text:p/>
          </table:table-cell>
          <table:table-cell table:style-name="ce69" table:formula="of:=IF([$Input.O13]=&quot;&quot;;&quot;&quot;;[$Input.O13]-1)">
            <text:p/>
          </table:table-cell>
          <table:table-cell table:style-name="ce69" table:formula="of:=IF([$Input.P13]=&quot;&quot;;&quot;&quot;;4-[$Input.P13])">
            <text:p/>
          </table:table-cell>
          <table:table-cell table:style-name="ce69" table:formula="of:=IF([$Input.Q13]=&quot;&quot;;&quot;&quot;;4-[$Input.Q13])">
            <text:p/>
          </table:table-cell>
          <table:table-cell table:style-name="ce69" table:formula="of:=IF([$Input.R13]=&quot;&quot;;&quot;&quot;;[$Input.R13]-1)">
            <text:p/>
          </table:table-cell>
          <table:table-cell table:style-name="ce69" table:formula="of:=IF([$Input.S13]=&quot;&quot;;&quot;&quot;;4-[$Input.S13])">
            <text:p/>
          </table:table-cell>
          <table:table-cell table:style-name="ce69" table:formula="of:=IF([$Input.T13]=&quot;&quot;;&quot;&quot;;[$Input.T13]-1)">
            <text:p/>
          </table:table-cell>
          <table:table-cell table:style-name="ce69" table:formula="of:=IF([$Input.U13]=&quot;&quot;;&quot;&quot;;4-[$Input.U13])">
            <text:p/>
          </table:table-cell>
          <table:table-cell table:style-name="ce69" table:formula="of:=IF([$Input.V13]=&quot;&quot;;&quot;&quot;;4-[$Input.V13])">
            <text:p/>
          </table:table-cell>
          <table:table-cell table:style-name="ce69" table:formula="of:=IF([$Input.W13]=&quot;&quot;;&quot;&quot;;4-[$Input.W13])">
            <text:p/>
          </table:table-cell>
          <table:table-cell table:style-name="ce69" table:formula="of:=IF([$Input.X13]=&quot;&quot;;&quot;&quot;;4-[$Input.X13])">
            <text:p/>
          </table:table-cell>
          <table:table-cell table:style-name="ce69" table:formula="of:=IF([$Input.Y13]=&quot;&quot;;&quot;&quot;;4-[$Input.Y13])">
            <text:p/>
          </table:table-cell>
          <table:table-cell table:style-name="ce69" table:formula="of:=IF([$Input.Z13]=&quot;&quot;;&quot;&quot;;[$Input.Z13]-1)">
            <text:p/>
          </table:table-cell>
          <table:table-cell table:style-name="ce69" table:formula="of:=IF([$Input.AA13]=&quot;&quot;;&quot;&quot;;4-[$Input.AA13])">
            <text:p/>
          </table:table-cell>
          <table:table-cell table:style-name="ce69" table:formula="of:=IF([$Input.AB13]=&quot;&quot;;&quot;&quot;;4-[$Input.AB13])">
            <text:p/>
          </table:table-cell>
          <table:table-cell table:style-name="ce69" table:formula="of:=IF([$Input.AC13]=&quot;&quot;;&quot;&quot;;[$Input.AC13]-1)">
            <text:p/>
          </table:table-cell>
          <table:table-cell table:style-name="ce69" table:formula="of:=IF([$Input.AD13]=&quot;&quot;;&quot;&quot;;4-[$Input.AD13])">
            <text:p/>
          </table:table-cell>
          <table:table-cell table:style-name="ce69" table:formula="of:=IF([$Input.AE13]=&quot;&quot;;&quot;&quot;;4-[$Input.AE13])">
            <text:p/>
          </table:table-cell>
          <table:table-cell table:style-name="ce69" table:formula="of:=IF([$Input.AF13]=&quot;&quot;;&quot;&quot;;4-[$Input.AF13])">
            <text:p/>
          </table:table-cell>
          <table:table-cell table:style-name="ce69" table:formula="of:=IF([$Input.AG13]=&quot;&quot;;&quot;&quot;;[$Input.AG13]-1)">
            <text:p/>
          </table:table-cell>
          <table:table-cell table:style-name="ce69" table:formula="of:=IF([$Input.AH13]=&quot;&quot;;&quot;&quot;;4-[$Input.AH13])">
            <text:p/>
          </table:table-cell>
          <table:table-cell table:style-name="ce69" table:formula="of:=IF([$Input.AI13]=&quot;&quot;;&quot;&quot;;4-[$Input.AI13])">
            <text:p/>
          </table:table-cell>
          <table:table-cell table:style-name="ce69" table:formula="of:=IF([$Input.AJ13]=&quot;&quot;;&quot;&quot;;4-[$Input.AJ13])">
            <text:p/>
          </table:table-cell>
          <table:table-cell table:style-name="ce69" table:formula="of:=IF([$Input.AK13]=&quot;&quot;;&quot;&quot;;[$Input.AK13]-1)">
            <text:p/>
          </table:table-cell>
          <table:table-cell table:style-name="ce69" table:formula="of:=IF([$Input.AL13]=&quot;&quot;;&quot;&quot;;4-[$Input.AL13])">
            <text:p/>
          </table:table-cell>
          <table:table-cell table:style-name="ce69" table:formula="of:=IF([$Input.AM13]=&quot;&quot;;&quot;&quot;;4-[$Input.AM13])">
            <text:p/>
          </table:table-cell>
          <table:table-cell table:style-name="ce69" table:formula="of:=IF([$Input.AN13]=&quot;&quot;;&quot;&quot;;4-[$Input.AN13])">
            <text:p/>
          </table:table-cell>
          <table:table-cell table:style-name="ce82" table:formula="of:=IF(COUNT([.L15:.AO15])&gt;1;SUM([.L15:.AO15])/COUNT([.L15:.AO15]);&quot;X&quot;)" office:value-type="string" office:string-value="X" calcext:value-type="string">
            <text:p>X</text:p>
          </table:table-cell>
          <table:table-cell table:style-name="ce69" table:formula="of:=IF([$Input.AO13]=&quot;&quot;;&quot;&quot;;5-[$Input.AO13])">
            <text:p/>
          </table:table-cell>
          <table:table-cell table:style-name="ce103" table:formula="of:=IF(AND([.$AQ15]=[.AR$4];[.$AQ15]&lt;&gt;&quot;&quot;);1;0)" office:value-type="float" office:value="0" calcext:value-type="float">
            <text:p>0</text:p>
          </table:table-cell>
          <table:table-cell table:style-name="ce103" table:formula="of:=IF(AND([.$AQ15]=[.AS$4];[.$AQ15]&lt;&gt;&quot;&quot;);1;0)" office:value-type="float" office:value="0" calcext:value-type="float">
            <text:p>0</text:p>
          </table:table-cell>
          <table:table-cell table:style-name="ce103" table:formula="of:=IF(AND([.$AQ15]=[.AT$4];[.$AQ15]&lt;&gt;&quot;&quot;);1;0)" office:value-type="float" office:value="0" calcext:value-type="float">
            <text:p>0</text:p>
          </table:table-cell>
          <table:table-cell table:style-name="ce103" table:formula="of:=IF(AND([.$AQ15]=[.AU$4];[.$AQ15]&lt;&gt;&quot;&quot;);1;0)" office:value-type="float" office:value="0" calcext:value-type="float">
            <text:p>0</text:p>
          </table:table-cell>
          <table:table-cell table:style-name="ce103" table:formula="of:=IF(AND([.$AQ15]=[.AV$4];[.$AQ15]&lt;&gt;&quot;&quot;);1;0)" office:value-type="float" office:value="0" calcext:value-type="float">
            <text:p>0</text:p>
          </table:table-cell>
          <table:table-cell table:style-name="ce59" table:formula="of:=[.AW14]+1" office:value-type="float" office:value="11" calcext:value-type="float">
            <text:p>11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5]+1" office:value-type="float" office:value="12" calcext:value-type="float">
            <text:p>12</text:p>
          </table:table-cell>
          <table:table-cell table:style-name="ce69" table:formula="of:=IF([$Input.B14]=&quot;&quot;;&quot;&quot;;4-[$Input.B14])">
            <text:p/>
          </table:table-cell>
          <table:table-cell table:style-name="ce69" table:formula="of:=IF([$Input.C14]=&quot;&quot;;&quot;&quot;;4-[$Input.C14])">
            <text:p/>
          </table:table-cell>
          <table:table-cell table:style-name="ce69" table:formula="of:=IF([$Input.D14]=&quot;&quot;;&quot;&quot;;4-[$Input.D14])">
            <text:p/>
          </table:table-cell>
          <table:table-cell table:style-name="ce69" table:formula="of:=IF([$Input.E14]=&quot;&quot;;&quot;&quot;;4-[$Input.E14])">
            <text:p/>
          </table:table-cell>
          <table:table-cell table:style-name="ce69" table:formula="of:=IF([$Input.F14]=&quot;&quot;;&quot;&quot;;4-[$Input.F14])">
            <text:p/>
          </table:table-cell>
          <table:table-cell table:style-name="ce69" table:formula="of:=IF([$Input.G14]=&quot;&quot;;&quot;&quot;;4-[$Input.G14])">
            <text:p/>
          </table:table-cell>
          <table:table-cell table:style-name="ce69" table:formula="of:=IF([$Input.H14]=&quot;&quot;;&quot;&quot;;4-[$Input.H14])">
            <text:p/>
          </table:table-cell>
          <table:table-cell table:style-name="ce69" table:formula="of:=IF([$Input.I14]=&quot;&quot;;&quot;&quot;;4-[$Input.I14])">
            <text:p/>
          </table:table-cell>
          <table:table-cell table:style-name="ce69" table:formula="of:=IF([$Input.J14]=&quot;&quot;;&quot;&quot;;4-[$Input.J14])">
            <text:p/>
          </table:table-cell>
          <table:table-cell table:style-name="ce82" table:formula="of:=IF(COUNT([.B16:.J16])&gt;1;SUM([.B16:.J16])/COUNT([.B16:.J16]);&quot;X&quot;)" office:value-type="string" office:string-value="X" calcext:value-type="string">
            <text:p>X</text:p>
          </table:table-cell>
          <table:table-cell table:style-name="ce69" table:formula="of:=IF([$Input.K14]=&quot;&quot;;&quot;&quot;;4-[$Input.K14])">
            <text:p/>
          </table:table-cell>
          <table:table-cell table:style-name="ce69" table:formula="of:=IF([$Input.L14]=&quot;&quot;;&quot;&quot;;[$Input.L14]-1)">
            <text:p/>
          </table:table-cell>
          <table:table-cell table:style-name="ce69" table:formula="of:=IF([$Input.M14]=&quot;&quot;;&quot;&quot;;4-[$Input.M14])">
            <text:p/>
          </table:table-cell>
          <table:table-cell table:style-name="ce69" table:formula="of:=IF([$Input.N14]=&quot;&quot;;&quot;&quot;;4-[$Input.N14])">
            <text:p/>
          </table:table-cell>
          <table:table-cell table:style-name="ce69" table:formula="of:=IF([$Input.O14]=&quot;&quot;;&quot;&quot;;[$Input.O14]-1)">
            <text:p/>
          </table:table-cell>
          <table:table-cell table:style-name="ce69" table:formula="of:=IF([$Input.P14]=&quot;&quot;;&quot;&quot;;4-[$Input.P14])">
            <text:p/>
          </table:table-cell>
          <table:table-cell table:style-name="ce69" table:formula="of:=IF([$Input.Q14]=&quot;&quot;;&quot;&quot;;4-[$Input.Q14])">
            <text:p/>
          </table:table-cell>
          <table:table-cell table:style-name="ce69" table:formula="of:=IF([$Input.R14]=&quot;&quot;;&quot;&quot;;[$Input.R14]-1)">
            <text:p/>
          </table:table-cell>
          <table:table-cell table:style-name="ce69" table:formula="of:=IF([$Input.S14]=&quot;&quot;;&quot;&quot;;4-[$Input.S14])">
            <text:p/>
          </table:table-cell>
          <table:table-cell table:style-name="ce69" table:formula="of:=IF([$Input.T14]=&quot;&quot;;&quot;&quot;;[$Input.T14]-1)">
            <text:p/>
          </table:table-cell>
          <table:table-cell table:style-name="ce69" table:formula="of:=IF([$Input.U14]=&quot;&quot;;&quot;&quot;;4-[$Input.U14])">
            <text:p/>
          </table:table-cell>
          <table:table-cell table:style-name="ce69" table:formula="of:=IF([$Input.V14]=&quot;&quot;;&quot;&quot;;4-[$Input.V14])">
            <text:p/>
          </table:table-cell>
          <table:table-cell table:style-name="ce69" table:formula="of:=IF([$Input.W14]=&quot;&quot;;&quot;&quot;;4-[$Input.W14])">
            <text:p/>
          </table:table-cell>
          <table:table-cell table:style-name="ce69" table:formula="of:=IF([$Input.X14]=&quot;&quot;;&quot;&quot;;4-[$Input.X14])">
            <text:p/>
          </table:table-cell>
          <table:table-cell table:style-name="ce69" table:formula="of:=IF([$Input.Y14]=&quot;&quot;;&quot;&quot;;4-[$Input.Y14])">
            <text:p/>
          </table:table-cell>
          <table:table-cell table:style-name="ce69" table:formula="of:=IF([$Input.Z14]=&quot;&quot;;&quot;&quot;;[$Input.Z14]-1)">
            <text:p/>
          </table:table-cell>
          <table:table-cell table:style-name="ce69" table:formula="of:=IF([$Input.AA14]=&quot;&quot;;&quot;&quot;;4-[$Input.AA14])">
            <text:p/>
          </table:table-cell>
          <table:table-cell table:style-name="ce69" table:formula="of:=IF([$Input.AB14]=&quot;&quot;;&quot;&quot;;4-[$Input.AB14])">
            <text:p/>
          </table:table-cell>
          <table:table-cell table:style-name="ce69" table:formula="of:=IF([$Input.AC14]=&quot;&quot;;&quot;&quot;;[$Input.AC14]-1)">
            <text:p/>
          </table:table-cell>
          <table:table-cell table:style-name="ce69" table:formula="of:=IF([$Input.AD14]=&quot;&quot;;&quot;&quot;;4-[$Input.AD14])">
            <text:p/>
          </table:table-cell>
          <table:table-cell table:style-name="ce69" table:formula="of:=IF([$Input.AE14]=&quot;&quot;;&quot;&quot;;4-[$Input.AE14])">
            <text:p/>
          </table:table-cell>
          <table:table-cell table:style-name="ce69" table:formula="of:=IF([$Input.AF14]=&quot;&quot;;&quot;&quot;;4-[$Input.AF14])">
            <text:p/>
          </table:table-cell>
          <table:table-cell table:style-name="ce69" table:formula="of:=IF([$Input.AG14]=&quot;&quot;;&quot;&quot;;[$Input.AG14]-1)">
            <text:p/>
          </table:table-cell>
          <table:table-cell table:style-name="ce69" table:formula="of:=IF([$Input.AH14]=&quot;&quot;;&quot;&quot;;4-[$Input.AH14])">
            <text:p/>
          </table:table-cell>
          <table:table-cell table:style-name="ce69" table:formula="of:=IF([$Input.AI14]=&quot;&quot;;&quot;&quot;;4-[$Input.AI14])">
            <text:p/>
          </table:table-cell>
          <table:table-cell table:style-name="ce69" table:formula="of:=IF([$Input.AJ14]=&quot;&quot;;&quot;&quot;;4-[$Input.AJ14])">
            <text:p/>
          </table:table-cell>
          <table:table-cell table:style-name="ce69" table:formula="of:=IF([$Input.AK14]=&quot;&quot;;&quot;&quot;;[$Input.AK14]-1)">
            <text:p/>
          </table:table-cell>
          <table:table-cell table:style-name="ce69" table:formula="of:=IF([$Input.AL14]=&quot;&quot;;&quot;&quot;;4-[$Input.AL14])">
            <text:p/>
          </table:table-cell>
          <table:table-cell table:style-name="ce69" table:formula="of:=IF([$Input.AM14]=&quot;&quot;;&quot;&quot;;4-[$Input.AM14])">
            <text:p/>
          </table:table-cell>
          <table:table-cell table:style-name="ce69" table:formula="of:=IF([$Input.AN14]=&quot;&quot;;&quot;&quot;;4-[$Input.AN14])">
            <text:p/>
          </table:table-cell>
          <table:table-cell table:style-name="ce82" table:formula="of:=IF(COUNT([.L16:.AO16])&gt;1;SUM([.L16:.AO16])/COUNT([.L16:.AO16]);&quot;X&quot;)" office:value-type="string" office:string-value="X" calcext:value-type="string">
            <text:p>X</text:p>
          </table:table-cell>
          <table:table-cell table:style-name="ce69" table:formula="of:=IF([$Input.AO14]=&quot;&quot;;&quot;&quot;;5-[$Input.AO14])">
            <text:p/>
          </table:table-cell>
          <table:table-cell table:style-name="ce103" table:formula="of:=IF(AND([.$AQ16]=[.AR$4];[.$AQ16]&lt;&gt;&quot;&quot;);1;0)" office:value-type="float" office:value="0" calcext:value-type="float">
            <text:p>0</text:p>
          </table:table-cell>
          <table:table-cell table:style-name="ce103" table:formula="of:=IF(AND([.$AQ16]=[.AS$4];[.$AQ16]&lt;&gt;&quot;&quot;);1;0)" office:value-type="float" office:value="0" calcext:value-type="float">
            <text:p>0</text:p>
          </table:table-cell>
          <table:table-cell table:style-name="ce103" table:formula="of:=IF(AND([.$AQ16]=[.AT$4];[.$AQ16]&lt;&gt;&quot;&quot;);1;0)" office:value-type="float" office:value="0" calcext:value-type="float">
            <text:p>0</text:p>
          </table:table-cell>
          <table:table-cell table:style-name="ce103" table:formula="of:=IF(AND([.$AQ16]=[.AU$4];[.$AQ16]&lt;&gt;&quot;&quot;);1;0)" office:value-type="float" office:value="0" calcext:value-type="float">
            <text:p>0</text:p>
          </table:table-cell>
          <table:table-cell table:style-name="ce103" table:formula="of:=IF(AND([.$AQ16]=[.AV$4];[.$AQ16]&lt;&gt;&quot;&quot;);1;0)" office:value-type="float" office:value="0" calcext:value-type="float">
            <text:p>0</text:p>
          </table:table-cell>
          <table:table-cell table:style-name="ce59" table:formula="of:=[.AW15]+1" office:value-type="float" office:value="12" calcext:value-type="float">
            <text:p>12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6]+1" office:value-type="float" office:value="13" calcext:value-type="float">
            <text:p>13</text:p>
          </table:table-cell>
          <table:table-cell table:style-name="ce69" table:formula="of:=IF([$Input.B15]=&quot;&quot;;&quot;&quot;;4-[$Input.B15])">
            <text:p/>
          </table:table-cell>
          <table:table-cell table:style-name="ce69" table:formula="of:=IF([$Input.C15]=&quot;&quot;;&quot;&quot;;4-[$Input.C15])">
            <text:p/>
          </table:table-cell>
          <table:table-cell table:style-name="ce69" table:formula="of:=IF([$Input.D15]=&quot;&quot;;&quot;&quot;;4-[$Input.D15])">
            <text:p/>
          </table:table-cell>
          <table:table-cell table:style-name="ce69" table:formula="of:=IF([$Input.E15]=&quot;&quot;;&quot;&quot;;4-[$Input.E15])">
            <text:p/>
          </table:table-cell>
          <table:table-cell table:style-name="ce69" table:formula="of:=IF([$Input.F15]=&quot;&quot;;&quot;&quot;;4-[$Input.F15])">
            <text:p/>
          </table:table-cell>
          <table:table-cell table:style-name="ce69" table:formula="of:=IF([$Input.G15]=&quot;&quot;;&quot;&quot;;4-[$Input.G15])">
            <text:p/>
          </table:table-cell>
          <table:table-cell table:style-name="ce69" table:formula="of:=IF([$Input.H15]=&quot;&quot;;&quot;&quot;;4-[$Input.H15])">
            <text:p/>
          </table:table-cell>
          <table:table-cell table:style-name="ce69" table:formula="of:=IF([$Input.I15]=&quot;&quot;;&quot;&quot;;4-[$Input.I15])">
            <text:p/>
          </table:table-cell>
          <table:table-cell table:style-name="ce69" table:formula="of:=IF([$Input.J15]=&quot;&quot;;&quot;&quot;;4-[$Input.J15])">
            <text:p/>
          </table:table-cell>
          <table:table-cell table:style-name="ce82" table:formula="of:=IF(COUNT([.B17:.J17])&gt;1;SUM([.B17:.J17])/COUNT([.B17:.J17]);&quot;X&quot;)" office:value-type="string" office:string-value="X" calcext:value-type="string">
            <text:p>X</text:p>
          </table:table-cell>
          <table:table-cell table:style-name="ce69" table:formula="of:=IF([$Input.K15]=&quot;&quot;;&quot;&quot;;4-[$Input.K15])">
            <text:p/>
          </table:table-cell>
          <table:table-cell table:style-name="ce69" table:formula="of:=IF([$Input.L15]=&quot;&quot;;&quot;&quot;;[$Input.L15]-1)">
            <text:p/>
          </table:table-cell>
          <table:table-cell table:style-name="ce69" table:formula="of:=IF([$Input.M15]=&quot;&quot;;&quot;&quot;;4-[$Input.M15])">
            <text:p/>
          </table:table-cell>
          <table:table-cell table:style-name="ce69" table:formula="of:=IF([$Input.N15]=&quot;&quot;;&quot;&quot;;4-[$Input.N15])">
            <text:p/>
          </table:table-cell>
          <table:table-cell table:style-name="ce69" table:formula="of:=IF([$Input.O15]=&quot;&quot;;&quot;&quot;;[$Input.O15]-1)">
            <text:p/>
          </table:table-cell>
          <table:table-cell table:style-name="ce69" table:formula="of:=IF([$Input.P15]=&quot;&quot;;&quot;&quot;;4-[$Input.P15])">
            <text:p/>
          </table:table-cell>
          <table:table-cell table:style-name="ce69" table:formula="of:=IF([$Input.Q15]=&quot;&quot;;&quot;&quot;;4-[$Input.Q15])">
            <text:p/>
          </table:table-cell>
          <table:table-cell table:style-name="ce69" table:formula="of:=IF([$Input.R15]=&quot;&quot;;&quot;&quot;;[$Input.R15]-1)">
            <text:p/>
          </table:table-cell>
          <table:table-cell table:style-name="ce69" table:formula="of:=IF([$Input.S15]=&quot;&quot;;&quot;&quot;;4-[$Input.S15])">
            <text:p/>
          </table:table-cell>
          <table:table-cell table:style-name="ce69" table:formula="of:=IF([$Input.T15]=&quot;&quot;;&quot;&quot;;[$Input.T15]-1)">
            <text:p/>
          </table:table-cell>
          <table:table-cell table:style-name="ce69" table:formula="of:=IF([$Input.U15]=&quot;&quot;;&quot;&quot;;4-[$Input.U15])">
            <text:p/>
          </table:table-cell>
          <table:table-cell table:style-name="ce69" table:formula="of:=IF([$Input.V15]=&quot;&quot;;&quot;&quot;;4-[$Input.V15])">
            <text:p/>
          </table:table-cell>
          <table:table-cell table:style-name="ce69" table:formula="of:=IF([$Input.W15]=&quot;&quot;;&quot;&quot;;4-[$Input.W15])">
            <text:p/>
          </table:table-cell>
          <table:table-cell table:style-name="ce69" table:formula="of:=IF([$Input.X15]=&quot;&quot;;&quot;&quot;;4-[$Input.X15])">
            <text:p/>
          </table:table-cell>
          <table:table-cell table:style-name="ce69" table:formula="of:=IF([$Input.Y15]=&quot;&quot;;&quot;&quot;;4-[$Input.Y15])">
            <text:p/>
          </table:table-cell>
          <table:table-cell table:style-name="ce69" table:formula="of:=IF([$Input.Z15]=&quot;&quot;;&quot;&quot;;[$Input.Z15]-1)">
            <text:p/>
          </table:table-cell>
          <table:table-cell table:style-name="ce69" table:formula="of:=IF([$Input.AA15]=&quot;&quot;;&quot;&quot;;4-[$Input.AA15])">
            <text:p/>
          </table:table-cell>
          <table:table-cell table:style-name="ce69" table:formula="of:=IF([$Input.AB15]=&quot;&quot;;&quot;&quot;;4-[$Input.AB15])">
            <text:p/>
          </table:table-cell>
          <table:table-cell table:style-name="ce69" table:formula="of:=IF([$Input.AC15]=&quot;&quot;;&quot;&quot;;[$Input.AC15]-1)">
            <text:p/>
          </table:table-cell>
          <table:table-cell table:style-name="ce69" table:formula="of:=IF([$Input.AD15]=&quot;&quot;;&quot;&quot;;4-[$Input.AD15])">
            <text:p/>
          </table:table-cell>
          <table:table-cell table:style-name="ce69" table:formula="of:=IF([$Input.AE15]=&quot;&quot;;&quot;&quot;;4-[$Input.AE15])">
            <text:p/>
          </table:table-cell>
          <table:table-cell table:style-name="ce69" table:formula="of:=IF([$Input.AF15]=&quot;&quot;;&quot;&quot;;4-[$Input.AF15])">
            <text:p/>
          </table:table-cell>
          <table:table-cell table:style-name="ce69" table:formula="of:=IF([$Input.AG15]=&quot;&quot;;&quot;&quot;;[$Input.AG15]-1)">
            <text:p/>
          </table:table-cell>
          <table:table-cell table:style-name="ce69" table:formula="of:=IF([$Input.AH15]=&quot;&quot;;&quot;&quot;;4-[$Input.AH15])">
            <text:p/>
          </table:table-cell>
          <table:table-cell table:style-name="ce69" table:formula="of:=IF([$Input.AI15]=&quot;&quot;;&quot;&quot;;4-[$Input.AI15])">
            <text:p/>
          </table:table-cell>
          <table:table-cell table:style-name="ce69" table:formula="of:=IF([$Input.AJ15]=&quot;&quot;;&quot;&quot;;4-[$Input.AJ15])">
            <text:p/>
          </table:table-cell>
          <table:table-cell table:style-name="ce69" table:formula="of:=IF([$Input.AK15]=&quot;&quot;;&quot;&quot;;[$Input.AK15]-1)">
            <text:p/>
          </table:table-cell>
          <table:table-cell table:style-name="ce69" table:formula="of:=IF([$Input.AL15]=&quot;&quot;;&quot;&quot;;4-[$Input.AL15])">
            <text:p/>
          </table:table-cell>
          <table:table-cell table:style-name="ce69" table:formula="of:=IF([$Input.AM15]=&quot;&quot;;&quot;&quot;;4-[$Input.AM15])">
            <text:p/>
          </table:table-cell>
          <table:table-cell table:style-name="ce69" table:formula="of:=IF([$Input.AN15]=&quot;&quot;;&quot;&quot;;4-[$Input.AN15])">
            <text:p/>
          </table:table-cell>
          <table:table-cell table:style-name="ce82" table:formula="of:=IF(COUNT([.L17:.AO17])&gt;1;SUM([.L17:.AO17])/COUNT([.L17:.AO17]);&quot;X&quot;)" office:value-type="string" office:string-value="X" calcext:value-type="string">
            <text:p>X</text:p>
          </table:table-cell>
          <table:table-cell table:style-name="ce69" table:formula="of:=IF([$Input.AO15]=&quot;&quot;;&quot;&quot;;5-[$Input.AO15])">
            <text:p/>
          </table:table-cell>
          <table:table-cell table:style-name="ce103" table:formula="of:=IF(AND([.$AQ17]=[.AR$4];[.$AQ17]&lt;&gt;&quot;&quot;);1;0)" office:value-type="float" office:value="0" calcext:value-type="float">
            <text:p>0</text:p>
          </table:table-cell>
          <table:table-cell table:style-name="ce103" table:formula="of:=IF(AND([.$AQ17]=[.AS$4];[.$AQ17]&lt;&gt;&quot;&quot;);1;0)" office:value-type="float" office:value="0" calcext:value-type="float">
            <text:p>0</text:p>
          </table:table-cell>
          <table:table-cell table:style-name="ce103" table:formula="of:=IF(AND([.$AQ17]=[.AT$4];[.$AQ17]&lt;&gt;&quot;&quot;);1;0)" office:value-type="float" office:value="0" calcext:value-type="float">
            <text:p>0</text:p>
          </table:table-cell>
          <table:table-cell table:style-name="ce103" table:formula="of:=IF(AND([.$AQ17]=[.AU$4];[.$AQ17]&lt;&gt;&quot;&quot;);1;0)" office:value-type="float" office:value="0" calcext:value-type="float">
            <text:p>0</text:p>
          </table:table-cell>
          <table:table-cell table:style-name="ce103" table:formula="of:=IF(AND([.$AQ17]=[.AV$4];[.$AQ17]&lt;&gt;&quot;&quot;);1;0)" office:value-type="float" office:value="0" calcext:value-type="float">
            <text:p>0</text:p>
          </table:table-cell>
          <table:table-cell table:style-name="ce59" table:formula="of:=[.AW16]+1" office:value-type="float" office:value="13" calcext:value-type="float">
            <text:p>13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7]+1" office:value-type="float" office:value="14" calcext:value-type="float">
            <text:p>14</text:p>
          </table:table-cell>
          <table:table-cell table:style-name="ce69" table:formula="of:=IF([$Input.B16]=&quot;&quot;;&quot;&quot;;4-[$Input.B16])">
            <text:p/>
          </table:table-cell>
          <table:table-cell table:style-name="ce69" table:formula="of:=IF([$Input.C16]=&quot;&quot;;&quot;&quot;;4-[$Input.C16])">
            <text:p/>
          </table:table-cell>
          <table:table-cell table:style-name="ce69" table:formula="of:=IF([$Input.D16]=&quot;&quot;;&quot;&quot;;4-[$Input.D16])">
            <text:p/>
          </table:table-cell>
          <table:table-cell table:style-name="ce69" table:formula="of:=IF([$Input.E16]=&quot;&quot;;&quot;&quot;;4-[$Input.E16])">
            <text:p/>
          </table:table-cell>
          <table:table-cell table:style-name="ce69" table:formula="of:=IF([$Input.F16]=&quot;&quot;;&quot;&quot;;4-[$Input.F16])">
            <text:p/>
          </table:table-cell>
          <table:table-cell table:style-name="ce69" table:formula="of:=IF([$Input.G16]=&quot;&quot;;&quot;&quot;;4-[$Input.G16])">
            <text:p/>
          </table:table-cell>
          <table:table-cell table:style-name="ce69" table:formula="of:=IF([$Input.H16]=&quot;&quot;;&quot;&quot;;4-[$Input.H16])">
            <text:p/>
          </table:table-cell>
          <table:table-cell table:style-name="ce69" table:formula="of:=IF([$Input.I16]=&quot;&quot;;&quot;&quot;;4-[$Input.I16])">
            <text:p/>
          </table:table-cell>
          <table:table-cell table:style-name="ce69" table:formula="of:=IF([$Input.J16]=&quot;&quot;;&quot;&quot;;4-[$Input.J16])">
            <text:p/>
          </table:table-cell>
          <table:table-cell table:style-name="ce82" table:formula="of:=IF(COUNT([.B18:.J18])&gt;1;SUM([.B18:.J18])/COUNT([.B18:.J18]);&quot;X&quot;)" office:value-type="string" office:string-value="X" calcext:value-type="string">
            <text:p>X</text:p>
          </table:table-cell>
          <table:table-cell table:style-name="ce69" table:formula="of:=IF([$Input.K16]=&quot;&quot;;&quot;&quot;;4-[$Input.K16])">
            <text:p/>
          </table:table-cell>
          <table:table-cell table:style-name="ce69" table:formula="of:=IF([$Input.L16]=&quot;&quot;;&quot;&quot;;[$Input.L16]-1)">
            <text:p/>
          </table:table-cell>
          <table:table-cell table:style-name="ce69" table:formula="of:=IF([$Input.M16]=&quot;&quot;;&quot;&quot;;4-[$Input.M16])">
            <text:p/>
          </table:table-cell>
          <table:table-cell table:style-name="ce69" table:formula="of:=IF([$Input.N16]=&quot;&quot;;&quot;&quot;;4-[$Input.N16])">
            <text:p/>
          </table:table-cell>
          <table:table-cell table:style-name="ce69" table:formula="of:=IF([$Input.O16]=&quot;&quot;;&quot;&quot;;[$Input.O16]-1)">
            <text:p/>
          </table:table-cell>
          <table:table-cell table:style-name="ce69" table:formula="of:=IF([$Input.P16]=&quot;&quot;;&quot;&quot;;4-[$Input.P16])">
            <text:p/>
          </table:table-cell>
          <table:table-cell table:style-name="ce69" table:formula="of:=IF([$Input.Q16]=&quot;&quot;;&quot;&quot;;4-[$Input.Q16])">
            <text:p/>
          </table:table-cell>
          <table:table-cell table:style-name="ce69" table:formula="of:=IF([$Input.R16]=&quot;&quot;;&quot;&quot;;[$Input.R16]-1)">
            <text:p/>
          </table:table-cell>
          <table:table-cell table:style-name="ce69" table:formula="of:=IF([$Input.S16]=&quot;&quot;;&quot;&quot;;4-[$Input.S16])">
            <text:p/>
          </table:table-cell>
          <table:table-cell table:style-name="ce69" table:formula="of:=IF([$Input.T16]=&quot;&quot;;&quot;&quot;;[$Input.T16]-1)">
            <text:p/>
          </table:table-cell>
          <table:table-cell table:style-name="ce69" table:formula="of:=IF([$Input.U16]=&quot;&quot;;&quot;&quot;;4-[$Input.U16])">
            <text:p/>
          </table:table-cell>
          <table:table-cell table:style-name="ce69" table:formula="of:=IF([$Input.V16]=&quot;&quot;;&quot;&quot;;4-[$Input.V16])">
            <text:p/>
          </table:table-cell>
          <table:table-cell table:style-name="ce69" table:formula="of:=IF([$Input.W16]=&quot;&quot;;&quot;&quot;;4-[$Input.W16])">
            <text:p/>
          </table:table-cell>
          <table:table-cell table:style-name="ce69" table:formula="of:=IF([$Input.X16]=&quot;&quot;;&quot;&quot;;4-[$Input.X16])">
            <text:p/>
          </table:table-cell>
          <table:table-cell table:style-name="ce69" table:formula="of:=IF([$Input.Y16]=&quot;&quot;;&quot;&quot;;4-[$Input.Y16])">
            <text:p/>
          </table:table-cell>
          <table:table-cell table:style-name="ce69" table:formula="of:=IF([$Input.Z16]=&quot;&quot;;&quot;&quot;;[$Input.Z16]-1)">
            <text:p/>
          </table:table-cell>
          <table:table-cell table:style-name="ce69" table:formula="of:=IF([$Input.AA16]=&quot;&quot;;&quot;&quot;;4-[$Input.AA16])">
            <text:p/>
          </table:table-cell>
          <table:table-cell table:style-name="ce69" table:formula="of:=IF([$Input.AB16]=&quot;&quot;;&quot;&quot;;4-[$Input.AB16])">
            <text:p/>
          </table:table-cell>
          <table:table-cell table:style-name="ce69" table:formula="of:=IF([$Input.AC16]=&quot;&quot;;&quot;&quot;;[$Input.AC16]-1)">
            <text:p/>
          </table:table-cell>
          <table:table-cell table:style-name="ce69" table:formula="of:=IF([$Input.AD16]=&quot;&quot;;&quot;&quot;;4-[$Input.AD16])">
            <text:p/>
          </table:table-cell>
          <table:table-cell table:style-name="ce69" table:formula="of:=IF([$Input.AE16]=&quot;&quot;;&quot;&quot;;4-[$Input.AE16])">
            <text:p/>
          </table:table-cell>
          <table:table-cell table:style-name="ce69" table:formula="of:=IF([$Input.AF16]=&quot;&quot;;&quot;&quot;;4-[$Input.AF16])">
            <text:p/>
          </table:table-cell>
          <table:table-cell table:style-name="ce69" table:formula="of:=IF([$Input.AG16]=&quot;&quot;;&quot;&quot;;[$Input.AG16]-1)">
            <text:p/>
          </table:table-cell>
          <table:table-cell table:style-name="ce69" table:formula="of:=IF([$Input.AH16]=&quot;&quot;;&quot;&quot;;4-[$Input.AH16])">
            <text:p/>
          </table:table-cell>
          <table:table-cell table:style-name="ce69" table:formula="of:=IF([$Input.AI16]=&quot;&quot;;&quot;&quot;;4-[$Input.AI16])">
            <text:p/>
          </table:table-cell>
          <table:table-cell table:style-name="ce69" table:formula="of:=IF([$Input.AJ16]=&quot;&quot;;&quot;&quot;;4-[$Input.AJ16])">
            <text:p/>
          </table:table-cell>
          <table:table-cell table:style-name="ce69" table:formula="of:=IF([$Input.AK16]=&quot;&quot;;&quot;&quot;;[$Input.AK16]-1)">
            <text:p/>
          </table:table-cell>
          <table:table-cell table:style-name="ce69" table:formula="of:=IF([$Input.AL16]=&quot;&quot;;&quot;&quot;;4-[$Input.AL16])">
            <text:p/>
          </table:table-cell>
          <table:table-cell table:style-name="ce69" table:formula="of:=IF([$Input.AM16]=&quot;&quot;;&quot;&quot;;4-[$Input.AM16])">
            <text:p/>
          </table:table-cell>
          <table:table-cell table:style-name="ce69" table:formula="of:=IF([$Input.AN16]=&quot;&quot;;&quot;&quot;;4-[$Input.AN16])">
            <text:p/>
          </table:table-cell>
          <table:table-cell table:style-name="ce82" table:formula="of:=IF(COUNT([.L18:.AO18])&gt;1;SUM([.L18:.AO18])/COUNT([.L18:.AO18]);&quot;X&quot;)" office:value-type="string" office:string-value="X" calcext:value-type="string">
            <text:p>X</text:p>
          </table:table-cell>
          <table:table-cell table:style-name="ce69" table:formula="of:=IF([$Input.AO16]=&quot;&quot;;&quot;&quot;;5-[$Input.AO16])">
            <text:p/>
          </table:table-cell>
          <table:table-cell table:style-name="ce103" table:formula="of:=IF(AND([.$AQ18]=[.AR$4];[.$AQ18]&lt;&gt;&quot;&quot;);1;0)" office:value-type="float" office:value="0" calcext:value-type="float">
            <text:p>0</text:p>
          </table:table-cell>
          <table:table-cell table:style-name="ce103" table:formula="of:=IF(AND([.$AQ18]=[.AS$4];[.$AQ18]&lt;&gt;&quot;&quot;);1;0)" office:value-type="float" office:value="0" calcext:value-type="float">
            <text:p>0</text:p>
          </table:table-cell>
          <table:table-cell table:style-name="ce103" table:formula="of:=IF(AND([.$AQ18]=[.AT$4];[.$AQ18]&lt;&gt;&quot;&quot;);1;0)" office:value-type="float" office:value="0" calcext:value-type="float">
            <text:p>0</text:p>
          </table:table-cell>
          <table:table-cell table:style-name="ce103" table:formula="of:=IF(AND([.$AQ18]=[.AU$4];[.$AQ18]&lt;&gt;&quot;&quot;);1;0)" office:value-type="float" office:value="0" calcext:value-type="float">
            <text:p>0</text:p>
          </table:table-cell>
          <table:table-cell table:style-name="ce103" table:formula="of:=IF(AND([.$AQ18]=[.AV$4];[.$AQ18]&lt;&gt;&quot;&quot;);1;0)" office:value-type="float" office:value="0" calcext:value-type="float">
            <text:p>0</text:p>
          </table:table-cell>
          <table:table-cell table:style-name="ce59" table:formula="of:=[.AW17]+1" office:value-type="float" office:value="14" calcext:value-type="float">
            <text:p>14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8]+1" office:value-type="float" office:value="15" calcext:value-type="float">
            <text:p>15</text:p>
          </table:table-cell>
          <table:table-cell table:style-name="ce69" table:formula="of:=IF([$Input.B17]=&quot;&quot;;&quot;&quot;;4-[$Input.B17])">
            <text:p/>
          </table:table-cell>
          <table:table-cell table:style-name="ce69" table:formula="of:=IF([$Input.C17]=&quot;&quot;;&quot;&quot;;4-[$Input.C17])">
            <text:p/>
          </table:table-cell>
          <table:table-cell table:style-name="ce69" table:formula="of:=IF([$Input.D17]=&quot;&quot;;&quot;&quot;;4-[$Input.D17])">
            <text:p/>
          </table:table-cell>
          <table:table-cell table:style-name="ce69" table:formula="of:=IF([$Input.E17]=&quot;&quot;;&quot;&quot;;4-[$Input.E17])">
            <text:p/>
          </table:table-cell>
          <table:table-cell table:style-name="ce69" table:formula="of:=IF([$Input.F17]=&quot;&quot;;&quot;&quot;;4-[$Input.F17])">
            <text:p/>
          </table:table-cell>
          <table:table-cell table:style-name="ce69" table:formula="of:=IF([$Input.G17]=&quot;&quot;;&quot;&quot;;4-[$Input.G17])">
            <text:p/>
          </table:table-cell>
          <table:table-cell table:style-name="ce69" table:formula="of:=IF([$Input.H17]=&quot;&quot;;&quot;&quot;;4-[$Input.H17])">
            <text:p/>
          </table:table-cell>
          <table:table-cell table:style-name="ce69" table:formula="of:=IF([$Input.I17]=&quot;&quot;;&quot;&quot;;4-[$Input.I17])">
            <text:p/>
          </table:table-cell>
          <table:table-cell table:style-name="ce69" table:formula="of:=IF([$Input.J17]=&quot;&quot;;&quot;&quot;;4-[$Input.J17])">
            <text:p/>
          </table:table-cell>
          <table:table-cell table:style-name="ce82" table:formula="of:=IF(COUNT([.B19:.J19])&gt;1;SUM([.B19:.J19])/COUNT([.B19:.J19]);&quot;X&quot;)" office:value-type="string" office:string-value="X" calcext:value-type="string">
            <text:p>X</text:p>
          </table:table-cell>
          <table:table-cell table:style-name="ce69" table:formula="of:=IF([$Input.K17]=&quot;&quot;;&quot;&quot;;4-[$Input.K17])">
            <text:p/>
          </table:table-cell>
          <table:table-cell table:style-name="ce69" table:formula="of:=IF([$Input.L17]=&quot;&quot;;&quot;&quot;;[$Input.L17]-1)">
            <text:p/>
          </table:table-cell>
          <table:table-cell table:style-name="ce69" table:formula="of:=IF([$Input.M17]=&quot;&quot;;&quot;&quot;;4-[$Input.M17])">
            <text:p/>
          </table:table-cell>
          <table:table-cell table:style-name="ce69" table:formula="of:=IF([$Input.N17]=&quot;&quot;;&quot;&quot;;4-[$Input.N17])">
            <text:p/>
          </table:table-cell>
          <table:table-cell table:style-name="ce69" table:formula="of:=IF([$Input.O17]=&quot;&quot;;&quot;&quot;;[$Input.O17]-1)">
            <text:p/>
          </table:table-cell>
          <table:table-cell table:style-name="ce69" table:formula="of:=IF([$Input.P17]=&quot;&quot;;&quot;&quot;;4-[$Input.P17])">
            <text:p/>
          </table:table-cell>
          <table:table-cell table:style-name="ce69" table:formula="of:=IF([$Input.Q17]=&quot;&quot;;&quot;&quot;;4-[$Input.Q17])">
            <text:p/>
          </table:table-cell>
          <table:table-cell table:style-name="ce69" table:formula="of:=IF([$Input.R17]=&quot;&quot;;&quot;&quot;;[$Input.R17]-1)">
            <text:p/>
          </table:table-cell>
          <table:table-cell table:style-name="ce69" table:formula="of:=IF([$Input.S17]=&quot;&quot;;&quot;&quot;;4-[$Input.S17])">
            <text:p/>
          </table:table-cell>
          <table:table-cell table:style-name="ce69" table:formula="of:=IF([$Input.T17]=&quot;&quot;;&quot;&quot;;[$Input.T17]-1)">
            <text:p/>
          </table:table-cell>
          <table:table-cell table:style-name="ce69" table:formula="of:=IF([$Input.U17]=&quot;&quot;;&quot;&quot;;4-[$Input.U17])">
            <text:p/>
          </table:table-cell>
          <table:table-cell table:style-name="ce69" table:formula="of:=IF([$Input.V17]=&quot;&quot;;&quot;&quot;;4-[$Input.V17])">
            <text:p/>
          </table:table-cell>
          <table:table-cell table:style-name="ce69" table:formula="of:=IF([$Input.W17]=&quot;&quot;;&quot;&quot;;4-[$Input.W17])">
            <text:p/>
          </table:table-cell>
          <table:table-cell table:style-name="ce69" table:formula="of:=IF([$Input.X17]=&quot;&quot;;&quot;&quot;;4-[$Input.X17])">
            <text:p/>
          </table:table-cell>
          <table:table-cell table:style-name="ce69" table:formula="of:=IF([$Input.Y17]=&quot;&quot;;&quot;&quot;;4-[$Input.Y17])">
            <text:p/>
          </table:table-cell>
          <table:table-cell table:style-name="ce69" table:formula="of:=IF([$Input.Z17]=&quot;&quot;;&quot;&quot;;[$Input.Z17]-1)">
            <text:p/>
          </table:table-cell>
          <table:table-cell table:style-name="ce69" table:formula="of:=IF([$Input.AA17]=&quot;&quot;;&quot;&quot;;4-[$Input.AA17])">
            <text:p/>
          </table:table-cell>
          <table:table-cell table:style-name="ce69" table:formula="of:=IF([$Input.AB17]=&quot;&quot;;&quot;&quot;;4-[$Input.AB17])">
            <text:p/>
          </table:table-cell>
          <table:table-cell table:style-name="ce69" table:formula="of:=IF([$Input.AC17]=&quot;&quot;;&quot;&quot;;[$Input.AC17]-1)">
            <text:p/>
          </table:table-cell>
          <table:table-cell table:style-name="ce69" table:formula="of:=IF([$Input.AD17]=&quot;&quot;;&quot;&quot;;4-[$Input.AD17])">
            <text:p/>
          </table:table-cell>
          <table:table-cell table:style-name="ce69" table:formula="of:=IF([$Input.AE17]=&quot;&quot;;&quot;&quot;;4-[$Input.AE17])">
            <text:p/>
          </table:table-cell>
          <table:table-cell table:style-name="ce69" table:formula="of:=IF([$Input.AF17]=&quot;&quot;;&quot;&quot;;4-[$Input.AF17])">
            <text:p/>
          </table:table-cell>
          <table:table-cell table:style-name="ce69" table:formula="of:=IF([$Input.AG17]=&quot;&quot;;&quot;&quot;;[$Input.AG17]-1)">
            <text:p/>
          </table:table-cell>
          <table:table-cell table:style-name="ce69" table:formula="of:=IF([$Input.AH17]=&quot;&quot;;&quot;&quot;;4-[$Input.AH17])">
            <text:p/>
          </table:table-cell>
          <table:table-cell table:style-name="ce69" table:formula="of:=IF([$Input.AI17]=&quot;&quot;;&quot;&quot;;4-[$Input.AI17])">
            <text:p/>
          </table:table-cell>
          <table:table-cell table:style-name="ce69" table:formula="of:=IF([$Input.AJ17]=&quot;&quot;;&quot;&quot;;4-[$Input.AJ17])">
            <text:p/>
          </table:table-cell>
          <table:table-cell table:style-name="ce69" table:formula="of:=IF([$Input.AK17]=&quot;&quot;;&quot;&quot;;[$Input.AK17]-1)">
            <text:p/>
          </table:table-cell>
          <table:table-cell table:style-name="ce69" table:formula="of:=IF([$Input.AL17]=&quot;&quot;;&quot;&quot;;4-[$Input.AL17])">
            <text:p/>
          </table:table-cell>
          <table:table-cell table:style-name="ce69" table:formula="of:=IF([$Input.AM17]=&quot;&quot;;&quot;&quot;;4-[$Input.AM17])">
            <text:p/>
          </table:table-cell>
          <table:table-cell table:style-name="ce69" table:formula="of:=IF([$Input.AN17]=&quot;&quot;;&quot;&quot;;4-[$Input.AN17])">
            <text:p/>
          </table:table-cell>
          <table:table-cell table:style-name="ce82" table:formula="of:=IF(COUNT([.L19:.AO19])&gt;1;SUM([.L19:.AO19])/COUNT([.L19:.AO19]);&quot;X&quot;)" office:value-type="string" office:string-value="X" calcext:value-type="string">
            <text:p>X</text:p>
          </table:table-cell>
          <table:table-cell table:style-name="ce69" table:formula="of:=IF([$Input.AO17]=&quot;&quot;;&quot;&quot;;5-[$Input.AO17])">
            <text:p/>
          </table:table-cell>
          <table:table-cell table:style-name="ce103" table:formula="of:=IF(AND([.$AQ19]=[.AR$4];[.$AQ19]&lt;&gt;&quot;&quot;);1;0)" office:value-type="float" office:value="0" calcext:value-type="float">
            <text:p>0</text:p>
          </table:table-cell>
          <table:table-cell table:style-name="ce103" table:formula="of:=IF(AND([.$AQ19]=[.AS$4];[.$AQ19]&lt;&gt;&quot;&quot;);1;0)" office:value-type="float" office:value="0" calcext:value-type="float">
            <text:p>0</text:p>
          </table:table-cell>
          <table:table-cell table:style-name="ce103" table:formula="of:=IF(AND([.$AQ19]=[.AT$4];[.$AQ19]&lt;&gt;&quot;&quot;);1;0)" office:value-type="float" office:value="0" calcext:value-type="float">
            <text:p>0</text:p>
          </table:table-cell>
          <table:table-cell table:style-name="ce103" table:formula="of:=IF(AND([.$AQ19]=[.AU$4];[.$AQ19]&lt;&gt;&quot;&quot;);1;0)" office:value-type="float" office:value="0" calcext:value-type="float">
            <text:p>0</text:p>
          </table:table-cell>
          <table:table-cell table:style-name="ce103" table:formula="of:=IF(AND([.$AQ19]=[.AV$4];[.$AQ19]&lt;&gt;&quot;&quot;);1;0)" office:value-type="float" office:value="0" calcext:value-type="float">
            <text:p>0</text:p>
          </table:table-cell>
          <table:table-cell table:style-name="ce59" table:formula="of:=[.AW18]+1" office:value-type="float" office:value="15" calcext:value-type="float">
            <text:p>15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19]+1" office:value-type="float" office:value="16" calcext:value-type="float">
            <text:p>16</text:p>
          </table:table-cell>
          <table:table-cell table:style-name="ce69" table:formula="of:=IF([$Input.B18]=&quot;&quot;;&quot;&quot;;4-[$Input.B18])">
            <text:p/>
          </table:table-cell>
          <table:table-cell table:style-name="ce69" table:formula="of:=IF([$Input.C18]=&quot;&quot;;&quot;&quot;;4-[$Input.C18])">
            <text:p/>
          </table:table-cell>
          <table:table-cell table:style-name="ce69" table:formula="of:=IF([$Input.D18]=&quot;&quot;;&quot;&quot;;4-[$Input.D18])">
            <text:p/>
          </table:table-cell>
          <table:table-cell table:style-name="ce69" table:formula="of:=IF([$Input.E18]=&quot;&quot;;&quot;&quot;;4-[$Input.E18])">
            <text:p/>
          </table:table-cell>
          <table:table-cell table:style-name="ce69" table:formula="of:=IF([$Input.F18]=&quot;&quot;;&quot;&quot;;4-[$Input.F18])">
            <text:p/>
          </table:table-cell>
          <table:table-cell table:style-name="ce69" table:formula="of:=IF([$Input.G18]=&quot;&quot;;&quot;&quot;;4-[$Input.G18])">
            <text:p/>
          </table:table-cell>
          <table:table-cell table:style-name="ce69" table:formula="of:=IF([$Input.H18]=&quot;&quot;;&quot;&quot;;4-[$Input.H18])">
            <text:p/>
          </table:table-cell>
          <table:table-cell table:style-name="ce69" table:formula="of:=IF([$Input.I18]=&quot;&quot;;&quot;&quot;;4-[$Input.I18])">
            <text:p/>
          </table:table-cell>
          <table:table-cell table:style-name="ce69" table:formula="of:=IF([$Input.J18]=&quot;&quot;;&quot;&quot;;4-[$Input.J18])">
            <text:p/>
          </table:table-cell>
          <table:table-cell table:style-name="ce82" table:formula="of:=IF(COUNT([.B20:.J20])&gt;1;SUM([.B20:.J20])/COUNT([.B20:.J20]);&quot;X&quot;)" office:value-type="string" office:string-value="X" calcext:value-type="string">
            <text:p>X</text:p>
          </table:table-cell>
          <table:table-cell table:style-name="ce69" table:formula="of:=IF([$Input.K18]=&quot;&quot;;&quot;&quot;;4-[$Input.K18])">
            <text:p/>
          </table:table-cell>
          <table:table-cell table:style-name="ce69" table:formula="of:=IF([$Input.L18]=&quot;&quot;;&quot;&quot;;[$Input.L18]-1)">
            <text:p/>
          </table:table-cell>
          <table:table-cell table:style-name="ce69" table:formula="of:=IF([$Input.M18]=&quot;&quot;;&quot;&quot;;4-[$Input.M18])">
            <text:p/>
          </table:table-cell>
          <table:table-cell table:style-name="ce69" table:formula="of:=IF([$Input.N18]=&quot;&quot;;&quot;&quot;;4-[$Input.N18])">
            <text:p/>
          </table:table-cell>
          <table:table-cell table:style-name="ce69" table:formula="of:=IF([$Input.O18]=&quot;&quot;;&quot;&quot;;[$Input.O18]-1)">
            <text:p/>
          </table:table-cell>
          <table:table-cell table:style-name="ce69" table:formula="of:=IF([$Input.P18]=&quot;&quot;;&quot;&quot;;4-[$Input.P18])">
            <text:p/>
          </table:table-cell>
          <table:table-cell table:style-name="ce69" table:formula="of:=IF([$Input.Q18]=&quot;&quot;;&quot;&quot;;4-[$Input.Q18])">
            <text:p/>
          </table:table-cell>
          <table:table-cell table:style-name="ce69" table:formula="of:=IF([$Input.R18]=&quot;&quot;;&quot;&quot;;[$Input.R18]-1)">
            <text:p/>
          </table:table-cell>
          <table:table-cell table:style-name="ce69" table:formula="of:=IF([$Input.S18]=&quot;&quot;;&quot;&quot;;4-[$Input.S18])">
            <text:p/>
          </table:table-cell>
          <table:table-cell table:style-name="ce69" table:formula="of:=IF([$Input.T18]=&quot;&quot;;&quot;&quot;;[$Input.T18]-1)">
            <text:p/>
          </table:table-cell>
          <table:table-cell table:style-name="ce69" table:formula="of:=IF([$Input.U18]=&quot;&quot;;&quot;&quot;;4-[$Input.U18])">
            <text:p/>
          </table:table-cell>
          <table:table-cell table:style-name="ce69" table:formula="of:=IF([$Input.V18]=&quot;&quot;;&quot;&quot;;4-[$Input.V18])">
            <text:p/>
          </table:table-cell>
          <table:table-cell table:style-name="ce69" table:formula="of:=IF([$Input.W18]=&quot;&quot;;&quot;&quot;;4-[$Input.W18])">
            <text:p/>
          </table:table-cell>
          <table:table-cell table:style-name="ce69" table:formula="of:=IF([$Input.X18]=&quot;&quot;;&quot;&quot;;4-[$Input.X18])">
            <text:p/>
          </table:table-cell>
          <table:table-cell table:style-name="ce69" table:formula="of:=IF([$Input.Y18]=&quot;&quot;;&quot;&quot;;4-[$Input.Y18])">
            <text:p/>
          </table:table-cell>
          <table:table-cell table:style-name="ce69" table:formula="of:=IF([$Input.Z18]=&quot;&quot;;&quot;&quot;;[$Input.Z18]-1)">
            <text:p/>
          </table:table-cell>
          <table:table-cell table:style-name="ce69" table:formula="of:=IF([$Input.AA18]=&quot;&quot;;&quot;&quot;;4-[$Input.AA18])">
            <text:p/>
          </table:table-cell>
          <table:table-cell table:style-name="ce69" table:formula="of:=IF([$Input.AB18]=&quot;&quot;;&quot;&quot;;4-[$Input.AB18])">
            <text:p/>
          </table:table-cell>
          <table:table-cell table:style-name="ce69" table:formula="of:=IF([$Input.AC18]=&quot;&quot;;&quot;&quot;;[$Input.AC18]-1)">
            <text:p/>
          </table:table-cell>
          <table:table-cell table:style-name="ce69" table:formula="of:=IF([$Input.AD18]=&quot;&quot;;&quot;&quot;;4-[$Input.AD18])">
            <text:p/>
          </table:table-cell>
          <table:table-cell table:style-name="ce69" table:formula="of:=IF([$Input.AE18]=&quot;&quot;;&quot;&quot;;4-[$Input.AE18])">
            <text:p/>
          </table:table-cell>
          <table:table-cell table:style-name="ce69" table:formula="of:=IF([$Input.AF18]=&quot;&quot;;&quot;&quot;;4-[$Input.AF18])">
            <text:p/>
          </table:table-cell>
          <table:table-cell table:style-name="ce69" table:formula="of:=IF([$Input.AG18]=&quot;&quot;;&quot;&quot;;[$Input.AG18]-1)">
            <text:p/>
          </table:table-cell>
          <table:table-cell table:style-name="ce69" table:formula="of:=IF([$Input.AH18]=&quot;&quot;;&quot;&quot;;4-[$Input.AH18])">
            <text:p/>
          </table:table-cell>
          <table:table-cell table:style-name="ce69" table:formula="of:=IF([$Input.AI18]=&quot;&quot;;&quot;&quot;;4-[$Input.AI18])">
            <text:p/>
          </table:table-cell>
          <table:table-cell table:style-name="ce69" table:formula="of:=IF([$Input.AJ18]=&quot;&quot;;&quot;&quot;;4-[$Input.AJ18])">
            <text:p/>
          </table:table-cell>
          <table:table-cell table:style-name="ce69" table:formula="of:=IF([$Input.AK18]=&quot;&quot;;&quot;&quot;;[$Input.AK18]-1)">
            <text:p/>
          </table:table-cell>
          <table:table-cell table:style-name="ce69" table:formula="of:=IF([$Input.AL18]=&quot;&quot;;&quot;&quot;;4-[$Input.AL18])">
            <text:p/>
          </table:table-cell>
          <table:table-cell table:style-name="ce69" table:formula="of:=IF([$Input.AM18]=&quot;&quot;;&quot;&quot;;4-[$Input.AM18])">
            <text:p/>
          </table:table-cell>
          <table:table-cell table:style-name="ce69" table:formula="of:=IF([$Input.AN18]=&quot;&quot;;&quot;&quot;;4-[$Input.AN18])">
            <text:p/>
          </table:table-cell>
          <table:table-cell table:style-name="ce82" table:formula="of:=IF(COUNT([.L20:.AO20])&gt;1;SUM([.L20:.AO20])/COUNT([.L20:.AO20]);&quot;X&quot;)" office:value-type="string" office:string-value="X" calcext:value-type="string">
            <text:p>X</text:p>
          </table:table-cell>
          <table:table-cell table:style-name="ce69" table:formula="of:=IF([$Input.AO18]=&quot;&quot;;&quot;&quot;;5-[$Input.AO18])">
            <text:p/>
          </table:table-cell>
          <table:table-cell table:style-name="ce103" table:formula="of:=IF(AND([.$AQ20]=[.AR$4];[.$AQ20]&lt;&gt;&quot;&quot;);1;0)" office:value-type="float" office:value="0" calcext:value-type="float">
            <text:p>0</text:p>
          </table:table-cell>
          <table:table-cell table:style-name="ce103" table:formula="of:=IF(AND([.$AQ20]=[.AS$4];[.$AQ20]&lt;&gt;&quot;&quot;);1;0)" office:value-type="float" office:value="0" calcext:value-type="float">
            <text:p>0</text:p>
          </table:table-cell>
          <table:table-cell table:style-name="ce103" table:formula="of:=IF(AND([.$AQ20]=[.AT$4];[.$AQ20]&lt;&gt;&quot;&quot;);1;0)" office:value-type="float" office:value="0" calcext:value-type="float">
            <text:p>0</text:p>
          </table:table-cell>
          <table:table-cell table:style-name="ce103" table:formula="of:=IF(AND([.$AQ20]=[.AU$4];[.$AQ20]&lt;&gt;&quot;&quot;);1;0)" office:value-type="float" office:value="0" calcext:value-type="float">
            <text:p>0</text:p>
          </table:table-cell>
          <table:table-cell table:style-name="ce103" table:formula="of:=IF(AND([.$AQ20]=[.AV$4];[.$AQ20]&lt;&gt;&quot;&quot;);1;0)" office:value-type="float" office:value="0" calcext:value-type="float">
            <text:p>0</text:p>
          </table:table-cell>
          <table:table-cell table:style-name="ce59" table:formula="of:=[.AW19]+1" office:value-type="float" office:value="16" calcext:value-type="float">
            <text:p>16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0]+1" office:value-type="float" office:value="17" calcext:value-type="float">
            <text:p>17</text:p>
          </table:table-cell>
          <table:table-cell table:style-name="ce69" table:formula="of:=IF([$Input.B19]=&quot;&quot;;&quot;&quot;;4-[$Input.B19])">
            <text:p/>
          </table:table-cell>
          <table:table-cell table:style-name="ce69" table:formula="of:=IF([$Input.C19]=&quot;&quot;;&quot;&quot;;4-[$Input.C19])">
            <text:p/>
          </table:table-cell>
          <table:table-cell table:style-name="ce69" table:formula="of:=IF([$Input.D19]=&quot;&quot;;&quot;&quot;;4-[$Input.D19])">
            <text:p/>
          </table:table-cell>
          <table:table-cell table:style-name="ce69" table:formula="of:=IF([$Input.E19]=&quot;&quot;;&quot;&quot;;4-[$Input.E19])">
            <text:p/>
          </table:table-cell>
          <table:table-cell table:style-name="ce69" table:formula="of:=IF([$Input.F19]=&quot;&quot;;&quot;&quot;;4-[$Input.F19])">
            <text:p/>
          </table:table-cell>
          <table:table-cell table:style-name="ce69" table:formula="of:=IF([$Input.G19]=&quot;&quot;;&quot;&quot;;4-[$Input.G19])">
            <text:p/>
          </table:table-cell>
          <table:table-cell table:style-name="ce69" table:formula="of:=IF([$Input.H19]=&quot;&quot;;&quot;&quot;;4-[$Input.H19])">
            <text:p/>
          </table:table-cell>
          <table:table-cell table:style-name="ce69" table:formula="of:=IF([$Input.I19]=&quot;&quot;;&quot;&quot;;4-[$Input.I19])">
            <text:p/>
          </table:table-cell>
          <table:table-cell table:style-name="ce69" table:formula="of:=IF([$Input.J19]=&quot;&quot;;&quot;&quot;;4-[$Input.J19])">
            <text:p/>
          </table:table-cell>
          <table:table-cell table:style-name="ce82" table:formula="of:=IF(COUNT([.B21:.J21])&gt;1;SUM([.B21:.J21])/COUNT([.B21:.J21]);&quot;X&quot;)" office:value-type="string" office:string-value="X" calcext:value-type="string">
            <text:p>X</text:p>
          </table:table-cell>
          <table:table-cell table:style-name="ce69" table:formula="of:=IF([$Input.K19]=&quot;&quot;;&quot;&quot;;4-[$Input.K19])">
            <text:p/>
          </table:table-cell>
          <table:table-cell table:style-name="ce69" table:formula="of:=IF([$Input.L19]=&quot;&quot;;&quot;&quot;;[$Input.L19]-1)">
            <text:p/>
          </table:table-cell>
          <table:table-cell table:style-name="ce69" table:formula="of:=IF([$Input.M19]=&quot;&quot;;&quot;&quot;;4-[$Input.M19])">
            <text:p/>
          </table:table-cell>
          <table:table-cell table:style-name="ce69" table:formula="of:=IF([$Input.N19]=&quot;&quot;;&quot;&quot;;4-[$Input.N19])">
            <text:p/>
          </table:table-cell>
          <table:table-cell table:style-name="ce69" table:formula="of:=IF([$Input.O19]=&quot;&quot;;&quot;&quot;;[$Input.O19]-1)">
            <text:p/>
          </table:table-cell>
          <table:table-cell table:style-name="ce69" table:formula="of:=IF([$Input.P19]=&quot;&quot;;&quot;&quot;;4-[$Input.P19])">
            <text:p/>
          </table:table-cell>
          <table:table-cell table:style-name="ce69" table:formula="of:=IF([$Input.Q19]=&quot;&quot;;&quot;&quot;;4-[$Input.Q19])">
            <text:p/>
          </table:table-cell>
          <table:table-cell table:style-name="ce69" table:formula="of:=IF([$Input.R19]=&quot;&quot;;&quot;&quot;;[$Input.R19]-1)">
            <text:p/>
          </table:table-cell>
          <table:table-cell table:style-name="ce69" table:formula="of:=IF([$Input.S19]=&quot;&quot;;&quot;&quot;;4-[$Input.S19])">
            <text:p/>
          </table:table-cell>
          <table:table-cell table:style-name="ce69" table:formula="of:=IF([$Input.T19]=&quot;&quot;;&quot;&quot;;[$Input.T19]-1)">
            <text:p/>
          </table:table-cell>
          <table:table-cell table:style-name="ce69" table:formula="of:=IF([$Input.U19]=&quot;&quot;;&quot;&quot;;4-[$Input.U19])">
            <text:p/>
          </table:table-cell>
          <table:table-cell table:style-name="ce69" table:formula="of:=IF([$Input.V19]=&quot;&quot;;&quot;&quot;;4-[$Input.V19])">
            <text:p/>
          </table:table-cell>
          <table:table-cell table:style-name="ce69" table:formula="of:=IF([$Input.W19]=&quot;&quot;;&quot;&quot;;4-[$Input.W19])">
            <text:p/>
          </table:table-cell>
          <table:table-cell table:style-name="ce69" table:formula="of:=IF([$Input.X19]=&quot;&quot;;&quot;&quot;;4-[$Input.X19])">
            <text:p/>
          </table:table-cell>
          <table:table-cell table:style-name="ce69" table:formula="of:=IF([$Input.Y19]=&quot;&quot;;&quot;&quot;;4-[$Input.Y19])">
            <text:p/>
          </table:table-cell>
          <table:table-cell table:style-name="ce69" table:formula="of:=IF([$Input.Z19]=&quot;&quot;;&quot;&quot;;[$Input.Z19]-1)">
            <text:p/>
          </table:table-cell>
          <table:table-cell table:style-name="ce69" table:formula="of:=IF([$Input.AA19]=&quot;&quot;;&quot;&quot;;4-[$Input.AA19])">
            <text:p/>
          </table:table-cell>
          <table:table-cell table:style-name="ce69" table:formula="of:=IF([$Input.AB19]=&quot;&quot;;&quot;&quot;;4-[$Input.AB19])">
            <text:p/>
          </table:table-cell>
          <table:table-cell table:style-name="ce69" table:formula="of:=IF([$Input.AC19]=&quot;&quot;;&quot;&quot;;[$Input.AC19]-1)">
            <text:p/>
          </table:table-cell>
          <table:table-cell table:style-name="ce69" table:formula="of:=IF([$Input.AD19]=&quot;&quot;;&quot;&quot;;4-[$Input.AD19])">
            <text:p/>
          </table:table-cell>
          <table:table-cell table:style-name="ce69" table:formula="of:=IF([$Input.AE19]=&quot;&quot;;&quot;&quot;;4-[$Input.AE19])">
            <text:p/>
          </table:table-cell>
          <table:table-cell table:style-name="ce69" table:formula="of:=IF([$Input.AF19]=&quot;&quot;;&quot;&quot;;4-[$Input.AF19])">
            <text:p/>
          </table:table-cell>
          <table:table-cell table:style-name="ce69" table:formula="of:=IF([$Input.AG19]=&quot;&quot;;&quot;&quot;;[$Input.AG19]-1)">
            <text:p/>
          </table:table-cell>
          <table:table-cell table:style-name="ce69" table:formula="of:=IF([$Input.AH19]=&quot;&quot;;&quot;&quot;;4-[$Input.AH19])">
            <text:p/>
          </table:table-cell>
          <table:table-cell table:style-name="ce69" table:formula="of:=IF([$Input.AI19]=&quot;&quot;;&quot;&quot;;4-[$Input.AI19])">
            <text:p/>
          </table:table-cell>
          <table:table-cell table:style-name="ce69" table:formula="of:=IF([$Input.AJ19]=&quot;&quot;;&quot;&quot;;4-[$Input.AJ19])">
            <text:p/>
          </table:table-cell>
          <table:table-cell table:style-name="ce69" table:formula="of:=IF([$Input.AK19]=&quot;&quot;;&quot;&quot;;[$Input.AK19]-1)">
            <text:p/>
          </table:table-cell>
          <table:table-cell table:style-name="ce69" table:formula="of:=IF([$Input.AL19]=&quot;&quot;;&quot;&quot;;4-[$Input.AL19])">
            <text:p/>
          </table:table-cell>
          <table:table-cell table:style-name="ce69" table:formula="of:=IF([$Input.AM19]=&quot;&quot;;&quot;&quot;;4-[$Input.AM19])">
            <text:p/>
          </table:table-cell>
          <table:table-cell table:style-name="ce69" table:formula="of:=IF([$Input.AN19]=&quot;&quot;;&quot;&quot;;4-[$Input.AN19])">
            <text:p/>
          </table:table-cell>
          <table:table-cell table:style-name="ce82" table:formula="of:=IF(COUNT([.L21:.AO21])&gt;1;SUM([.L21:.AO21])/COUNT([.L21:.AO21]);&quot;X&quot;)" office:value-type="string" office:string-value="X" calcext:value-type="string">
            <text:p>X</text:p>
          </table:table-cell>
          <table:table-cell table:style-name="ce69" table:formula="of:=IF([$Input.AO19]=&quot;&quot;;&quot;&quot;;5-[$Input.AO19])">
            <text:p/>
          </table:table-cell>
          <table:table-cell table:style-name="ce103" table:formula="of:=IF(AND([.$AQ21]=[.AR$4];[.$AQ21]&lt;&gt;&quot;&quot;);1;0)" office:value-type="float" office:value="0" calcext:value-type="float">
            <text:p>0</text:p>
          </table:table-cell>
          <table:table-cell table:style-name="ce103" table:formula="of:=IF(AND([.$AQ21]=[.AS$4];[.$AQ21]&lt;&gt;&quot;&quot;);1;0)" office:value-type="float" office:value="0" calcext:value-type="float">
            <text:p>0</text:p>
          </table:table-cell>
          <table:table-cell table:style-name="ce103" table:formula="of:=IF(AND([.$AQ21]=[.AT$4];[.$AQ21]&lt;&gt;&quot;&quot;);1;0)" office:value-type="float" office:value="0" calcext:value-type="float">
            <text:p>0</text:p>
          </table:table-cell>
          <table:table-cell table:style-name="ce103" table:formula="of:=IF(AND([.$AQ21]=[.AU$4];[.$AQ21]&lt;&gt;&quot;&quot;);1;0)" office:value-type="float" office:value="0" calcext:value-type="float">
            <text:p>0</text:p>
          </table:table-cell>
          <table:table-cell table:style-name="ce103" table:formula="of:=IF(AND([.$AQ21]=[.AV$4];[.$AQ21]&lt;&gt;&quot;&quot;);1;0)" office:value-type="float" office:value="0" calcext:value-type="float">
            <text:p>0</text:p>
          </table:table-cell>
          <table:table-cell table:style-name="ce59" table:formula="of:=[.AW20]+1" office:value-type="float" office:value="17" calcext:value-type="float">
            <text:p>17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1]+1" office:value-type="float" office:value="18" calcext:value-type="float">
            <text:p>18</text:p>
          </table:table-cell>
          <table:table-cell table:style-name="ce69" table:formula="of:=IF([$Input.B20]=&quot;&quot;;&quot;&quot;;4-[$Input.B20])">
            <text:p/>
          </table:table-cell>
          <table:table-cell table:style-name="ce69" table:formula="of:=IF([$Input.C20]=&quot;&quot;;&quot;&quot;;4-[$Input.C20])">
            <text:p/>
          </table:table-cell>
          <table:table-cell table:style-name="ce69" table:formula="of:=IF([$Input.D20]=&quot;&quot;;&quot;&quot;;4-[$Input.D20])">
            <text:p/>
          </table:table-cell>
          <table:table-cell table:style-name="ce69" table:formula="of:=IF([$Input.E20]=&quot;&quot;;&quot;&quot;;4-[$Input.E20])">
            <text:p/>
          </table:table-cell>
          <table:table-cell table:style-name="ce69" table:formula="of:=IF([$Input.F20]=&quot;&quot;;&quot;&quot;;4-[$Input.F20])">
            <text:p/>
          </table:table-cell>
          <table:table-cell table:style-name="ce69" table:formula="of:=IF([$Input.G20]=&quot;&quot;;&quot;&quot;;4-[$Input.G20])">
            <text:p/>
          </table:table-cell>
          <table:table-cell table:style-name="ce69" table:formula="of:=IF([$Input.H20]=&quot;&quot;;&quot;&quot;;4-[$Input.H20])">
            <text:p/>
          </table:table-cell>
          <table:table-cell table:style-name="ce69" table:formula="of:=IF([$Input.I20]=&quot;&quot;;&quot;&quot;;4-[$Input.I20])">
            <text:p/>
          </table:table-cell>
          <table:table-cell table:style-name="ce69" table:formula="of:=IF([$Input.J20]=&quot;&quot;;&quot;&quot;;4-[$Input.J20])">
            <text:p/>
          </table:table-cell>
          <table:table-cell table:style-name="ce82" table:formula="of:=IF(COUNT([.B22:.J22])&gt;1;SUM([.B22:.J22])/COUNT([.B22:.J22]);&quot;X&quot;)" office:value-type="string" office:string-value="X" calcext:value-type="string">
            <text:p>X</text:p>
          </table:table-cell>
          <table:table-cell table:style-name="ce69" table:formula="of:=IF([$Input.K20]=&quot;&quot;;&quot;&quot;;4-[$Input.K20])">
            <text:p/>
          </table:table-cell>
          <table:table-cell table:style-name="ce69" table:formula="of:=IF([$Input.L20]=&quot;&quot;;&quot;&quot;;[$Input.L20]-1)">
            <text:p/>
          </table:table-cell>
          <table:table-cell table:style-name="ce69" table:formula="of:=IF([$Input.M20]=&quot;&quot;;&quot;&quot;;4-[$Input.M20])">
            <text:p/>
          </table:table-cell>
          <table:table-cell table:style-name="ce69" table:formula="of:=IF([$Input.N20]=&quot;&quot;;&quot;&quot;;4-[$Input.N20])">
            <text:p/>
          </table:table-cell>
          <table:table-cell table:style-name="ce69" table:formula="of:=IF([$Input.O20]=&quot;&quot;;&quot;&quot;;[$Input.O20]-1)">
            <text:p/>
          </table:table-cell>
          <table:table-cell table:style-name="ce69" table:formula="of:=IF([$Input.P20]=&quot;&quot;;&quot;&quot;;4-[$Input.P20])">
            <text:p/>
          </table:table-cell>
          <table:table-cell table:style-name="ce69" table:formula="of:=IF([$Input.Q20]=&quot;&quot;;&quot;&quot;;4-[$Input.Q20])">
            <text:p/>
          </table:table-cell>
          <table:table-cell table:style-name="ce69" table:formula="of:=IF([$Input.R20]=&quot;&quot;;&quot;&quot;;[$Input.R20]-1)">
            <text:p/>
          </table:table-cell>
          <table:table-cell table:style-name="ce69" table:formula="of:=IF([$Input.S20]=&quot;&quot;;&quot;&quot;;4-[$Input.S20])">
            <text:p/>
          </table:table-cell>
          <table:table-cell table:style-name="ce69" table:formula="of:=IF([$Input.T20]=&quot;&quot;;&quot;&quot;;[$Input.T20]-1)">
            <text:p/>
          </table:table-cell>
          <table:table-cell table:style-name="ce69" table:formula="of:=IF([$Input.U20]=&quot;&quot;;&quot;&quot;;4-[$Input.U20])">
            <text:p/>
          </table:table-cell>
          <table:table-cell table:style-name="ce69" table:formula="of:=IF([$Input.V20]=&quot;&quot;;&quot;&quot;;4-[$Input.V20])">
            <text:p/>
          </table:table-cell>
          <table:table-cell table:style-name="ce69" table:formula="of:=IF([$Input.W20]=&quot;&quot;;&quot;&quot;;4-[$Input.W20])">
            <text:p/>
          </table:table-cell>
          <table:table-cell table:style-name="ce69" table:formula="of:=IF([$Input.X20]=&quot;&quot;;&quot;&quot;;4-[$Input.X20])">
            <text:p/>
          </table:table-cell>
          <table:table-cell table:style-name="ce69" table:formula="of:=IF([$Input.Y20]=&quot;&quot;;&quot;&quot;;4-[$Input.Y20])">
            <text:p/>
          </table:table-cell>
          <table:table-cell table:style-name="ce69" table:formula="of:=IF([$Input.Z20]=&quot;&quot;;&quot;&quot;;[$Input.Z20]-1)">
            <text:p/>
          </table:table-cell>
          <table:table-cell table:style-name="ce69" table:formula="of:=IF([$Input.AA20]=&quot;&quot;;&quot;&quot;;4-[$Input.AA20])">
            <text:p/>
          </table:table-cell>
          <table:table-cell table:style-name="ce69" table:formula="of:=IF([$Input.AB20]=&quot;&quot;;&quot;&quot;;4-[$Input.AB20])">
            <text:p/>
          </table:table-cell>
          <table:table-cell table:style-name="ce69" table:formula="of:=IF([$Input.AC20]=&quot;&quot;;&quot;&quot;;[$Input.AC20]-1)">
            <text:p/>
          </table:table-cell>
          <table:table-cell table:style-name="ce69" table:formula="of:=IF([$Input.AD20]=&quot;&quot;;&quot;&quot;;4-[$Input.AD20])">
            <text:p/>
          </table:table-cell>
          <table:table-cell table:style-name="ce69" table:formula="of:=IF([$Input.AE20]=&quot;&quot;;&quot;&quot;;4-[$Input.AE20])">
            <text:p/>
          </table:table-cell>
          <table:table-cell table:style-name="ce69" table:formula="of:=IF([$Input.AF20]=&quot;&quot;;&quot;&quot;;4-[$Input.AF20])">
            <text:p/>
          </table:table-cell>
          <table:table-cell table:style-name="ce69" table:formula="of:=IF([$Input.AG20]=&quot;&quot;;&quot;&quot;;[$Input.AG20]-1)">
            <text:p/>
          </table:table-cell>
          <table:table-cell table:style-name="ce69" table:formula="of:=IF([$Input.AH20]=&quot;&quot;;&quot;&quot;;4-[$Input.AH20])">
            <text:p/>
          </table:table-cell>
          <table:table-cell table:style-name="ce69" table:formula="of:=IF([$Input.AI20]=&quot;&quot;;&quot;&quot;;4-[$Input.AI20])">
            <text:p/>
          </table:table-cell>
          <table:table-cell table:style-name="ce69" table:formula="of:=IF([$Input.AJ20]=&quot;&quot;;&quot;&quot;;4-[$Input.AJ20])">
            <text:p/>
          </table:table-cell>
          <table:table-cell table:style-name="ce69" table:formula="of:=IF([$Input.AK20]=&quot;&quot;;&quot;&quot;;[$Input.AK20]-1)">
            <text:p/>
          </table:table-cell>
          <table:table-cell table:style-name="ce69" table:formula="of:=IF([$Input.AL20]=&quot;&quot;;&quot;&quot;;4-[$Input.AL20])">
            <text:p/>
          </table:table-cell>
          <table:table-cell table:style-name="ce69" table:formula="of:=IF([$Input.AM20]=&quot;&quot;;&quot;&quot;;4-[$Input.AM20])">
            <text:p/>
          </table:table-cell>
          <table:table-cell table:style-name="ce69" table:formula="of:=IF([$Input.AN20]=&quot;&quot;;&quot;&quot;;4-[$Input.AN20])">
            <text:p/>
          </table:table-cell>
          <table:table-cell table:style-name="ce82" table:formula="of:=IF(COUNT([.L22:.AO22])&gt;1;SUM([.L22:.AO22])/COUNT([.L22:.AO22]);&quot;X&quot;)" office:value-type="string" office:string-value="X" calcext:value-type="string">
            <text:p>X</text:p>
          </table:table-cell>
          <table:table-cell table:style-name="ce69" table:formula="of:=IF([$Input.AO20]=&quot;&quot;;&quot;&quot;;5-[$Input.AO20])">
            <text:p/>
          </table:table-cell>
          <table:table-cell table:style-name="ce103" table:formula="of:=IF(AND([.$AQ22]=[.AR$4];[.$AQ22]&lt;&gt;&quot;&quot;);1;0)" office:value-type="float" office:value="0" calcext:value-type="float">
            <text:p>0</text:p>
          </table:table-cell>
          <table:table-cell table:style-name="ce103" table:formula="of:=IF(AND([.$AQ22]=[.AS$4];[.$AQ22]&lt;&gt;&quot;&quot;);1;0)" office:value-type="float" office:value="0" calcext:value-type="float">
            <text:p>0</text:p>
          </table:table-cell>
          <table:table-cell table:style-name="ce103" table:formula="of:=IF(AND([.$AQ22]=[.AT$4];[.$AQ22]&lt;&gt;&quot;&quot;);1;0)" office:value-type="float" office:value="0" calcext:value-type="float">
            <text:p>0</text:p>
          </table:table-cell>
          <table:table-cell table:style-name="ce103" table:formula="of:=IF(AND([.$AQ22]=[.AU$4];[.$AQ22]&lt;&gt;&quot;&quot;);1;0)" office:value-type="float" office:value="0" calcext:value-type="float">
            <text:p>0</text:p>
          </table:table-cell>
          <table:table-cell table:style-name="ce103" table:formula="of:=IF(AND([.$AQ22]=[.AV$4];[.$AQ22]&lt;&gt;&quot;&quot;);1;0)" office:value-type="float" office:value="0" calcext:value-type="float">
            <text:p>0</text:p>
          </table:table-cell>
          <table:table-cell table:style-name="ce59" table:formula="of:=[.AW21]+1" office:value-type="float" office:value="18" calcext:value-type="float">
            <text:p>18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2]+1" office:value-type="float" office:value="19" calcext:value-type="float">
            <text:p>19</text:p>
          </table:table-cell>
          <table:table-cell table:style-name="ce69" table:formula="of:=IF([$Input.B21]=&quot;&quot;;&quot;&quot;;4-[$Input.B21])">
            <text:p/>
          </table:table-cell>
          <table:table-cell table:style-name="ce69" table:formula="of:=IF([$Input.C21]=&quot;&quot;;&quot;&quot;;4-[$Input.C21])">
            <text:p/>
          </table:table-cell>
          <table:table-cell table:style-name="ce69" table:formula="of:=IF([$Input.D21]=&quot;&quot;;&quot;&quot;;4-[$Input.D21])">
            <text:p/>
          </table:table-cell>
          <table:table-cell table:style-name="ce69" table:formula="of:=IF([$Input.E21]=&quot;&quot;;&quot;&quot;;4-[$Input.E21])">
            <text:p/>
          </table:table-cell>
          <table:table-cell table:style-name="ce69" table:formula="of:=IF([$Input.F21]=&quot;&quot;;&quot;&quot;;4-[$Input.F21])">
            <text:p/>
          </table:table-cell>
          <table:table-cell table:style-name="ce69" table:formula="of:=IF([$Input.G21]=&quot;&quot;;&quot;&quot;;4-[$Input.G21])">
            <text:p/>
          </table:table-cell>
          <table:table-cell table:style-name="ce69" table:formula="of:=IF([$Input.H21]=&quot;&quot;;&quot;&quot;;4-[$Input.H21])">
            <text:p/>
          </table:table-cell>
          <table:table-cell table:style-name="ce69" table:formula="of:=IF([$Input.I21]=&quot;&quot;;&quot;&quot;;4-[$Input.I21])">
            <text:p/>
          </table:table-cell>
          <table:table-cell table:style-name="ce69" table:formula="of:=IF([$Input.J21]=&quot;&quot;;&quot;&quot;;4-[$Input.J21])">
            <text:p/>
          </table:table-cell>
          <table:table-cell table:style-name="ce82" table:formula="of:=IF(COUNT([.B23:.J23])&gt;1;SUM([.B23:.J23])/COUNT([.B23:.J23]);&quot;X&quot;)" office:value-type="string" office:string-value="X" calcext:value-type="string">
            <text:p>X</text:p>
          </table:table-cell>
          <table:table-cell table:style-name="ce69" table:formula="of:=IF([$Input.K21]=&quot;&quot;;&quot;&quot;;4-[$Input.K21])">
            <text:p/>
          </table:table-cell>
          <table:table-cell table:style-name="ce69" table:formula="of:=IF([$Input.L21]=&quot;&quot;;&quot;&quot;;[$Input.L21]-1)">
            <text:p/>
          </table:table-cell>
          <table:table-cell table:style-name="ce69" table:formula="of:=IF([$Input.M21]=&quot;&quot;;&quot;&quot;;4-[$Input.M21])">
            <text:p/>
          </table:table-cell>
          <table:table-cell table:style-name="ce69" table:formula="of:=IF([$Input.N21]=&quot;&quot;;&quot;&quot;;4-[$Input.N21])">
            <text:p/>
          </table:table-cell>
          <table:table-cell table:style-name="ce69" table:formula="of:=IF([$Input.O21]=&quot;&quot;;&quot;&quot;;[$Input.O21]-1)">
            <text:p/>
          </table:table-cell>
          <table:table-cell table:style-name="ce69" table:formula="of:=IF([$Input.P21]=&quot;&quot;;&quot;&quot;;4-[$Input.P21])">
            <text:p/>
          </table:table-cell>
          <table:table-cell table:style-name="ce69" table:formula="of:=IF([$Input.Q21]=&quot;&quot;;&quot;&quot;;4-[$Input.Q21])">
            <text:p/>
          </table:table-cell>
          <table:table-cell table:style-name="ce69" table:formula="of:=IF([$Input.R21]=&quot;&quot;;&quot;&quot;;[$Input.R21]-1)">
            <text:p/>
          </table:table-cell>
          <table:table-cell table:style-name="ce69" table:formula="of:=IF([$Input.S21]=&quot;&quot;;&quot;&quot;;4-[$Input.S21])">
            <text:p/>
          </table:table-cell>
          <table:table-cell table:style-name="ce69" table:formula="of:=IF([$Input.T21]=&quot;&quot;;&quot;&quot;;[$Input.T21]-1)">
            <text:p/>
          </table:table-cell>
          <table:table-cell table:style-name="ce69" table:formula="of:=IF([$Input.U21]=&quot;&quot;;&quot;&quot;;4-[$Input.U21])">
            <text:p/>
          </table:table-cell>
          <table:table-cell table:style-name="ce69" table:formula="of:=IF([$Input.V21]=&quot;&quot;;&quot;&quot;;4-[$Input.V21])">
            <text:p/>
          </table:table-cell>
          <table:table-cell table:style-name="ce69" table:formula="of:=IF([$Input.W21]=&quot;&quot;;&quot;&quot;;4-[$Input.W21])">
            <text:p/>
          </table:table-cell>
          <table:table-cell table:style-name="ce69" table:formula="of:=IF([$Input.X21]=&quot;&quot;;&quot;&quot;;4-[$Input.X21])">
            <text:p/>
          </table:table-cell>
          <table:table-cell table:style-name="ce69" table:formula="of:=IF([$Input.Y21]=&quot;&quot;;&quot;&quot;;4-[$Input.Y21])">
            <text:p/>
          </table:table-cell>
          <table:table-cell table:style-name="ce69" table:formula="of:=IF([$Input.Z21]=&quot;&quot;;&quot;&quot;;[$Input.Z21]-1)">
            <text:p/>
          </table:table-cell>
          <table:table-cell table:style-name="ce69" table:formula="of:=IF([$Input.AA21]=&quot;&quot;;&quot;&quot;;4-[$Input.AA21])">
            <text:p/>
          </table:table-cell>
          <table:table-cell table:style-name="ce69" table:formula="of:=IF([$Input.AB21]=&quot;&quot;;&quot;&quot;;4-[$Input.AB21])">
            <text:p/>
          </table:table-cell>
          <table:table-cell table:style-name="ce69" table:formula="of:=IF([$Input.AC21]=&quot;&quot;;&quot;&quot;;[$Input.AC21]-1)">
            <text:p/>
          </table:table-cell>
          <table:table-cell table:style-name="ce69" table:formula="of:=IF([$Input.AD21]=&quot;&quot;;&quot;&quot;;4-[$Input.AD21])">
            <text:p/>
          </table:table-cell>
          <table:table-cell table:style-name="ce69" table:formula="of:=IF([$Input.AE21]=&quot;&quot;;&quot;&quot;;4-[$Input.AE21])">
            <text:p/>
          </table:table-cell>
          <table:table-cell table:style-name="ce69" table:formula="of:=IF([$Input.AF21]=&quot;&quot;;&quot;&quot;;4-[$Input.AF21])">
            <text:p/>
          </table:table-cell>
          <table:table-cell table:style-name="ce69" table:formula="of:=IF([$Input.AG21]=&quot;&quot;;&quot;&quot;;[$Input.AG21]-1)">
            <text:p/>
          </table:table-cell>
          <table:table-cell table:style-name="ce69" table:formula="of:=IF([$Input.AH21]=&quot;&quot;;&quot;&quot;;4-[$Input.AH21])">
            <text:p/>
          </table:table-cell>
          <table:table-cell table:style-name="ce69" table:formula="of:=IF([$Input.AI21]=&quot;&quot;;&quot;&quot;;4-[$Input.AI21])">
            <text:p/>
          </table:table-cell>
          <table:table-cell table:style-name="ce69" table:formula="of:=IF([$Input.AJ21]=&quot;&quot;;&quot;&quot;;4-[$Input.AJ21])">
            <text:p/>
          </table:table-cell>
          <table:table-cell table:style-name="ce69" table:formula="of:=IF([$Input.AK21]=&quot;&quot;;&quot;&quot;;[$Input.AK21]-1)">
            <text:p/>
          </table:table-cell>
          <table:table-cell table:style-name="ce69" table:formula="of:=IF([$Input.AL21]=&quot;&quot;;&quot;&quot;;4-[$Input.AL21])">
            <text:p/>
          </table:table-cell>
          <table:table-cell table:style-name="ce69" table:formula="of:=IF([$Input.AM21]=&quot;&quot;;&quot;&quot;;4-[$Input.AM21])">
            <text:p/>
          </table:table-cell>
          <table:table-cell table:style-name="ce69" table:formula="of:=IF([$Input.AN21]=&quot;&quot;;&quot;&quot;;4-[$Input.AN21])">
            <text:p/>
          </table:table-cell>
          <table:table-cell table:style-name="ce82" table:formula="of:=IF(COUNT([.L23:.AO23])&gt;1;SUM([.L23:.AO23])/COUNT([.L23:.AO23]);&quot;X&quot;)" office:value-type="string" office:string-value="X" calcext:value-type="string">
            <text:p>X</text:p>
          </table:table-cell>
          <table:table-cell table:style-name="ce69" table:formula="of:=IF([$Input.AO21]=&quot;&quot;;&quot;&quot;;5-[$Input.AO21])">
            <text:p/>
          </table:table-cell>
          <table:table-cell table:style-name="ce103" table:formula="of:=IF(AND([.$AQ23]=[.AR$4];[.$AQ23]&lt;&gt;&quot;&quot;);1;0)" office:value-type="float" office:value="0" calcext:value-type="float">
            <text:p>0</text:p>
          </table:table-cell>
          <table:table-cell table:style-name="ce103" table:formula="of:=IF(AND([.$AQ23]=[.AS$4];[.$AQ23]&lt;&gt;&quot;&quot;);1;0)" office:value-type="float" office:value="0" calcext:value-type="float">
            <text:p>0</text:p>
          </table:table-cell>
          <table:table-cell table:style-name="ce103" table:formula="of:=IF(AND([.$AQ23]=[.AT$4];[.$AQ23]&lt;&gt;&quot;&quot;);1;0)" office:value-type="float" office:value="0" calcext:value-type="float">
            <text:p>0</text:p>
          </table:table-cell>
          <table:table-cell table:style-name="ce103" table:formula="of:=IF(AND([.$AQ23]=[.AU$4];[.$AQ23]&lt;&gt;&quot;&quot;);1;0)" office:value-type="float" office:value="0" calcext:value-type="float">
            <text:p>0</text:p>
          </table:table-cell>
          <table:table-cell table:style-name="ce103" table:formula="of:=IF(AND([.$AQ23]=[.AV$4];[.$AQ23]&lt;&gt;&quot;&quot;);1;0)" office:value-type="float" office:value="0" calcext:value-type="float">
            <text:p>0</text:p>
          </table:table-cell>
          <table:table-cell table:style-name="ce59" table:formula="of:=[.AW22]+1" office:value-type="float" office:value="19" calcext:value-type="float">
            <text:p>19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3]+1" office:value-type="float" office:value="20" calcext:value-type="float">
            <text:p>20</text:p>
          </table:table-cell>
          <table:table-cell table:style-name="ce69" table:formula="of:=IF([$Input.B22]=&quot;&quot;;&quot;&quot;;4-[$Input.B22])">
            <text:p/>
          </table:table-cell>
          <table:table-cell table:style-name="ce69" table:formula="of:=IF([$Input.C22]=&quot;&quot;;&quot;&quot;;4-[$Input.C22])">
            <text:p/>
          </table:table-cell>
          <table:table-cell table:style-name="ce69" table:formula="of:=IF([$Input.D22]=&quot;&quot;;&quot;&quot;;4-[$Input.D22])">
            <text:p/>
          </table:table-cell>
          <table:table-cell table:style-name="ce69" table:formula="of:=IF([$Input.E22]=&quot;&quot;;&quot;&quot;;4-[$Input.E22])">
            <text:p/>
          </table:table-cell>
          <table:table-cell table:style-name="ce69" table:formula="of:=IF([$Input.F22]=&quot;&quot;;&quot;&quot;;4-[$Input.F22])">
            <text:p/>
          </table:table-cell>
          <table:table-cell table:style-name="ce69" table:formula="of:=IF([$Input.G22]=&quot;&quot;;&quot;&quot;;4-[$Input.G22])">
            <text:p/>
          </table:table-cell>
          <table:table-cell table:style-name="ce69" table:formula="of:=IF([$Input.H22]=&quot;&quot;;&quot;&quot;;4-[$Input.H22])">
            <text:p/>
          </table:table-cell>
          <table:table-cell table:style-name="ce69" table:formula="of:=IF([$Input.I22]=&quot;&quot;;&quot;&quot;;4-[$Input.I22])">
            <text:p/>
          </table:table-cell>
          <table:table-cell table:style-name="ce69" table:formula="of:=IF([$Input.J22]=&quot;&quot;;&quot;&quot;;4-[$Input.J22])">
            <text:p/>
          </table:table-cell>
          <table:table-cell table:style-name="ce82" table:formula="of:=IF(COUNT([.B24:.J24])&gt;1;SUM([.B24:.J24])/COUNT([.B24:.J24]);&quot;X&quot;)" office:value-type="string" office:string-value="X" calcext:value-type="string">
            <text:p>X</text:p>
          </table:table-cell>
          <table:table-cell table:style-name="ce69" table:formula="of:=IF([$Input.K22]=&quot;&quot;;&quot;&quot;;4-[$Input.K22])">
            <text:p/>
          </table:table-cell>
          <table:table-cell table:style-name="ce69" table:formula="of:=IF([$Input.L22]=&quot;&quot;;&quot;&quot;;[$Input.L22]-1)">
            <text:p/>
          </table:table-cell>
          <table:table-cell table:style-name="ce69" table:formula="of:=IF([$Input.M22]=&quot;&quot;;&quot;&quot;;4-[$Input.M22])">
            <text:p/>
          </table:table-cell>
          <table:table-cell table:style-name="ce69" table:formula="of:=IF([$Input.N22]=&quot;&quot;;&quot;&quot;;4-[$Input.N22])">
            <text:p/>
          </table:table-cell>
          <table:table-cell table:style-name="ce69" table:formula="of:=IF([$Input.O22]=&quot;&quot;;&quot;&quot;;[$Input.O22]-1)">
            <text:p/>
          </table:table-cell>
          <table:table-cell table:style-name="ce69" table:formula="of:=IF([$Input.P22]=&quot;&quot;;&quot;&quot;;4-[$Input.P22])">
            <text:p/>
          </table:table-cell>
          <table:table-cell table:style-name="ce69" table:formula="of:=IF([$Input.Q22]=&quot;&quot;;&quot;&quot;;4-[$Input.Q22])">
            <text:p/>
          </table:table-cell>
          <table:table-cell table:style-name="ce69" table:formula="of:=IF([$Input.R22]=&quot;&quot;;&quot;&quot;;[$Input.R22]-1)">
            <text:p/>
          </table:table-cell>
          <table:table-cell table:style-name="ce69" table:formula="of:=IF([$Input.S22]=&quot;&quot;;&quot;&quot;;4-[$Input.S22])">
            <text:p/>
          </table:table-cell>
          <table:table-cell table:style-name="ce69" table:formula="of:=IF([$Input.T22]=&quot;&quot;;&quot;&quot;;[$Input.T22]-1)">
            <text:p/>
          </table:table-cell>
          <table:table-cell table:style-name="ce69" table:formula="of:=IF([$Input.U22]=&quot;&quot;;&quot;&quot;;4-[$Input.U22])">
            <text:p/>
          </table:table-cell>
          <table:table-cell table:style-name="ce69" table:formula="of:=IF([$Input.V22]=&quot;&quot;;&quot;&quot;;4-[$Input.V22])">
            <text:p/>
          </table:table-cell>
          <table:table-cell table:style-name="ce69" table:formula="of:=IF([$Input.W22]=&quot;&quot;;&quot;&quot;;4-[$Input.W22])">
            <text:p/>
          </table:table-cell>
          <table:table-cell table:style-name="ce69" table:formula="of:=IF([$Input.X22]=&quot;&quot;;&quot;&quot;;4-[$Input.X22])">
            <text:p/>
          </table:table-cell>
          <table:table-cell table:style-name="ce69" table:formula="of:=IF([$Input.Y22]=&quot;&quot;;&quot;&quot;;4-[$Input.Y22])">
            <text:p/>
          </table:table-cell>
          <table:table-cell table:style-name="ce69" table:formula="of:=IF([$Input.Z22]=&quot;&quot;;&quot;&quot;;[$Input.Z22]-1)">
            <text:p/>
          </table:table-cell>
          <table:table-cell table:style-name="ce69" table:formula="of:=IF([$Input.AA22]=&quot;&quot;;&quot;&quot;;4-[$Input.AA22])">
            <text:p/>
          </table:table-cell>
          <table:table-cell table:style-name="ce69" table:formula="of:=IF([$Input.AB22]=&quot;&quot;;&quot;&quot;;4-[$Input.AB22])">
            <text:p/>
          </table:table-cell>
          <table:table-cell table:style-name="ce69" table:formula="of:=IF([$Input.AC22]=&quot;&quot;;&quot;&quot;;[$Input.AC22]-1)">
            <text:p/>
          </table:table-cell>
          <table:table-cell table:style-name="ce69" table:formula="of:=IF([$Input.AD22]=&quot;&quot;;&quot;&quot;;4-[$Input.AD22])">
            <text:p/>
          </table:table-cell>
          <table:table-cell table:style-name="ce69" table:formula="of:=IF([$Input.AE22]=&quot;&quot;;&quot;&quot;;4-[$Input.AE22])">
            <text:p/>
          </table:table-cell>
          <table:table-cell table:style-name="ce69" table:formula="of:=IF([$Input.AF22]=&quot;&quot;;&quot;&quot;;4-[$Input.AF22])">
            <text:p/>
          </table:table-cell>
          <table:table-cell table:style-name="ce69" table:formula="of:=IF([$Input.AG22]=&quot;&quot;;&quot;&quot;;[$Input.AG22]-1)">
            <text:p/>
          </table:table-cell>
          <table:table-cell table:style-name="ce69" table:formula="of:=IF([$Input.AH22]=&quot;&quot;;&quot;&quot;;4-[$Input.AH22])">
            <text:p/>
          </table:table-cell>
          <table:table-cell table:style-name="ce69" table:formula="of:=IF([$Input.AI22]=&quot;&quot;;&quot;&quot;;4-[$Input.AI22])">
            <text:p/>
          </table:table-cell>
          <table:table-cell table:style-name="ce69" table:formula="of:=IF([$Input.AJ22]=&quot;&quot;;&quot;&quot;;4-[$Input.AJ22])">
            <text:p/>
          </table:table-cell>
          <table:table-cell table:style-name="ce69" table:formula="of:=IF([$Input.AK22]=&quot;&quot;;&quot;&quot;;[$Input.AK22]-1)">
            <text:p/>
          </table:table-cell>
          <table:table-cell table:style-name="ce69" table:formula="of:=IF([$Input.AL22]=&quot;&quot;;&quot;&quot;;4-[$Input.AL22])">
            <text:p/>
          </table:table-cell>
          <table:table-cell table:style-name="ce69" table:formula="of:=IF([$Input.AM22]=&quot;&quot;;&quot;&quot;;4-[$Input.AM22])">
            <text:p/>
          </table:table-cell>
          <table:table-cell table:style-name="ce69" table:formula="of:=IF([$Input.AN22]=&quot;&quot;;&quot;&quot;;4-[$Input.AN22])">
            <text:p/>
          </table:table-cell>
          <table:table-cell table:style-name="ce82" table:formula="of:=IF(COUNT([.L24:.AO24])&gt;1;SUM([.L24:.AO24])/COUNT([.L24:.AO24]);&quot;X&quot;)" office:value-type="string" office:string-value="X" calcext:value-type="string">
            <text:p>X</text:p>
          </table:table-cell>
          <table:table-cell table:style-name="ce69" table:formula="of:=IF([$Input.AO22]=&quot;&quot;;&quot;&quot;;5-[$Input.AO22])">
            <text:p/>
          </table:table-cell>
          <table:table-cell table:style-name="ce103" table:formula="of:=IF(AND([.$AQ24]=[.AR$4];[.$AQ24]&lt;&gt;&quot;&quot;);1;0)" office:value-type="float" office:value="0" calcext:value-type="float">
            <text:p>0</text:p>
          </table:table-cell>
          <table:table-cell table:style-name="ce103" table:formula="of:=IF(AND([.$AQ24]=[.AS$4];[.$AQ24]&lt;&gt;&quot;&quot;);1;0)" office:value-type="float" office:value="0" calcext:value-type="float">
            <text:p>0</text:p>
          </table:table-cell>
          <table:table-cell table:style-name="ce103" table:formula="of:=IF(AND([.$AQ24]=[.AT$4];[.$AQ24]&lt;&gt;&quot;&quot;);1;0)" office:value-type="float" office:value="0" calcext:value-type="float">
            <text:p>0</text:p>
          </table:table-cell>
          <table:table-cell table:style-name="ce103" table:formula="of:=IF(AND([.$AQ24]=[.AU$4];[.$AQ24]&lt;&gt;&quot;&quot;);1;0)" office:value-type="float" office:value="0" calcext:value-type="float">
            <text:p>0</text:p>
          </table:table-cell>
          <table:table-cell table:style-name="ce103" table:formula="of:=IF(AND([.$AQ24]=[.AV$4];[.$AQ24]&lt;&gt;&quot;&quot;);1;0)" office:value-type="float" office:value="0" calcext:value-type="float">
            <text:p>0</text:p>
          </table:table-cell>
          <table:table-cell table:style-name="ce59" table:formula="of:=[.AW23]+1" office:value-type="float" office:value="20" calcext:value-type="float">
            <text:p>20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4]+1" office:value-type="float" office:value="21" calcext:value-type="float">
            <text:p>21</text:p>
          </table:table-cell>
          <table:table-cell table:style-name="ce69" table:formula="of:=IF([$Input.B23]=&quot;&quot;;&quot;&quot;;4-[$Input.B23])">
            <text:p/>
          </table:table-cell>
          <table:table-cell table:style-name="ce69" table:formula="of:=IF([$Input.C23]=&quot;&quot;;&quot;&quot;;4-[$Input.C23])">
            <text:p/>
          </table:table-cell>
          <table:table-cell table:style-name="ce69" table:formula="of:=IF([$Input.D23]=&quot;&quot;;&quot;&quot;;4-[$Input.D23])">
            <text:p/>
          </table:table-cell>
          <table:table-cell table:style-name="ce69" table:formula="of:=IF([$Input.E23]=&quot;&quot;;&quot;&quot;;4-[$Input.E23])">
            <text:p/>
          </table:table-cell>
          <table:table-cell table:style-name="ce69" table:formula="of:=IF([$Input.F23]=&quot;&quot;;&quot;&quot;;4-[$Input.F23])">
            <text:p/>
          </table:table-cell>
          <table:table-cell table:style-name="ce69" table:formula="of:=IF([$Input.G23]=&quot;&quot;;&quot;&quot;;4-[$Input.G23])">
            <text:p/>
          </table:table-cell>
          <table:table-cell table:style-name="ce69" table:formula="of:=IF([$Input.H23]=&quot;&quot;;&quot;&quot;;4-[$Input.H23])">
            <text:p/>
          </table:table-cell>
          <table:table-cell table:style-name="ce69" table:formula="of:=IF([$Input.I23]=&quot;&quot;;&quot;&quot;;4-[$Input.I23])">
            <text:p/>
          </table:table-cell>
          <table:table-cell table:style-name="ce69" table:formula="of:=IF([$Input.J23]=&quot;&quot;;&quot;&quot;;4-[$Input.J23])">
            <text:p/>
          </table:table-cell>
          <table:table-cell table:style-name="ce82" table:formula="of:=IF(COUNT([.B25:.J25])&gt;1;SUM([.B25:.J25])/COUNT([.B25:.J25]);&quot;X&quot;)" office:value-type="string" office:string-value="X" calcext:value-type="string">
            <text:p>X</text:p>
          </table:table-cell>
          <table:table-cell table:style-name="ce69" table:formula="of:=IF([$Input.K23]=&quot;&quot;;&quot;&quot;;4-[$Input.K23])">
            <text:p/>
          </table:table-cell>
          <table:table-cell table:style-name="ce69" table:formula="of:=IF([$Input.L23]=&quot;&quot;;&quot;&quot;;[$Input.L23]-1)">
            <text:p/>
          </table:table-cell>
          <table:table-cell table:style-name="ce69" table:formula="of:=IF([$Input.M23]=&quot;&quot;;&quot;&quot;;4-[$Input.M23])">
            <text:p/>
          </table:table-cell>
          <table:table-cell table:style-name="ce69" table:formula="of:=IF([$Input.N23]=&quot;&quot;;&quot;&quot;;4-[$Input.N23])">
            <text:p/>
          </table:table-cell>
          <table:table-cell table:style-name="ce69" table:formula="of:=IF([$Input.O23]=&quot;&quot;;&quot;&quot;;[$Input.O23]-1)">
            <text:p/>
          </table:table-cell>
          <table:table-cell table:style-name="ce69" table:formula="of:=IF([$Input.P23]=&quot;&quot;;&quot;&quot;;4-[$Input.P23])">
            <text:p/>
          </table:table-cell>
          <table:table-cell table:style-name="ce69" table:formula="of:=IF([$Input.Q23]=&quot;&quot;;&quot;&quot;;4-[$Input.Q23])">
            <text:p/>
          </table:table-cell>
          <table:table-cell table:style-name="ce69" table:formula="of:=IF([$Input.R23]=&quot;&quot;;&quot;&quot;;[$Input.R23]-1)">
            <text:p/>
          </table:table-cell>
          <table:table-cell table:style-name="ce69" table:formula="of:=IF([$Input.S23]=&quot;&quot;;&quot;&quot;;4-[$Input.S23])">
            <text:p/>
          </table:table-cell>
          <table:table-cell table:style-name="ce69" table:formula="of:=IF([$Input.T23]=&quot;&quot;;&quot;&quot;;[$Input.T23]-1)">
            <text:p/>
          </table:table-cell>
          <table:table-cell table:style-name="ce69" table:formula="of:=IF([$Input.U23]=&quot;&quot;;&quot;&quot;;4-[$Input.U23])">
            <text:p/>
          </table:table-cell>
          <table:table-cell table:style-name="ce69" table:formula="of:=IF([$Input.V23]=&quot;&quot;;&quot;&quot;;4-[$Input.V23])">
            <text:p/>
          </table:table-cell>
          <table:table-cell table:style-name="ce69" table:formula="of:=IF([$Input.W23]=&quot;&quot;;&quot;&quot;;4-[$Input.W23])">
            <text:p/>
          </table:table-cell>
          <table:table-cell table:style-name="ce69" table:formula="of:=IF([$Input.X23]=&quot;&quot;;&quot;&quot;;4-[$Input.X23])">
            <text:p/>
          </table:table-cell>
          <table:table-cell table:style-name="ce69" table:formula="of:=IF([$Input.Y23]=&quot;&quot;;&quot;&quot;;4-[$Input.Y23])">
            <text:p/>
          </table:table-cell>
          <table:table-cell table:style-name="ce69" table:formula="of:=IF([$Input.Z23]=&quot;&quot;;&quot;&quot;;[$Input.Z23]-1)">
            <text:p/>
          </table:table-cell>
          <table:table-cell table:style-name="ce69" table:formula="of:=IF([$Input.AA23]=&quot;&quot;;&quot;&quot;;4-[$Input.AA23])">
            <text:p/>
          </table:table-cell>
          <table:table-cell table:style-name="ce69" table:formula="of:=IF([$Input.AB23]=&quot;&quot;;&quot;&quot;;4-[$Input.AB23])">
            <text:p/>
          </table:table-cell>
          <table:table-cell table:style-name="ce69" table:formula="of:=IF([$Input.AC23]=&quot;&quot;;&quot;&quot;;[$Input.AC23]-1)">
            <text:p/>
          </table:table-cell>
          <table:table-cell table:style-name="ce69" table:formula="of:=IF([$Input.AD23]=&quot;&quot;;&quot;&quot;;4-[$Input.AD23])">
            <text:p/>
          </table:table-cell>
          <table:table-cell table:style-name="ce69" table:formula="of:=IF([$Input.AE23]=&quot;&quot;;&quot;&quot;;4-[$Input.AE23])">
            <text:p/>
          </table:table-cell>
          <table:table-cell table:style-name="ce69" table:formula="of:=IF([$Input.AF23]=&quot;&quot;;&quot;&quot;;4-[$Input.AF23])">
            <text:p/>
          </table:table-cell>
          <table:table-cell table:style-name="ce69" table:formula="of:=IF([$Input.AG23]=&quot;&quot;;&quot;&quot;;[$Input.AG23]-1)">
            <text:p/>
          </table:table-cell>
          <table:table-cell table:style-name="ce69" table:formula="of:=IF([$Input.AH23]=&quot;&quot;;&quot;&quot;;4-[$Input.AH23])">
            <text:p/>
          </table:table-cell>
          <table:table-cell table:style-name="ce69" table:formula="of:=IF([$Input.AI23]=&quot;&quot;;&quot;&quot;;4-[$Input.AI23])">
            <text:p/>
          </table:table-cell>
          <table:table-cell table:style-name="ce69" table:formula="of:=IF([$Input.AJ23]=&quot;&quot;;&quot;&quot;;4-[$Input.AJ23])">
            <text:p/>
          </table:table-cell>
          <table:table-cell table:style-name="ce69" table:formula="of:=IF([$Input.AK23]=&quot;&quot;;&quot;&quot;;[$Input.AK23]-1)">
            <text:p/>
          </table:table-cell>
          <table:table-cell table:style-name="ce69" table:formula="of:=IF([$Input.AL23]=&quot;&quot;;&quot;&quot;;4-[$Input.AL23])">
            <text:p/>
          </table:table-cell>
          <table:table-cell table:style-name="ce69" table:formula="of:=IF([$Input.AM23]=&quot;&quot;;&quot;&quot;;4-[$Input.AM23])">
            <text:p/>
          </table:table-cell>
          <table:table-cell table:style-name="ce69" table:formula="of:=IF([$Input.AN23]=&quot;&quot;;&quot;&quot;;4-[$Input.AN23])">
            <text:p/>
          </table:table-cell>
          <table:table-cell table:style-name="ce82" table:formula="of:=IF(COUNT([.L25:.AO25])&gt;1;SUM([.L25:.AO25])/COUNT([.L25:.AO25]);&quot;X&quot;)" office:value-type="string" office:string-value="X" calcext:value-type="string">
            <text:p>X</text:p>
          </table:table-cell>
          <table:table-cell table:style-name="ce69" table:formula="of:=IF([$Input.AO23]=&quot;&quot;;&quot;&quot;;5-[$Input.AO23])">
            <text:p/>
          </table:table-cell>
          <table:table-cell table:style-name="ce103" table:formula="of:=IF(AND([.$AQ25]=[.AR$4];[.$AQ25]&lt;&gt;&quot;&quot;);1;0)" office:value-type="float" office:value="0" calcext:value-type="float">
            <text:p>0</text:p>
          </table:table-cell>
          <table:table-cell table:style-name="ce103" table:formula="of:=IF(AND([.$AQ25]=[.AS$4];[.$AQ25]&lt;&gt;&quot;&quot;);1;0)" office:value-type="float" office:value="0" calcext:value-type="float">
            <text:p>0</text:p>
          </table:table-cell>
          <table:table-cell table:style-name="ce103" table:formula="of:=IF(AND([.$AQ25]=[.AT$4];[.$AQ25]&lt;&gt;&quot;&quot;);1;0)" office:value-type="float" office:value="0" calcext:value-type="float">
            <text:p>0</text:p>
          </table:table-cell>
          <table:table-cell table:style-name="ce103" table:formula="of:=IF(AND([.$AQ25]=[.AU$4];[.$AQ25]&lt;&gt;&quot;&quot;);1;0)" office:value-type="float" office:value="0" calcext:value-type="float">
            <text:p>0</text:p>
          </table:table-cell>
          <table:table-cell table:style-name="ce103" table:formula="of:=IF(AND([.$AQ25]=[.AV$4];[.$AQ25]&lt;&gt;&quot;&quot;);1;0)" office:value-type="float" office:value="0" calcext:value-type="float">
            <text:p>0</text:p>
          </table:table-cell>
          <table:table-cell table:style-name="ce59" table:formula="of:=[.AW24]+1" office:value-type="float" office:value="21" calcext:value-type="float">
            <text:p>21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5]+1" office:value-type="float" office:value="22" calcext:value-type="float">
            <text:p>22</text:p>
          </table:table-cell>
          <table:table-cell table:style-name="ce69" table:formula="of:=IF([$Input.B24]=&quot;&quot;;&quot;&quot;;4-[$Input.B24])">
            <text:p/>
          </table:table-cell>
          <table:table-cell table:style-name="ce69" table:formula="of:=IF([$Input.C24]=&quot;&quot;;&quot;&quot;;4-[$Input.C24])">
            <text:p/>
          </table:table-cell>
          <table:table-cell table:style-name="ce69" table:formula="of:=IF([$Input.D24]=&quot;&quot;;&quot;&quot;;4-[$Input.D24])">
            <text:p/>
          </table:table-cell>
          <table:table-cell table:style-name="ce69" table:formula="of:=IF([$Input.E24]=&quot;&quot;;&quot;&quot;;4-[$Input.E24])">
            <text:p/>
          </table:table-cell>
          <table:table-cell table:style-name="ce69" table:formula="of:=IF([$Input.F24]=&quot;&quot;;&quot;&quot;;4-[$Input.F24])">
            <text:p/>
          </table:table-cell>
          <table:table-cell table:style-name="ce69" table:formula="of:=IF([$Input.G24]=&quot;&quot;;&quot;&quot;;4-[$Input.G24])">
            <text:p/>
          </table:table-cell>
          <table:table-cell table:style-name="ce69" table:formula="of:=IF([$Input.H24]=&quot;&quot;;&quot;&quot;;4-[$Input.H24])">
            <text:p/>
          </table:table-cell>
          <table:table-cell table:style-name="ce69" table:formula="of:=IF([$Input.I24]=&quot;&quot;;&quot;&quot;;4-[$Input.I24])">
            <text:p/>
          </table:table-cell>
          <table:table-cell table:style-name="ce69" table:formula="of:=IF([$Input.J24]=&quot;&quot;;&quot;&quot;;4-[$Input.J24])">
            <text:p/>
          </table:table-cell>
          <table:table-cell table:style-name="ce82" table:formula="of:=IF(COUNT([.B26:.J26])&gt;1;SUM([.B26:.J26])/COUNT([.B26:.J26]);&quot;X&quot;)" office:value-type="string" office:string-value="X" calcext:value-type="string">
            <text:p>X</text:p>
          </table:table-cell>
          <table:table-cell table:style-name="ce69" table:formula="of:=IF([$Input.K24]=&quot;&quot;;&quot;&quot;;4-[$Input.K24])">
            <text:p/>
          </table:table-cell>
          <table:table-cell table:style-name="ce69" table:formula="of:=IF([$Input.L24]=&quot;&quot;;&quot;&quot;;[$Input.L24]-1)">
            <text:p/>
          </table:table-cell>
          <table:table-cell table:style-name="ce69" table:formula="of:=IF([$Input.M24]=&quot;&quot;;&quot;&quot;;4-[$Input.M24])">
            <text:p/>
          </table:table-cell>
          <table:table-cell table:style-name="ce69" table:formula="of:=IF([$Input.N24]=&quot;&quot;;&quot;&quot;;4-[$Input.N24])">
            <text:p/>
          </table:table-cell>
          <table:table-cell table:style-name="ce69" table:formula="of:=IF([$Input.O24]=&quot;&quot;;&quot;&quot;;[$Input.O24]-1)">
            <text:p/>
          </table:table-cell>
          <table:table-cell table:style-name="ce69" table:formula="of:=IF([$Input.P24]=&quot;&quot;;&quot;&quot;;4-[$Input.P24])">
            <text:p/>
          </table:table-cell>
          <table:table-cell table:style-name="ce69" table:formula="of:=IF([$Input.Q24]=&quot;&quot;;&quot;&quot;;4-[$Input.Q24])">
            <text:p/>
          </table:table-cell>
          <table:table-cell table:style-name="ce69" table:formula="of:=IF([$Input.R24]=&quot;&quot;;&quot;&quot;;[$Input.R24]-1)">
            <text:p/>
          </table:table-cell>
          <table:table-cell table:style-name="ce69" table:formula="of:=IF([$Input.S24]=&quot;&quot;;&quot;&quot;;4-[$Input.S24])">
            <text:p/>
          </table:table-cell>
          <table:table-cell table:style-name="ce69" table:formula="of:=IF([$Input.T24]=&quot;&quot;;&quot;&quot;;[$Input.T24]-1)">
            <text:p/>
          </table:table-cell>
          <table:table-cell table:style-name="ce69" table:formula="of:=IF([$Input.U24]=&quot;&quot;;&quot;&quot;;4-[$Input.U24])">
            <text:p/>
          </table:table-cell>
          <table:table-cell table:style-name="ce69" table:formula="of:=IF([$Input.V24]=&quot;&quot;;&quot;&quot;;4-[$Input.V24])">
            <text:p/>
          </table:table-cell>
          <table:table-cell table:style-name="ce69" table:formula="of:=IF([$Input.W24]=&quot;&quot;;&quot;&quot;;4-[$Input.W24])">
            <text:p/>
          </table:table-cell>
          <table:table-cell table:style-name="ce69" table:formula="of:=IF([$Input.X24]=&quot;&quot;;&quot;&quot;;4-[$Input.X24])">
            <text:p/>
          </table:table-cell>
          <table:table-cell table:style-name="ce69" table:formula="of:=IF([$Input.Y24]=&quot;&quot;;&quot;&quot;;4-[$Input.Y24])">
            <text:p/>
          </table:table-cell>
          <table:table-cell table:style-name="ce69" table:formula="of:=IF([$Input.Z24]=&quot;&quot;;&quot;&quot;;[$Input.Z24]-1)">
            <text:p/>
          </table:table-cell>
          <table:table-cell table:style-name="ce69" table:formula="of:=IF([$Input.AA24]=&quot;&quot;;&quot;&quot;;4-[$Input.AA24])">
            <text:p/>
          </table:table-cell>
          <table:table-cell table:style-name="ce69" table:formula="of:=IF([$Input.AB24]=&quot;&quot;;&quot;&quot;;4-[$Input.AB24])">
            <text:p/>
          </table:table-cell>
          <table:table-cell table:style-name="ce69" table:formula="of:=IF([$Input.AC24]=&quot;&quot;;&quot;&quot;;[$Input.AC24]-1)">
            <text:p/>
          </table:table-cell>
          <table:table-cell table:style-name="ce69" table:formula="of:=IF([$Input.AD24]=&quot;&quot;;&quot;&quot;;4-[$Input.AD24])">
            <text:p/>
          </table:table-cell>
          <table:table-cell table:style-name="ce69" table:formula="of:=IF([$Input.AE24]=&quot;&quot;;&quot;&quot;;4-[$Input.AE24])">
            <text:p/>
          </table:table-cell>
          <table:table-cell table:style-name="ce69" table:formula="of:=IF([$Input.AF24]=&quot;&quot;;&quot;&quot;;4-[$Input.AF24])">
            <text:p/>
          </table:table-cell>
          <table:table-cell table:style-name="ce69" table:formula="of:=IF([$Input.AG24]=&quot;&quot;;&quot;&quot;;[$Input.AG24]-1)">
            <text:p/>
          </table:table-cell>
          <table:table-cell table:style-name="ce69" table:formula="of:=IF([$Input.AH24]=&quot;&quot;;&quot;&quot;;4-[$Input.AH24])">
            <text:p/>
          </table:table-cell>
          <table:table-cell table:style-name="ce69" table:formula="of:=IF([$Input.AI24]=&quot;&quot;;&quot;&quot;;4-[$Input.AI24])">
            <text:p/>
          </table:table-cell>
          <table:table-cell table:style-name="ce69" table:formula="of:=IF([$Input.AJ24]=&quot;&quot;;&quot;&quot;;4-[$Input.AJ24])">
            <text:p/>
          </table:table-cell>
          <table:table-cell table:style-name="ce69" table:formula="of:=IF([$Input.AK24]=&quot;&quot;;&quot;&quot;;[$Input.AK24]-1)">
            <text:p/>
          </table:table-cell>
          <table:table-cell table:style-name="ce69" table:formula="of:=IF([$Input.AL24]=&quot;&quot;;&quot;&quot;;4-[$Input.AL24])">
            <text:p/>
          </table:table-cell>
          <table:table-cell table:style-name="ce69" table:formula="of:=IF([$Input.AM24]=&quot;&quot;;&quot;&quot;;4-[$Input.AM24])">
            <text:p/>
          </table:table-cell>
          <table:table-cell table:style-name="ce69" table:formula="of:=IF([$Input.AN24]=&quot;&quot;;&quot;&quot;;4-[$Input.AN24])">
            <text:p/>
          </table:table-cell>
          <table:table-cell table:style-name="ce82" table:formula="of:=IF(COUNT([.L26:.AO26])&gt;1;SUM([.L26:.AO26])/COUNT([.L26:.AO26]);&quot;X&quot;)" office:value-type="string" office:string-value="X" calcext:value-type="string">
            <text:p>X</text:p>
          </table:table-cell>
          <table:table-cell table:style-name="ce69" table:formula="of:=IF([$Input.AO24]=&quot;&quot;;&quot;&quot;;5-[$Input.AO24])">
            <text:p/>
          </table:table-cell>
          <table:table-cell table:style-name="ce103" table:formula="of:=IF(AND([.$AQ26]=[.AR$4];[.$AQ26]&lt;&gt;&quot;&quot;);1;0)" office:value-type="float" office:value="0" calcext:value-type="float">
            <text:p>0</text:p>
          </table:table-cell>
          <table:table-cell table:style-name="ce103" table:formula="of:=IF(AND([.$AQ26]=[.AS$4];[.$AQ26]&lt;&gt;&quot;&quot;);1;0)" office:value-type="float" office:value="0" calcext:value-type="float">
            <text:p>0</text:p>
          </table:table-cell>
          <table:table-cell table:style-name="ce103" table:formula="of:=IF(AND([.$AQ26]=[.AT$4];[.$AQ26]&lt;&gt;&quot;&quot;);1;0)" office:value-type="float" office:value="0" calcext:value-type="float">
            <text:p>0</text:p>
          </table:table-cell>
          <table:table-cell table:style-name="ce103" table:formula="of:=IF(AND([.$AQ26]=[.AU$4];[.$AQ26]&lt;&gt;&quot;&quot;);1;0)" office:value-type="float" office:value="0" calcext:value-type="float">
            <text:p>0</text:p>
          </table:table-cell>
          <table:table-cell table:style-name="ce103" table:formula="of:=IF(AND([.$AQ26]=[.AV$4];[.$AQ26]&lt;&gt;&quot;&quot;);1;0)" office:value-type="float" office:value="0" calcext:value-type="float">
            <text:p>0</text:p>
          </table:table-cell>
          <table:table-cell table:style-name="ce59" table:formula="of:=[.AW25]+1" office:value-type="float" office:value="22" calcext:value-type="float">
            <text:p>22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6]+1" office:value-type="float" office:value="23" calcext:value-type="float">
            <text:p>23</text:p>
          </table:table-cell>
          <table:table-cell table:style-name="ce69" table:formula="of:=IF([$Input.B25]=&quot;&quot;;&quot;&quot;;4-[$Input.B25])">
            <text:p/>
          </table:table-cell>
          <table:table-cell table:style-name="ce69" table:formula="of:=IF([$Input.C25]=&quot;&quot;;&quot;&quot;;4-[$Input.C25])">
            <text:p/>
          </table:table-cell>
          <table:table-cell table:style-name="ce69" table:formula="of:=IF([$Input.D25]=&quot;&quot;;&quot;&quot;;4-[$Input.D25])">
            <text:p/>
          </table:table-cell>
          <table:table-cell table:style-name="ce69" table:formula="of:=IF([$Input.E25]=&quot;&quot;;&quot;&quot;;4-[$Input.E25])">
            <text:p/>
          </table:table-cell>
          <table:table-cell table:style-name="ce69" table:formula="of:=IF([$Input.F25]=&quot;&quot;;&quot;&quot;;4-[$Input.F25])">
            <text:p/>
          </table:table-cell>
          <table:table-cell table:style-name="ce69" table:formula="of:=IF([$Input.G25]=&quot;&quot;;&quot;&quot;;4-[$Input.G25])">
            <text:p/>
          </table:table-cell>
          <table:table-cell table:style-name="ce69" table:formula="of:=IF([$Input.H25]=&quot;&quot;;&quot;&quot;;4-[$Input.H25])">
            <text:p/>
          </table:table-cell>
          <table:table-cell table:style-name="ce69" table:formula="of:=IF([$Input.I25]=&quot;&quot;;&quot;&quot;;4-[$Input.I25])">
            <text:p/>
          </table:table-cell>
          <table:table-cell table:style-name="ce69" table:formula="of:=IF([$Input.J25]=&quot;&quot;;&quot;&quot;;4-[$Input.J25])">
            <text:p/>
          </table:table-cell>
          <table:table-cell table:style-name="ce82" table:formula="of:=IF(COUNT([.B27:.J27])&gt;1;SUM([.B27:.J27])/COUNT([.B27:.J27]);&quot;X&quot;)" office:value-type="string" office:string-value="X" calcext:value-type="string">
            <text:p>X</text:p>
          </table:table-cell>
          <table:table-cell table:style-name="ce69" table:formula="of:=IF([$Input.K25]=&quot;&quot;;&quot;&quot;;4-[$Input.K25])">
            <text:p/>
          </table:table-cell>
          <table:table-cell table:style-name="ce69" table:formula="of:=IF([$Input.L25]=&quot;&quot;;&quot;&quot;;[$Input.L25]-1)">
            <text:p/>
          </table:table-cell>
          <table:table-cell table:style-name="ce69" table:formula="of:=IF([$Input.M25]=&quot;&quot;;&quot;&quot;;4-[$Input.M25])">
            <text:p/>
          </table:table-cell>
          <table:table-cell table:style-name="ce69" table:formula="of:=IF([$Input.N25]=&quot;&quot;;&quot;&quot;;4-[$Input.N25])">
            <text:p/>
          </table:table-cell>
          <table:table-cell table:style-name="ce69" table:formula="of:=IF([$Input.O25]=&quot;&quot;;&quot;&quot;;[$Input.O25]-1)">
            <text:p/>
          </table:table-cell>
          <table:table-cell table:style-name="ce69" table:formula="of:=IF([$Input.P25]=&quot;&quot;;&quot;&quot;;4-[$Input.P25])">
            <text:p/>
          </table:table-cell>
          <table:table-cell table:style-name="ce69" table:formula="of:=IF([$Input.Q25]=&quot;&quot;;&quot;&quot;;4-[$Input.Q25])">
            <text:p/>
          </table:table-cell>
          <table:table-cell table:style-name="ce69" table:formula="of:=IF([$Input.R25]=&quot;&quot;;&quot;&quot;;[$Input.R25]-1)">
            <text:p/>
          </table:table-cell>
          <table:table-cell table:style-name="ce69" table:formula="of:=IF([$Input.S25]=&quot;&quot;;&quot;&quot;;4-[$Input.S25])">
            <text:p/>
          </table:table-cell>
          <table:table-cell table:style-name="ce69" table:formula="of:=IF([$Input.T25]=&quot;&quot;;&quot;&quot;;[$Input.T25]-1)">
            <text:p/>
          </table:table-cell>
          <table:table-cell table:style-name="ce69" table:formula="of:=IF([$Input.U25]=&quot;&quot;;&quot;&quot;;4-[$Input.U25])">
            <text:p/>
          </table:table-cell>
          <table:table-cell table:style-name="ce69" table:formula="of:=IF([$Input.V25]=&quot;&quot;;&quot;&quot;;4-[$Input.V25])">
            <text:p/>
          </table:table-cell>
          <table:table-cell table:style-name="ce69" table:formula="of:=IF([$Input.W25]=&quot;&quot;;&quot;&quot;;4-[$Input.W25])">
            <text:p/>
          </table:table-cell>
          <table:table-cell table:style-name="ce69" table:formula="of:=IF([$Input.X25]=&quot;&quot;;&quot;&quot;;4-[$Input.X25])">
            <text:p/>
          </table:table-cell>
          <table:table-cell table:style-name="ce69" table:formula="of:=IF([$Input.Y25]=&quot;&quot;;&quot;&quot;;4-[$Input.Y25])">
            <text:p/>
          </table:table-cell>
          <table:table-cell table:style-name="ce69" table:formula="of:=IF([$Input.Z25]=&quot;&quot;;&quot;&quot;;[$Input.Z25]-1)">
            <text:p/>
          </table:table-cell>
          <table:table-cell table:style-name="ce69" table:formula="of:=IF([$Input.AA25]=&quot;&quot;;&quot;&quot;;4-[$Input.AA25])">
            <text:p/>
          </table:table-cell>
          <table:table-cell table:style-name="ce69" table:formula="of:=IF([$Input.AB25]=&quot;&quot;;&quot;&quot;;4-[$Input.AB25])">
            <text:p/>
          </table:table-cell>
          <table:table-cell table:style-name="ce69" table:formula="of:=IF([$Input.AC25]=&quot;&quot;;&quot;&quot;;[$Input.AC25]-1)">
            <text:p/>
          </table:table-cell>
          <table:table-cell table:style-name="ce69" table:formula="of:=IF([$Input.AD25]=&quot;&quot;;&quot;&quot;;4-[$Input.AD25])">
            <text:p/>
          </table:table-cell>
          <table:table-cell table:style-name="ce69" table:formula="of:=IF([$Input.AE25]=&quot;&quot;;&quot;&quot;;4-[$Input.AE25])">
            <text:p/>
          </table:table-cell>
          <table:table-cell table:style-name="ce69" table:formula="of:=IF([$Input.AF25]=&quot;&quot;;&quot;&quot;;4-[$Input.AF25])">
            <text:p/>
          </table:table-cell>
          <table:table-cell table:style-name="ce69" table:formula="of:=IF([$Input.AG25]=&quot;&quot;;&quot;&quot;;[$Input.AG25]-1)">
            <text:p/>
          </table:table-cell>
          <table:table-cell table:style-name="ce69" table:formula="of:=IF([$Input.AH25]=&quot;&quot;;&quot;&quot;;4-[$Input.AH25])">
            <text:p/>
          </table:table-cell>
          <table:table-cell table:style-name="ce69" table:formula="of:=IF([$Input.AI25]=&quot;&quot;;&quot;&quot;;4-[$Input.AI25])">
            <text:p/>
          </table:table-cell>
          <table:table-cell table:style-name="ce69" table:formula="of:=IF([$Input.AJ25]=&quot;&quot;;&quot;&quot;;4-[$Input.AJ25])">
            <text:p/>
          </table:table-cell>
          <table:table-cell table:style-name="ce69" table:formula="of:=IF([$Input.AK25]=&quot;&quot;;&quot;&quot;;[$Input.AK25]-1)">
            <text:p/>
          </table:table-cell>
          <table:table-cell table:style-name="ce69" table:formula="of:=IF([$Input.AL25]=&quot;&quot;;&quot;&quot;;4-[$Input.AL25])">
            <text:p/>
          </table:table-cell>
          <table:table-cell table:style-name="ce69" table:formula="of:=IF([$Input.AM25]=&quot;&quot;;&quot;&quot;;4-[$Input.AM25])">
            <text:p/>
          </table:table-cell>
          <table:table-cell table:style-name="ce69" table:formula="of:=IF([$Input.AN25]=&quot;&quot;;&quot;&quot;;4-[$Input.AN25])">
            <text:p/>
          </table:table-cell>
          <table:table-cell table:style-name="ce82" table:formula="of:=IF(COUNT([.L27:.AO27])&gt;1;SUM([.L27:.AO27])/COUNT([.L27:.AO27]);&quot;X&quot;)" office:value-type="string" office:string-value="X" calcext:value-type="string">
            <text:p>X</text:p>
          </table:table-cell>
          <table:table-cell table:style-name="ce69" table:formula="of:=IF([$Input.AO25]=&quot;&quot;;&quot;&quot;;5-[$Input.AO25])">
            <text:p/>
          </table:table-cell>
          <table:table-cell table:style-name="ce103" table:formula="of:=IF(AND([.$AQ27]=[.AR$4];[.$AQ27]&lt;&gt;&quot;&quot;);1;0)" office:value-type="float" office:value="0" calcext:value-type="float">
            <text:p>0</text:p>
          </table:table-cell>
          <table:table-cell table:style-name="ce103" table:formula="of:=IF(AND([.$AQ27]=[.AS$4];[.$AQ27]&lt;&gt;&quot;&quot;);1;0)" office:value-type="float" office:value="0" calcext:value-type="float">
            <text:p>0</text:p>
          </table:table-cell>
          <table:table-cell table:style-name="ce103" table:formula="of:=IF(AND([.$AQ27]=[.AT$4];[.$AQ27]&lt;&gt;&quot;&quot;);1;0)" office:value-type="float" office:value="0" calcext:value-type="float">
            <text:p>0</text:p>
          </table:table-cell>
          <table:table-cell table:style-name="ce103" table:formula="of:=IF(AND([.$AQ27]=[.AU$4];[.$AQ27]&lt;&gt;&quot;&quot;);1;0)" office:value-type="float" office:value="0" calcext:value-type="float">
            <text:p>0</text:p>
          </table:table-cell>
          <table:table-cell table:style-name="ce103" table:formula="of:=IF(AND([.$AQ27]=[.AV$4];[.$AQ27]&lt;&gt;&quot;&quot;);1;0)" office:value-type="float" office:value="0" calcext:value-type="float">
            <text:p>0</text:p>
          </table:table-cell>
          <table:table-cell table:style-name="ce59" table:formula="of:=[.AW26]+1" office:value-type="float" office:value="23" calcext:value-type="float">
            <text:p>23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7]+1" office:value-type="float" office:value="24" calcext:value-type="float">
            <text:p>24</text:p>
          </table:table-cell>
          <table:table-cell table:style-name="ce69" table:formula="of:=IF([$Input.B26]=&quot;&quot;;&quot;&quot;;4-[$Input.B26])">
            <text:p/>
          </table:table-cell>
          <table:table-cell table:style-name="ce69" table:formula="of:=IF([$Input.C26]=&quot;&quot;;&quot;&quot;;4-[$Input.C26])">
            <text:p/>
          </table:table-cell>
          <table:table-cell table:style-name="ce69" table:formula="of:=IF([$Input.D26]=&quot;&quot;;&quot;&quot;;4-[$Input.D26])">
            <text:p/>
          </table:table-cell>
          <table:table-cell table:style-name="ce69" table:formula="of:=IF([$Input.E26]=&quot;&quot;;&quot;&quot;;4-[$Input.E26])">
            <text:p/>
          </table:table-cell>
          <table:table-cell table:style-name="ce69" table:formula="of:=IF([$Input.F26]=&quot;&quot;;&quot;&quot;;4-[$Input.F26])">
            <text:p/>
          </table:table-cell>
          <table:table-cell table:style-name="ce69" table:formula="of:=IF([$Input.G26]=&quot;&quot;;&quot;&quot;;4-[$Input.G26])">
            <text:p/>
          </table:table-cell>
          <table:table-cell table:style-name="ce69" table:formula="of:=IF([$Input.H26]=&quot;&quot;;&quot;&quot;;4-[$Input.H26])">
            <text:p/>
          </table:table-cell>
          <table:table-cell table:style-name="ce69" table:formula="of:=IF([$Input.I26]=&quot;&quot;;&quot;&quot;;4-[$Input.I26])">
            <text:p/>
          </table:table-cell>
          <table:table-cell table:style-name="ce69" table:formula="of:=IF([$Input.J26]=&quot;&quot;;&quot;&quot;;4-[$Input.J26])">
            <text:p/>
          </table:table-cell>
          <table:table-cell table:style-name="ce82" table:formula="of:=IF(COUNT([.B28:.J28])&gt;1;SUM([.B28:.J28])/COUNT([.B28:.J28]);&quot;X&quot;)" office:value-type="string" office:string-value="X" calcext:value-type="string">
            <text:p>X</text:p>
          </table:table-cell>
          <table:table-cell table:style-name="ce69" table:formula="of:=IF([$Input.K26]=&quot;&quot;;&quot;&quot;;4-[$Input.K26])">
            <text:p/>
          </table:table-cell>
          <table:table-cell table:style-name="ce69" table:formula="of:=IF([$Input.L26]=&quot;&quot;;&quot;&quot;;[$Input.L26]-1)">
            <text:p/>
          </table:table-cell>
          <table:table-cell table:style-name="ce69" table:formula="of:=IF([$Input.M26]=&quot;&quot;;&quot;&quot;;4-[$Input.M26])">
            <text:p/>
          </table:table-cell>
          <table:table-cell table:style-name="ce69" table:formula="of:=IF([$Input.N26]=&quot;&quot;;&quot;&quot;;4-[$Input.N26])">
            <text:p/>
          </table:table-cell>
          <table:table-cell table:style-name="ce69" table:formula="of:=IF([$Input.O26]=&quot;&quot;;&quot;&quot;;[$Input.O26]-1)">
            <text:p/>
          </table:table-cell>
          <table:table-cell table:style-name="ce69" table:formula="of:=IF([$Input.P26]=&quot;&quot;;&quot;&quot;;4-[$Input.P26])">
            <text:p/>
          </table:table-cell>
          <table:table-cell table:style-name="ce69" table:formula="of:=IF([$Input.Q26]=&quot;&quot;;&quot;&quot;;4-[$Input.Q26])">
            <text:p/>
          </table:table-cell>
          <table:table-cell table:style-name="ce69" table:formula="of:=IF([$Input.R26]=&quot;&quot;;&quot;&quot;;[$Input.R26]-1)">
            <text:p/>
          </table:table-cell>
          <table:table-cell table:style-name="ce69" table:formula="of:=IF([$Input.S26]=&quot;&quot;;&quot;&quot;;4-[$Input.S26])">
            <text:p/>
          </table:table-cell>
          <table:table-cell table:style-name="ce69" table:formula="of:=IF([$Input.T26]=&quot;&quot;;&quot;&quot;;[$Input.T26]-1)">
            <text:p/>
          </table:table-cell>
          <table:table-cell table:style-name="ce69" table:formula="of:=IF([$Input.U26]=&quot;&quot;;&quot;&quot;;4-[$Input.U26])">
            <text:p/>
          </table:table-cell>
          <table:table-cell table:style-name="ce69" table:formula="of:=IF([$Input.V26]=&quot;&quot;;&quot;&quot;;4-[$Input.V26])">
            <text:p/>
          </table:table-cell>
          <table:table-cell table:style-name="ce69" table:formula="of:=IF([$Input.W26]=&quot;&quot;;&quot;&quot;;4-[$Input.W26])">
            <text:p/>
          </table:table-cell>
          <table:table-cell table:style-name="ce69" table:formula="of:=IF([$Input.X26]=&quot;&quot;;&quot;&quot;;4-[$Input.X26])">
            <text:p/>
          </table:table-cell>
          <table:table-cell table:style-name="ce69" table:formula="of:=IF([$Input.Y26]=&quot;&quot;;&quot;&quot;;4-[$Input.Y26])">
            <text:p/>
          </table:table-cell>
          <table:table-cell table:style-name="ce69" table:formula="of:=IF([$Input.Z26]=&quot;&quot;;&quot;&quot;;[$Input.Z26]-1)">
            <text:p/>
          </table:table-cell>
          <table:table-cell table:style-name="ce69" table:formula="of:=IF([$Input.AA26]=&quot;&quot;;&quot;&quot;;4-[$Input.AA26])">
            <text:p/>
          </table:table-cell>
          <table:table-cell table:style-name="ce69" table:formula="of:=IF([$Input.AB26]=&quot;&quot;;&quot;&quot;;4-[$Input.AB26])">
            <text:p/>
          </table:table-cell>
          <table:table-cell table:style-name="ce69" table:formula="of:=IF([$Input.AC26]=&quot;&quot;;&quot;&quot;;[$Input.AC26]-1)">
            <text:p/>
          </table:table-cell>
          <table:table-cell table:style-name="ce69" table:formula="of:=IF([$Input.AD26]=&quot;&quot;;&quot;&quot;;4-[$Input.AD26])">
            <text:p/>
          </table:table-cell>
          <table:table-cell table:style-name="ce69" table:formula="of:=IF([$Input.AE26]=&quot;&quot;;&quot;&quot;;4-[$Input.AE26])">
            <text:p/>
          </table:table-cell>
          <table:table-cell table:style-name="ce69" table:formula="of:=IF([$Input.AF26]=&quot;&quot;;&quot;&quot;;4-[$Input.AF26])">
            <text:p/>
          </table:table-cell>
          <table:table-cell table:style-name="ce69" table:formula="of:=IF([$Input.AG26]=&quot;&quot;;&quot;&quot;;[$Input.AG26]-1)">
            <text:p/>
          </table:table-cell>
          <table:table-cell table:style-name="ce69" table:formula="of:=IF([$Input.AH26]=&quot;&quot;;&quot;&quot;;4-[$Input.AH26])">
            <text:p/>
          </table:table-cell>
          <table:table-cell table:style-name="ce69" table:formula="of:=IF([$Input.AI26]=&quot;&quot;;&quot;&quot;;4-[$Input.AI26])">
            <text:p/>
          </table:table-cell>
          <table:table-cell table:style-name="ce69" table:formula="of:=IF([$Input.AJ26]=&quot;&quot;;&quot;&quot;;4-[$Input.AJ26])">
            <text:p/>
          </table:table-cell>
          <table:table-cell table:style-name="ce69" table:formula="of:=IF([$Input.AK26]=&quot;&quot;;&quot;&quot;;[$Input.AK26]-1)">
            <text:p/>
          </table:table-cell>
          <table:table-cell table:style-name="ce69" table:formula="of:=IF([$Input.AL26]=&quot;&quot;;&quot;&quot;;4-[$Input.AL26])">
            <text:p/>
          </table:table-cell>
          <table:table-cell table:style-name="ce69" table:formula="of:=IF([$Input.AM26]=&quot;&quot;;&quot;&quot;;4-[$Input.AM26])">
            <text:p/>
          </table:table-cell>
          <table:table-cell table:style-name="ce69" table:formula="of:=IF([$Input.AN26]=&quot;&quot;;&quot;&quot;;4-[$Input.AN26])">
            <text:p/>
          </table:table-cell>
          <table:table-cell table:style-name="ce82" table:formula="of:=IF(COUNT([.L28:.AO28])&gt;1;SUM([.L28:.AO28])/COUNT([.L28:.AO28]);&quot;X&quot;)" office:value-type="string" office:string-value="X" calcext:value-type="string">
            <text:p>X</text:p>
          </table:table-cell>
          <table:table-cell table:style-name="ce69" table:formula="of:=IF([$Input.AO26]=&quot;&quot;;&quot;&quot;;5-[$Input.AO26])">
            <text:p/>
          </table:table-cell>
          <table:table-cell table:style-name="ce103" table:formula="of:=IF(AND([.$AQ28]=[.AR$4];[.$AQ28]&lt;&gt;&quot;&quot;);1;0)" office:value-type="float" office:value="0" calcext:value-type="float">
            <text:p>0</text:p>
          </table:table-cell>
          <table:table-cell table:style-name="ce103" table:formula="of:=IF(AND([.$AQ28]=[.AS$4];[.$AQ28]&lt;&gt;&quot;&quot;);1;0)" office:value-type="float" office:value="0" calcext:value-type="float">
            <text:p>0</text:p>
          </table:table-cell>
          <table:table-cell table:style-name="ce103" table:formula="of:=IF(AND([.$AQ28]=[.AT$4];[.$AQ28]&lt;&gt;&quot;&quot;);1;0)" office:value-type="float" office:value="0" calcext:value-type="float">
            <text:p>0</text:p>
          </table:table-cell>
          <table:table-cell table:style-name="ce103" table:formula="of:=IF(AND([.$AQ28]=[.AU$4];[.$AQ28]&lt;&gt;&quot;&quot;);1;0)" office:value-type="float" office:value="0" calcext:value-type="float">
            <text:p>0</text:p>
          </table:table-cell>
          <table:table-cell table:style-name="ce103" table:formula="of:=IF(AND([.$AQ28]=[.AV$4];[.$AQ28]&lt;&gt;&quot;&quot;);1;0)" office:value-type="float" office:value="0" calcext:value-type="float">
            <text:p>0</text:p>
          </table:table-cell>
          <table:table-cell table:style-name="ce59" table:formula="of:=[.AW27]+1" office:value-type="float" office:value="24" calcext:value-type="float">
            <text:p>24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8]+1" office:value-type="float" office:value="25" calcext:value-type="float">
            <text:p>25</text:p>
          </table:table-cell>
          <table:table-cell table:style-name="ce69" table:formula="of:=IF([$Input.B27]=&quot;&quot;;&quot;&quot;;4-[$Input.B27])">
            <text:p/>
          </table:table-cell>
          <table:table-cell table:style-name="ce69" table:formula="of:=IF([$Input.C27]=&quot;&quot;;&quot;&quot;;4-[$Input.C27])">
            <text:p/>
          </table:table-cell>
          <table:table-cell table:style-name="ce69" table:formula="of:=IF([$Input.D27]=&quot;&quot;;&quot;&quot;;4-[$Input.D27])">
            <text:p/>
          </table:table-cell>
          <table:table-cell table:style-name="ce69" table:formula="of:=IF([$Input.E27]=&quot;&quot;;&quot;&quot;;4-[$Input.E27])">
            <text:p/>
          </table:table-cell>
          <table:table-cell table:style-name="ce69" table:formula="of:=IF([$Input.F27]=&quot;&quot;;&quot;&quot;;4-[$Input.F27])">
            <text:p/>
          </table:table-cell>
          <table:table-cell table:style-name="ce69" table:formula="of:=IF([$Input.G27]=&quot;&quot;;&quot;&quot;;4-[$Input.G27])">
            <text:p/>
          </table:table-cell>
          <table:table-cell table:style-name="ce69" table:formula="of:=IF([$Input.H27]=&quot;&quot;;&quot;&quot;;4-[$Input.H27])">
            <text:p/>
          </table:table-cell>
          <table:table-cell table:style-name="ce69" table:formula="of:=IF([$Input.I27]=&quot;&quot;;&quot;&quot;;4-[$Input.I27])">
            <text:p/>
          </table:table-cell>
          <table:table-cell table:style-name="ce69" table:formula="of:=IF([$Input.J27]=&quot;&quot;;&quot;&quot;;4-[$Input.J27])">
            <text:p/>
          </table:table-cell>
          <table:table-cell table:style-name="ce82" table:formula="of:=IF(COUNT([.B29:.J29])&gt;1;SUM([.B29:.J29])/COUNT([.B29:.J29]);&quot;X&quot;)" office:value-type="string" office:string-value="X" calcext:value-type="string">
            <text:p>X</text:p>
          </table:table-cell>
          <table:table-cell table:style-name="ce69" table:formula="of:=IF([$Input.K27]=&quot;&quot;;&quot;&quot;;4-[$Input.K27])">
            <text:p/>
          </table:table-cell>
          <table:table-cell table:style-name="ce69" table:formula="of:=IF([$Input.L27]=&quot;&quot;;&quot;&quot;;[$Input.L27]-1)">
            <text:p/>
          </table:table-cell>
          <table:table-cell table:style-name="ce69" table:formula="of:=IF([$Input.M27]=&quot;&quot;;&quot;&quot;;4-[$Input.M27])">
            <text:p/>
          </table:table-cell>
          <table:table-cell table:style-name="ce69" table:formula="of:=IF([$Input.N27]=&quot;&quot;;&quot;&quot;;4-[$Input.N27])">
            <text:p/>
          </table:table-cell>
          <table:table-cell table:style-name="ce69" table:formula="of:=IF([$Input.O27]=&quot;&quot;;&quot;&quot;;[$Input.O27]-1)">
            <text:p/>
          </table:table-cell>
          <table:table-cell table:style-name="ce69" table:formula="of:=IF([$Input.P27]=&quot;&quot;;&quot;&quot;;4-[$Input.P27])">
            <text:p/>
          </table:table-cell>
          <table:table-cell table:style-name="ce69" table:formula="of:=IF([$Input.Q27]=&quot;&quot;;&quot;&quot;;4-[$Input.Q27])">
            <text:p/>
          </table:table-cell>
          <table:table-cell table:style-name="ce69" table:formula="of:=IF([$Input.R27]=&quot;&quot;;&quot;&quot;;[$Input.R27]-1)">
            <text:p/>
          </table:table-cell>
          <table:table-cell table:style-name="ce69" table:formula="of:=IF([$Input.S27]=&quot;&quot;;&quot;&quot;;4-[$Input.S27])">
            <text:p/>
          </table:table-cell>
          <table:table-cell table:style-name="ce69" table:formula="of:=IF([$Input.T27]=&quot;&quot;;&quot;&quot;;[$Input.T27]-1)">
            <text:p/>
          </table:table-cell>
          <table:table-cell table:style-name="ce69" table:formula="of:=IF([$Input.U27]=&quot;&quot;;&quot;&quot;;4-[$Input.U27])">
            <text:p/>
          </table:table-cell>
          <table:table-cell table:style-name="ce69" table:formula="of:=IF([$Input.V27]=&quot;&quot;;&quot;&quot;;4-[$Input.V27])">
            <text:p/>
          </table:table-cell>
          <table:table-cell table:style-name="ce69" table:formula="of:=IF([$Input.W27]=&quot;&quot;;&quot;&quot;;4-[$Input.W27])">
            <text:p/>
          </table:table-cell>
          <table:table-cell table:style-name="ce69" table:formula="of:=IF([$Input.X27]=&quot;&quot;;&quot;&quot;;4-[$Input.X27])">
            <text:p/>
          </table:table-cell>
          <table:table-cell table:style-name="ce69" table:formula="of:=IF([$Input.Y27]=&quot;&quot;;&quot;&quot;;4-[$Input.Y27])">
            <text:p/>
          </table:table-cell>
          <table:table-cell table:style-name="ce69" table:formula="of:=IF([$Input.Z27]=&quot;&quot;;&quot;&quot;;[$Input.Z27]-1)">
            <text:p/>
          </table:table-cell>
          <table:table-cell table:style-name="ce69" table:formula="of:=IF([$Input.AA27]=&quot;&quot;;&quot;&quot;;4-[$Input.AA27])">
            <text:p/>
          </table:table-cell>
          <table:table-cell table:style-name="ce69" table:formula="of:=IF([$Input.AB27]=&quot;&quot;;&quot;&quot;;4-[$Input.AB27])">
            <text:p/>
          </table:table-cell>
          <table:table-cell table:style-name="ce69" table:formula="of:=IF([$Input.AC27]=&quot;&quot;;&quot;&quot;;[$Input.AC27]-1)">
            <text:p/>
          </table:table-cell>
          <table:table-cell table:style-name="ce69" table:formula="of:=IF([$Input.AD27]=&quot;&quot;;&quot;&quot;;4-[$Input.AD27])">
            <text:p/>
          </table:table-cell>
          <table:table-cell table:style-name="ce69" table:formula="of:=IF([$Input.AE27]=&quot;&quot;;&quot;&quot;;4-[$Input.AE27])">
            <text:p/>
          </table:table-cell>
          <table:table-cell table:style-name="ce69" table:formula="of:=IF([$Input.AF27]=&quot;&quot;;&quot;&quot;;4-[$Input.AF27])">
            <text:p/>
          </table:table-cell>
          <table:table-cell table:style-name="ce69" table:formula="of:=IF([$Input.AG27]=&quot;&quot;;&quot;&quot;;[$Input.AG27]-1)">
            <text:p/>
          </table:table-cell>
          <table:table-cell table:style-name="ce69" table:formula="of:=IF([$Input.AH27]=&quot;&quot;;&quot;&quot;;4-[$Input.AH27])">
            <text:p/>
          </table:table-cell>
          <table:table-cell table:style-name="ce69" table:formula="of:=IF([$Input.AI27]=&quot;&quot;;&quot;&quot;;4-[$Input.AI27])">
            <text:p/>
          </table:table-cell>
          <table:table-cell table:style-name="ce69" table:formula="of:=IF([$Input.AJ27]=&quot;&quot;;&quot;&quot;;4-[$Input.AJ27])">
            <text:p/>
          </table:table-cell>
          <table:table-cell table:style-name="ce69" table:formula="of:=IF([$Input.AK27]=&quot;&quot;;&quot;&quot;;[$Input.AK27]-1)">
            <text:p/>
          </table:table-cell>
          <table:table-cell table:style-name="ce69" table:formula="of:=IF([$Input.AL27]=&quot;&quot;;&quot;&quot;;4-[$Input.AL27])">
            <text:p/>
          </table:table-cell>
          <table:table-cell table:style-name="ce69" table:formula="of:=IF([$Input.AM27]=&quot;&quot;;&quot;&quot;;4-[$Input.AM27])">
            <text:p/>
          </table:table-cell>
          <table:table-cell table:style-name="ce69" table:formula="of:=IF([$Input.AN27]=&quot;&quot;;&quot;&quot;;4-[$Input.AN27])">
            <text:p/>
          </table:table-cell>
          <table:table-cell table:style-name="ce82" table:formula="of:=IF(COUNT([.L29:.AO29])&gt;1;SUM([.L29:.AO29])/COUNT([.L29:.AO29]);&quot;X&quot;)" office:value-type="string" office:string-value="X" calcext:value-type="string">
            <text:p>X</text:p>
          </table:table-cell>
          <table:table-cell table:style-name="ce69" table:formula="of:=IF([$Input.AO27]=&quot;&quot;;&quot;&quot;;5-[$Input.AO27])">
            <text:p/>
          </table:table-cell>
          <table:table-cell table:style-name="ce103" table:formula="of:=IF(AND([.$AQ29]=[.AR$4];[.$AQ29]&lt;&gt;&quot;&quot;);1;0)" office:value-type="float" office:value="0" calcext:value-type="float">
            <text:p>0</text:p>
          </table:table-cell>
          <table:table-cell table:style-name="ce103" table:formula="of:=IF(AND([.$AQ29]=[.AS$4];[.$AQ29]&lt;&gt;&quot;&quot;);1;0)" office:value-type="float" office:value="0" calcext:value-type="float">
            <text:p>0</text:p>
          </table:table-cell>
          <table:table-cell table:style-name="ce103" table:formula="of:=IF(AND([.$AQ29]=[.AT$4];[.$AQ29]&lt;&gt;&quot;&quot;);1;0)" office:value-type="float" office:value="0" calcext:value-type="float">
            <text:p>0</text:p>
          </table:table-cell>
          <table:table-cell table:style-name="ce103" table:formula="of:=IF(AND([.$AQ29]=[.AU$4];[.$AQ29]&lt;&gt;&quot;&quot;);1;0)" office:value-type="float" office:value="0" calcext:value-type="float">
            <text:p>0</text:p>
          </table:table-cell>
          <table:table-cell table:style-name="ce103" table:formula="of:=IF(AND([.$AQ29]=[.AV$4];[.$AQ29]&lt;&gt;&quot;&quot;);1;0)" office:value-type="float" office:value="0" calcext:value-type="float">
            <text:p>0</text:p>
          </table:table-cell>
          <table:table-cell table:style-name="ce59" table:formula="of:=[.AW28]+1" office:value-type="float" office:value="25" calcext:value-type="float">
            <text:p>25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29]+1" office:value-type="float" office:value="26" calcext:value-type="float">
            <text:p>26</text:p>
          </table:table-cell>
          <table:table-cell table:style-name="ce69" table:formula="of:=IF([$Input.B28]=&quot;&quot;;&quot;&quot;;4-[$Input.B28])">
            <text:p/>
          </table:table-cell>
          <table:table-cell table:style-name="ce69" table:formula="of:=IF([$Input.C28]=&quot;&quot;;&quot;&quot;;4-[$Input.C28])">
            <text:p/>
          </table:table-cell>
          <table:table-cell table:style-name="ce69" table:formula="of:=IF([$Input.D28]=&quot;&quot;;&quot;&quot;;4-[$Input.D28])">
            <text:p/>
          </table:table-cell>
          <table:table-cell table:style-name="ce69" table:formula="of:=IF([$Input.E28]=&quot;&quot;;&quot;&quot;;4-[$Input.E28])">
            <text:p/>
          </table:table-cell>
          <table:table-cell table:style-name="ce69" table:formula="of:=IF([$Input.F28]=&quot;&quot;;&quot;&quot;;4-[$Input.F28])">
            <text:p/>
          </table:table-cell>
          <table:table-cell table:style-name="ce69" table:formula="of:=IF([$Input.G28]=&quot;&quot;;&quot;&quot;;4-[$Input.G28])">
            <text:p/>
          </table:table-cell>
          <table:table-cell table:style-name="ce69" table:formula="of:=IF([$Input.H28]=&quot;&quot;;&quot;&quot;;4-[$Input.H28])">
            <text:p/>
          </table:table-cell>
          <table:table-cell table:style-name="ce69" table:formula="of:=IF([$Input.I28]=&quot;&quot;;&quot;&quot;;4-[$Input.I28])">
            <text:p/>
          </table:table-cell>
          <table:table-cell table:style-name="ce69" table:formula="of:=IF([$Input.J28]=&quot;&quot;;&quot;&quot;;4-[$Input.J28])">
            <text:p/>
          </table:table-cell>
          <table:table-cell table:style-name="ce82" table:formula="of:=IF(COUNT([.B30:.J30])&gt;1;SUM([.B30:.J30])/COUNT([.B30:.J30]);&quot;X&quot;)" office:value-type="string" office:string-value="X" calcext:value-type="string">
            <text:p>X</text:p>
          </table:table-cell>
          <table:table-cell table:style-name="ce69" table:formula="of:=IF([$Input.K28]=&quot;&quot;;&quot;&quot;;4-[$Input.K28])">
            <text:p/>
          </table:table-cell>
          <table:table-cell table:style-name="ce69" table:formula="of:=IF([$Input.L28]=&quot;&quot;;&quot;&quot;;[$Input.L28]-1)">
            <text:p/>
          </table:table-cell>
          <table:table-cell table:style-name="ce69" table:formula="of:=IF([$Input.M28]=&quot;&quot;;&quot;&quot;;4-[$Input.M28])">
            <text:p/>
          </table:table-cell>
          <table:table-cell table:style-name="ce69" table:formula="of:=IF([$Input.N28]=&quot;&quot;;&quot;&quot;;4-[$Input.N28])">
            <text:p/>
          </table:table-cell>
          <table:table-cell table:style-name="ce69" table:formula="of:=IF([$Input.O28]=&quot;&quot;;&quot;&quot;;[$Input.O28]-1)">
            <text:p/>
          </table:table-cell>
          <table:table-cell table:style-name="ce69" table:formula="of:=IF([$Input.P28]=&quot;&quot;;&quot;&quot;;4-[$Input.P28])">
            <text:p/>
          </table:table-cell>
          <table:table-cell table:style-name="ce69" table:formula="of:=IF([$Input.Q28]=&quot;&quot;;&quot;&quot;;4-[$Input.Q28])">
            <text:p/>
          </table:table-cell>
          <table:table-cell table:style-name="ce69" table:formula="of:=IF([$Input.R28]=&quot;&quot;;&quot;&quot;;[$Input.R28]-1)">
            <text:p/>
          </table:table-cell>
          <table:table-cell table:style-name="ce69" table:formula="of:=IF([$Input.S28]=&quot;&quot;;&quot;&quot;;4-[$Input.S28])">
            <text:p/>
          </table:table-cell>
          <table:table-cell table:style-name="ce69" table:formula="of:=IF([$Input.T28]=&quot;&quot;;&quot;&quot;;[$Input.T28]-1)">
            <text:p/>
          </table:table-cell>
          <table:table-cell table:style-name="ce69" table:formula="of:=IF([$Input.U28]=&quot;&quot;;&quot;&quot;;4-[$Input.U28])">
            <text:p/>
          </table:table-cell>
          <table:table-cell table:style-name="ce69" table:formula="of:=IF([$Input.V28]=&quot;&quot;;&quot;&quot;;4-[$Input.V28])">
            <text:p/>
          </table:table-cell>
          <table:table-cell table:style-name="ce69" table:formula="of:=IF([$Input.W28]=&quot;&quot;;&quot;&quot;;4-[$Input.W28])">
            <text:p/>
          </table:table-cell>
          <table:table-cell table:style-name="ce69" table:formula="of:=IF([$Input.X28]=&quot;&quot;;&quot;&quot;;4-[$Input.X28])">
            <text:p/>
          </table:table-cell>
          <table:table-cell table:style-name="ce69" table:formula="of:=IF([$Input.Y28]=&quot;&quot;;&quot;&quot;;4-[$Input.Y28])">
            <text:p/>
          </table:table-cell>
          <table:table-cell table:style-name="ce69" table:formula="of:=IF([$Input.Z28]=&quot;&quot;;&quot;&quot;;[$Input.Z28]-1)">
            <text:p/>
          </table:table-cell>
          <table:table-cell table:style-name="ce69" table:formula="of:=IF([$Input.AA28]=&quot;&quot;;&quot;&quot;;4-[$Input.AA28])">
            <text:p/>
          </table:table-cell>
          <table:table-cell table:style-name="ce69" table:formula="of:=IF([$Input.AB28]=&quot;&quot;;&quot;&quot;;4-[$Input.AB28])">
            <text:p/>
          </table:table-cell>
          <table:table-cell table:style-name="ce69" table:formula="of:=IF([$Input.AC28]=&quot;&quot;;&quot;&quot;;[$Input.AC28]-1)">
            <text:p/>
          </table:table-cell>
          <table:table-cell table:style-name="ce69" table:formula="of:=IF([$Input.AD28]=&quot;&quot;;&quot;&quot;;4-[$Input.AD28])">
            <text:p/>
          </table:table-cell>
          <table:table-cell table:style-name="ce69" table:formula="of:=IF([$Input.AE28]=&quot;&quot;;&quot;&quot;;4-[$Input.AE28])">
            <text:p/>
          </table:table-cell>
          <table:table-cell table:style-name="ce69" table:formula="of:=IF([$Input.AF28]=&quot;&quot;;&quot;&quot;;4-[$Input.AF28])">
            <text:p/>
          </table:table-cell>
          <table:table-cell table:style-name="ce69" table:formula="of:=IF([$Input.AG28]=&quot;&quot;;&quot;&quot;;[$Input.AG28]-1)">
            <text:p/>
          </table:table-cell>
          <table:table-cell table:style-name="ce69" table:formula="of:=IF([$Input.AH28]=&quot;&quot;;&quot;&quot;;4-[$Input.AH28])">
            <text:p/>
          </table:table-cell>
          <table:table-cell table:style-name="ce69" table:formula="of:=IF([$Input.AI28]=&quot;&quot;;&quot;&quot;;4-[$Input.AI28])">
            <text:p/>
          </table:table-cell>
          <table:table-cell table:style-name="ce69" table:formula="of:=IF([$Input.AJ28]=&quot;&quot;;&quot;&quot;;4-[$Input.AJ28])">
            <text:p/>
          </table:table-cell>
          <table:table-cell table:style-name="ce69" table:formula="of:=IF([$Input.AK28]=&quot;&quot;;&quot;&quot;;[$Input.AK28]-1)">
            <text:p/>
          </table:table-cell>
          <table:table-cell table:style-name="ce69" table:formula="of:=IF([$Input.AL28]=&quot;&quot;;&quot;&quot;;4-[$Input.AL28])">
            <text:p/>
          </table:table-cell>
          <table:table-cell table:style-name="ce69" table:formula="of:=IF([$Input.AM28]=&quot;&quot;;&quot;&quot;;4-[$Input.AM28])">
            <text:p/>
          </table:table-cell>
          <table:table-cell table:style-name="ce69" table:formula="of:=IF([$Input.AN28]=&quot;&quot;;&quot;&quot;;4-[$Input.AN28])">
            <text:p/>
          </table:table-cell>
          <table:table-cell table:style-name="ce82" table:formula="of:=IF(COUNT([.L30:.AO30])&gt;1;SUM([.L30:.AO30])/COUNT([.L30:.AO30]);&quot;X&quot;)" office:value-type="string" office:string-value="X" calcext:value-type="string">
            <text:p>X</text:p>
          </table:table-cell>
          <table:table-cell table:style-name="ce69" table:formula="of:=IF([$Input.AO28]=&quot;&quot;;&quot;&quot;;5-[$Input.AO28])">
            <text:p/>
          </table:table-cell>
          <table:table-cell table:style-name="ce103" table:formula="of:=IF(AND([.$AQ30]=[.AR$4];[.$AQ30]&lt;&gt;&quot;&quot;);1;0)" office:value-type="float" office:value="0" calcext:value-type="float">
            <text:p>0</text:p>
          </table:table-cell>
          <table:table-cell table:style-name="ce103" table:formula="of:=IF(AND([.$AQ30]=[.AS$4];[.$AQ30]&lt;&gt;&quot;&quot;);1;0)" office:value-type="float" office:value="0" calcext:value-type="float">
            <text:p>0</text:p>
          </table:table-cell>
          <table:table-cell table:style-name="ce103" table:formula="of:=IF(AND([.$AQ30]=[.AT$4];[.$AQ30]&lt;&gt;&quot;&quot;);1;0)" office:value-type="float" office:value="0" calcext:value-type="float">
            <text:p>0</text:p>
          </table:table-cell>
          <table:table-cell table:style-name="ce103" table:formula="of:=IF(AND([.$AQ30]=[.AU$4];[.$AQ30]&lt;&gt;&quot;&quot;);1;0)" office:value-type="float" office:value="0" calcext:value-type="float">
            <text:p>0</text:p>
          </table:table-cell>
          <table:table-cell table:style-name="ce103" table:formula="of:=IF(AND([.$AQ30]=[.AV$4];[.$AQ30]&lt;&gt;&quot;&quot;);1;0)" office:value-type="float" office:value="0" calcext:value-type="float">
            <text:p>0</text:p>
          </table:table-cell>
          <table:table-cell table:style-name="ce59" table:formula="of:=[.AW29]+1" office:value-type="float" office:value="26" calcext:value-type="float">
            <text:p>26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0]+1" office:value-type="float" office:value="27" calcext:value-type="float">
            <text:p>27</text:p>
          </table:table-cell>
          <table:table-cell table:style-name="ce69" table:formula="of:=IF([$Input.B29]=&quot;&quot;;&quot;&quot;;4-[$Input.B29])">
            <text:p/>
          </table:table-cell>
          <table:table-cell table:style-name="ce69" table:formula="of:=IF([$Input.C29]=&quot;&quot;;&quot;&quot;;4-[$Input.C29])">
            <text:p/>
          </table:table-cell>
          <table:table-cell table:style-name="ce69" table:formula="of:=IF([$Input.D29]=&quot;&quot;;&quot;&quot;;4-[$Input.D29])">
            <text:p/>
          </table:table-cell>
          <table:table-cell table:style-name="ce69" table:formula="of:=IF([$Input.E29]=&quot;&quot;;&quot;&quot;;4-[$Input.E29])">
            <text:p/>
          </table:table-cell>
          <table:table-cell table:style-name="ce69" table:formula="of:=IF([$Input.F29]=&quot;&quot;;&quot;&quot;;4-[$Input.F29])">
            <text:p/>
          </table:table-cell>
          <table:table-cell table:style-name="ce69" table:formula="of:=IF([$Input.G29]=&quot;&quot;;&quot;&quot;;4-[$Input.G29])">
            <text:p/>
          </table:table-cell>
          <table:table-cell table:style-name="ce69" table:formula="of:=IF([$Input.H29]=&quot;&quot;;&quot;&quot;;4-[$Input.H29])">
            <text:p/>
          </table:table-cell>
          <table:table-cell table:style-name="ce69" table:formula="of:=IF([$Input.I29]=&quot;&quot;;&quot;&quot;;4-[$Input.I29])">
            <text:p/>
          </table:table-cell>
          <table:table-cell table:style-name="ce69" table:formula="of:=IF([$Input.J29]=&quot;&quot;;&quot;&quot;;4-[$Input.J29])">
            <text:p/>
          </table:table-cell>
          <table:table-cell table:style-name="ce82" table:formula="of:=IF(COUNT([.B31:.J31])&gt;1;SUM([.B31:.J31])/COUNT([.B31:.J31]);&quot;X&quot;)" office:value-type="string" office:string-value="X" calcext:value-type="string">
            <text:p>X</text:p>
          </table:table-cell>
          <table:table-cell table:style-name="ce69" table:formula="of:=IF([$Input.K29]=&quot;&quot;;&quot;&quot;;4-[$Input.K29])">
            <text:p/>
          </table:table-cell>
          <table:table-cell table:style-name="ce69" table:formula="of:=IF([$Input.L29]=&quot;&quot;;&quot;&quot;;[$Input.L29]-1)">
            <text:p/>
          </table:table-cell>
          <table:table-cell table:style-name="ce69" table:formula="of:=IF([$Input.M29]=&quot;&quot;;&quot;&quot;;4-[$Input.M29])">
            <text:p/>
          </table:table-cell>
          <table:table-cell table:style-name="ce69" table:formula="of:=IF([$Input.N29]=&quot;&quot;;&quot;&quot;;4-[$Input.N29])">
            <text:p/>
          </table:table-cell>
          <table:table-cell table:style-name="ce69" table:formula="of:=IF([$Input.O29]=&quot;&quot;;&quot;&quot;;[$Input.O29]-1)">
            <text:p/>
          </table:table-cell>
          <table:table-cell table:style-name="ce69" table:formula="of:=IF([$Input.P29]=&quot;&quot;;&quot;&quot;;4-[$Input.P29])">
            <text:p/>
          </table:table-cell>
          <table:table-cell table:style-name="ce69" table:formula="of:=IF([$Input.Q29]=&quot;&quot;;&quot;&quot;;4-[$Input.Q29])">
            <text:p/>
          </table:table-cell>
          <table:table-cell table:style-name="ce69" table:formula="of:=IF([$Input.R29]=&quot;&quot;;&quot;&quot;;[$Input.R29]-1)">
            <text:p/>
          </table:table-cell>
          <table:table-cell table:style-name="ce69" table:formula="of:=IF([$Input.S29]=&quot;&quot;;&quot;&quot;;4-[$Input.S29])">
            <text:p/>
          </table:table-cell>
          <table:table-cell table:style-name="ce69" table:formula="of:=IF([$Input.T29]=&quot;&quot;;&quot;&quot;;[$Input.T29]-1)">
            <text:p/>
          </table:table-cell>
          <table:table-cell table:style-name="ce69" table:formula="of:=IF([$Input.U29]=&quot;&quot;;&quot;&quot;;4-[$Input.U29])">
            <text:p/>
          </table:table-cell>
          <table:table-cell table:style-name="ce69" table:formula="of:=IF([$Input.V29]=&quot;&quot;;&quot;&quot;;4-[$Input.V29])">
            <text:p/>
          </table:table-cell>
          <table:table-cell table:style-name="ce69" table:formula="of:=IF([$Input.W29]=&quot;&quot;;&quot;&quot;;4-[$Input.W29])">
            <text:p/>
          </table:table-cell>
          <table:table-cell table:style-name="ce69" table:formula="of:=IF([$Input.X29]=&quot;&quot;;&quot;&quot;;4-[$Input.X29])">
            <text:p/>
          </table:table-cell>
          <table:table-cell table:style-name="ce69" table:formula="of:=IF([$Input.Y29]=&quot;&quot;;&quot;&quot;;4-[$Input.Y29])">
            <text:p/>
          </table:table-cell>
          <table:table-cell table:style-name="ce69" table:formula="of:=IF([$Input.Z29]=&quot;&quot;;&quot;&quot;;[$Input.Z29]-1)">
            <text:p/>
          </table:table-cell>
          <table:table-cell table:style-name="ce69" table:formula="of:=IF([$Input.AA29]=&quot;&quot;;&quot;&quot;;4-[$Input.AA29])">
            <text:p/>
          </table:table-cell>
          <table:table-cell table:style-name="ce69" table:formula="of:=IF([$Input.AB29]=&quot;&quot;;&quot;&quot;;4-[$Input.AB29])">
            <text:p/>
          </table:table-cell>
          <table:table-cell table:style-name="ce69" table:formula="of:=IF([$Input.AC29]=&quot;&quot;;&quot;&quot;;[$Input.AC29]-1)">
            <text:p/>
          </table:table-cell>
          <table:table-cell table:style-name="ce69" table:formula="of:=IF([$Input.AD29]=&quot;&quot;;&quot;&quot;;4-[$Input.AD29])">
            <text:p/>
          </table:table-cell>
          <table:table-cell table:style-name="ce69" table:formula="of:=IF([$Input.AE29]=&quot;&quot;;&quot;&quot;;4-[$Input.AE29])">
            <text:p/>
          </table:table-cell>
          <table:table-cell table:style-name="ce69" table:formula="of:=IF([$Input.AF29]=&quot;&quot;;&quot;&quot;;4-[$Input.AF29])">
            <text:p/>
          </table:table-cell>
          <table:table-cell table:style-name="ce69" table:formula="of:=IF([$Input.AG29]=&quot;&quot;;&quot;&quot;;[$Input.AG29]-1)">
            <text:p/>
          </table:table-cell>
          <table:table-cell table:style-name="ce69" table:formula="of:=IF([$Input.AH29]=&quot;&quot;;&quot;&quot;;4-[$Input.AH29])">
            <text:p/>
          </table:table-cell>
          <table:table-cell table:style-name="ce69" table:formula="of:=IF([$Input.AI29]=&quot;&quot;;&quot;&quot;;4-[$Input.AI29])">
            <text:p/>
          </table:table-cell>
          <table:table-cell table:style-name="ce69" table:formula="of:=IF([$Input.AJ29]=&quot;&quot;;&quot;&quot;;4-[$Input.AJ29])">
            <text:p/>
          </table:table-cell>
          <table:table-cell table:style-name="ce69" table:formula="of:=IF([$Input.AK29]=&quot;&quot;;&quot;&quot;;[$Input.AK29]-1)">
            <text:p/>
          </table:table-cell>
          <table:table-cell table:style-name="ce69" table:formula="of:=IF([$Input.AL29]=&quot;&quot;;&quot;&quot;;4-[$Input.AL29])">
            <text:p/>
          </table:table-cell>
          <table:table-cell table:style-name="ce69" table:formula="of:=IF([$Input.AM29]=&quot;&quot;;&quot;&quot;;4-[$Input.AM29])">
            <text:p/>
          </table:table-cell>
          <table:table-cell table:style-name="ce69" table:formula="of:=IF([$Input.AN29]=&quot;&quot;;&quot;&quot;;4-[$Input.AN29])">
            <text:p/>
          </table:table-cell>
          <table:table-cell table:style-name="ce82" table:formula="of:=IF(COUNT([.L31:.AO31])&gt;1;SUM([.L31:.AO31])/COUNT([.L31:.AO31]);&quot;X&quot;)" office:value-type="string" office:string-value="X" calcext:value-type="string">
            <text:p>X</text:p>
          </table:table-cell>
          <table:table-cell table:style-name="ce69" table:formula="of:=IF([$Input.AO29]=&quot;&quot;;&quot;&quot;;5-[$Input.AO29])">
            <text:p/>
          </table:table-cell>
          <table:table-cell table:style-name="ce103" table:formula="of:=IF(AND([.$AQ31]=[.AR$4];[.$AQ31]&lt;&gt;&quot;&quot;);1;0)" office:value-type="float" office:value="0" calcext:value-type="float">
            <text:p>0</text:p>
          </table:table-cell>
          <table:table-cell table:style-name="ce103" table:formula="of:=IF(AND([.$AQ31]=[.AS$4];[.$AQ31]&lt;&gt;&quot;&quot;);1;0)" office:value-type="float" office:value="0" calcext:value-type="float">
            <text:p>0</text:p>
          </table:table-cell>
          <table:table-cell table:style-name="ce103" table:formula="of:=IF(AND([.$AQ31]=[.AT$4];[.$AQ31]&lt;&gt;&quot;&quot;);1;0)" office:value-type="float" office:value="0" calcext:value-type="float">
            <text:p>0</text:p>
          </table:table-cell>
          <table:table-cell table:style-name="ce103" table:formula="of:=IF(AND([.$AQ31]=[.AU$4];[.$AQ31]&lt;&gt;&quot;&quot;);1;0)" office:value-type="float" office:value="0" calcext:value-type="float">
            <text:p>0</text:p>
          </table:table-cell>
          <table:table-cell table:style-name="ce103" table:formula="of:=IF(AND([.$AQ31]=[.AV$4];[.$AQ31]&lt;&gt;&quot;&quot;);1;0)" office:value-type="float" office:value="0" calcext:value-type="float">
            <text:p>0</text:p>
          </table:table-cell>
          <table:table-cell table:style-name="ce59" table:formula="of:=[.AW30]+1" office:value-type="float" office:value="27" calcext:value-type="float">
            <text:p>27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1]+1" office:value-type="float" office:value="28" calcext:value-type="float">
            <text:p>28</text:p>
          </table:table-cell>
          <table:table-cell table:style-name="ce69" table:formula="of:=IF([$Input.B30]=&quot;&quot;;&quot;&quot;;4-[$Input.B30])">
            <text:p/>
          </table:table-cell>
          <table:table-cell table:style-name="ce69" table:formula="of:=IF([$Input.C30]=&quot;&quot;;&quot;&quot;;4-[$Input.C30])">
            <text:p/>
          </table:table-cell>
          <table:table-cell table:style-name="ce69" table:formula="of:=IF([$Input.D30]=&quot;&quot;;&quot;&quot;;4-[$Input.D30])">
            <text:p/>
          </table:table-cell>
          <table:table-cell table:style-name="ce69" table:formula="of:=IF([$Input.E30]=&quot;&quot;;&quot;&quot;;4-[$Input.E30])">
            <text:p/>
          </table:table-cell>
          <table:table-cell table:style-name="ce69" table:formula="of:=IF([$Input.F30]=&quot;&quot;;&quot;&quot;;4-[$Input.F30])">
            <text:p/>
          </table:table-cell>
          <table:table-cell table:style-name="ce69" table:formula="of:=IF([$Input.G30]=&quot;&quot;;&quot;&quot;;4-[$Input.G30])">
            <text:p/>
          </table:table-cell>
          <table:table-cell table:style-name="ce69" table:formula="of:=IF([$Input.H30]=&quot;&quot;;&quot;&quot;;4-[$Input.H30])">
            <text:p/>
          </table:table-cell>
          <table:table-cell table:style-name="ce69" table:formula="of:=IF([$Input.I30]=&quot;&quot;;&quot;&quot;;4-[$Input.I30])">
            <text:p/>
          </table:table-cell>
          <table:table-cell table:style-name="ce69" table:formula="of:=IF([$Input.J30]=&quot;&quot;;&quot;&quot;;4-[$Input.J30])">
            <text:p/>
          </table:table-cell>
          <table:table-cell table:style-name="ce82" table:formula="of:=IF(COUNT([.B32:.J32])&gt;1;SUM([.B32:.J32])/COUNT([.B32:.J32]);&quot;X&quot;)" office:value-type="string" office:string-value="X" calcext:value-type="string">
            <text:p>X</text:p>
          </table:table-cell>
          <table:table-cell table:style-name="ce69" table:formula="of:=IF([$Input.K30]=&quot;&quot;;&quot;&quot;;4-[$Input.K30])">
            <text:p/>
          </table:table-cell>
          <table:table-cell table:style-name="ce69" table:formula="of:=IF([$Input.L30]=&quot;&quot;;&quot;&quot;;[$Input.L30]-1)">
            <text:p/>
          </table:table-cell>
          <table:table-cell table:style-name="ce69" table:formula="of:=IF([$Input.M30]=&quot;&quot;;&quot;&quot;;4-[$Input.M30])">
            <text:p/>
          </table:table-cell>
          <table:table-cell table:style-name="ce69" table:formula="of:=IF([$Input.N30]=&quot;&quot;;&quot;&quot;;4-[$Input.N30])">
            <text:p/>
          </table:table-cell>
          <table:table-cell table:style-name="ce69" table:formula="of:=IF([$Input.O30]=&quot;&quot;;&quot;&quot;;[$Input.O30]-1)">
            <text:p/>
          </table:table-cell>
          <table:table-cell table:style-name="ce69" table:formula="of:=IF([$Input.P30]=&quot;&quot;;&quot;&quot;;4-[$Input.P30])">
            <text:p/>
          </table:table-cell>
          <table:table-cell table:style-name="ce69" table:formula="of:=IF([$Input.Q30]=&quot;&quot;;&quot;&quot;;4-[$Input.Q30])">
            <text:p/>
          </table:table-cell>
          <table:table-cell table:style-name="ce69" table:formula="of:=IF([$Input.R30]=&quot;&quot;;&quot;&quot;;[$Input.R30]-1)">
            <text:p/>
          </table:table-cell>
          <table:table-cell table:style-name="ce69" table:formula="of:=IF([$Input.S30]=&quot;&quot;;&quot;&quot;;4-[$Input.S30])">
            <text:p/>
          </table:table-cell>
          <table:table-cell table:style-name="ce69" table:formula="of:=IF([$Input.T30]=&quot;&quot;;&quot;&quot;;[$Input.T30]-1)">
            <text:p/>
          </table:table-cell>
          <table:table-cell table:style-name="ce69" table:formula="of:=IF([$Input.U30]=&quot;&quot;;&quot;&quot;;4-[$Input.U30])">
            <text:p/>
          </table:table-cell>
          <table:table-cell table:style-name="ce69" table:formula="of:=IF([$Input.V30]=&quot;&quot;;&quot;&quot;;4-[$Input.V30])">
            <text:p/>
          </table:table-cell>
          <table:table-cell table:style-name="ce69" table:formula="of:=IF([$Input.W30]=&quot;&quot;;&quot;&quot;;4-[$Input.W30])">
            <text:p/>
          </table:table-cell>
          <table:table-cell table:style-name="ce69" table:formula="of:=IF([$Input.X30]=&quot;&quot;;&quot;&quot;;4-[$Input.X30])">
            <text:p/>
          </table:table-cell>
          <table:table-cell table:style-name="ce69" table:formula="of:=IF([$Input.Y30]=&quot;&quot;;&quot;&quot;;4-[$Input.Y30])">
            <text:p/>
          </table:table-cell>
          <table:table-cell table:style-name="ce69" table:formula="of:=IF([$Input.Z30]=&quot;&quot;;&quot;&quot;;[$Input.Z30]-1)">
            <text:p/>
          </table:table-cell>
          <table:table-cell table:style-name="ce69" table:formula="of:=IF([$Input.AA30]=&quot;&quot;;&quot;&quot;;4-[$Input.AA30])">
            <text:p/>
          </table:table-cell>
          <table:table-cell table:style-name="ce69" table:formula="of:=IF([$Input.AB30]=&quot;&quot;;&quot;&quot;;4-[$Input.AB30])">
            <text:p/>
          </table:table-cell>
          <table:table-cell table:style-name="ce69" table:formula="of:=IF([$Input.AC30]=&quot;&quot;;&quot;&quot;;[$Input.AC30]-1)">
            <text:p/>
          </table:table-cell>
          <table:table-cell table:style-name="ce69" table:formula="of:=IF([$Input.AD30]=&quot;&quot;;&quot;&quot;;4-[$Input.AD30])">
            <text:p/>
          </table:table-cell>
          <table:table-cell table:style-name="ce69" table:formula="of:=IF([$Input.AE30]=&quot;&quot;;&quot;&quot;;4-[$Input.AE30])">
            <text:p/>
          </table:table-cell>
          <table:table-cell table:style-name="ce69" table:formula="of:=IF([$Input.AF30]=&quot;&quot;;&quot;&quot;;4-[$Input.AF30])">
            <text:p/>
          </table:table-cell>
          <table:table-cell table:style-name="ce69" table:formula="of:=IF([$Input.AG30]=&quot;&quot;;&quot;&quot;;[$Input.AG30]-1)">
            <text:p/>
          </table:table-cell>
          <table:table-cell table:style-name="ce69" table:formula="of:=IF([$Input.AH30]=&quot;&quot;;&quot;&quot;;4-[$Input.AH30])">
            <text:p/>
          </table:table-cell>
          <table:table-cell table:style-name="ce69" table:formula="of:=IF([$Input.AI30]=&quot;&quot;;&quot;&quot;;4-[$Input.AI30])">
            <text:p/>
          </table:table-cell>
          <table:table-cell table:style-name="ce69" table:formula="of:=IF([$Input.AJ30]=&quot;&quot;;&quot;&quot;;4-[$Input.AJ30])">
            <text:p/>
          </table:table-cell>
          <table:table-cell table:style-name="ce69" table:formula="of:=IF([$Input.AK30]=&quot;&quot;;&quot;&quot;;[$Input.AK30]-1)">
            <text:p/>
          </table:table-cell>
          <table:table-cell table:style-name="ce69" table:formula="of:=IF([$Input.AL30]=&quot;&quot;;&quot;&quot;;4-[$Input.AL30])">
            <text:p/>
          </table:table-cell>
          <table:table-cell table:style-name="ce69" table:formula="of:=IF([$Input.AM30]=&quot;&quot;;&quot;&quot;;4-[$Input.AM30])">
            <text:p/>
          </table:table-cell>
          <table:table-cell table:style-name="ce69" table:formula="of:=IF([$Input.AN30]=&quot;&quot;;&quot;&quot;;4-[$Input.AN30])">
            <text:p/>
          </table:table-cell>
          <table:table-cell table:style-name="ce82" table:formula="of:=IF(COUNT([.L32:.AO32])&gt;1;SUM([.L32:.AO32])/COUNT([.L32:.AO32]);&quot;X&quot;)" office:value-type="string" office:string-value="X" calcext:value-type="string">
            <text:p>X</text:p>
          </table:table-cell>
          <table:table-cell table:style-name="ce69" table:formula="of:=IF([$Input.AO30]=&quot;&quot;;&quot;&quot;;5-[$Input.AO30])">
            <text:p/>
          </table:table-cell>
          <table:table-cell table:style-name="ce103" table:formula="of:=IF(AND([.$AQ32]=[.AR$4];[.$AQ32]&lt;&gt;&quot;&quot;);1;0)" office:value-type="float" office:value="0" calcext:value-type="float">
            <text:p>0</text:p>
          </table:table-cell>
          <table:table-cell table:style-name="ce103" table:formula="of:=IF(AND([.$AQ32]=[.AS$4];[.$AQ32]&lt;&gt;&quot;&quot;);1;0)" office:value-type="float" office:value="0" calcext:value-type="float">
            <text:p>0</text:p>
          </table:table-cell>
          <table:table-cell table:style-name="ce103" table:formula="of:=IF(AND([.$AQ32]=[.AT$4];[.$AQ32]&lt;&gt;&quot;&quot;);1;0)" office:value-type="float" office:value="0" calcext:value-type="float">
            <text:p>0</text:p>
          </table:table-cell>
          <table:table-cell table:style-name="ce103" table:formula="of:=IF(AND([.$AQ32]=[.AU$4];[.$AQ32]&lt;&gt;&quot;&quot;);1;0)" office:value-type="float" office:value="0" calcext:value-type="float">
            <text:p>0</text:p>
          </table:table-cell>
          <table:table-cell table:style-name="ce103" table:formula="of:=IF(AND([.$AQ32]=[.AV$4];[.$AQ32]&lt;&gt;&quot;&quot;);1;0)" office:value-type="float" office:value="0" calcext:value-type="float">
            <text:p>0</text:p>
          </table:table-cell>
          <table:table-cell table:style-name="ce59" table:formula="of:=[.AW31]+1" office:value-type="float" office:value="28" calcext:value-type="float">
            <text:p>28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2]+1" office:value-type="float" office:value="29" calcext:value-type="float">
            <text:p>29</text:p>
          </table:table-cell>
          <table:table-cell table:style-name="ce69" table:formula="of:=IF([$Input.B31]=&quot;&quot;;&quot;&quot;;4-[$Input.B31])">
            <text:p/>
          </table:table-cell>
          <table:table-cell table:style-name="ce69" table:formula="of:=IF([$Input.C31]=&quot;&quot;;&quot;&quot;;4-[$Input.C31])">
            <text:p/>
          </table:table-cell>
          <table:table-cell table:style-name="ce69" table:formula="of:=IF([$Input.D31]=&quot;&quot;;&quot;&quot;;4-[$Input.D31])">
            <text:p/>
          </table:table-cell>
          <table:table-cell table:style-name="ce69" table:formula="of:=IF([$Input.E31]=&quot;&quot;;&quot;&quot;;4-[$Input.E31])">
            <text:p/>
          </table:table-cell>
          <table:table-cell table:style-name="ce69" table:formula="of:=IF([$Input.F31]=&quot;&quot;;&quot;&quot;;4-[$Input.F31])">
            <text:p/>
          </table:table-cell>
          <table:table-cell table:style-name="ce69" table:formula="of:=IF([$Input.G31]=&quot;&quot;;&quot;&quot;;4-[$Input.G31])">
            <text:p/>
          </table:table-cell>
          <table:table-cell table:style-name="ce69" table:formula="of:=IF([$Input.H31]=&quot;&quot;;&quot;&quot;;4-[$Input.H31])">
            <text:p/>
          </table:table-cell>
          <table:table-cell table:style-name="ce69" table:formula="of:=IF([$Input.I31]=&quot;&quot;;&quot;&quot;;4-[$Input.I31])">
            <text:p/>
          </table:table-cell>
          <table:table-cell table:style-name="ce69" table:formula="of:=IF([$Input.J31]=&quot;&quot;;&quot;&quot;;4-[$Input.J31])">
            <text:p/>
          </table:table-cell>
          <table:table-cell table:style-name="ce82" table:formula="of:=IF(COUNT([.B33:.J33])&gt;1;SUM([.B33:.J33])/COUNT([.B33:.J33]);&quot;X&quot;)" office:value-type="string" office:string-value="X" calcext:value-type="string">
            <text:p>X</text:p>
          </table:table-cell>
          <table:table-cell table:style-name="ce69" table:formula="of:=IF([$Input.K31]=&quot;&quot;;&quot;&quot;;4-[$Input.K31])">
            <text:p/>
          </table:table-cell>
          <table:table-cell table:style-name="ce69" table:formula="of:=IF([$Input.L31]=&quot;&quot;;&quot;&quot;;[$Input.L31]-1)">
            <text:p/>
          </table:table-cell>
          <table:table-cell table:style-name="ce69" table:formula="of:=IF([$Input.M31]=&quot;&quot;;&quot;&quot;;4-[$Input.M31])">
            <text:p/>
          </table:table-cell>
          <table:table-cell table:style-name="ce69" table:formula="of:=IF([$Input.N31]=&quot;&quot;;&quot;&quot;;4-[$Input.N31])">
            <text:p/>
          </table:table-cell>
          <table:table-cell table:style-name="ce69" table:formula="of:=IF([$Input.O31]=&quot;&quot;;&quot;&quot;;[$Input.O31]-1)">
            <text:p/>
          </table:table-cell>
          <table:table-cell table:style-name="ce69" table:formula="of:=IF([$Input.P31]=&quot;&quot;;&quot;&quot;;4-[$Input.P31])">
            <text:p/>
          </table:table-cell>
          <table:table-cell table:style-name="ce69" table:formula="of:=IF([$Input.Q31]=&quot;&quot;;&quot;&quot;;4-[$Input.Q31])">
            <text:p/>
          </table:table-cell>
          <table:table-cell table:style-name="ce69" table:formula="of:=IF([$Input.R31]=&quot;&quot;;&quot;&quot;;[$Input.R31]-1)">
            <text:p/>
          </table:table-cell>
          <table:table-cell table:style-name="ce69" table:formula="of:=IF([$Input.S31]=&quot;&quot;;&quot;&quot;;4-[$Input.S31])">
            <text:p/>
          </table:table-cell>
          <table:table-cell table:style-name="ce69" table:formula="of:=IF([$Input.T31]=&quot;&quot;;&quot;&quot;;[$Input.T31]-1)">
            <text:p/>
          </table:table-cell>
          <table:table-cell table:style-name="ce69" table:formula="of:=IF([$Input.U31]=&quot;&quot;;&quot;&quot;;4-[$Input.U31])">
            <text:p/>
          </table:table-cell>
          <table:table-cell table:style-name="ce69" table:formula="of:=IF([$Input.V31]=&quot;&quot;;&quot;&quot;;4-[$Input.V31])">
            <text:p/>
          </table:table-cell>
          <table:table-cell table:style-name="ce69" table:formula="of:=IF([$Input.W31]=&quot;&quot;;&quot;&quot;;4-[$Input.W31])">
            <text:p/>
          </table:table-cell>
          <table:table-cell table:style-name="ce69" table:formula="of:=IF([$Input.X31]=&quot;&quot;;&quot;&quot;;4-[$Input.X31])">
            <text:p/>
          </table:table-cell>
          <table:table-cell table:style-name="ce69" table:formula="of:=IF([$Input.Y31]=&quot;&quot;;&quot;&quot;;4-[$Input.Y31])">
            <text:p/>
          </table:table-cell>
          <table:table-cell table:style-name="ce69" table:formula="of:=IF([$Input.Z31]=&quot;&quot;;&quot;&quot;;[$Input.Z31]-1)">
            <text:p/>
          </table:table-cell>
          <table:table-cell table:style-name="ce69" table:formula="of:=IF([$Input.AA31]=&quot;&quot;;&quot;&quot;;4-[$Input.AA31])">
            <text:p/>
          </table:table-cell>
          <table:table-cell table:style-name="ce69" table:formula="of:=IF([$Input.AB31]=&quot;&quot;;&quot;&quot;;4-[$Input.AB31])">
            <text:p/>
          </table:table-cell>
          <table:table-cell table:style-name="ce69" table:formula="of:=IF([$Input.AC31]=&quot;&quot;;&quot;&quot;;[$Input.AC31]-1)">
            <text:p/>
          </table:table-cell>
          <table:table-cell table:style-name="ce69" table:formula="of:=IF([$Input.AD31]=&quot;&quot;;&quot;&quot;;4-[$Input.AD31])">
            <text:p/>
          </table:table-cell>
          <table:table-cell table:style-name="ce69" table:formula="of:=IF([$Input.AE31]=&quot;&quot;;&quot;&quot;;4-[$Input.AE31])">
            <text:p/>
          </table:table-cell>
          <table:table-cell table:style-name="ce69" table:formula="of:=IF([$Input.AF31]=&quot;&quot;;&quot;&quot;;4-[$Input.AF31])">
            <text:p/>
          </table:table-cell>
          <table:table-cell table:style-name="ce69" table:formula="of:=IF([$Input.AG31]=&quot;&quot;;&quot;&quot;;[$Input.AG31]-1)">
            <text:p/>
          </table:table-cell>
          <table:table-cell table:style-name="ce69" table:formula="of:=IF([$Input.AH31]=&quot;&quot;;&quot;&quot;;4-[$Input.AH31])">
            <text:p/>
          </table:table-cell>
          <table:table-cell table:style-name="ce69" table:formula="of:=IF([$Input.AI31]=&quot;&quot;;&quot;&quot;;4-[$Input.AI31])">
            <text:p/>
          </table:table-cell>
          <table:table-cell table:style-name="ce69" table:formula="of:=IF([$Input.AJ31]=&quot;&quot;;&quot;&quot;;4-[$Input.AJ31])">
            <text:p/>
          </table:table-cell>
          <table:table-cell table:style-name="ce69" table:formula="of:=IF([$Input.AK31]=&quot;&quot;;&quot;&quot;;[$Input.AK31]-1)">
            <text:p/>
          </table:table-cell>
          <table:table-cell table:style-name="ce69" table:formula="of:=IF([$Input.AL31]=&quot;&quot;;&quot;&quot;;4-[$Input.AL31])">
            <text:p/>
          </table:table-cell>
          <table:table-cell table:style-name="ce69" table:formula="of:=IF([$Input.AM31]=&quot;&quot;;&quot;&quot;;4-[$Input.AM31])">
            <text:p/>
          </table:table-cell>
          <table:table-cell table:style-name="ce69" table:formula="of:=IF([$Input.AN31]=&quot;&quot;;&quot;&quot;;4-[$Input.AN31])">
            <text:p/>
          </table:table-cell>
          <table:table-cell table:style-name="ce82" table:formula="of:=IF(COUNT([.L33:.AO33])&gt;1;SUM([.L33:.AO33])/COUNT([.L33:.AO33]);&quot;X&quot;)" office:value-type="string" office:string-value="X" calcext:value-type="string">
            <text:p>X</text:p>
          </table:table-cell>
          <table:table-cell table:style-name="ce69" table:formula="of:=IF([$Input.AO31]=&quot;&quot;;&quot;&quot;;5-[$Input.AO31])">
            <text:p/>
          </table:table-cell>
          <table:table-cell table:style-name="ce103" table:formula="of:=IF(AND([.$AQ33]=[.AR$4];[.$AQ33]&lt;&gt;&quot;&quot;);1;0)" office:value-type="float" office:value="0" calcext:value-type="float">
            <text:p>0</text:p>
          </table:table-cell>
          <table:table-cell table:style-name="ce103" table:formula="of:=IF(AND([.$AQ33]=[.AS$4];[.$AQ33]&lt;&gt;&quot;&quot;);1;0)" office:value-type="float" office:value="0" calcext:value-type="float">
            <text:p>0</text:p>
          </table:table-cell>
          <table:table-cell table:style-name="ce103" table:formula="of:=IF(AND([.$AQ33]=[.AT$4];[.$AQ33]&lt;&gt;&quot;&quot;);1;0)" office:value-type="float" office:value="0" calcext:value-type="float">
            <text:p>0</text:p>
          </table:table-cell>
          <table:table-cell table:style-name="ce103" table:formula="of:=IF(AND([.$AQ33]=[.AU$4];[.$AQ33]&lt;&gt;&quot;&quot;);1;0)" office:value-type="float" office:value="0" calcext:value-type="float">
            <text:p>0</text:p>
          </table:table-cell>
          <table:table-cell table:style-name="ce103" table:formula="of:=IF(AND([.$AQ33]=[.AV$4];[.$AQ33]&lt;&gt;&quot;&quot;);1;0)" office:value-type="float" office:value="0" calcext:value-type="float">
            <text:p>0</text:p>
          </table:table-cell>
          <table:table-cell table:style-name="ce59" table:formula="of:=[.AW32]+1" office:value-type="float" office:value="29" calcext:value-type="float">
            <text:p>29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3]+1" office:value-type="float" office:value="30" calcext:value-type="float">
            <text:p>30</text:p>
          </table:table-cell>
          <table:table-cell table:style-name="ce69" table:formula="of:=IF([$Input.B32]=&quot;&quot;;&quot;&quot;;4-[$Input.B32])">
            <text:p/>
          </table:table-cell>
          <table:table-cell table:style-name="ce69" table:formula="of:=IF([$Input.C32]=&quot;&quot;;&quot;&quot;;4-[$Input.C32])">
            <text:p/>
          </table:table-cell>
          <table:table-cell table:style-name="ce69" table:formula="of:=IF([$Input.D32]=&quot;&quot;;&quot;&quot;;4-[$Input.D32])">
            <text:p/>
          </table:table-cell>
          <table:table-cell table:style-name="ce69" table:formula="of:=IF([$Input.E32]=&quot;&quot;;&quot;&quot;;4-[$Input.E32])">
            <text:p/>
          </table:table-cell>
          <table:table-cell table:style-name="ce69" table:formula="of:=IF([$Input.F32]=&quot;&quot;;&quot;&quot;;4-[$Input.F32])">
            <text:p/>
          </table:table-cell>
          <table:table-cell table:style-name="ce69" table:formula="of:=IF([$Input.G32]=&quot;&quot;;&quot;&quot;;4-[$Input.G32])">
            <text:p/>
          </table:table-cell>
          <table:table-cell table:style-name="ce69" table:formula="of:=IF([$Input.H32]=&quot;&quot;;&quot;&quot;;4-[$Input.H32])">
            <text:p/>
          </table:table-cell>
          <table:table-cell table:style-name="ce69" table:formula="of:=IF([$Input.I32]=&quot;&quot;;&quot;&quot;;4-[$Input.I32])">
            <text:p/>
          </table:table-cell>
          <table:table-cell table:style-name="ce69" table:formula="of:=IF([$Input.J32]=&quot;&quot;;&quot;&quot;;4-[$Input.J32])">
            <text:p/>
          </table:table-cell>
          <table:table-cell table:style-name="ce82" table:formula="of:=IF(COUNT([.B34:.J34])&gt;1;SUM([.B34:.J34])/COUNT([.B34:.J34]);&quot;X&quot;)" office:value-type="string" office:string-value="X" calcext:value-type="string">
            <text:p>X</text:p>
          </table:table-cell>
          <table:table-cell table:style-name="ce69" table:formula="of:=IF([$Input.K32]=&quot;&quot;;&quot;&quot;;4-[$Input.K32])">
            <text:p/>
          </table:table-cell>
          <table:table-cell table:style-name="ce69" table:formula="of:=IF([$Input.L32]=&quot;&quot;;&quot;&quot;;[$Input.L32]-1)">
            <text:p/>
          </table:table-cell>
          <table:table-cell table:style-name="ce69" table:formula="of:=IF([$Input.M32]=&quot;&quot;;&quot;&quot;;4-[$Input.M32])">
            <text:p/>
          </table:table-cell>
          <table:table-cell table:style-name="ce69" table:formula="of:=IF([$Input.N32]=&quot;&quot;;&quot;&quot;;4-[$Input.N32])">
            <text:p/>
          </table:table-cell>
          <table:table-cell table:style-name="ce69" table:formula="of:=IF([$Input.O32]=&quot;&quot;;&quot;&quot;;[$Input.O32]-1)">
            <text:p/>
          </table:table-cell>
          <table:table-cell table:style-name="ce69" table:formula="of:=IF([$Input.P32]=&quot;&quot;;&quot;&quot;;4-[$Input.P32])">
            <text:p/>
          </table:table-cell>
          <table:table-cell table:style-name="ce69" table:formula="of:=IF([$Input.Q32]=&quot;&quot;;&quot;&quot;;4-[$Input.Q32])">
            <text:p/>
          </table:table-cell>
          <table:table-cell table:style-name="ce69" table:formula="of:=IF([$Input.R32]=&quot;&quot;;&quot;&quot;;[$Input.R32]-1)">
            <text:p/>
          </table:table-cell>
          <table:table-cell table:style-name="ce69" table:formula="of:=IF([$Input.S32]=&quot;&quot;;&quot;&quot;;4-[$Input.S32])">
            <text:p/>
          </table:table-cell>
          <table:table-cell table:style-name="ce69" table:formula="of:=IF([$Input.T32]=&quot;&quot;;&quot;&quot;;[$Input.T32]-1)">
            <text:p/>
          </table:table-cell>
          <table:table-cell table:style-name="ce69" table:formula="of:=IF([$Input.U32]=&quot;&quot;;&quot;&quot;;4-[$Input.U32])">
            <text:p/>
          </table:table-cell>
          <table:table-cell table:style-name="ce69" table:formula="of:=IF([$Input.V32]=&quot;&quot;;&quot;&quot;;4-[$Input.V32])">
            <text:p/>
          </table:table-cell>
          <table:table-cell table:style-name="ce69" table:formula="of:=IF([$Input.W32]=&quot;&quot;;&quot;&quot;;4-[$Input.W32])">
            <text:p/>
          </table:table-cell>
          <table:table-cell table:style-name="ce69" table:formula="of:=IF([$Input.X32]=&quot;&quot;;&quot;&quot;;4-[$Input.X32])">
            <text:p/>
          </table:table-cell>
          <table:table-cell table:style-name="ce69" table:formula="of:=IF([$Input.Y32]=&quot;&quot;;&quot;&quot;;4-[$Input.Y32])">
            <text:p/>
          </table:table-cell>
          <table:table-cell table:style-name="ce69" table:formula="of:=IF([$Input.Z32]=&quot;&quot;;&quot;&quot;;[$Input.Z32]-1)">
            <text:p/>
          </table:table-cell>
          <table:table-cell table:style-name="ce69" table:formula="of:=IF([$Input.AA32]=&quot;&quot;;&quot;&quot;;4-[$Input.AA32])">
            <text:p/>
          </table:table-cell>
          <table:table-cell table:style-name="ce69" table:formula="of:=IF([$Input.AB32]=&quot;&quot;;&quot;&quot;;4-[$Input.AB32])">
            <text:p/>
          </table:table-cell>
          <table:table-cell table:style-name="ce69" table:formula="of:=IF([$Input.AC32]=&quot;&quot;;&quot;&quot;;[$Input.AC32]-1)">
            <text:p/>
          </table:table-cell>
          <table:table-cell table:style-name="ce69" table:formula="of:=IF([$Input.AD32]=&quot;&quot;;&quot;&quot;;4-[$Input.AD32])">
            <text:p/>
          </table:table-cell>
          <table:table-cell table:style-name="ce69" table:formula="of:=IF([$Input.AE32]=&quot;&quot;;&quot;&quot;;4-[$Input.AE32])">
            <text:p/>
          </table:table-cell>
          <table:table-cell table:style-name="ce69" table:formula="of:=IF([$Input.AF32]=&quot;&quot;;&quot;&quot;;4-[$Input.AF32])">
            <text:p/>
          </table:table-cell>
          <table:table-cell table:style-name="ce69" table:formula="of:=IF([$Input.AG32]=&quot;&quot;;&quot;&quot;;[$Input.AG32]-1)">
            <text:p/>
          </table:table-cell>
          <table:table-cell table:style-name="ce69" table:formula="of:=IF([$Input.AH32]=&quot;&quot;;&quot;&quot;;4-[$Input.AH32])">
            <text:p/>
          </table:table-cell>
          <table:table-cell table:style-name="ce69" table:formula="of:=IF([$Input.AI32]=&quot;&quot;;&quot;&quot;;4-[$Input.AI32])">
            <text:p/>
          </table:table-cell>
          <table:table-cell table:style-name="ce69" table:formula="of:=IF([$Input.AJ32]=&quot;&quot;;&quot;&quot;;4-[$Input.AJ32])">
            <text:p/>
          </table:table-cell>
          <table:table-cell table:style-name="ce69" table:formula="of:=IF([$Input.AK32]=&quot;&quot;;&quot;&quot;;[$Input.AK32]-1)">
            <text:p/>
          </table:table-cell>
          <table:table-cell table:style-name="ce69" table:formula="of:=IF([$Input.AL32]=&quot;&quot;;&quot;&quot;;4-[$Input.AL32])">
            <text:p/>
          </table:table-cell>
          <table:table-cell table:style-name="ce69" table:formula="of:=IF([$Input.AM32]=&quot;&quot;;&quot;&quot;;4-[$Input.AM32])">
            <text:p/>
          </table:table-cell>
          <table:table-cell table:style-name="ce69" table:formula="of:=IF([$Input.AN32]=&quot;&quot;;&quot;&quot;;4-[$Input.AN32])">
            <text:p/>
          </table:table-cell>
          <table:table-cell table:style-name="ce82" table:formula="of:=IF(COUNT([.L34:.AO34])&gt;1;SUM([.L34:.AO34])/COUNT([.L34:.AO34]);&quot;X&quot;)" office:value-type="string" office:string-value="X" calcext:value-type="string">
            <text:p>X</text:p>
          </table:table-cell>
          <table:table-cell table:style-name="ce69" table:formula="of:=IF([$Input.AO32]=&quot;&quot;;&quot;&quot;;5-[$Input.AO32])">
            <text:p/>
          </table:table-cell>
          <table:table-cell table:style-name="ce103" table:formula="of:=IF(AND([.$AQ34]=[.AR$4];[.$AQ34]&lt;&gt;&quot;&quot;);1;0)" office:value-type="float" office:value="0" calcext:value-type="float">
            <text:p>0</text:p>
          </table:table-cell>
          <table:table-cell table:style-name="ce103" table:formula="of:=IF(AND([.$AQ34]=[.AS$4];[.$AQ34]&lt;&gt;&quot;&quot;);1;0)" office:value-type="float" office:value="0" calcext:value-type="float">
            <text:p>0</text:p>
          </table:table-cell>
          <table:table-cell table:style-name="ce103" table:formula="of:=IF(AND([.$AQ34]=[.AT$4];[.$AQ34]&lt;&gt;&quot;&quot;);1;0)" office:value-type="float" office:value="0" calcext:value-type="float">
            <text:p>0</text:p>
          </table:table-cell>
          <table:table-cell table:style-name="ce103" table:formula="of:=IF(AND([.$AQ34]=[.AU$4];[.$AQ34]&lt;&gt;&quot;&quot;);1;0)" office:value-type="float" office:value="0" calcext:value-type="float">
            <text:p>0</text:p>
          </table:table-cell>
          <table:table-cell table:style-name="ce103" table:formula="of:=IF(AND([.$AQ34]=[.AV$4];[.$AQ34]&lt;&gt;&quot;&quot;);1;0)" office:value-type="float" office:value="0" calcext:value-type="float">
            <text:p>0</text:p>
          </table:table-cell>
          <table:table-cell table:style-name="ce59" table:formula="of:=[.AW33]+1" office:value-type="float" office:value="30" calcext:value-type="float">
            <text:p>30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4]+1" office:value-type="float" office:value="31" calcext:value-type="float">
            <text:p>31</text:p>
          </table:table-cell>
          <table:table-cell table:style-name="ce69" table:formula="of:=IF([$Input.B33]=&quot;&quot;;&quot;&quot;;4-[$Input.B33])">
            <text:p/>
          </table:table-cell>
          <table:table-cell table:style-name="ce69" table:formula="of:=IF([$Input.C33]=&quot;&quot;;&quot;&quot;;4-[$Input.C33])">
            <text:p/>
          </table:table-cell>
          <table:table-cell table:style-name="ce69" table:formula="of:=IF([$Input.D33]=&quot;&quot;;&quot;&quot;;4-[$Input.D33])">
            <text:p/>
          </table:table-cell>
          <table:table-cell table:style-name="ce69" table:formula="of:=IF([$Input.E33]=&quot;&quot;;&quot;&quot;;4-[$Input.E33])">
            <text:p/>
          </table:table-cell>
          <table:table-cell table:style-name="ce69" table:formula="of:=IF([$Input.F33]=&quot;&quot;;&quot;&quot;;4-[$Input.F33])">
            <text:p/>
          </table:table-cell>
          <table:table-cell table:style-name="ce69" table:formula="of:=IF([$Input.G33]=&quot;&quot;;&quot;&quot;;4-[$Input.G33])">
            <text:p/>
          </table:table-cell>
          <table:table-cell table:style-name="ce69" table:formula="of:=IF([$Input.H33]=&quot;&quot;;&quot;&quot;;4-[$Input.H33])">
            <text:p/>
          </table:table-cell>
          <table:table-cell table:style-name="ce69" table:formula="of:=IF([$Input.I33]=&quot;&quot;;&quot;&quot;;4-[$Input.I33])">
            <text:p/>
          </table:table-cell>
          <table:table-cell table:style-name="ce69" table:formula="of:=IF([$Input.J33]=&quot;&quot;;&quot;&quot;;4-[$Input.J33])">
            <text:p/>
          </table:table-cell>
          <table:table-cell table:style-name="ce82" table:formula="of:=IF(COUNT([.B35:.J35])&gt;1;SUM([.B35:.J35])/COUNT([.B35:.J35]);&quot;X&quot;)" office:value-type="string" office:string-value="X" calcext:value-type="string">
            <text:p>X</text:p>
          </table:table-cell>
          <table:table-cell table:style-name="ce69" table:formula="of:=IF([$Input.K33]=&quot;&quot;;&quot;&quot;;4-[$Input.K33])">
            <text:p/>
          </table:table-cell>
          <table:table-cell table:style-name="ce69" table:formula="of:=IF([$Input.L33]=&quot;&quot;;&quot;&quot;;[$Input.L33]-1)">
            <text:p/>
          </table:table-cell>
          <table:table-cell table:style-name="ce69" table:formula="of:=IF([$Input.M33]=&quot;&quot;;&quot;&quot;;4-[$Input.M33])">
            <text:p/>
          </table:table-cell>
          <table:table-cell table:style-name="ce69" table:formula="of:=IF([$Input.N33]=&quot;&quot;;&quot;&quot;;4-[$Input.N33])">
            <text:p/>
          </table:table-cell>
          <table:table-cell table:style-name="ce69" table:formula="of:=IF([$Input.O33]=&quot;&quot;;&quot;&quot;;[$Input.O33]-1)">
            <text:p/>
          </table:table-cell>
          <table:table-cell table:style-name="ce69" table:formula="of:=IF([$Input.P33]=&quot;&quot;;&quot;&quot;;4-[$Input.P33])">
            <text:p/>
          </table:table-cell>
          <table:table-cell table:style-name="ce69" table:formula="of:=IF([$Input.Q33]=&quot;&quot;;&quot;&quot;;4-[$Input.Q33])">
            <text:p/>
          </table:table-cell>
          <table:table-cell table:style-name="ce69" table:formula="of:=IF([$Input.R33]=&quot;&quot;;&quot;&quot;;[$Input.R33]-1)">
            <text:p/>
          </table:table-cell>
          <table:table-cell table:style-name="ce69" table:formula="of:=IF([$Input.S33]=&quot;&quot;;&quot;&quot;;4-[$Input.S33])">
            <text:p/>
          </table:table-cell>
          <table:table-cell table:style-name="ce69" table:formula="of:=IF([$Input.T33]=&quot;&quot;;&quot;&quot;;[$Input.T33]-1)">
            <text:p/>
          </table:table-cell>
          <table:table-cell table:style-name="ce69" table:formula="of:=IF([$Input.U33]=&quot;&quot;;&quot;&quot;;4-[$Input.U33])">
            <text:p/>
          </table:table-cell>
          <table:table-cell table:style-name="ce69" table:formula="of:=IF([$Input.V33]=&quot;&quot;;&quot;&quot;;4-[$Input.V33])">
            <text:p/>
          </table:table-cell>
          <table:table-cell table:style-name="ce69" table:formula="of:=IF([$Input.W33]=&quot;&quot;;&quot;&quot;;4-[$Input.W33])">
            <text:p/>
          </table:table-cell>
          <table:table-cell table:style-name="ce69" table:formula="of:=IF([$Input.X33]=&quot;&quot;;&quot;&quot;;4-[$Input.X33])">
            <text:p/>
          </table:table-cell>
          <table:table-cell table:style-name="ce69" table:formula="of:=IF([$Input.Y33]=&quot;&quot;;&quot;&quot;;4-[$Input.Y33])">
            <text:p/>
          </table:table-cell>
          <table:table-cell table:style-name="ce69" table:formula="of:=IF([$Input.Z33]=&quot;&quot;;&quot;&quot;;[$Input.Z33]-1)">
            <text:p/>
          </table:table-cell>
          <table:table-cell table:style-name="ce69" table:formula="of:=IF([$Input.AA33]=&quot;&quot;;&quot;&quot;;4-[$Input.AA33])">
            <text:p/>
          </table:table-cell>
          <table:table-cell table:style-name="ce69" table:formula="of:=IF([$Input.AB33]=&quot;&quot;;&quot;&quot;;4-[$Input.AB33])">
            <text:p/>
          </table:table-cell>
          <table:table-cell table:style-name="ce69" table:formula="of:=IF([$Input.AC33]=&quot;&quot;;&quot;&quot;;[$Input.AC33]-1)">
            <text:p/>
          </table:table-cell>
          <table:table-cell table:style-name="ce69" table:formula="of:=IF([$Input.AD33]=&quot;&quot;;&quot;&quot;;4-[$Input.AD33])">
            <text:p/>
          </table:table-cell>
          <table:table-cell table:style-name="ce69" table:formula="of:=IF([$Input.AE33]=&quot;&quot;;&quot;&quot;;4-[$Input.AE33])">
            <text:p/>
          </table:table-cell>
          <table:table-cell table:style-name="ce69" table:formula="of:=IF([$Input.AF33]=&quot;&quot;;&quot;&quot;;4-[$Input.AF33])">
            <text:p/>
          </table:table-cell>
          <table:table-cell table:style-name="ce69" table:formula="of:=IF([$Input.AG33]=&quot;&quot;;&quot;&quot;;[$Input.AG33]-1)">
            <text:p/>
          </table:table-cell>
          <table:table-cell table:style-name="ce69" table:formula="of:=IF([$Input.AH33]=&quot;&quot;;&quot;&quot;;4-[$Input.AH33])">
            <text:p/>
          </table:table-cell>
          <table:table-cell table:style-name="ce69" table:formula="of:=IF([$Input.AI33]=&quot;&quot;;&quot;&quot;;4-[$Input.AI33])">
            <text:p/>
          </table:table-cell>
          <table:table-cell table:style-name="ce69" table:formula="of:=IF([$Input.AJ33]=&quot;&quot;;&quot;&quot;;4-[$Input.AJ33])">
            <text:p/>
          </table:table-cell>
          <table:table-cell table:style-name="ce69" table:formula="of:=IF([$Input.AK33]=&quot;&quot;;&quot;&quot;;[$Input.AK33]-1)">
            <text:p/>
          </table:table-cell>
          <table:table-cell table:style-name="ce69" table:formula="of:=IF([$Input.AL33]=&quot;&quot;;&quot;&quot;;4-[$Input.AL33])">
            <text:p/>
          </table:table-cell>
          <table:table-cell table:style-name="ce69" table:formula="of:=IF([$Input.AM33]=&quot;&quot;;&quot;&quot;;4-[$Input.AM33])">
            <text:p/>
          </table:table-cell>
          <table:table-cell table:style-name="ce69" table:formula="of:=IF([$Input.AN33]=&quot;&quot;;&quot;&quot;;4-[$Input.AN33])">
            <text:p/>
          </table:table-cell>
          <table:table-cell table:style-name="ce82" table:formula="of:=IF(COUNT([.L35:.AO35])&gt;1;SUM([.L35:.AO35])/COUNT([.L35:.AO35]);&quot;X&quot;)" office:value-type="string" office:string-value="X" calcext:value-type="string">
            <text:p>X</text:p>
          </table:table-cell>
          <table:table-cell table:style-name="ce69" table:formula="of:=IF([$Input.AO33]=&quot;&quot;;&quot;&quot;;5-[$Input.AO33])">
            <text:p/>
          </table:table-cell>
          <table:table-cell table:style-name="ce103" table:formula="of:=IF(AND([.$AQ35]=[.AR$4];[.$AQ35]&lt;&gt;&quot;&quot;);1;0)" office:value-type="float" office:value="0" calcext:value-type="float">
            <text:p>0</text:p>
          </table:table-cell>
          <table:table-cell table:style-name="ce103" table:formula="of:=IF(AND([.$AQ35]=[.AS$4];[.$AQ35]&lt;&gt;&quot;&quot;);1;0)" office:value-type="float" office:value="0" calcext:value-type="float">
            <text:p>0</text:p>
          </table:table-cell>
          <table:table-cell table:style-name="ce103" table:formula="of:=IF(AND([.$AQ35]=[.AT$4];[.$AQ35]&lt;&gt;&quot;&quot;);1;0)" office:value-type="float" office:value="0" calcext:value-type="float">
            <text:p>0</text:p>
          </table:table-cell>
          <table:table-cell table:style-name="ce103" table:formula="of:=IF(AND([.$AQ35]=[.AU$4];[.$AQ35]&lt;&gt;&quot;&quot;);1;0)" office:value-type="float" office:value="0" calcext:value-type="float">
            <text:p>0</text:p>
          </table:table-cell>
          <table:table-cell table:style-name="ce103" table:formula="of:=IF(AND([.$AQ35]=[.AV$4];[.$AQ35]&lt;&gt;&quot;&quot;);1;0)" office:value-type="float" office:value="0" calcext:value-type="float">
            <text:p>0</text:p>
          </table:table-cell>
          <table:table-cell table:style-name="ce59" table:formula="of:=[.AW34]+1" office:value-type="float" office:value="31" calcext:value-type="float">
            <text:p>31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5]+1" office:value-type="float" office:value="32" calcext:value-type="float">
            <text:p>32</text:p>
          </table:table-cell>
          <table:table-cell table:style-name="ce69" table:formula="of:=IF([$Input.B34]=&quot;&quot;;&quot;&quot;;4-[$Input.B34])">
            <text:p/>
          </table:table-cell>
          <table:table-cell table:style-name="ce69" table:formula="of:=IF([$Input.C34]=&quot;&quot;;&quot;&quot;;4-[$Input.C34])">
            <text:p/>
          </table:table-cell>
          <table:table-cell table:style-name="ce69" table:formula="of:=IF([$Input.D34]=&quot;&quot;;&quot;&quot;;4-[$Input.D34])">
            <text:p/>
          </table:table-cell>
          <table:table-cell table:style-name="ce69" table:formula="of:=IF([$Input.E34]=&quot;&quot;;&quot;&quot;;4-[$Input.E34])">
            <text:p/>
          </table:table-cell>
          <table:table-cell table:style-name="ce69" table:formula="of:=IF([$Input.F34]=&quot;&quot;;&quot;&quot;;4-[$Input.F34])">
            <text:p/>
          </table:table-cell>
          <table:table-cell table:style-name="ce69" table:formula="of:=IF([$Input.G34]=&quot;&quot;;&quot;&quot;;4-[$Input.G34])">
            <text:p/>
          </table:table-cell>
          <table:table-cell table:style-name="ce69" table:formula="of:=IF([$Input.H34]=&quot;&quot;;&quot;&quot;;4-[$Input.H34])">
            <text:p/>
          </table:table-cell>
          <table:table-cell table:style-name="ce69" table:formula="of:=IF([$Input.I34]=&quot;&quot;;&quot;&quot;;4-[$Input.I34])">
            <text:p/>
          </table:table-cell>
          <table:table-cell table:style-name="ce69" table:formula="of:=IF([$Input.J34]=&quot;&quot;;&quot;&quot;;4-[$Input.J34])">
            <text:p/>
          </table:table-cell>
          <table:table-cell table:style-name="ce82" table:formula="of:=IF(COUNT([.B36:.J36])&gt;1;SUM([.B36:.J36])/COUNT([.B36:.J36]);&quot;X&quot;)" office:value-type="string" office:string-value="X" calcext:value-type="string">
            <text:p>X</text:p>
          </table:table-cell>
          <table:table-cell table:style-name="ce69" table:formula="of:=IF([$Input.K34]=&quot;&quot;;&quot;&quot;;4-[$Input.K34])">
            <text:p/>
          </table:table-cell>
          <table:table-cell table:style-name="ce69" table:formula="of:=IF([$Input.L34]=&quot;&quot;;&quot;&quot;;[$Input.L34]-1)">
            <text:p/>
          </table:table-cell>
          <table:table-cell table:style-name="ce69" table:formula="of:=IF([$Input.M34]=&quot;&quot;;&quot;&quot;;4-[$Input.M34])">
            <text:p/>
          </table:table-cell>
          <table:table-cell table:style-name="ce69" table:formula="of:=IF([$Input.N34]=&quot;&quot;;&quot;&quot;;4-[$Input.N34])">
            <text:p/>
          </table:table-cell>
          <table:table-cell table:style-name="ce69" table:formula="of:=IF([$Input.O34]=&quot;&quot;;&quot;&quot;;[$Input.O34]-1)">
            <text:p/>
          </table:table-cell>
          <table:table-cell table:style-name="ce69" table:formula="of:=IF([$Input.P34]=&quot;&quot;;&quot;&quot;;4-[$Input.P34])">
            <text:p/>
          </table:table-cell>
          <table:table-cell table:style-name="ce69" table:formula="of:=IF([$Input.Q34]=&quot;&quot;;&quot;&quot;;4-[$Input.Q34])">
            <text:p/>
          </table:table-cell>
          <table:table-cell table:style-name="ce69" table:formula="of:=IF([$Input.R34]=&quot;&quot;;&quot;&quot;;[$Input.R34]-1)">
            <text:p/>
          </table:table-cell>
          <table:table-cell table:style-name="ce69" table:formula="of:=IF([$Input.S34]=&quot;&quot;;&quot;&quot;;4-[$Input.S34])">
            <text:p/>
          </table:table-cell>
          <table:table-cell table:style-name="ce69" table:formula="of:=IF([$Input.T34]=&quot;&quot;;&quot;&quot;;[$Input.T34]-1)">
            <text:p/>
          </table:table-cell>
          <table:table-cell table:style-name="ce69" table:formula="of:=IF([$Input.U34]=&quot;&quot;;&quot;&quot;;4-[$Input.U34])">
            <text:p/>
          </table:table-cell>
          <table:table-cell table:style-name="ce69" table:formula="of:=IF([$Input.V34]=&quot;&quot;;&quot;&quot;;4-[$Input.V34])">
            <text:p/>
          </table:table-cell>
          <table:table-cell table:style-name="ce69" table:formula="of:=IF([$Input.W34]=&quot;&quot;;&quot;&quot;;4-[$Input.W34])">
            <text:p/>
          </table:table-cell>
          <table:table-cell table:style-name="ce69" table:formula="of:=IF([$Input.X34]=&quot;&quot;;&quot;&quot;;4-[$Input.X34])">
            <text:p/>
          </table:table-cell>
          <table:table-cell table:style-name="ce69" table:formula="of:=IF([$Input.Y34]=&quot;&quot;;&quot;&quot;;4-[$Input.Y34])">
            <text:p/>
          </table:table-cell>
          <table:table-cell table:style-name="ce69" table:formula="of:=IF([$Input.Z34]=&quot;&quot;;&quot;&quot;;[$Input.Z34]-1)">
            <text:p/>
          </table:table-cell>
          <table:table-cell table:style-name="ce69" table:formula="of:=IF([$Input.AA34]=&quot;&quot;;&quot;&quot;;4-[$Input.AA34])">
            <text:p/>
          </table:table-cell>
          <table:table-cell table:style-name="ce69" table:formula="of:=IF([$Input.AB34]=&quot;&quot;;&quot;&quot;;4-[$Input.AB34])">
            <text:p/>
          </table:table-cell>
          <table:table-cell table:style-name="ce69" table:formula="of:=IF([$Input.AC34]=&quot;&quot;;&quot;&quot;;[$Input.AC34]-1)">
            <text:p/>
          </table:table-cell>
          <table:table-cell table:style-name="ce69" table:formula="of:=IF([$Input.AD34]=&quot;&quot;;&quot;&quot;;4-[$Input.AD34])">
            <text:p/>
          </table:table-cell>
          <table:table-cell table:style-name="ce69" table:formula="of:=IF([$Input.AE34]=&quot;&quot;;&quot;&quot;;4-[$Input.AE34])">
            <text:p/>
          </table:table-cell>
          <table:table-cell table:style-name="ce69" table:formula="of:=IF([$Input.AF34]=&quot;&quot;;&quot;&quot;;4-[$Input.AF34])">
            <text:p/>
          </table:table-cell>
          <table:table-cell table:style-name="ce69" table:formula="of:=IF([$Input.AG34]=&quot;&quot;;&quot;&quot;;[$Input.AG34]-1)">
            <text:p/>
          </table:table-cell>
          <table:table-cell table:style-name="ce69" table:formula="of:=IF([$Input.AH34]=&quot;&quot;;&quot;&quot;;4-[$Input.AH34])">
            <text:p/>
          </table:table-cell>
          <table:table-cell table:style-name="ce69" table:formula="of:=IF([$Input.AI34]=&quot;&quot;;&quot;&quot;;4-[$Input.AI34])">
            <text:p/>
          </table:table-cell>
          <table:table-cell table:style-name="ce69" table:formula="of:=IF([$Input.AJ34]=&quot;&quot;;&quot;&quot;;4-[$Input.AJ34])">
            <text:p/>
          </table:table-cell>
          <table:table-cell table:style-name="ce69" table:formula="of:=IF([$Input.AK34]=&quot;&quot;;&quot;&quot;;[$Input.AK34]-1)">
            <text:p/>
          </table:table-cell>
          <table:table-cell table:style-name="ce69" table:formula="of:=IF([$Input.AL34]=&quot;&quot;;&quot;&quot;;4-[$Input.AL34])">
            <text:p/>
          </table:table-cell>
          <table:table-cell table:style-name="ce69" table:formula="of:=IF([$Input.AM34]=&quot;&quot;;&quot;&quot;;4-[$Input.AM34])">
            <text:p/>
          </table:table-cell>
          <table:table-cell table:style-name="ce69" table:formula="of:=IF([$Input.AN34]=&quot;&quot;;&quot;&quot;;4-[$Input.AN34])">
            <text:p/>
          </table:table-cell>
          <table:table-cell table:style-name="ce82" table:formula="of:=IF(COUNT([.L36:.AO36])&gt;1;SUM([.L36:.AO36])/COUNT([.L36:.AO36]);&quot;X&quot;)" office:value-type="string" office:string-value="X" calcext:value-type="string">
            <text:p>X</text:p>
          </table:table-cell>
          <table:table-cell table:style-name="ce69" table:formula="of:=IF([$Input.AO34]=&quot;&quot;;&quot;&quot;;5-[$Input.AO34])">
            <text:p/>
          </table:table-cell>
          <table:table-cell table:style-name="ce103" table:formula="of:=IF(AND([.$AQ36]=[.AR$4];[.$AQ36]&lt;&gt;&quot;&quot;);1;0)" office:value-type="float" office:value="0" calcext:value-type="float">
            <text:p>0</text:p>
          </table:table-cell>
          <table:table-cell table:style-name="ce103" table:formula="of:=IF(AND([.$AQ36]=[.AS$4];[.$AQ36]&lt;&gt;&quot;&quot;);1;0)" office:value-type="float" office:value="0" calcext:value-type="float">
            <text:p>0</text:p>
          </table:table-cell>
          <table:table-cell table:style-name="ce103" table:formula="of:=IF(AND([.$AQ36]=[.AT$4];[.$AQ36]&lt;&gt;&quot;&quot;);1;0)" office:value-type="float" office:value="0" calcext:value-type="float">
            <text:p>0</text:p>
          </table:table-cell>
          <table:table-cell table:style-name="ce103" table:formula="of:=IF(AND([.$AQ36]=[.AU$4];[.$AQ36]&lt;&gt;&quot;&quot;);1;0)" office:value-type="float" office:value="0" calcext:value-type="float">
            <text:p>0</text:p>
          </table:table-cell>
          <table:table-cell table:style-name="ce103" table:formula="of:=IF(AND([.$AQ36]=[.AV$4];[.$AQ36]&lt;&gt;&quot;&quot;);1;0)" office:value-type="float" office:value="0" calcext:value-type="float">
            <text:p>0</text:p>
          </table:table-cell>
          <table:table-cell table:style-name="ce59" table:formula="of:=[.AW35]+1" office:value-type="float" office:value="32" calcext:value-type="float">
            <text:p>32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6]+1" office:value-type="float" office:value="33" calcext:value-type="float">
            <text:p>33</text:p>
          </table:table-cell>
          <table:table-cell table:style-name="ce69" table:formula="of:=IF([$Input.B35]=&quot;&quot;;&quot;&quot;;4-[$Input.B35])">
            <text:p/>
          </table:table-cell>
          <table:table-cell table:style-name="ce69" table:formula="of:=IF([$Input.C35]=&quot;&quot;;&quot;&quot;;4-[$Input.C35])">
            <text:p/>
          </table:table-cell>
          <table:table-cell table:style-name="ce69" table:formula="of:=IF([$Input.D35]=&quot;&quot;;&quot;&quot;;4-[$Input.D35])">
            <text:p/>
          </table:table-cell>
          <table:table-cell table:style-name="ce69" table:formula="of:=IF([$Input.E35]=&quot;&quot;;&quot;&quot;;4-[$Input.E35])">
            <text:p/>
          </table:table-cell>
          <table:table-cell table:style-name="ce69" table:formula="of:=IF([$Input.F35]=&quot;&quot;;&quot;&quot;;4-[$Input.F35])">
            <text:p/>
          </table:table-cell>
          <table:table-cell table:style-name="ce69" table:formula="of:=IF([$Input.G35]=&quot;&quot;;&quot;&quot;;4-[$Input.G35])">
            <text:p/>
          </table:table-cell>
          <table:table-cell table:style-name="ce69" table:formula="of:=IF([$Input.H35]=&quot;&quot;;&quot;&quot;;4-[$Input.H35])">
            <text:p/>
          </table:table-cell>
          <table:table-cell table:style-name="ce69" table:formula="of:=IF([$Input.I35]=&quot;&quot;;&quot;&quot;;4-[$Input.I35])">
            <text:p/>
          </table:table-cell>
          <table:table-cell table:style-name="ce69" table:formula="of:=IF([$Input.J35]=&quot;&quot;;&quot;&quot;;4-[$Input.J35])">
            <text:p/>
          </table:table-cell>
          <table:table-cell table:style-name="ce82" table:formula="of:=IF(COUNT([.B37:.J37])&gt;1;SUM([.B37:.J37])/COUNT([.B37:.J37]);&quot;X&quot;)" office:value-type="string" office:string-value="X" calcext:value-type="string">
            <text:p>X</text:p>
          </table:table-cell>
          <table:table-cell table:style-name="ce69" table:formula="of:=IF([$Input.K35]=&quot;&quot;;&quot;&quot;;4-[$Input.K35])">
            <text:p/>
          </table:table-cell>
          <table:table-cell table:style-name="ce69" table:formula="of:=IF([$Input.L35]=&quot;&quot;;&quot;&quot;;[$Input.L35]-1)">
            <text:p/>
          </table:table-cell>
          <table:table-cell table:style-name="ce69" table:formula="of:=IF([$Input.M35]=&quot;&quot;;&quot;&quot;;4-[$Input.M35])">
            <text:p/>
          </table:table-cell>
          <table:table-cell table:style-name="ce69" table:formula="of:=IF([$Input.N35]=&quot;&quot;;&quot;&quot;;4-[$Input.N35])">
            <text:p/>
          </table:table-cell>
          <table:table-cell table:style-name="ce69" table:formula="of:=IF([$Input.O35]=&quot;&quot;;&quot;&quot;;[$Input.O35]-1)">
            <text:p/>
          </table:table-cell>
          <table:table-cell table:style-name="ce69" table:formula="of:=IF([$Input.P35]=&quot;&quot;;&quot;&quot;;4-[$Input.P35])">
            <text:p/>
          </table:table-cell>
          <table:table-cell table:style-name="ce69" table:formula="of:=IF([$Input.Q35]=&quot;&quot;;&quot;&quot;;4-[$Input.Q35])">
            <text:p/>
          </table:table-cell>
          <table:table-cell table:style-name="ce69" table:formula="of:=IF([$Input.R35]=&quot;&quot;;&quot;&quot;;[$Input.R35]-1)">
            <text:p/>
          </table:table-cell>
          <table:table-cell table:style-name="ce69" table:formula="of:=IF([$Input.S35]=&quot;&quot;;&quot;&quot;;4-[$Input.S35])">
            <text:p/>
          </table:table-cell>
          <table:table-cell table:style-name="ce69" table:formula="of:=IF([$Input.T35]=&quot;&quot;;&quot;&quot;;[$Input.T35]-1)">
            <text:p/>
          </table:table-cell>
          <table:table-cell table:style-name="ce69" table:formula="of:=IF([$Input.U35]=&quot;&quot;;&quot;&quot;;4-[$Input.U35])">
            <text:p/>
          </table:table-cell>
          <table:table-cell table:style-name="ce69" table:formula="of:=IF([$Input.V35]=&quot;&quot;;&quot;&quot;;4-[$Input.V35])">
            <text:p/>
          </table:table-cell>
          <table:table-cell table:style-name="ce69" table:formula="of:=IF([$Input.W35]=&quot;&quot;;&quot;&quot;;4-[$Input.W35])">
            <text:p/>
          </table:table-cell>
          <table:table-cell table:style-name="ce69" table:formula="of:=IF([$Input.X35]=&quot;&quot;;&quot;&quot;;4-[$Input.X35])">
            <text:p/>
          </table:table-cell>
          <table:table-cell table:style-name="ce69" table:formula="of:=IF([$Input.Y35]=&quot;&quot;;&quot;&quot;;4-[$Input.Y35])">
            <text:p/>
          </table:table-cell>
          <table:table-cell table:style-name="ce69" table:formula="of:=IF([$Input.Z35]=&quot;&quot;;&quot;&quot;;[$Input.Z35]-1)">
            <text:p/>
          </table:table-cell>
          <table:table-cell table:style-name="ce69" table:formula="of:=IF([$Input.AA35]=&quot;&quot;;&quot;&quot;;4-[$Input.AA35])">
            <text:p/>
          </table:table-cell>
          <table:table-cell table:style-name="ce69" table:formula="of:=IF([$Input.AB35]=&quot;&quot;;&quot;&quot;;4-[$Input.AB35])">
            <text:p/>
          </table:table-cell>
          <table:table-cell table:style-name="ce69" table:formula="of:=IF([$Input.AC35]=&quot;&quot;;&quot;&quot;;[$Input.AC35]-1)">
            <text:p/>
          </table:table-cell>
          <table:table-cell table:style-name="ce69" table:formula="of:=IF([$Input.AD35]=&quot;&quot;;&quot;&quot;;4-[$Input.AD35])">
            <text:p/>
          </table:table-cell>
          <table:table-cell table:style-name="ce69" table:formula="of:=IF([$Input.AE35]=&quot;&quot;;&quot;&quot;;4-[$Input.AE35])">
            <text:p/>
          </table:table-cell>
          <table:table-cell table:style-name="ce69" table:formula="of:=IF([$Input.AF35]=&quot;&quot;;&quot;&quot;;4-[$Input.AF35])">
            <text:p/>
          </table:table-cell>
          <table:table-cell table:style-name="ce69" table:formula="of:=IF([$Input.AG35]=&quot;&quot;;&quot;&quot;;[$Input.AG35]-1)">
            <text:p/>
          </table:table-cell>
          <table:table-cell table:style-name="ce69" table:formula="of:=IF([$Input.AH35]=&quot;&quot;;&quot;&quot;;4-[$Input.AH35])">
            <text:p/>
          </table:table-cell>
          <table:table-cell table:style-name="ce69" table:formula="of:=IF([$Input.AI35]=&quot;&quot;;&quot;&quot;;4-[$Input.AI35])">
            <text:p/>
          </table:table-cell>
          <table:table-cell table:style-name="ce69" table:formula="of:=IF([$Input.AJ35]=&quot;&quot;;&quot;&quot;;4-[$Input.AJ35])">
            <text:p/>
          </table:table-cell>
          <table:table-cell table:style-name="ce69" table:formula="of:=IF([$Input.AK35]=&quot;&quot;;&quot;&quot;;[$Input.AK35]-1)">
            <text:p/>
          </table:table-cell>
          <table:table-cell table:style-name="ce69" table:formula="of:=IF([$Input.AL35]=&quot;&quot;;&quot;&quot;;4-[$Input.AL35])">
            <text:p/>
          </table:table-cell>
          <table:table-cell table:style-name="ce69" table:formula="of:=IF([$Input.AM35]=&quot;&quot;;&quot;&quot;;4-[$Input.AM35])">
            <text:p/>
          </table:table-cell>
          <table:table-cell table:style-name="ce69" table:formula="of:=IF([$Input.AN35]=&quot;&quot;;&quot;&quot;;4-[$Input.AN35])">
            <text:p/>
          </table:table-cell>
          <table:table-cell table:style-name="ce82" table:formula="of:=IF(COUNT([.L37:.AO37])&gt;1;SUM([.L37:.AO37])/COUNT([.L37:.AO37]);&quot;X&quot;)" office:value-type="string" office:string-value="X" calcext:value-type="string">
            <text:p>X</text:p>
          </table:table-cell>
          <table:table-cell table:style-name="ce69" table:formula="of:=IF([$Input.AO35]=&quot;&quot;;&quot;&quot;;5-[$Input.AO35])">
            <text:p/>
          </table:table-cell>
          <table:table-cell table:style-name="ce103" table:formula="of:=IF(AND([.$AQ37]=[.AR$4];[.$AQ37]&lt;&gt;&quot;&quot;);1;0)" office:value-type="float" office:value="0" calcext:value-type="float">
            <text:p>0</text:p>
          </table:table-cell>
          <table:table-cell table:style-name="ce103" table:formula="of:=IF(AND([.$AQ37]=[.AS$4];[.$AQ37]&lt;&gt;&quot;&quot;);1;0)" office:value-type="float" office:value="0" calcext:value-type="float">
            <text:p>0</text:p>
          </table:table-cell>
          <table:table-cell table:style-name="ce103" table:formula="of:=IF(AND([.$AQ37]=[.AT$4];[.$AQ37]&lt;&gt;&quot;&quot;);1;0)" office:value-type="float" office:value="0" calcext:value-type="float">
            <text:p>0</text:p>
          </table:table-cell>
          <table:table-cell table:style-name="ce103" table:formula="of:=IF(AND([.$AQ37]=[.AU$4];[.$AQ37]&lt;&gt;&quot;&quot;);1;0)" office:value-type="float" office:value="0" calcext:value-type="float">
            <text:p>0</text:p>
          </table:table-cell>
          <table:table-cell table:style-name="ce103" table:formula="of:=IF(AND([.$AQ37]=[.AV$4];[.$AQ37]&lt;&gt;&quot;&quot;);1;0)" office:value-type="float" office:value="0" calcext:value-type="float">
            <text:p>0</text:p>
          </table:table-cell>
          <table:table-cell table:style-name="ce59" table:formula="of:=[.AW36]+1" office:value-type="float" office:value="33" calcext:value-type="float">
            <text:p>33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7]+1" office:value-type="float" office:value="34" calcext:value-type="float">
            <text:p>34</text:p>
          </table:table-cell>
          <table:table-cell table:style-name="ce69" table:formula="of:=IF([$Input.B36]=&quot;&quot;;&quot;&quot;;4-[$Input.B36])">
            <text:p/>
          </table:table-cell>
          <table:table-cell table:style-name="ce69" table:formula="of:=IF([$Input.C36]=&quot;&quot;;&quot;&quot;;4-[$Input.C36])">
            <text:p/>
          </table:table-cell>
          <table:table-cell table:style-name="ce69" table:formula="of:=IF([$Input.D36]=&quot;&quot;;&quot;&quot;;4-[$Input.D36])">
            <text:p/>
          </table:table-cell>
          <table:table-cell table:style-name="ce69" table:formula="of:=IF([$Input.E36]=&quot;&quot;;&quot;&quot;;4-[$Input.E36])">
            <text:p/>
          </table:table-cell>
          <table:table-cell table:style-name="ce69" table:formula="of:=IF([$Input.F36]=&quot;&quot;;&quot;&quot;;4-[$Input.F36])">
            <text:p/>
          </table:table-cell>
          <table:table-cell table:style-name="ce69" table:formula="of:=IF([$Input.G36]=&quot;&quot;;&quot;&quot;;4-[$Input.G36])">
            <text:p/>
          </table:table-cell>
          <table:table-cell table:style-name="ce69" table:formula="of:=IF([$Input.H36]=&quot;&quot;;&quot;&quot;;4-[$Input.H36])">
            <text:p/>
          </table:table-cell>
          <table:table-cell table:style-name="ce69" table:formula="of:=IF([$Input.I36]=&quot;&quot;;&quot;&quot;;4-[$Input.I36])">
            <text:p/>
          </table:table-cell>
          <table:table-cell table:style-name="ce69" table:formula="of:=IF([$Input.J36]=&quot;&quot;;&quot;&quot;;4-[$Input.J36])">
            <text:p/>
          </table:table-cell>
          <table:table-cell table:style-name="ce82" table:formula="of:=IF(COUNT([.B38:.J38])&gt;1;SUM([.B38:.J38])/COUNT([.B38:.J38]);&quot;X&quot;)" office:value-type="string" office:string-value="X" calcext:value-type="string">
            <text:p>X</text:p>
          </table:table-cell>
          <table:table-cell table:style-name="ce69" table:formula="of:=IF([$Input.K36]=&quot;&quot;;&quot;&quot;;4-[$Input.K36])">
            <text:p/>
          </table:table-cell>
          <table:table-cell table:style-name="ce69" table:formula="of:=IF([$Input.L36]=&quot;&quot;;&quot;&quot;;[$Input.L36]-1)">
            <text:p/>
          </table:table-cell>
          <table:table-cell table:style-name="ce69" table:formula="of:=IF([$Input.M36]=&quot;&quot;;&quot;&quot;;4-[$Input.M36])">
            <text:p/>
          </table:table-cell>
          <table:table-cell table:style-name="ce69" table:formula="of:=IF([$Input.N36]=&quot;&quot;;&quot;&quot;;4-[$Input.N36])">
            <text:p/>
          </table:table-cell>
          <table:table-cell table:style-name="ce69" table:formula="of:=IF([$Input.O36]=&quot;&quot;;&quot;&quot;;[$Input.O36]-1)">
            <text:p/>
          </table:table-cell>
          <table:table-cell table:style-name="ce69" table:formula="of:=IF([$Input.P36]=&quot;&quot;;&quot;&quot;;4-[$Input.P36])">
            <text:p/>
          </table:table-cell>
          <table:table-cell table:style-name="ce69" table:formula="of:=IF([$Input.Q36]=&quot;&quot;;&quot;&quot;;4-[$Input.Q36])">
            <text:p/>
          </table:table-cell>
          <table:table-cell table:style-name="ce69" table:formula="of:=IF([$Input.R36]=&quot;&quot;;&quot;&quot;;[$Input.R36]-1)">
            <text:p/>
          </table:table-cell>
          <table:table-cell table:style-name="ce69" table:formula="of:=IF([$Input.S36]=&quot;&quot;;&quot;&quot;;4-[$Input.S36])">
            <text:p/>
          </table:table-cell>
          <table:table-cell table:style-name="ce69" table:formula="of:=IF([$Input.T36]=&quot;&quot;;&quot;&quot;;[$Input.T36]-1)">
            <text:p/>
          </table:table-cell>
          <table:table-cell table:style-name="ce69" table:formula="of:=IF([$Input.U36]=&quot;&quot;;&quot;&quot;;4-[$Input.U36])">
            <text:p/>
          </table:table-cell>
          <table:table-cell table:style-name="ce69" table:formula="of:=IF([$Input.V36]=&quot;&quot;;&quot;&quot;;4-[$Input.V36])">
            <text:p/>
          </table:table-cell>
          <table:table-cell table:style-name="ce69" table:formula="of:=IF([$Input.W36]=&quot;&quot;;&quot;&quot;;4-[$Input.W36])">
            <text:p/>
          </table:table-cell>
          <table:table-cell table:style-name="ce69" table:formula="of:=IF([$Input.X36]=&quot;&quot;;&quot;&quot;;4-[$Input.X36])">
            <text:p/>
          </table:table-cell>
          <table:table-cell table:style-name="ce69" table:formula="of:=IF([$Input.Y36]=&quot;&quot;;&quot;&quot;;4-[$Input.Y36])">
            <text:p/>
          </table:table-cell>
          <table:table-cell table:style-name="ce69" table:formula="of:=IF([$Input.Z36]=&quot;&quot;;&quot;&quot;;[$Input.Z36]-1)">
            <text:p/>
          </table:table-cell>
          <table:table-cell table:style-name="ce69" table:formula="of:=IF([$Input.AA36]=&quot;&quot;;&quot;&quot;;4-[$Input.AA36])">
            <text:p/>
          </table:table-cell>
          <table:table-cell table:style-name="ce69" table:formula="of:=IF([$Input.AB36]=&quot;&quot;;&quot;&quot;;4-[$Input.AB36])">
            <text:p/>
          </table:table-cell>
          <table:table-cell table:style-name="ce69" table:formula="of:=IF([$Input.AC36]=&quot;&quot;;&quot;&quot;;[$Input.AC36]-1)">
            <text:p/>
          </table:table-cell>
          <table:table-cell table:style-name="ce69" table:formula="of:=IF([$Input.AD36]=&quot;&quot;;&quot;&quot;;4-[$Input.AD36])">
            <text:p/>
          </table:table-cell>
          <table:table-cell table:style-name="ce69" table:formula="of:=IF([$Input.AE36]=&quot;&quot;;&quot;&quot;;4-[$Input.AE36])">
            <text:p/>
          </table:table-cell>
          <table:table-cell table:style-name="ce69" table:formula="of:=IF([$Input.AF36]=&quot;&quot;;&quot;&quot;;4-[$Input.AF36])">
            <text:p/>
          </table:table-cell>
          <table:table-cell table:style-name="ce69" table:formula="of:=IF([$Input.AG36]=&quot;&quot;;&quot;&quot;;[$Input.AG36]-1)">
            <text:p/>
          </table:table-cell>
          <table:table-cell table:style-name="ce69" table:formula="of:=IF([$Input.AH36]=&quot;&quot;;&quot;&quot;;4-[$Input.AH36])">
            <text:p/>
          </table:table-cell>
          <table:table-cell table:style-name="ce69" table:formula="of:=IF([$Input.AI36]=&quot;&quot;;&quot;&quot;;4-[$Input.AI36])">
            <text:p/>
          </table:table-cell>
          <table:table-cell table:style-name="ce69" table:formula="of:=IF([$Input.AJ36]=&quot;&quot;;&quot;&quot;;4-[$Input.AJ36])">
            <text:p/>
          </table:table-cell>
          <table:table-cell table:style-name="ce69" table:formula="of:=IF([$Input.AK36]=&quot;&quot;;&quot;&quot;;[$Input.AK36]-1)">
            <text:p/>
          </table:table-cell>
          <table:table-cell table:style-name="ce69" table:formula="of:=IF([$Input.AL36]=&quot;&quot;;&quot;&quot;;4-[$Input.AL36])">
            <text:p/>
          </table:table-cell>
          <table:table-cell table:style-name="ce69" table:formula="of:=IF([$Input.AM36]=&quot;&quot;;&quot;&quot;;4-[$Input.AM36])">
            <text:p/>
          </table:table-cell>
          <table:table-cell table:style-name="ce69" table:formula="of:=IF([$Input.AN36]=&quot;&quot;;&quot;&quot;;4-[$Input.AN36])">
            <text:p/>
          </table:table-cell>
          <table:table-cell table:style-name="ce82" table:formula="of:=IF(COUNT([.L38:.AO38])&gt;1;SUM([.L38:.AO38])/COUNT([.L38:.AO38]);&quot;X&quot;)" office:value-type="string" office:string-value="X" calcext:value-type="string">
            <text:p>X</text:p>
          </table:table-cell>
          <table:table-cell table:style-name="ce69" table:formula="of:=IF([$Input.AO36]=&quot;&quot;;&quot;&quot;;5-[$Input.AO36])">
            <text:p/>
          </table:table-cell>
          <table:table-cell table:style-name="ce103" table:formula="of:=IF(AND([.$AQ38]=[.AR$4];[.$AQ38]&lt;&gt;&quot;&quot;);1;0)" office:value-type="float" office:value="0" calcext:value-type="float">
            <text:p>0</text:p>
          </table:table-cell>
          <table:table-cell table:style-name="ce103" table:formula="of:=IF(AND([.$AQ38]=[.AS$4];[.$AQ38]&lt;&gt;&quot;&quot;);1;0)" office:value-type="float" office:value="0" calcext:value-type="float">
            <text:p>0</text:p>
          </table:table-cell>
          <table:table-cell table:style-name="ce103" table:formula="of:=IF(AND([.$AQ38]=[.AT$4];[.$AQ38]&lt;&gt;&quot;&quot;);1;0)" office:value-type="float" office:value="0" calcext:value-type="float">
            <text:p>0</text:p>
          </table:table-cell>
          <table:table-cell table:style-name="ce103" table:formula="of:=IF(AND([.$AQ38]=[.AU$4];[.$AQ38]&lt;&gt;&quot;&quot;);1;0)" office:value-type="float" office:value="0" calcext:value-type="float">
            <text:p>0</text:p>
          </table:table-cell>
          <table:table-cell table:style-name="ce103" table:formula="of:=IF(AND([.$AQ38]=[.AV$4];[.$AQ38]&lt;&gt;&quot;&quot;);1;0)" office:value-type="float" office:value="0" calcext:value-type="float">
            <text:p>0</text:p>
          </table:table-cell>
          <table:table-cell table:style-name="ce59" table:formula="of:=[.AW37]+1" office:value-type="float" office:value="34" calcext:value-type="float">
            <text:p>34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8]+1" office:value-type="float" office:value="35" calcext:value-type="float">
            <text:p>35</text:p>
          </table:table-cell>
          <table:table-cell table:style-name="ce69" table:formula="of:=IF([$Input.B37]=&quot;&quot;;&quot;&quot;;4-[$Input.B37])">
            <text:p/>
          </table:table-cell>
          <table:table-cell table:style-name="ce69" table:formula="of:=IF([$Input.C37]=&quot;&quot;;&quot;&quot;;4-[$Input.C37])">
            <text:p/>
          </table:table-cell>
          <table:table-cell table:style-name="ce69" table:formula="of:=IF([$Input.D37]=&quot;&quot;;&quot;&quot;;4-[$Input.D37])">
            <text:p/>
          </table:table-cell>
          <table:table-cell table:style-name="ce69" table:formula="of:=IF([$Input.E37]=&quot;&quot;;&quot;&quot;;4-[$Input.E37])">
            <text:p/>
          </table:table-cell>
          <table:table-cell table:style-name="ce69" table:formula="of:=IF([$Input.F37]=&quot;&quot;;&quot;&quot;;4-[$Input.F37])">
            <text:p/>
          </table:table-cell>
          <table:table-cell table:style-name="ce69" table:formula="of:=IF([$Input.G37]=&quot;&quot;;&quot;&quot;;4-[$Input.G37])">
            <text:p/>
          </table:table-cell>
          <table:table-cell table:style-name="ce69" table:formula="of:=IF([$Input.H37]=&quot;&quot;;&quot;&quot;;4-[$Input.H37])">
            <text:p/>
          </table:table-cell>
          <table:table-cell table:style-name="ce69" table:formula="of:=IF([$Input.I37]=&quot;&quot;;&quot;&quot;;4-[$Input.I37])">
            <text:p/>
          </table:table-cell>
          <table:table-cell table:style-name="ce69" table:formula="of:=IF([$Input.J37]=&quot;&quot;;&quot;&quot;;4-[$Input.J37])">
            <text:p/>
          </table:table-cell>
          <table:table-cell table:style-name="ce82" table:formula="of:=IF(COUNT([.B39:.J39])&gt;1;SUM([.B39:.J39])/COUNT([.B39:.J39]);&quot;X&quot;)" office:value-type="string" office:string-value="X" calcext:value-type="string">
            <text:p>X</text:p>
          </table:table-cell>
          <table:table-cell table:style-name="ce69" table:formula="of:=IF([$Input.K37]=&quot;&quot;;&quot;&quot;;4-[$Input.K37])">
            <text:p/>
          </table:table-cell>
          <table:table-cell table:style-name="ce69" table:formula="of:=IF([$Input.L37]=&quot;&quot;;&quot;&quot;;[$Input.L37]-1)">
            <text:p/>
          </table:table-cell>
          <table:table-cell table:style-name="ce69" table:formula="of:=IF([$Input.M37]=&quot;&quot;;&quot;&quot;;4-[$Input.M37])">
            <text:p/>
          </table:table-cell>
          <table:table-cell table:style-name="ce69" table:formula="of:=IF([$Input.N37]=&quot;&quot;;&quot;&quot;;4-[$Input.N37])">
            <text:p/>
          </table:table-cell>
          <table:table-cell table:style-name="ce69" table:formula="of:=IF([$Input.O37]=&quot;&quot;;&quot;&quot;;[$Input.O37]-1)">
            <text:p/>
          </table:table-cell>
          <table:table-cell table:style-name="ce69" table:formula="of:=IF([$Input.P37]=&quot;&quot;;&quot;&quot;;4-[$Input.P37])">
            <text:p/>
          </table:table-cell>
          <table:table-cell table:style-name="ce69" table:formula="of:=IF([$Input.Q37]=&quot;&quot;;&quot;&quot;;4-[$Input.Q37])">
            <text:p/>
          </table:table-cell>
          <table:table-cell table:style-name="ce69" table:formula="of:=IF([$Input.R37]=&quot;&quot;;&quot;&quot;;[$Input.R37]-1)">
            <text:p/>
          </table:table-cell>
          <table:table-cell table:style-name="ce69" table:formula="of:=IF([$Input.S37]=&quot;&quot;;&quot;&quot;;4-[$Input.S37])">
            <text:p/>
          </table:table-cell>
          <table:table-cell table:style-name="ce69" table:formula="of:=IF([$Input.T37]=&quot;&quot;;&quot;&quot;;[$Input.T37]-1)">
            <text:p/>
          </table:table-cell>
          <table:table-cell table:style-name="ce69" table:formula="of:=IF([$Input.U37]=&quot;&quot;;&quot;&quot;;4-[$Input.U37])">
            <text:p/>
          </table:table-cell>
          <table:table-cell table:style-name="ce69" table:formula="of:=IF([$Input.V37]=&quot;&quot;;&quot;&quot;;4-[$Input.V37])">
            <text:p/>
          </table:table-cell>
          <table:table-cell table:style-name="ce69" table:formula="of:=IF([$Input.W37]=&quot;&quot;;&quot;&quot;;4-[$Input.W37])">
            <text:p/>
          </table:table-cell>
          <table:table-cell table:style-name="ce69" table:formula="of:=IF([$Input.X37]=&quot;&quot;;&quot;&quot;;4-[$Input.X37])">
            <text:p/>
          </table:table-cell>
          <table:table-cell table:style-name="ce69" table:formula="of:=IF([$Input.Y37]=&quot;&quot;;&quot;&quot;;4-[$Input.Y37])">
            <text:p/>
          </table:table-cell>
          <table:table-cell table:style-name="ce69" table:formula="of:=IF([$Input.Z37]=&quot;&quot;;&quot;&quot;;[$Input.Z37]-1)">
            <text:p/>
          </table:table-cell>
          <table:table-cell table:style-name="ce69" table:formula="of:=IF([$Input.AA37]=&quot;&quot;;&quot;&quot;;4-[$Input.AA37])">
            <text:p/>
          </table:table-cell>
          <table:table-cell table:style-name="ce69" table:formula="of:=IF([$Input.AB37]=&quot;&quot;;&quot;&quot;;4-[$Input.AB37])">
            <text:p/>
          </table:table-cell>
          <table:table-cell table:style-name="ce69" table:formula="of:=IF([$Input.AC37]=&quot;&quot;;&quot;&quot;;[$Input.AC37]-1)">
            <text:p/>
          </table:table-cell>
          <table:table-cell table:style-name="ce69" table:formula="of:=IF([$Input.AD37]=&quot;&quot;;&quot;&quot;;4-[$Input.AD37])">
            <text:p/>
          </table:table-cell>
          <table:table-cell table:style-name="ce69" table:formula="of:=IF([$Input.AE37]=&quot;&quot;;&quot;&quot;;4-[$Input.AE37])">
            <text:p/>
          </table:table-cell>
          <table:table-cell table:style-name="ce69" table:formula="of:=IF([$Input.AF37]=&quot;&quot;;&quot;&quot;;4-[$Input.AF37])">
            <text:p/>
          </table:table-cell>
          <table:table-cell table:style-name="ce69" table:formula="of:=IF([$Input.AG37]=&quot;&quot;;&quot;&quot;;[$Input.AG37]-1)">
            <text:p/>
          </table:table-cell>
          <table:table-cell table:style-name="ce69" table:formula="of:=IF([$Input.AH37]=&quot;&quot;;&quot;&quot;;4-[$Input.AH37])">
            <text:p/>
          </table:table-cell>
          <table:table-cell table:style-name="ce69" table:formula="of:=IF([$Input.AI37]=&quot;&quot;;&quot;&quot;;4-[$Input.AI37])">
            <text:p/>
          </table:table-cell>
          <table:table-cell table:style-name="ce69" table:formula="of:=IF([$Input.AJ37]=&quot;&quot;;&quot;&quot;;4-[$Input.AJ37])">
            <text:p/>
          </table:table-cell>
          <table:table-cell table:style-name="ce69" table:formula="of:=IF([$Input.AK37]=&quot;&quot;;&quot;&quot;;[$Input.AK37]-1)">
            <text:p/>
          </table:table-cell>
          <table:table-cell table:style-name="ce69" table:formula="of:=IF([$Input.AL37]=&quot;&quot;;&quot;&quot;;4-[$Input.AL37])">
            <text:p/>
          </table:table-cell>
          <table:table-cell table:style-name="ce69" table:formula="of:=IF([$Input.AM37]=&quot;&quot;;&quot;&quot;;4-[$Input.AM37])">
            <text:p/>
          </table:table-cell>
          <table:table-cell table:style-name="ce69" table:formula="of:=IF([$Input.AN37]=&quot;&quot;;&quot;&quot;;4-[$Input.AN37])">
            <text:p/>
          </table:table-cell>
          <table:table-cell table:style-name="ce82" table:formula="of:=IF(COUNT([.L39:.AO39])&gt;1;SUM([.L39:.AO39])/COUNT([.L39:.AO39]);&quot;X&quot;)" office:value-type="string" office:string-value="X" calcext:value-type="string">
            <text:p>X</text:p>
          </table:table-cell>
          <table:table-cell table:style-name="ce69" table:formula="of:=IF([$Input.AO37]=&quot;&quot;;&quot;&quot;;5-[$Input.AO37])">
            <text:p/>
          </table:table-cell>
          <table:table-cell table:style-name="ce103" table:formula="of:=IF(AND([.$AQ39]=[.AR$4];[.$AQ39]&lt;&gt;&quot;&quot;);1;0)" office:value-type="float" office:value="0" calcext:value-type="float">
            <text:p>0</text:p>
          </table:table-cell>
          <table:table-cell table:style-name="ce103" table:formula="of:=IF(AND([.$AQ39]=[.AS$4];[.$AQ39]&lt;&gt;&quot;&quot;);1;0)" office:value-type="float" office:value="0" calcext:value-type="float">
            <text:p>0</text:p>
          </table:table-cell>
          <table:table-cell table:style-name="ce103" table:formula="of:=IF(AND([.$AQ39]=[.AT$4];[.$AQ39]&lt;&gt;&quot;&quot;);1;0)" office:value-type="float" office:value="0" calcext:value-type="float">
            <text:p>0</text:p>
          </table:table-cell>
          <table:table-cell table:style-name="ce103" table:formula="of:=IF(AND([.$AQ39]=[.AU$4];[.$AQ39]&lt;&gt;&quot;&quot;);1;0)" office:value-type="float" office:value="0" calcext:value-type="float">
            <text:p>0</text:p>
          </table:table-cell>
          <table:table-cell table:style-name="ce103" table:formula="of:=IF(AND([.$AQ39]=[.AV$4];[.$AQ39]&lt;&gt;&quot;&quot;);1;0)" office:value-type="float" office:value="0" calcext:value-type="float">
            <text:p>0</text:p>
          </table:table-cell>
          <table:table-cell table:style-name="ce59" table:formula="of:=[.AW38]+1" office:value-type="float" office:value="35" calcext:value-type="float">
            <text:p>35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39]+1" office:value-type="float" office:value="36" calcext:value-type="float">
            <text:p>36</text:p>
          </table:table-cell>
          <table:table-cell table:style-name="ce69" table:formula="of:=IF([$Input.B38]=&quot;&quot;;&quot;&quot;;4-[$Input.B38])">
            <text:p/>
          </table:table-cell>
          <table:table-cell table:style-name="ce69" table:formula="of:=IF([$Input.C38]=&quot;&quot;;&quot;&quot;;4-[$Input.C38])">
            <text:p/>
          </table:table-cell>
          <table:table-cell table:style-name="ce69" table:formula="of:=IF([$Input.D38]=&quot;&quot;;&quot;&quot;;4-[$Input.D38])">
            <text:p/>
          </table:table-cell>
          <table:table-cell table:style-name="ce69" table:formula="of:=IF([$Input.E38]=&quot;&quot;;&quot;&quot;;4-[$Input.E38])">
            <text:p/>
          </table:table-cell>
          <table:table-cell table:style-name="ce69" table:formula="of:=IF([$Input.F38]=&quot;&quot;;&quot;&quot;;4-[$Input.F38])">
            <text:p/>
          </table:table-cell>
          <table:table-cell table:style-name="ce69" table:formula="of:=IF([$Input.G38]=&quot;&quot;;&quot;&quot;;4-[$Input.G38])">
            <text:p/>
          </table:table-cell>
          <table:table-cell table:style-name="ce69" table:formula="of:=IF([$Input.H38]=&quot;&quot;;&quot;&quot;;4-[$Input.H38])">
            <text:p/>
          </table:table-cell>
          <table:table-cell table:style-name="ce69" table:formula="of:=IF([$Input.I38]=&quot;&quot;;&quot;&quot;;4-[$Input.I38])">
            <text:p/>
          </table:table-cell>
          <table:table-cell table:style-name="ce69" table:formula="of:=IF([$Input.J38]=&quot;&quot;;&quot;&quot;;4-[$Input.J38])">
            <text:p/>
          </table:table-cell>
          <table:table-cell table:style-name="ce82" table:formula="of:=IF(COUNT([.B40:.J40])&gt;1;SUM([.B40:.J40])/COUNT([.B40:.J40]);&quot;X&quot;)" office:value-type="string" office:string-value="X" calcext:value-type="string">
            <text:p>X</text:p>
          </table:table-cell>
          <table:table-cell table:style-name="ce69" table:formula="of:=IF([$Input.K38]=&quot;&quot;;&quot;&quot;;4-[$Input.K38])">
            <text:p/>
          </table:table-cell>
          <table:table-cell table:style-name="ce69" table:formula="of:=IF([$Input.L38]=&quot;&quot;;&quot;&quot;;[$Input.L38]-1)">
            <text:p/>
          </table:table-cell>
          <table:table-cell table:style-name="ce69" table:formula="of:=IF([$Input.M38]=&quot;&quot;;&quot;&quot;;4-[$Input.M38])">
            <text:p/>
          </table:table-cell>
          <table:table-cell table:style-name="ce69" table:formula="of:=IF([$Input.N38]=&quot;&quot;;&quot;&quot;;4-[$Input.N38])">
            <text:p/>
          </table:table-cell>
          <table:table-cell table:style-name="ce69" table:formula="of:=IF([$Input.O38]=&quot;&quot;;&quot;&quot;;[$Input.O38]-1)">
            <text:p/>
          </table:table-cell>
          <table:table-cell table:style-name="ce69" table:formula="of:=IF([$Input.P38]=&quot;&quot;;&quot;&quot;;4-[$Input.P38])">
            <text:p/>
          </table:table-cell>
          <table:table-cell table:style-name="ce69" table:formula="of:=IF([$Input.Q38]=&quot;&quot;;&quot;&quot;;4-[$Input.Q38])">
            <text:p/>
          </table:table-cell>
          <table:table-cell table:style-name="ce69" table:formula="of:=IF([$Input.R38]=&quot;&quot;;&quot;&quot;;[$Input.R38]-1)">
            <text:p/>
          </table:table-cell>
          <table:table-cell table:style-name="ce69" table:formula="of:=IF([$Input.S38]=&quot;&quot;;&quot;&quot;;4-[$Input.S38])">
            <text:p/>
          </table:table-cell>
          <table:table-cell table:style-name="ce69" table:formula="of:=IF([$Input.T38]=&quot;&quot;;&quot;&quot;;[$Input.T38]-1)">
            <text:p/>
          </table:table-cell>
          <table:table-cell table:style-name="ce69" table:formula="of:=IF([$Input.U38]=&quot;&quot;;&quot;&quot;;4-[$Input.U38])">
            <text:p/>
          </table:table-cell>
          <table:table-cell table:style-name="ce69" table:formula="of:=IF([$Input.V38]=&quot;&quot;;&quot;&quot;;4-[$Input.V38])">
            <text:p/>
          </table:table-cell>
          <table:table-cell table:style-name="ce69" table:formula="of:=IF([$Input.W38]=&quot;&quot;;&quot;&quot;;4-[$Input.W38])">
            <text:p/>
          </table:table-cell>
          <table:table-cell table:style-name="ce69" table:formula="of:=IF([$Input.X38]=&quot;&quot;;&quot;&quot;;4-[$Input.X38])">
            <text:p/>
          </table:table-cell>
          <table:table-cell table:style-name="ce69" table:formula="of:=IF([$Input.Y38]=&quot;&quot;;&quot;&quot;;4-[$Input.Y38])">
            <text:p/>
          </table:table-cell>
          <table:table-cell table:style-name="ce69" table:formula="of:=IF([$Input.Z38]=&quot;&quot;;&quot;&quot;;[$Input.Z38]-1)">
            <text:p/>
          </table:table-cell>
          <table:table-cell table:style-name="ce69" table:formula="of:=IF([$Input.AA38]=&quot;&quot;;&quot;&quot;;4-[$Input.AA38])">
            <text:p/>
          </table:table-cell>
          <table:table-cell table:style-name="ce69" table:formula="of:=IF([$Input.AB38]=&quot;&quot;;&quot;&quot;;4-[$Input.AB38])">
            <text:p/>
          </table:table-cell>
          <table:table-cell table:style-name="ce69" table:formula="of:=IF([$Input.AC38]=&quot;&quot;;&quot;&quot;;[$Input.AC38]-1)">
            <text:p/>
          </table:table-cell>
          <table:table-cell table:style-name="ce69" table:formula="of:=IF([$Input.AD38]=&quot;&quot;;&quot;&quot;;4-[$Input.AD38])">
            <text:p/>
          </table:table-cell>
          <table:table-cell table:style-name="ce69" table:formula="of:=IF([$Input.AE38]=&quot;&quot;;&quot;&quot;;4-[$Input.AE38])">
            <text:p/>
          </table:table-cell>
          <table:table-cell table:style-name="ce69" table:formula="of:=IF([$Input.AF38]=&quot;&quot;;&quot;&quot;;4-[$Input.AF38])">
            <text:p/>
          </table:table-cell>
          <table:table-cell table:style-name="ce69" table:formula="of:=IF([$Input.AG38]=&quot;&quot;;&quot;&quot;;[$Input.AG38]-1)">
            <text:p/>
          </table:table-cell>
          <table:table-cell table:style-name="ce69" table:formula="of:=IF([$Input.AH38]=&quot;&quot;;&quot;&quot;;4-[$Input.AH38])">
            <text:p/>
          </table:table-cell>
          <table:table-cell table:style-name="ce69" table:formula="of:=IF([$Input.AI38]=&quot;&quot;;&quot;&quot;;4-[$Input.AI38])">
            <text:p/>
          </table:table-cell>
          <table:table-cell table:style-name="ce69" table:formula="of:=IF([$Input.AJ38]=&quot;&quot;;&quot;&quot;;4-[$Input.AJ38])">
            <text:p/>
          </table:table-cell>
          <table:table-cell table:style-name="ce69" table:formula="of:=IF([$Input.AK38]=&quot;&quot;;&quot;&quot;;[$Input.AK38]-1)">
            <text:p/>
          </table:table-cell>
          <table:table-cell table:style-name="ce69" table:formula="of:=IF([$Input.AL38]=&quot;&quot;;&quot;&quot;;4-[$Input.AL38])">
            <text:p/>
          </table:table-cell>
          <table:table-cell table:style-name="ce69" table:formula="of:=IF([$Input.AM38]=&quot;&quot;;&quot;&quot;;4-[$Input.AM38])">
            <text:p/>
          </table:table-cell>
          <table:table-cell table:style-name="ce69" table:formula="of:=IF([$Input.AN38]=&quot;&quot;;&quot;&quot;;4-[$Input.AN38])">
            <text:p/>
          </table:table-cell>
          <table:table-cell table:style-name="ce82" table:formula="of:=IF(COUNT([.L40:.AO40])&gt;1;SUM([.L40:.AO40])/COUNT([.L40:.AO40]);&quot;X&quot;)" office:value-type="string" office:string-value="X" calcext:value-type="string">
            <text:p>X</text:p>
          </table:table-cell>
          <table:table-cell table:style-name="ce69" table:formula="of:=IF([$Input.AO38]=&quot;&quot;;&quot;&quot;;5-[$Input.AO38])">
            <text:p/>
          </table:table-cell>
          <table:table-cell table:style-name="ce103" table:formula="of:=IF(AND([.$AQ40]=[.AR$4];[.$AQ40]&lt;&gt;&quot;&quot;);1;0)" office:value-type="float" office:value="0" calcext:value-type="float">
            <text:p>0</text:p>
          </table:table-cell>
          <table:table-cell table:style-name="ce103" table:formula="of:=IF(AND([.$AQ40]=[.AS$4];[.$AQ40]&lt;&gt;&quot;&quot;);1;0)" office:value-type="float" office:value="0" calcext:value-type="float">
            <text:p>0</text:p>
          </table:table-cell>
          <table:table-cell table:style-name="ce103" table:formula="of:=IF(AND([.$AQ40]=[.AT$4];[.$AQ40]&lt;&gt;&quot;&quot;);1;0)" office:value-type="float" office:value="0" calcext:value-type="float">
            <text:p>0</text:p>
          </table:table-cell>
          <table:table-cell table:style-name="ce103" table:formula="of:=IF(AND([.$AQ40]=[.AU$4];[.$AQ40]&lt;&gt;&quot;&quot;);1;0)" office:value-type="float" office:value="0" calcext:value-type="float">
            <text:p>0</text:p>
          </table:table-cell>
          <table:table-cell table:style-name="ce103" table:formula="of:=IF(AND([.$AQ40]=[.AV$4];[.$AQ40]&lt;&gt;&quot;&quot;);1;0)" office:value-type="float" office:value="0" calcext:value-type="float">
            <text:p>0</text:p>
          </table:table-cell>
          <table:table-cell table:style-name="ce59" table:formula="of:=[.AW39]+1" office:value-type="float" office:value="36" calcext:value-type="float">
            <text:p>36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40]+1" office:value-type="float" office:value="37" calcext:value-type="float">
            <text:p>37</text:p>
          </table:table-cell>
          <table:table-cell table:style-name="ce69" table:formula="of:=IF([$Input.B39]=&quot;&quot;;&quot;&quot;;4-[$Input.B39])">
            <text:p/>
          </table:table-cell>
          <table:table-cell table:style-name="ce69" table:formula="of:=IF([$Input.C39]=&quot;&quot;;&quot;&quot;;4-[$Input.C39])">
            <text:p/>
          </table:table-cell>
          <table:table-cell table:style-name="ce69" table:formula="of:=IF([$Input.D39]=&quot;&quot;;&quot;&quot;;4-[$Input.D39])">
            <text:p/>
          </table:table-cell>
          <table:table-cell table:style-name="ce69" table:formula="of:=IF([$Input.E39]=&quot;&quot;;&quot;&quot;;4-[$Input.E39])">
            <text:p/>
          </table:table-cell>
          <table:table-cell table:style-name="ce69" table:formula="of:=IF([$Input.F39]=&quot;&quot;;&quot;&quot;;4-[$Input.F39])">
            <text:p/>
          </table:table-cell>
          <table:table-cell table:style-name="ce69" table:formula="of:=IF([$Input.G39]=&quot;&quot;;&quot;&quot;;4-[$Input.G39])">
            <text:p/>
          </table:table-cell>
          <table:table-cell table:style-name="ce69" table:formula="of:=IF([$Input.H39]=&quot;&quot;;&quot;&quot;;4-[$Input.H39])">
            <text:p/>
          </table:table-cell>
          <table:table-cell table:style-name="ce69" table:formula="of:=IF([$Input.I39]=&quot;&quot;;&quot;&quot;;4-[$Input.I39])">
            <text:p/>
          </table:table-cell>
          <table:table-cell table:style-name="ce69" table:formula="of:=IF([$Input.J39]=&quot;&quot;;&quot;&quot;;4-[$Input.J39])">
            <text:p/>
          </table:table-cell>
          <table:table-cell table:style-name="ce82" table:formula="of:=IF(COUNT([.B41:.J41])&gt;1;SUM([.B41:.J41])/COUNT([.B41:.J41]);&quot;X&quot;)" office:value-type="string" office:string-value="X" calcext:value-type="string">
            <text:p>X</text:p>
          </table:table-cell>
          <table:table-cell table:style-name="ce69" table:formula="of:=IF([$Input.K39]=&quot;&quot;;&quot;&quot;;4-[$Input.K39])">
            <text:p/>
          </table:table-cell>
          <table:table-cell table:style-name="ce69" table:formula="of:=IF([$Input.L39]=&quot;&quot;;&quot;&quot;;[$Input.L39]-1)">
            <text:p/>
          </table:table-cell>
          <table:table-cell table:style-name="ce69" table:formula="of:=IF([$Input.M39]=&quot;&quot;;&quot;&quot;;4-[$Input.M39])">
            <text:p/>
          </table:table-cell>
          <table:table-cell table:style-name="ce69" table:formula="of:=IF([$Input.N39]=&quot;&quot;;&quot;&quot;;4-[$Input.N39])">
            <text:p/>
          </table:table-cell>
          <table:table-cell table:style-name="ce69" table:formula="of:=IF([$Input.O39]=&quot;&quot;;&quot;&quot;;[$Input.O39]-1)">
            <text:p/>
          </table:table-cell>
          <table:table-cell table:style-name="ce69" table:formula="of:=IF([$Input.P39]=&quot;&quot;;&quot;&quot;;4-[$Input.P39])">
            <text:p/>
          </table:table-cell>
          <table:table-cell table:style-name="ce69" table:formula="of:=IF([$Input.Q39]=&quot;&quot;;&quot;&quot;;4-[$Input.Q39])">
            <text:p/>
          </table:table-cell>
          <table:table-cell table:style-name="ce69" table:formula="of:=IF([$Input.R39]=&quot;&quot;;&quot;&quot;;[$Input.R39]-1)">
            <text:p/>
          </table:table-cell>
          <table:table-cell table:style-name="ce69" table:formula="of:=IF([$Input.S39]=&quot;&quot;;&quot;&quot;;4-[$Input.S39])">
            <text:p/>
          </table:table-cell>
          <table:table-cell table:style-name="ce69" table:formula="of:=IF([$Input.T39]=&quot;&quot;;&quot;&quot;;[$Input.T39]-1)">
            <text:p/>
          </table:table-cell>
          <table:table-cell table:style-name="ce69" table:formula="of:=IF([$Input.U39]=&quot;&quot;;&quot;&quot;;4-[$Input.U39])">
            <text:p/>
          </table:table-cell>
          <table:table-cell table:style-name="ce69" table:formula="of:=IF([$Input.V39]=&quot;&quot;;&quot;&quot;;4-[$Input.V39])">
            <text:p/>
          </table:table-cell>
          <table:table-cell table:style-name="ce69" table:formula="of:=IF([$Input.W39]=&quot;&quot;;&quot;&quot;;4-[$Input.W39])">
            <text:p/>
          </table:table-cell>
          <table:table-cell table:style-name="ce69" table:formula="of:=IF([$Input.X39]=&quot;&quot;;&quot;&quot;;4-[$Input.X39])">
            <text:p/>
          </table:table-cell>
          <table:table-cell table:style-name="ce69" table:formula="of:=IF([$Input.Y39]=&quot;&quot;;&quot;&quot;;4-[$Input.Y39])">
            <text:p/>
          </table:table-cell>
          <table:table-cell table:style-name="ce69" table:formula="of:=IF([$Input.Z39]=&quot;&quot;;&quot;&quot;;[$Input.Z39]-1)">
            <text:p/>
          </table:table-cell>
          <table:table-cell table:style-name="ce69" table:formula="of:=IF([$Input.AA39]=&quot;&quot;;&quot;&quot;;4-[$Input.AA39])">
            <text:p/>
          </table:table-cell>
          <table:table-cell table:style-name="ce69" table:formula="of:=IF([$Input.AB39]=&quot;&quot;;&quot;&quot;;4-[$Input.AB39])">
            <text:p/>
          </table:table-cell>
          <table:table-cell table:style-name="ce69" table:formula="of:=IF([$Input.AC39]=&quot;&quot;;&quot;&quot;;[$Input.AC39]-1)">
            <text:p/>
          </table:table-cell>
          <table:table-cell table:style-name="ce69" table:formula="of:=IF([$Input.AD39]=&quot;&quot;;&quot;&quot;;4-[$Input.AD39])">
            <text:p/>
          </table:table-cell>
          <table:table-cell table:style-name="ce69" table:formula="of:=IF([$Input.AE39]=&quot;&quot;;&quot;&quot;;4-[$Input.AE39])">
            <text:p/>
          </table:table-cell>
          <table:table-cell table:style-name="ce69" table:formula="of:=IF([$Input.AF39]=&quot;&quot;;&quot;&quot;;4-[$Input.AF39])">
            <text:p/>
          </table:table-cell>
          <table:table-cell table:style-name="ce69" table:formula="of:=IF([$Input.AG39]=&quot;&quot;;&quot;&quot;;[$Input.AG39]-1)">
            <text:p/>
          </table:table-cell>
          <table:table-cell table:style-name="ce69" table:formula="of:=IF([$Input.AH39]=&quot;&quot;;&quot;&quot;;4-[$Input.AH39])">
            <text:p/>
          </table:table-cell>
          <table:table-cell table:style-name="ce69" table:formula="of:=IF([$Input.AI39]=&quot;&quot;;&quot;&quot;;4-[$Input.AI39])">
            <text:p/>
          </table:table-cell>
          <table:table-cell table:style-name="ce69" table:formula="of:=IF([$Input.AJ39]=&quot;&quot;;&quot;&quot;;4-[$Input.AJ39])">
            <text:p/>
          </table:table-cell>
          <table:table-cell table:style-name="ce69" table:formula="of:=IF([$Input.AK39]=&quot;&quot;;&quot;&quot;;[$Input.AK39]-1)">
            <text:p/>
          </table:table-cell>
          <table:table-cell table:style-name="ce69" table:formula="of:=IF([$Input.AL39]=&quot;&quot;;&quot;&quot;;4-[$Input.AL39])">
            <text:p/>
          </table:table-cell>
          <table:table-cell table:style-name="ce69" table:formula="of:=IF([$Input.AM39]=&quot;&quot;;&quot;&quot;;4-[$Input.AM39])">
            <text:p/>
          </table:table-cell>
          <table:table-cell table:style-name="ce69" table:formula="of:=IF([$Input.AN39]=&quot;&quot;;&quot;&quot;;4-[$Input.AN39])">
            <text:p/>
          </table:table-cell>
          <table:table-cell table:style-name="ce82" table:formula="of:=IF(COUNT([.L41:.AO41])&gt;1;SUM([.L41:.AO41])/COUNT([.L41:.AO41]);&quot;X&quot;)" office:value-type="string" office:string-value="X" calcext:value-type="string">
            <text:p>X</text:p>
          </table:table-cell>
          <table:table-cell table:style-name="ce69" table:formula="of:=IF([$Input.AO39]=&quot;&quot;;&quot;&quot;;5-[$Input.AO39])">
            <text:p/>
          </table:table-cell>
          <table:table-cell table:style-name="ce103" table:formula="of:=IF(AND([.$AQ41]=[.AR$4];[.$AQ41]&lt;&gt;&quot;&quot;);1;0)" office:value-type="float" office:value="0" calcext:value-type="float">
            <text:p>0</text:p>
          </table:table-cell>
          <table:table-cell table:style-name="ce103" table:formula="of:=IF(AND([.$AQ41]=[.AS$4];[.$AQ41]&lt;&gt;&quot;&quot;);1;0)" office:value-type="float" office:value="0" calcext:value-type="float">
            <text:p>0</text:p>
          </table:table-cell>
          <table:table-cell table:style-name="ce103" table:formula="of:=IF(AND([.$AQ41]=[.AT$4];[.$AQ41]&lt;&gt;&quot;&quot;);1;0)" office:value-type="float" office:value="0" calcext:value-type="float">
            <text:p>0</text:p>
          </table:table-cell>
          <table:table-cell table:style-name="ce103" table:formula="of:=IF(AND([.$AQ41]=[.AU$4];[.$AQ41]&lt;&gt;&quot;&quot;);1;0)" office:value-type="float" office:value="0" calcext:value-type="float">
            <text:p>0</text:p>
          </table:table-cell>
          <table:table-cell table:style-name="ce103" table:formula="of:=IF(AND([.$AQ41]=[.AV$4];[.$AQ41]&lt;&gt;&quot;&quot;);1;0)" office:value-type="float" office:value="0" calcext:value-type="float">
            <text:p>0</text:p>
          </table:table-cell>
          <table:table-cell table:style-name="ce59" table:formula="of:=[.AW40]+1" office:value-type="float" office:value="37" calcext:value-type="float">
            <text:p>37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41]+1" office:value-type="float" office:value="38" calcext:value-type="float">
            <text:p>38</text:p>
          </table:table-cell>
          <table:table-cell table:style-name="ce69" table:formula="of:=IF([$Input.B40]=&quot;&quot;;&quot;&quot;;4-[$Input.B40])">
            <text:p/>
          </table:table-cell>
          <table:table-cell table:style-name="ce69" table:formula="of:=IF([$Input.C40]=&quot;&quot;;&quot;&quot;;4-[$Input.C40])">
            <text:p/>
          </table:table-cell>
          <table:table-cell table:style-name="ce69" table:formula="of:=IF([$Input.D40]=&quot;&quot;;&quot;&quot;;4-[$Input.D40])">
            <text:p/>
          </table:table-cell>
          <table:table-cell table:style-name="ce69" table:formula="of:=IF([$Input.E40]=&quot;&quot;;&quot;&quot;;4-[$Input.E40])">
            <text:p/>
          </table:table-cell>
          <table:table-cell table:style-name="ce69" table:formula="of:=IF([$Input.F40]=&quot;&quot;;&quot;&quot;;4-[$Input.F40])">
            <text:p/>
          </table:table-cell>
          <table:table-cell table:style-name="ce69" table:formula="of:=IF([$Input.G40]=&quot;&quot;;&quot;&quot;;4-[$Input.G40])">
            <text:p/>
          </table:table-cell>
          <table:table-cell table:style-name="ce69" table:formula="of:=IF([$Input.H40]=&quot;&quot;;&quot;&quot;;4-[$Input.H40])">
            <text:p/>
          </table:table-cell>
          <table:table-cell table:style-name="ce69" table:formula="of:=IF([$Input.I40]=&quot;&quot;;&quot;&quot;;4-[$Input.I40])">
            <text:p/>
          </table:table-cell>
          <table:table-cell table:style-name="ce69" table:formula="of:=IF([$Input.J40]=&quot;&quot;;&quot;&quot;;4-[$Input.J40])">
            <text:p/>
          </table:table-cell>
          <table:table-cell table:style-name="ce82" table:formula="of:=IF(COUNT([.B42:.J42])&gt;1;SUM([.B42:.J42])/COUNT([.B42:.J42]);&quot;X&quot;)" office:value-type="string" office:string-value="X" calcext:value-type="string">
            <text:p>X</text:p>
          </table:table-cell>
          <table:table-cell table:style-name="ce69" table:formula="of:=IF([$Input.K40]=&quot;&quot;;&quot;&quot;;4-[$Input.K40])">
            <text:p/>
          </table:table-cell>
          <table:table-cell table:style-name="ce69" table:formula="of:=IF([$Input.L40]=&quot;&quot;;&quot;&quot;;[$Input.L40]-1)">
            <text:p/>
          </table:table-cell>
          <table:table-cell table:style-name="ce69" table:formula="of:=IF([$Input.M40]=&quot;&quot;;&quot;&quot;;4-[$Input.M40])">
            <text:p/>
          </table:table-cell>
          <table:table-cell table:style-name="ce69" table:formula="of:=IF([$Input.N40]=&quot;&quot;;&quot;&quot;;4-[$Input.N40])">
            <text:p/>
          </table:table-cell>
          <table:table-cell table:style-name="ce69" table:formula="of:=IF([$Input.O40]=&quot;&quot;;&quot;&quot;;[$Input.O40]-1)">
            <text:p/>
          </table:table-cell>
          <table:table-cell table:style-name="ce69" table:formula="of:=IF([$Input.P40]=&quot;&quot;;&quot;&quot;;4-[$Input.P40])">
            <text:p/>
          </table:table-cell>
          <table:table-cell table:style-name="ce69" table:formula="of:=IF([$Input.Q40]=&quot;&quot;;&quot;&quot;;4-[$Input.Q40])">
            <text:p/>
          </table:table-cell>
          <table:table-cell table:style-name="ce69" table:formula="of:=IF([$Input.R40]=&quot;&quot;;&quot;&quot;;[$Input.R40]-1)">
            <text:p/>
          </table:table-cell>
          <table:table-cell table:style-name="ce69" table:formula="of:=IF([$Input.S40]=&quot;&quot;;&quot;&quot;;4-[$Input.S40])">
            <text:p/>
          </table:table-cell>
          <table:table-cell table:style-name="ce69" table:formula="of:=IF([$Input.T40]=&quot;&quot;;&quot;&quot;;[$Input.T40]-1)">
            <text:p/>
          </table:table-cell>
          <table:table-cell table:style-name="ce69" table:formula="of:=IF([$Input.U40]=&quot;&quot;;&quot;&quot;;4-[$Input.U40])">
            <text:p/>
          </table:table-cell>
          <table:table-cell table:style-name="ce69" table:formula="of:=IF([$Input.V40]=&quot;&quot;;&quot;&quot;;4-[$Input.V40])">
            <text:p/>
          </table:table-cell>
          <table:table-cell table:style-name="ce69" table:formula="of:=IF([$Input.W40]=&quot;&quot;;&quot;&quot;;4-[$Input.W40])">
            <text:p/>
          </table:table-cell>
          <table:table-cell table:style-name="ce69" table:formula="of:=IF([$Input.X40]=&quot;&quot;;&quot;&quot;;4-[$Input.X40])">
            <text:p/>
          </table:table-cell>
          <table:table-cell table:style-name="ce69" table:formula="of:=IF([$Input.Y40]=&quot;&quot;;&quot;&quot;;4-[$Input.Y40])">
            <text:p/>
          </table:table-cell>
          <table:table-cell table:style-name="ce69" table:formula="of:=IF([$Input.Z40]=&quot;&quot;;&quot;&quot;;[$Input.Z40]-1)">
            <text:p/>
          </table:table-cell>
          <table:table-cell table:style-name="ce69" table:formula="of:=IF([$Input.AA40]=&quot;&quot;;&quot;&quot;;4-[$Input.AA40])">
            <text:p/>
          </table:table-cell>
          <table:table-cell table:style-name="ce69" table:formula="of:=IF([$Input.AB40]=&quot;&quot;;&quot;&quot;;4-[$Input.AB40])">
            <text:p/>
          </table:table-cell>
          <table:table-cell table:style-name="ce69" table:formula="of:=IF([$Input.AC40]=&quot;&quot;;&quot;&quot;;[$Input.AC40]-1)">
            <text:p/>
          </table:table-cell>
          <table:table-cell table:style-name="ce69" table:formula="of:=IF([$Input.AD40]=&quot;&quot;;&quot;&quot;;4-[$Input.AD40])">
            <text:p/>
          </table:table-cell>
          <table:table-cell table:style-name="ce69" table:formula="of:=IF([$Input.AE40]=&quot;&quot;;&quot;&quot;;4-[$Input.AE40])">
            <text:p/>
          </table:table-cell>
          <table:table-cell table:style-name="ce69" table:formula="of:=IF([$Input.AF40]=&quot;&quot;;&quot;&quot;;4-[$Input.AF40])">
            <text:p/>
          </table:table-cell>
          <table:table-cell table:style-name="ce69" table:formula="of:=IF([$Input.AG40]=&quot;&quot;;&quot;&quot;;[$Input.AG40]-1)">
            <text:p/>
          </table:table-cell>
          <table:table-cell table:style-name="ce69" table:formula="of:=IF([$Input.AH40]=&quot;&quot;;&quot;&quot;;4-[$Input.AH40])">
            <text:p/>
          </table:table-cell>
          <table:table-cell table:style-name="ce69" table:formula="of:=IF([$Input.AI40]=&quot;&quot;;&quot;&quot;;4-[$Input.AI40])">
            <text:p/>
          </table:table-cell>
          <table:table-cell table:style-name="ce69" table:formula="of:=IF([$Input.AJ40]=&quot;&quot;;&quot;&quot;;4-[$Input.AJ40])">
            <text:p/>
          </table:table-cell>
          <table:table-cell table:style-name="ce69" table:formula="of:=IF([$Input.AK40]=&quot;&quot;;&quot;&quot;;[$Input.AK40]-1)">
            <text:p/>
          </table:table-cell>
          <table:table-cell table:style-name="ce69" table:formula="of:=IF([$Input.AL40]=&quot;&quot;;&quot;&quot;;4-[$Input.AL40])">
            <text:p/>
          </table:table-cell>
          <table:table-cell table:style-name="ce69" table:formula="of:=IF([$Input.AM40]=&quot;&quot;;&quot;&quot;;4-[$Input.AM40])">
            <text:p/>
          </table:table-cell>
          <table:table-cell table:style-name="ce69" table:formula="of:=IF([$Input.AN40]=&quot;&quot;;&quot;&quot;;4-[$Input.AN40])">
            <text:p/>
          </table:table-cell>
          <table:table-cell table:style-name="ce82" table:formula="of:=IF(COUNT([.L42:.AO42])&gt;1;SUM([.L42:.AO42])/COUNT([.L42:.AO42]);&quot;X&quot;)" office:value-type="string" office:string-value="X" calcext:value-type="string">
            <text:p>X</text:p>
          </table:table-cell>
          <table:table-cell table:style-name="ce69" table:formula="of:=IF([$Input.AO40]=&quot;&quot;;&quot;&quot;;5-[$Input.AO40])">
            <text:p/>
          </table:table-cell>
          <table:table-cell table:style-name="ce103" table:formula="of:=IF(AND([.$AQ42]=[.AR$4];[.$AQ42]&lt;&gt;&quot;&quot;);1;0)" office:value-type="float" office:value="0" calcext:value-type="float">
            <text:p>0</text:p>
          </table:table-cell>
          <table:table-cell table:style-name="ce103" table:formula="of:=IF(AND([.$AQ42]=[.AS$4];[.$AQ42]&lt;&gt;&quot;&quot;);1;0)" office:value-type="float" office:value="0" calcext:value-type="float">
            <text:p>0</text:p>
          </table:table-cell>
          <table:table-cell table:style-name="ce103" table:formula="of:=IF(AND([.$AQ42]=[.AT$4];[.$AQ42]&lt;&gt;&quot;&quot;);1;0)" office:value-type="float" office:value="0" calcext:value-type="float">
            <text:p>0</text:p>
          </table:table-cell>
          <table:table-cell table:style-name="ce103" table:formula="of:=IF(AND([.$AQ42]=[.AU$4];[.$AQ42]&lt;&gt;&quot;&quot;);1;0)" office:value-type="float" office:value="0" calcext:value-type="float">
            <text:p>0</text:p>
          </table:table-cell>
          <table:table-cell table:style-name="ce103" table:formula="of:=IF(AND([.$AQ42]=[.AV$4];[.$AQ42]&lt;&gt;&quot;&quot;);1;0)" office:value-type="float" office:value="0" calcext:value-type="float">
            <text:p>0</text:p>
          </table:table-cell>
          <table:table-cell table:style-name="ce59" table:formula="of:=[.AW41]+1" office:value-type="float" office:value="38" calcext:value-type="float">
            <text:p>38</text:p>
          </table:table-cell>
          <table:table-cell table:style-name="ce103" table:number-columns-repeated="975"/>
        </table:table-row>
        <table:table-row table:style-name="ro8">
          <table:table-cell table:style-name="ce59" table:formula="of:=[.A42]+1" office:value-type="float" office:value="39" calcext:value-type="float">
            <text:p>39</text:p>
          </table:table-cell>
          <table:table-cell table:style-name="ce69" table:formula="of:=IF([$Input.B41]=&quot;&quot;;&quot;&quot;;4-[$Input.B41])">
            <text:p/>
          </table:table-cell>
          <table:table-cell table:style-name="ce69" table:formula="of:=IF([$Input.C41]=&quot;&quot;;&quot;&quot;;4-[$Input.C41])">
            <text:p/>
          </table:table-cell>
          <table:table-cell table:style-name="ce69" table:formula="of:=IF([$Input.D41]=&quot;&quot;;&quot;&quot;;4-[$Input.D41])">
            <text:p/>
          </table:table-cell>
          <table:table-cell table:style-name="ce69" table:formula="of:=IF([$Input.E41]=&quot;&quot;;&quot;&quot;;4-[$Input.E41])">
            <text:p/>
          </table:table-cell>
          <table:table-cell table:style-name="ce69" table:formula="of:=IF([$Input.F41]=&quot;&quot;;&quot;&quot;;4-[$Input.F41])">
            <text:p/>
          </table:table-cell>
          <table:table-cell table:style-name="ce69" table:formula="of:=IF([$Input.G41]=&quot;&quot;;&quot;&quot;;4-[$Input.G41])">
            <text:p/>
          </table:table-cell>
          <table:table-cell table:style-name="ce69" table:formula="of:=IF([$Input.H41]=&quot;&quot;;&quot;&quot;;4-[$Input.H41])">
            <text:p/>
          </table:table-cell>
          <table:table-cell table:style-name="ce69" table:formula="of:=IF([$Input.I41]=&quot;&quot;;&quot;&quot;;4-[$Input.I41])">
            <text:p/>
          </table:table-cell>
          <table:table-cell table:style-name="ce69" table:formula="of:=IF([$Input.J41]=&quot;&quot;;&quot;&quot;;4-[$Input.J41])">
            <text:p/>
          </table:table-cell>
          <table:table-cell table:style-name="ce82" table:formula="of:=IF(COUNT([.B43:.J43])&gt;1;SUM([.B43:.J43])/COUNT([.B43:.J43]);&quot;X&quot;)" office:value-type="string" office:string-value="X" calcext:value-type="string">
            <text:p>X</text:p>
          </table:table-cell>
          <table:table-cell table:style-name="ce69" table:formula="of:=IF([$Input.K41]=&quot;&quot;;&quot;&quot;;4-[$Input.K41])">
            <text:p/>
          </table:table-cell>
          <table:table-cell table:style-name="ce69" table:formula="of:=IF([$Input.L41]=&quot;&quot;;&quot;&quot;;[$Input.L41]-1)">
            <text:p/>
          </table:table-cell>
          <table:table-cell table:style-name="ce69" table:formula="of:=IF([$Input.M41]=&quot;&quot;;&quot;&quot;;4-[$Input.M41])">
            <text:p/>
          </table:table-cell>
          <table:table-cell table:style-name="ce69" table:formula="of:=IF([$Input.N41]=&quot;&quot;;&quot;&quot;;4-[$Input.N41])">
            <text:p/>
          </table:table-cell>
          <table:table-cell table:style-name="ce69" table:formula="of:=IF([$Input.O41]=&quot;&quot;;&quot;&quot;;[$Input.O41]-1)">
            <text:p/>
          </table:table-cell>
          <table:table-cell table:style-name="ce69" table:formula="of:=IF([$Input.P41]=&quot;&quot;;&quot;&quot;;4-[$Input.P41])">
            <text:p/>
          </table:table-cell>
          <table:table-cell table:style-name="ce69" table:formula="of:=IF([$Input.Q41]=&quot;&quot;;&quot;&quot;;4-[$Input.Q41])">
            <text:p/>
          </table:table-cell>
          <table:table-cell table:style-name="ce69" table:formula="of:=IF([$Input.R41]=&quot;&quot;;&quot;&quot;;[$Input.R41]-1)">
            <text:p/>
          </table:table-cell>
          <table:table-cell table:style-name="ce69" table:formula="of:=IF([$Input.S41]=&quot;&quot;;&quot;&quot;;4-[$Input.S41])">
            <text:p/>
          </table:table-cell>
          <table:table-cell table:style-name="ce69" table:formula="of:=IF([$Input.T41]=&quot;&quot;;&quot;&quot;;[$Input.T41]-1)">
            <text:p/>
          </table:table-cell>
          <table:table-cell table:style-name="ce69" table:formula="of:=IF([$Input.U41]=&quot;&quot;;&quot;&quot;;4-[$Input.U41])">
            <text:p/>
          </table:table-cell>
          <table:table-cell table:style-name="ce69" table:formula="of:=IF([$Input.V41]=&quot;&quot;;&quot;&quot;;4-[$Input.V41])">
            <text:p/>
          </table:table-cell>
          <table:table-cell table:style-name="ce69" table:formula="of:=IF([$Input.W41]=&quot;&quot;;&quot;&quot;;4-[$Input.W41])">
            <text:p/>
          </table:table-cell>
          <table:table-cell table:style-name="ce69" table:formula="of:=IF([$Input.X41]=&quot;&quot;;&quot;&quot;;4-[$Input.X41])">
            <text:p/>
          </table:table-cell>
          <table:table-cell table:style-name="ce69" table:formula="of:=IF([$Input.Y41]=&quot;&quot;;&quot;&quot;;4-[$Input.Y41])">
            <text:p/>
          </table:table-cell>
          <table:table-cell table:style-name="ce69" table:formula="of:=IF([$Input.Z41]=&quot;&quot;;&quot;&quot;;[$Input.Z41]-1)">
            <text:p/>
          </table:table-cell>
          <table:table-cell table:style-name="ce69" table:formula="of:=IF([$Input.AA41]=&quot;&quot;;&quot;&quot;;4-[$Input.AA41])">
            <text:p/>
          </table:table-cell>
          <table:table-cell table:style-name="ce69" table:formula="of:=IF([$Input.AB41]=&quot;&quot;;&quot;&quot;;4-[$Input.AB41])">
            <text:p/>
          </table:table-cell>
          <table:table-cell table:style-name="ce69" table:formula="of:=IF([$Input.AC41]=&quot;&quot;;&quot;&quot;;[$Input.AC41]-1)">
            <text:p/>
          </table:table-cell>
          <table:table-cell table:style-name="ce69" table:formula="of:=IF([$Input.AD41]=&quot;&quot;;&quot;&quot;;4-[$Input.AD41])">
            <text:p/>
          </table:table-cell>
          <table:table-cell table:style-name="ce69" table:formula="of:=IF([$Input.AE41]=&quot;&quot;;&quot;&quot;;4-[$Input.AE41])">
            <text:p/>
          </table:table-cell>
          <table:table-cell table:style-name="ce69" table:formula="of:=IF([$Input.AF41]=&quot;&quot;;&quot;&quot;;4-[$Input.AF41])">
            <text:p/>
          </table:table-cell>
          <table:table-cell table:style-name="ce69" table:formula="of:=IF([$Input.AG41]=&quot;&quot;;&quot;&quot;;[$Input.AG41]-1)">
            <text:p/>
          </table:table-cell>
          <table:table-cell table:style-name="ce69" table:formula="of:=IF([$Input.AH41]=&quot;&quot;;&quot;&quot;;4-[$Input.AH41])">
            <text:p/>
          </table:table-cell>
          <table:table-cell table:style-name="ce69" table:formula="of:=IF([$Input.AI41]=&quot;&quot;;&quot;&quot;;4-[$Input.AI41])">
            <text:p/>
          </table:table-cell>
          <table:table-cell table:style-name="ce69" table:formula="of:=IF([$Input.AJ41]=&quot;&quot;;&quot;&quot;;4-[$Input.AJ41])">
            <text:p/>
          </table:table-cell>
          <table:table-cell table:style-name="ce69" table:formula="of:=IF([$Input.AK41]=&quot;&quot;;&quot;&quot;;[$Input.AK41]-1)">
            <text:p/>
          </table:table-cell>
          <table:table-cell table:style-name="ce69" table:formula="of:=IF([$Input.AL41]=&quot;&quot;;&quot;&quot;;4-[$Input.AL41])">
            <text:p/>
          </table:table-cell>
          <table:table-cell table:style-name="ce69" table:formula="of:=IF([$Input.AM41]=&quot;&quot;;&quot;&quot;;4-[$Input.AM41])">
            <text:p/>
          </table:table-cell>
          <table:table-cell table:style-name="ce69" table:formula="of:=IF([$Input.AN41]=&quot;&quot;;&quot;&quot;;4-[$Input.AN41])">
            <text:p/>
          </table:table-cell>
          <table:table-cell table:style-name="ce82" table:formula="of:=IF(COUNT([.L43:.AO43])&gt;1;SUM([.L43:.AO43])/COUNT([.L43:.AO43]);&quot;X&quot;)" office:value-type="string" office:string-value="X" calcext:value-type="string">
            <text:p>X</text:p>
          </table:table-cell>
          <table:table-cell table:style-name="ce69" table:formula="of:=IF([$Input.AO41]=&quot;&quot;;&quot;&quot;;5-[$Input.AO41])">
            <text:p/>
          </table:table-cell>
          <table:table-cell table:style-name="ce103" table:formula="of:=IF(AND([.$AQ43]=[.AR$4];[.$AQ43]&lt;&gt;&quot;&quot;);1;0)" office:value-type="float" office:value="0" calcext:value-type="float">
            <text:p>0</text:p>
          </table:table-cell>
          <table:table-cell table:style-name="ce103" table:formula="of:=IF(AND([.$AQ43]=[.AS$4];[.$AQ43]&lt;&gt;&quot;&quot;);1;0)" office:value-type="float" office:value="0" calcext:value-type="float">
            <text:p>0</text:p>
          </table:table-cell>
          <table:table-cell table:style-name="ce103" table:formula="of:=IF(AND([.$AQ43]=[.AT$4];[.$AQ43]&lt;&gt;&quot;&quot;);1;0)" office:value-type="float" office:value="0" calcext:value-type="float">
            <text:p>0</text:p>
          </table:table-cell>
          <table:table-cell table:style-name="ce103" table:formula="of:=IF(AND([.$AQ43]=[.AU$4];[.$AQ43]&lt;&gt;&quot;&quot;);1;0)" office:value-type="float" office:value="0" calcext:value-type="float">
            <text:p>0</text:p>
          </table:table-cell>
          <table:table-cell table:style-name="ce103" table:formula="of:=IF(AND([.$AQ43]=[.AV$4];[.$AQ43]&lt;&gt;&quot;&quot;);1;0)" office:value-type="float" office:value="0" calcext:value-type="float">
            <text:p>0</text:p>
          </table:table-cell>
          <table:table-cell table:style-name="ce59" table:formula="of:=[.AW42]+1" office:value-type="float" office:value="39" calcext:value-type="float">
            <text:p>39</text:p>
          </table:table-cell>
          <table:table-cell table:style-name="ce103" table:number-columns-repeated="975"/>
        </table:table-row>
        <table:table-row table:style-name="ro9">
          <table:table-cell table:style-name="ce59" table:formula="of:=[.A43]+1" office:value-type="float" office:value="40" calcext:value-type="float">
            <text:p>40</text:p>
          </table:table-cell>
          <table:table-cell table:style-name="ce69" table:formula="of:=IF([$Input.B42]=&quot;&quot;;&quot;&quot;;4-[$Input.B42])">
            <text:p/>
          </table:table-cell>
          <table:table-cell table:style-name="ce69" table:formula="of:=IF([$Input.C42]=&quot;&quot;;&quot;&quot;;4-[$Input.C42])">
            <text:p/>
          </table:table-cell>
          <table:table-cell table:style-name="ce69" table:formula="of:=IF([$Input.D42]=&quot;&quot;;&quot;&quot;;4-[$Input.D42])">
            <text:p/>
          </table:table-cell>
          <table:table-cell table:style-name="ce69" table:formula="of:=IF([$Input.E42]=&quot;&quot;;&quot;&quot;;4-[$Input.E42])">
            <text:p/>
          </table:table-cell>
          <table:table-cell table:style-name="ce69" table:formula="of:=IF([$Input.F42]=&quot;&quot;;&quot;&quot;;4-[$Input.F42])">
            <text:p/>
          </table:table-cell>
          <table:table-cell table:style-name="ce69" table:formula="of:=IF([$Input.G42]=&quot;&quot;;&quot;&quot;;4-[$Input.G42])">
            <text:p/>
          </table:table-cell>
          <table:table-cell table:style-name="ce69" table:formula="of:=IF([$Input.H42]=&quot;&quot;;&quot;&quot;;4-[$Input.H42])">
            <text:p/>
          </table:table-cell>
          <table:table-cell table:style-name="ce69" table:formula="of:=IF([$Input.I42]=&quot;&quot;;&quot;&quot;;4-[$Input.I42])">
            <text:p/>
          </table:table-cell>
          <table:table-cell table:style-name="ce69" table:formula="of:=IF([$Input.J42]=&quot;&quot;;&quot;&quot;;4-[$Input.J42])">
            <text:p/>
          </table:table-cell>
          <table:table-cell table:style-name="ce82" table:formula="of:=IF(COUNT([.B44:.J44])&gt;1;SUM([.B44:.J44])/COUNT([.B44:.J44]);&quot;X&quot;)" office:value-type="string" office:string-value="X" calcext:value-type="string">
            <text:p>X</text:p>
          </table:table-cell>
          <table:table-cell table:style-name="ce69" table:formula="of:=IF([$Input.K42]=&quot;&quot;;&quot;&quot;;4-[$Input.K42])">
            <text:p/>
          </table:table-cell>
          <table:table-cell table:style-name="ce69" table:formula="of:=IF([$Input.L42]=&quot;&quot;;&quot;&quot;;[$Input.L42]-1)">
            <text:p/>
          </table:table-cell>
          <table:table-cell table:style-name="ce69" table:formula="of:=IF([$Input.M42]=&quot;&quot;;&quot;&quot;;4-[$Input.M42])">
            <text:p/>
          </table:table-cell>
          <table:table-cell table:style-name="ce69" table:formula="of:=IF([$Input.N42]=&quot;&quot;;&quot;&quot;;4-[$Input.N42])">
            <text:p/>
          </table:table-cell>
          <table:table-cell table:style-name="ce69" table:formula="of:=IF([$Input.O42]=&quot;&quot;;&quot;&quot;;[$Input.O42]-1)">
            <text:p/>
          </table:table-cell>
          <table:table-cell table:style-name="ce69" table:formula="of:=IF([$Input.P42]=&quot;&quot;;&quot;&quot;;4-[$Input.P42])">
            <text:p/>
          </table:table-cell>
          <table:table-cell table:style-name="ce69" table:formula="of:=IF([$Input.Q42]=&quot;&quot;;&quot;&quot;;4-[$Input.Q42])">
            <text:p/>
          </table:table-cell>
          <table:table-cell table:style-name="ce69" table:formula="of:=IF([$Input.R42]=&quot;&quot;;&quot;&quot;;[$Input.R42]-1)">
            <text:p/>
          </table:table-cell>
          <table:table-cell table:style-name="ce69" table:formula="of:=IF([$Input.S42]=&quot;&quot;;&quot;&quot;;4-[$Input.S42])">
            <text:p/>
          </table:table-cell>
          <table:table-cell table:style-name="ce69" table:formula="of:=IF([$Input.T42]=&quot;&quot;;&quot;&quot;;[$Input.T42]-1)">
            <text:p/>
          </table:table-cell>
          <table:table-cell table:style-name="ce69" table:formula="of:=IF([$Input.U42]=&quot;&quot;;&quot;&quot;;4-[$Input.U42])">
            <text:p/>
          </table:table-cell>
          <table:table-cell table:style-name="ce69" table:formula="of:=IF([$Input.V42]=&quot;&quot;;&quot;&quot;;4-[$Input.V42])">
            <text:p/>
          </table:table-cell>
          <table:table-cell table:style-name="ce69" table:formula="of:=IF([$Input.W42]=&quot;&quot;;&quot;&quot;;4-[$Input.W42])">
            <text:p/>
          </table:table-cell>
          <table:table-cell table:style-name="ce69" table:formula="of:=IF([$Input.X42]=&quot;&quot;;&quot;&quot;;4-[$Input.X42])">
            <text:p/>
          </table:table-cell>
          <table:table-cell table:style-name="ce69" table:formula="of:=IF([$Input.Y42]=&quot;&quot;;&quot;&quot;;4-[$Input.Y42])">
            <text:p/>
          </table:table-cell>
          <table:table-cell table:style-name="ce69" table:formula="of:=IF([$Input.Z42]=&quot;&quot;;&quot;&quot;;[$Input.Z42]-1)">
            <text:p/>
          </table:table-cell>
          <table:table-cell table:style-name="ce69" table:formula="of:=IF([$Input.AA42]=&quot;&quot;;&quot;&quot;;4-[$Input.AA42])">
            <text:p/>
          </table:table-cell>
          <table:table-cell table:style-name="ce69" table:formula="of:=IF([$Input.AB42]=&quot;&quot;;&quot;&quot;;4-[$Input.AB42])">
            <text:p/>
          </table:table-cell>
          <table:table-cell table:style-name="ce69" table:formula="of:=IF([$Input.AC42]=&quot;&quot;;&quot;&quot;;[$Input.AC42]-1)">
            <text:p/>
          </table:table-cell>
          <table:table-cell table:style-name="ce69" table:formula="of:=IF([$Input.AD42]=&quot;&quot;;&quot;&quot;;4-[$Input.AD42])">
            <text:p/>
          </table:table-cell>
          <table:table-cell table:style-name="ce69" table:formula="of:=IF([$Input.AE42]=&quot;&quot;;&quot;&quot;;4-[$Input.AE42])">
            <text:p/>
          </table:table-cell>
          <table:table-cell table:style-name="ce69" table:formula="of:=IF([$Input.AF42]=&quot;&quot;;&quot;&quot;;4-[$Input.AF42])">
            <text:p/>
          </table:table-cell>
          <table:table-cell table:style-name="ce69" table:formula="of:=IF([$Input.AG42]=&quot;&quot;;&quot;&quot;;[$Input.AG42]-1)">
            <text:p/>
          </table:table-cell>
          <table:table-cell table:style-name="ce69" table:formula="of:=IF([$Input.AH42]=&quot;&quot;;&quot;&quot;;4-[$Input.AH42])">
            <text:p/>
          </table:table-cell>
          <table:table-cell table:style-name="ce69" table:formula="of:=IF([$Input.AI42]=&quot;&quot;;&quot;&quot;;4-[$Input.AI42])">
            <text:p/>
          </table:table-cell>
          <table:table-cell table:style-name="ce69" table:formula="of:=IF([$Input.AJ42]=&quot;&quot;;&quot;&quot;;4-[$Input.AJ42])">
            <text:p/>
          </table:table-cell>
          <table:table-cell table:style-name="ce69" table:formula="of:=IF([$Input.AK42]=&quot;&quot;;&quot;&quot;;[$Input.AK42]-1)">
            <text:p/>
          </table:table-cell>
          <table:table-cell table:style-name="ce69" table:formula="of:=IF([$Input.AL42]=&quot;&quot;;&quot;&quot;;4-[$Input.AL42])">
            <text:p/>
          </table:table-cell>
          <table:table-cell table:style-name="ce69" table:formula="of:=IF([$Input.AM42]=&quot;&quot;;&quot;&quot;;4-[$Input.AM42])">
            <text:p/>
          </table:table-cell>
          <table:table-cell table:style-name="ce69" table:formula="of:=IF([$Input.AN42]=&quot;&quot;;&quot;&quot;;4-[$Input.AN42])">
            <text:p/>
          </table:table-cell>
          <table:table-cell table:style-name="ce82" table:formula="of:=IF(COUNT([.L44:.AO44])&gt;1;SUM([.L44:.AO44])/COUNT([.L44:.AO44]);&quot;X&quot;)" office:value-type="string" office:string-value="X" calcext:value-type="string">
            <text:p>X</text:p>
          </table:table-cell>
          <table:table-cell table:style-name="ce69" table:formula="of:=IF([$Input.AO42]=&quot;&quot;;&quot;&quot;;5-[$Input.AO42])">
            <text:p/>
          </table:table-cell>
          <table:table-cell table:style-name="ce103" table:formula="of:=IF(AND([.$AQ44]=[.AR$4];[.$AQ44]&lt;&gt;&quot;&quot;);1;0)" office:value-type="float" office:value="0" calcext:value-type="float">
            <text:p>0</text:p>
          </table:table-cell>
          <table:table-cell table:style-name="ce103" table:formula="of:=IF(AND([.$AQ44]=[.AS$4];[.$AQ44]&lt;&gt;&quot;&quot;);1;0)" office:value-type="float" office:value="0" calcext:value-type="float">
            <text:p>0</text:p>
          </table:table-cell>
          <table:table-cell table:style-name="ce103" table:formula="of:=IF(AND([.$AQ44]=[.AT$4];[.$AQ44]&lt;&gt;&quot;&quot;);1;0)" office:value-type="float" office:value="0" calcext:value-type="float">
            <text:p>0</text:p>
          </table:table-cell>
          <table:table-cell table:style-name="ce103" table:formula="of:=IF(AND([.$AQ44]=[.AU$4];[.$AQ44]&lt;&gt;&quot;&quot;);1;0)" office:value-type="float" office:value="0" calcext:value-type="float">
            <text:p>0</text:p>
          </table:table-cell>
          <table:table-cell table:style-name="ce103" table:formula="of:=IF(AND([.$AQ44]=[.AV$4];[.$AQ44]&lt;&gt;&quot;&quot;);1;0)" office:value-type="float" office:value="0" calcext:value-type="float">
            <text:p>0</text:p>
          </table:table-cell>
          <table:table-cell table:style-name="ce59" table:formula="of:=[.AW43]+1" office:value-type="float" office:value="40" calcext:value-type="float">
            <text:p>40</text:p>
          </table:table-cell>
          <table:table-cell table:style-name="ce103" table:number-columns-repeated="975"/>
        </table:table-row>
        <table:table-row table:style-name="ro8">
          <table:table-cell table:style-name="ce60" office:value-type="string" calcext:value-type="string">
            <text:p>Gültige Ant</text:p>
          </table:table-cell>
          <table:table-cell table:style-name="ce70" table:formula="of:=IF(COUNT([.B5:.B44])&gt;1;COUNT([.B5:.B44]);&quot;&quot;)">
            <text:p/>
          </table:table-cell>
          <table:table-cell table:style-name="ce70" table:formula="of:=IF(COUNT([.C5:.C44])&gt;1;COUNT([.C5:.C44]);&quot;&quot;)">
            <text:p/>
          </table:table-cell>
          <table:table-cell table:style-name="ce70" table:formula="of:=IF(COUNT([.D5:.D44])&gt;1;COUNT([.D5:.D44]);&quot;&quot;)">
            <text:p/>
          </table:table-cell>
          <table:table-cell table:style-name="ce70" table:formula="of:=IF(COUNT([.E5:.E44])&gt;1;COUNT([.E5:.E44]);&quot;&quot;)">
            <text:p/>
          </table:table-cell>
          <table:table-cell table:style-name="ce70" table:formula="of:=IF(COUNT([.F5:.F44])&gt;1;COUNT([.F5:.F44]);&quot;&quot;)">
            <text:p/>
          </table:table-cell>
          <table:table-cell table:style-name="ce70" table:formula="of:=IF(COUNT([.G5:.G44])&gt;1;COUNT([.G5:.G44]);&quot;&quot;)">
            <text:p/>
          </table:table-cell>
          <table:table-cell table:style-name="ce70" table:formula="of:=IF(COUNT([.H5:.H44])&gt;1;COUNT([.H5:.H44]);&quot;&quot;)">
            <text:p/>
          </table:table-cell>
          <table:table-cell table:style-name="ce70" table:formula="of:=IF(COUNT([.I5:.I44])&gt;1;COUNT([.I5:.I44]);&quot;&quot;)">
            <text:p/>
          </table:table-cell>
          <table:table-cell table:style-name="ce70" table:formula="of:=IF(COUNT([.J5:.J44])&gt;1;COUNT([.J5:.J44]);&quot;&quot;)">
            <text:p/>
          </table:table-cell>
          <table:table-cell table:style-name="ce83" table:formula="of:=IF(COUNT([.K5:.K44])&gt;1;COUNT([.K5:.K44]);&quot;&quot;)">
            <text:p/>
          </table:table-cell>
          <table:table-cell table:style-name="ce70" table:formula="of:=IF(COUNT([.L5:.L44])&gt;1;COUNT([.L5:.L44]);&quot;&quot;)">
            <text:p/>
          </table:table-cell>
          <table:table-cell table:style-name="ce70" table:formula="of:=IF(COUNT([.M5:.M44])&gt;1;COUNT([.M5:.M44]);&quot;&quot;)">
            <text:p/>
          </table:table-cell>
          <table:table-cell table:style-name="ce70" table:formula="of:=IF(COUNT([.N5:.N44])&gt;1;COUNT([.N5:.N44]);&quot;&quot;)">
            <text:p/>
          </table:table-cell>
          <table:table-cell table:style-name="ce70" table:formula="of:=IF(COUNT([.O5:.O44])&gt;1;COUNT([.O5:.O44]);&quot;&quot;)">
            <text:p/>
          </table:table-cell>
          <table:table-cell table:style-name="ce70" table:formula="of:=IF(COUNT([.P5:.P44])&gt;1;COUNT([.P5:.P44]);&quot;&quot;)">
            <text:p/>
          </table:table-cell>
          <table:table-cell table:style-name="ce70" table:formula="of:=IF(COUNT([.Q5:.Q44])&gt;1;COUNT([.Q5:.Q44]);&quot;&quot;)">
            <text:p/>
          </table:table-cell>
          <table:table-cell table:style-name="ce70" table:formula="of:=IF(COUNT([.R5:.R44])&gt;1;COUNT([.R5:.R44]);&quot;&quot;)">
            <text:p/>
          </table:table-cell>
          <table:table-cell table:style-name="ce70" table:formula="of:=IF(COUNT([.S5:.S44])&gt;1;COUNT([.S5:.S44]);&quot;&quot;)">
            <text:p/>
          </table:table-cell>
          <table:table-cell table:style-name="ce70" table:formula="of:=IF(COUNT([.T5:.T44])&gt;1;COUNT([.T5:.T44]);&quot;&quot;)">
            <text:p/>
          </table:table-cell>
          <table:table-cell table:style-name="ce70" table:formula="of:=IF(COUNT([.U5:.U44])&gt;1;COUNT([.U5:.U44]);&quot;&quot;)">
            <text:p/>
          </table:table-cell>
          <table:table-cell table:style-name="ce70" table:formula="of:=IF(COUNT([.V5:.V44])&gt;1;COUNT([.V5:.V44]);&quot;&quot;)">
            <text:p/>
          </table:table-cell>
          <table:table-cell table:style-name="ce70" table:formula="of:=IF(COUNT([.W5:.W44])&gt;1;COUNT([.W5:.W44]);&quot;&quot;)">
            <text:p/>
          </table:table-cell>
          <table:table-cell table:style-name="ce70" table:formula="of:=IF(COUNT([.X5:.X44])&gt;1;COUNT([.X5:.X44]);&quot;&quot;)">
            <text:p/>
          </table:table-cell>
          <table:table-cell table:style-name="ce70" table:formula="of:=IF(COUNT([.Y5:.Y44])&gt;1;COUNT([.Y5:.Y44]);&quot;&quot;)">
            <text:p/>
          </table:table-cell>
          <table:table-cell table:style-name="ce70" table:formula="of:=IF(COUNT([.Z5:.Z44])&gt;1;COUNT([.Z5:.Z44]);&quot;&quot;)">
            <text:p/>
          </table:table-cell>
          <table:table-cell table:style-name="ce70" table:formula="of:=IF(COUNT([.AA5:.AA44])&gt;1;COUNT([.AA5:.AA44]);&quot;&quot;)">
            <text:p/>
          </table:table-cell>
          <table:table-cell table:style-name="ce70" table:formula="of:=IF(COUNT([.AB5:.AB44])&gt;1;COUNT([.AB5:.AB44]);&quot;&quot;)">
            <text:p/>
          </table:table-cell>
          <table:table-cell table:style-name="ce70" table:formula="of:=IF(COUNT([.AC5:.AC44])&gt;1;COUNT([.AC5:.AC44]);&quot;&quot;)">
            <text:p/>
          </table:table-cell>
          <table:table-cell table:style-name="ce70" table:formula="of:=IF(COUNT([.AD5:.AD44])&gt;1;COUNT([.AD5:.AD44]);&quot;&quot;)">
            <text:p/>
          </table:table-cell>
          <table:table-cell table:style-name="ce70" table:formula="of:=IF(COUNT([.AE5:.AE44])&gt;1;COUNT([.AE5:.AE44]);&quot;&quot;)">
            <text:p/>
          </table:table-cell>
          <table:table-cell table:style-name="ce70" table:formula="of:=IF(COUNT([.AF5:.AF44])&gt;1;COUNT([.AF5:.AF44]);&quot;&quot;)">
            <text:p/>
          </table:table-cell>
          <table:table-cell table:style-name="ce70" table:formula="of:=IF(COUNT([.AG5:.AG44])&gt;1;COUNT([.AG5:.AG44]);&quot;&quot;)">
            <text:p/>
          </table:table-cell>
          <table:table-cell table:style-name="ce70" table:formula="of:=IF(COUNT([.AH5:.AH44])&gt;1;COUNT([.AH5:.AH44]);&quot;&quot;)">
            <text:p/>
          </table:table-cell>
          <table:table-cell table:style-name="ce70" table:formula="of:=IF(COUNT([.AI5:.AI44])&gt;1;COUNT([.AI5:.AI44]);&quot;&quot;)">
            <text:p/>
          </table:table-cell>
          <table:table-cell table:style-name="ce70" table:formula="of:=IF(COUNT([.AJ5:.AJ44])&gt;1;COUNT([.AJ5:.AJ44]);&quot;&quot;)">
            <text:p/>
          </table:table-cell>
          <table:table-cell table:style-name="ce70" table:formula="of:=IF(COUNT([.AK5:.AK44])&gt;1;COUNT([.AK5:.AK44]);&quot;&quot;)">
            <text:p/>
          </table:table-cell>
          <table:table-cell table:style-name="ce70" table:formula="of:=IF(COUNT([.AL5:.AL44])&gt;1;COUNT([.AL5:.AL44]);&quot;&quot;)">
            <text:p/>
          </table:table-cell>
          <table:table-cell table:style-name="ce70" table:formula="of:=IF(COUNT([.AM5:.AM44])&gt;1;COUNT([.AM5:.AM44]);&quot;&quot;)">
            <text:p/>
          </table:table-cell>
          <table:table-cell table:style-name="ce70" table:formula="of:=IF(COUNT([.AN5:.AN44])&gt;1;COUNT([.AN5:.AN44]);&quot;&quot;)">
            <text:p/>
          </table:table-cell>
          <table:table-cell table:style-name="ce70" table:formula="of:=IF(COUNT([.AO5:.AO44])&gt;1;COUNT([.AO5:.AO44]);&quot;&quot;)">
            <text:p/>
          </table:table-cell>
          <table:table-cell table:style-name="ce83" table:formula="of:=IF(COUNT([.AP5:.AP44])&gt;1;COUNT([.AP5:.AP44]);&quot;&quot;)">
            <text:p/>
          </table:table-cell>
          <table:table-cell table:style-name="ce70" table:formula="of:=IF(COUNT([.AQ5:.AQ44])&gt;1;COUNT([.AQ5:.AQ44]);&quot;&quot;)">
            <text:p/>
          </table:table-cell>
          <table:table-cell table:number-columns-repeated="5"/>
          <table:table-cell table:style-name="ce60" office:value-type="string" calcext:value-type="string">
            <text:p>Gültige Ant</text:p>
          </table:table-cell>
          <table:table-cell table:number-columns-repeated="975"/>
        </table:table-row>
        <table:table-row table:style-name="ro9">
          <table:table-cell table:style-name="ce61" office:value-type="string" calcext:value-type="string">
            <text:p>Max.Pkte</text:p>
          </table:table-cell>
          <table:table-cell table:style-name="ce71" table:formula="of:=IF(COUNT([.B5:.B44])&gt;1;[.B45]*3;&quot;&quot;)">
            <text:p/>
          </table:table-cell>
          <table:table-cell table:style-name="ce71" table:formula="of:=IF(COUNT([.C5:.C44])&gt;1;[.C45]*3;&quot;&quot;)">
            <text:p/>
          </table:table-cell>
          <table:table-cell table:style-name="ce71" table:formula="of:=IF(COUNT([.D5:.D44])&gt;1;[.D45]*3;&quot;&quot;)">
            <text:p/>
          </table:table-cell>
          <table:table-cell table:style-name="ce71" table:formula="of:=IF(COUNT([.E5:.E44])&gt;1;[.E45]*3;&quot;&quot;)">
            <text:p/>
          </table:table-cell>
          <table:table-cell table:style-name="ce71" table:formula="of:=IF(COUNT([.F5:.F44])&gt;1;[.F45]*3;&quot;&quot;)">
            <text:p/>
          </table:table-cell>
          <table:table-cell table:style-name="ce71" table:formula="of:=IF(COUNT([.G5:.G44])&gt;1;[.G45]*3;&quot;&quot;)">
            <text:p/>
          </table:table-cell>
          <table:table-cell table:style-name="ce71" table:formula="of:=IF(COUNT([.H5:.H44])&gt;1;[.H45]*3;&quot;&quot;)">
            <text:p/>
          </table:table-cell>
          <table:table-cell table:style-name="ce71" table:formula="of:=IF(COUNT([.I5:.I44])&gt;1;[.I45]*3;&quot;&quot;)">
            <text:p/>
          </table:table-cell>
          <table:table-cell table:style-name="ce71" table:formula="of:=IF(COUNT([.J5:.J44])&gt;1;[.J45]*3;&quot;&quot;)">
            <text:p/>
          </table:table-cell>
          <table:table-cell table:style-name="ce84"/>
          <table:table-cell table:style-name="ce71" table:formula="of:=IF(COUNT([.L5:.L44])&gt;1;[.L45]*3;&quot;&quot;)">
            <text:p/>
          </table:table-cell>
          <table:table-cell table:style-name="ce71" table:formula="of:=IF(COUNT([.M5:.M44])&gt;1;[.M45]*3;&quot;&quot;)">
            <text:p/>
          </table:table-cell>
          <table:table-cell table:style-name="ce71" table:formula="of:=IF(COUNT([.N5:.N44])&gt;1;[.N45]*3;&quot;&quot;)">
            <text:p/>
          </table:table-cell>
          <table:table-cell table:style-name="ce71" table:formula="of:=IF(COUNT([.O5:.O44])&gt;1;[.O45]*3;&quot;&quot;)">
            <text:p/>
          </table:table-cell>
          <table:table-cell table:style-name="ce71" table:formula="of:=IF(COUNT([.P5:.P44])&gt;1;[.P45]*3;&quot;&quot;)">
            <text:p/>
          </table:table-cell>
          <table:table-cell table:style-name="ce71" table:formula="of:=IF(COUNT([.Q5:.Q44])&gt;1;[.Q45]*3;&quot;&quot;)">
            <text:p/>
          </table:table-cell>
          <table:table-cell table:style-name="ce71" table:formula="of:=IF(COUNT([.R5:.R44])&gt;1;[.R45]*3;&quot;&quot;)">
            <text:p/>
          </table:table-cell>
          <table:table-cell table:style-name="ce71" table:formula="of:=IF(COUNT([.S5:.S44])&gt;1;[.S45]*3;&quot;&quot;)">
            <text:p/>
          </table:table-cell>
          <table:table-cell table:style-name="ce71" table:formula="of:=IF(COUNT([.T5:.T44])&gt;1;[.T45]*3;&quot;&quot;)">
            <text:p/>
          </table:table-cell>
          <table:table-cell table:style-name="ce71" table:formula="of:=IF(COUNT([.U5:.U44])&gt;1;[.U45]*3;&quot;&quot;)">
            <text:p/>
          </table:table-cell>
          <table:table-cell table:style-name="ce71" table:formula="of:=IF(COUNT([.V5:.V44])&gt;1;[.V45]*3;&quot;&quot;)">
            <text:p/>
          </table:table-cell>
          <table:table-cell table:style-name="ce71" table:formula="of:=IF(COUNT([.W5:.W44])&gt;1;[.W45]*3;&quot;&quot;)">
            <text:p/>
          </table:table-cell>
          <table:table-cell table:style-name="ce71" table:formula="of:=IF(COUNT([.X5:.X44])&gt;1;[.X45]*3;&quot;&quot;)">
            <text:p/>
          </table:table-cell>
          <table:table-cell table:style-name="ce71" table:formula="of:=IF(COUNT([.Y5:.Y44])&gt;1;[.Y45]*3;&quot;&quot;)">
            <text:p/>
          </table:table-cell>
          <table:table-cell table:style-name="ce71" table:formula="of:=IF(COUNT([.Z5:.Z44])&gt;1;[.Z45]*3;&quot;&quot;)">
            <text:p/>
          </table:table-cell>
          <table:table-cell table:style-name="ce71" table:formula="of:=IF(COUNT([.AA5:.AA44])&gt;1;[.AA45]*3;&quot;&quot;)">
            <text:p/>
          </table:table-cell>
          <table:table-cell table:style-name="ce71" table:formula="of:=IF(COUNT([.AB5:.AB44])&gt;1;[.AB45]*3;&quot;&quot;)">
            <text:p/>
          </table:table-cell>
          <table:table-cell table:style-name="ce71" table:formula="of:=IF(COUNT([.AC5:.AC44])&gt;1;[.AC45]*3;&quot;&quot;)">
            <text:p/>
          </table:table-cell>
          <table:table-cell table:style-name="ce71" table:formula="of:=IF(COUNT([.AD5:.AD44])&gt;1;[.AD45]*3;&quot;&quot;)">
            <text:p/>
          </table:table-cell>
          <table:table-cell table:style-name="ce71" table:formula="of:=IF(COUNT([.AE5:.AE44])&gt;1;[.AE45]*3;&quot;&quot;)">
            <text:p/>
          </table:table-cell>
          <table:table-cell table:style-name="ce71" table:formula="of:=IF(COUNT([.AF5:.AF44])&gt;1;[.AF45]*3;&quot;&quot;)">
            <text:p/>
          </table:table-cell>
          <table:table-cell table:style-name="ce71" table:formula="of:=IF(COUNT([.AG5:.AG44])&gt;1;[.AG45]*3;&quot;&quot;)">
            <text:p/>
          </table:table-cell>
          <table:table-cell table:style-name="ce71" table:formula="of:=IF(COUNT([.AH5:.AH44])&gt;1;[.AH45]*3;&quot;&quot;)">
            <text:p/>
          </table:table-cell>
          <table:table-cell table:style-name="ce71" table:formula="of:=IF(COUNT([.AI5:.AI44])&gt;1;[.AI45]*3;&quot;&quot;)">
            <text:p/>
          </table:table-cell>
          <table:table-cell table:style-name="ce71" table:formula="of:=IF(COUNT([.AJ5:.AJ44])&gt;1;[.AJ45]*3;&quot;&quot;)">
            <text:p/>
          </table:table-cell>
          <table:table-cell table:style-name="ce71" table:formula="of:=IF(COUNT([.AK5:.AK44])&gt;1;[.AK45]*3;&quot;&quot;)">
            <text:p/>
          </table:table-cell>
          <table:table-cell table:style-name="ce71" table:formula="of:=IF(COUNT([.AL5:.AL44])&gt;1;[.AL45]*3;&quot;&quot;)">
            <text:p/>
          </table:table-cell>
          <table:table-cell table:style-name="ce71" table:formula="of:=IF(COUNT([.AM5:.AM44])&gt;1;[.AM45]*3;&quot;&quot;)">
            <text:p/>
          </table:table-cell>
          <table:table-cell table:style-name="ce71" table:formula="of:=IF(COUNT([.AN5:.AN44])&gt;1;[.AN45]*3;&quot;&quot;)">
            <text:p/>
          </table:table-cell>
          <table:table-cell table:style-name="ce71" table:formula="of:=IF(COUNT([.AO5:.AO44])&gt;1;[.AO45]*3;&quot;&quot;)">
            <text:p/>
          </table:table-cell>
          <table:table-cell table:style-name="ce84"/>
          <table:table-cell table:style-name="ce71" table:formula="of:=IF(COUNT([.AQ5:.AQ44])&gt;1;[.AQ45]*4;&quot;&quot;)">
            <text:p/>
          </table:table-cell>
          <table:table-cell table:number-columns-repeated="5"/>
          <table:table-cell table:style-name="ce61" office:value-type="string" calcext:value-type="string">
            <text:p>Max.Pkte</text:p>
          </table:table-cell>
          <table:table-cell table:number-columns-repeated="975"/>
        </table:table-row>
        <table:table-row table:style-name="ro8">
          <table:table-cell table:style-name="ce62" office:value-type="string" calcext:value-type="string">
            <text:p>Summe</text:p>
          </table:table-cell>
          <table:table-cell table:style-name="ce72" table:formula="of:=IF(COUNT([.B5:.B44])&gt;1;SUM([.B5:.B44]);&quot;&quot;)">
            <text:p/>
          </table:table-cell>
          <table:table-cell table:style-name="ce72" table:formula="of:=IF(COUNT([.C5:.C44])&gt;1;SUM([.C5:.C44]);&quot;&quot;)">
            <text:p/>
          </table:table-cell>
          <table:table-cell table:style-name="ce72" table:formula="of:=IF(COUNT([.D5:.D44])&gt;1;SUM([.D5:.D44]);&quot;&quot;)">
            <text:p/>
          </table:table-cell>
          <table:table-cell table:style-name="ce72" table:formula="of:=IF(COUNT([.E5:.E44])&gt;1;SUM([.E5:.E44]);&quot;&quot;)">
            <text:p/>
          </table:table-cell>
          <table:table-cell table:style-name="ce72" table:formula="of:=IF(COUNT([.F5:.F44])&gt;1;SUM([.F5:.F44]);&quot;&quot;)">
            <text:p/>
          </table:table-cell>
          <table:table-cell table:style-name="ce72" table:formula="of:=IF(COUNT([.G5:.G44])&gt;1;SUM([.G5:.G44]);&quot;&quot;)">
            <text:p/>
          </table:table-cell>
          <table:table-cell table:style-name="ce72" table:formula="of:=IF(COUNT([.H5:.H44])&gt;1;SUM([.H5:.H44]);&quot;&quot;)">
            <text:p/>
          </table:table-cell>
          <table:table-cell table:style-name="ce72" table:formula="of:=IF(COUNT([.I5:.I44])&gt;1;SUM([.I5:.I44]);&quot;&quot;)">
            <text:p/>
          </table:table-cell>
          <table:table-cell table:style-name="ce72" table:formula="of:=IF(COUNT([.J5:.J44])&gt;1;SUM([.J5:.J44]);&quot;&quot;)">
            <text:p/>
          </table:table-cell>
          <table:table-cell table:style-name="ce85"/>
          <table:table-cell table:style-name="ce72" table:formula="of:=IF(COUNT([.L5:.L44])&gt;1;SUM([.L5:.L44]);&quot;&quot;)">
            <text:p/>
          </table:table-cell>
          <table:table-cell table:style-name="ce72" table:formula="of:=IF(COUNT([.M5:.M44])&gt;1;SUM([.M5:.M44]);&quot;&quot;)">
            <text:p/>
          </table:table-cell>
          <table:table-cell table:style-name="ce72" table:formula="of:=IF(COUNT([.N5:.N44])&gt;1;SUM([.N5:.N44]);&quot;&quot;)">
            <text:p/>
          </table:table-cell>
          <table:table-cell table:style-name="ce72" table:formula="of:=IF(COUNT([.O5:.O44])&gt;1;SUM([.O5:.O44]);&quot;&quot;)">
            <text:p/>
          </table:table-cell>
          <table:table-cell table:style-name="ce72" table:formula="of:=IF(COUNT([.P5:.P44])&gt;1;SUM([.P5:.P44]);&quot;&quot;)">
            <text:p/>
          </table:table-cell>
          <table:table-cell table:style-name="ce72" table:formula="of:=IF(COUNT([.Q5:.Q44])&gt;1;SUM([.Q5:.Q44]);&quot;&quot;)">
            <text:p/>
          </table:table-cell>
          <table:table-cell table:style-name="ce72" table:formula="of:=IF(COUNT([.R5:.R44])&gt;1;SUM([.R5:.R44]);&quot;&quot;)">
            <text:p/>
          </table:table-cell>
          <table:table-cell table:style-name="ce72" table:formula="of:=IF(COUNT([.S5:.S44])&gt;1;SUM([.S5:.S44]);&quot;&quot;)">
            <text:p/>
          </table:table-cell>
          <table:table-cell table:style-name="ce72" table:formula="of:=IF(COUNT([.T5:.T44])&gt;1;SUM([.T5:.T44]);&quot;&quot;)">
            <text:p/>
          </table:table-cell>
          <table:table-cell table:style-name="ce72" table:formula="of:=IF(COUNT([.U5:.U44])&gt;1;SUM([.U5:.U44]);&quot;&quot;)">
            <text:p/>
          </table:table-cell>
          <table:table-cell table:style-name="ce72" table:formula="of:=IF(COUNT([.V5:.V44])&gt;1;SUM([.V5:.V44]);&quot;&quot;)">
            <text:p/>
          </table:table-cell>
          <table:table-cell table:style-name="ce72" table:formula="of:=IF(COUNT([.W5:.W44])&gt;1;SUM([.W5:.W44]);&quot;&quot;)">
            <text:p/>
          </table:table-cell>
          <table:table-cell table:style-name="ce72" table:formula="of:=IF(COUNT([.X5:.X44])&gt;1;SUM([.X5:.X44]);&quot;&quot;)">
            <text:p/>
          </table:table-cell>
          <table:table-cell table:style-name="ce72" table:formula="of:=IF(COUNT([.Y5:.Y44])&gt;1;SUM([.Y5:.Y44]);&quot;&quot;)">
            <text:p/>
          </table:table-cell>
          <table:table-cell table:style-name="ce72" table:formula="of:=IF(COUNT([.Z5:.Z44])&gt;1;SUM([.Z5:.Z44]);&quot;&quot;)">
            <text:p/>
          </table:table-cell>
          <table:table-cell table:style-name="ce72" table:formula="of:=IF(COUNT([.AA5:.AA44])&gt;1;SUM([.AA5:.AA44]);&quot;&quot;)">
            <text:p/>
          </table:table-cell>
          <table:table-cell table:style-name="ce72" table:formula="of:=IF(COUNT([.AB5:.AB44])&gt;1;SUM([.AB5:.AB44]);&quot;&quot;)">
            <text:p/>
          </table:table-cell>
          <table:table-cell table:style-name="ce72" table:formula="of:=IF(COUNT([.AC5:.AC44])&gt;1;SUM([.AC5:.AC44]);&quot;&quot;)">
            <text:p/>
          </table:table-cell>
          <table:table-cell table:style-name="ce72" table:formula="of:=IF(COUNT([.AD5:.AD44])&gt;1;SUM([.AD5:.AD44]);&quot;&quot;)">
            <text:p/>
          </table:table-cell>
          <table:table-cell table:style-name="ce72" table:formula="of:=IF(COUNT([.AE5:.AE44])&gt;1;SUM([.AE5:.AE44]);&quot;&quot;)">
            <text:p/>
          </table:table-cell>
          <table:table-cell table:style-name="ce72" table:formula="of:=IF(COUNT([.AF5:.AF44])&gt;1;SUM([.AF5:.AF44]);&quot;&quot;)">
            <text:p/>
          </table:table-cell>
          <table:table-cell table:style-name="ce72" table:formula="of:=IF(COUNT([.AG5:.AG44])&gt;1;SUM([.AG5:.AG44]);&quot;&quot;)">
            <text:p/>
          </table:table-cell>
          <table:table-cell table:style-name="ce72" table:formula="of:=IF(COUNT([.AH5:.AH44])&gt;1;SUM([.AH5:.AH44]);&quot;&quot;)">
            <text:p/>
          </table:table-cell>
          <table:table-cell table:style-name="ce72" table:formula="of:=IF(COUNT([.AI5:.AI44])&gt;1;SUM([.AI5:.AI44]);&quot;&quot;)">
            <text:p/>
          </table:table-cell>
          <table:table-cell table:style-name="ce72" table:formula="of:=IF(COUNT([.AJ5:.AJ44])&gt;1;SUM([.AJ5:.AJ44]);&quot;&quot;)">
            <text:p/>
          </table:table-cell>
          <table:table-cell table:style-name="ce72" table:formula="of:=IF(COUNT([.AK5:.AK44])&gt;1;SUM([.AK5:.AK44]);&quot;&quot;)">
            <text:p/>
          </table:table-cell>
          <table:table-cell table:style-name="ce72" table:formula="of:=IF(COUNT([.AL5:.AL44])&gt;1;SUM([.AL5:.AL44]);&quot;&quot;)">
            <text:p/>
          </table:table-cell>
          <table:table-cell table:style-name="ce72" table:formula="of:=IF(COUNT([.AM5:.AM44])&gt;1;SUM([.AM5:.AM44]);&quot;&quot;)">
            <text:p/>
          </table:table-cell>
          <table:table-cell table:style-name="ce72" table:formula="of:=IF(COUNT([.AN5:.AN44])&gt;1;SUM([.AN5:.AN44]);&quot;&quot;)">
            <text:p/>
          </table:table-cell>
          <table:table-cell table:style-name="ce72" table:formula="of:=IF(COUNT([.AO5:.AO44])&gt;1;SUM([.AO5:.AO44]);&quot;&quot;)">
            <text:p/>
          </table:table-cell>
          <table:table-cell table:style-name="ce85"/>
          <table:table-cell table:style-name="ce72" table:formula="of:=IF(COUNT([.AQ5:.AQ44])&gt;1;SUM([.AQ5:.AQ44]);&quot;&quot;)">
            <text:p/>
          </table:table-cell>
          <table:table-cell table:formula="of:=SUM([.AR5:.AR44])" office:value-type="float" office:value="0" calcext:value-type="float">
            <text:p>0</text:p>
          </table:table-cell>
          <table:table-cell table:formula="of:=SUM([.AS5:.AS44])" office:value-type="float" office:value="0" calcext:value-type="float">
            <text:p>0</text:p>
          </table:table-cell>
          <table:table-cell table:formula="of:=SUM([.AT5:.AT44])" office:value-type="float" office:value="0" calcext:value-type="float">
            <text:p>0</text:p>
          </table:table-cell>
          <table:table-cell table:formula="of:=SUM([.AU5:.AU44])" office:value-type="float" office:value="0" calcext:value-type="float">
            <text:p>0</text:p>
          </table:table-cell>
          <table:table-cell table:formula="of:=SUM([.AV5:.AV44])" office:value-type="float" office:value="0" calcext:value-type="float">
            <text:p>0</text:p>
          </table:table-cell>
          <table:table-cell table:style-name="ce62" office:value-type="string" calcext:value-type="string">
            <text:p>Summe</text:p>
          </table:table-cell>
          <table:table-cell table:number-columns-repeated="975"/>
        </table:table-row>
        <table:table-row table:style-name="ro10">
          <table:table-cell table:style-name="ce63" office:value-type="string" calcext:value-type="string">
            <text:p>Prozent</text:p>
          </table:table-cell>
          <table:table-cell table:style-name="ce73" table:formula="of:=IF(COUNT([.B5:.B44])&gt;1;INT(([.B47]/[.B46])*100);&quot;&quot;)">
            <text:p/>
          </table:table-cell>
          <table:table-cell table:style-name="ce73" table:formula="of:=IF(COUNT([.C5:.C44])&gt;1;INT(([.C47]/[.C46])*100);&quot;&quot;)">
            <text:p/>
          </table:table-cell>
          <table:table-cell table:style-name="ce73" table:formula="of:=IF(COUNT([.D5:.D44])&gt;1;INT(([.D47]/[.D46])*100);&quot;&quot;)">
            <text:p/>
          </table:table-cell>
          <table:table-cell table:style-name="ce73" table:formula="of:=IF(COUNT([.E5:.E44])&gt;1;INT(([.E47]/[.E46])*100);&quot;&quot;)">
            <text:p/>
          </table:table-cell>
          <table:table-cell table:style-name="ce73" table:formula="of:=IF(COUNT([.F5:.F44])&gt;1;INT(([.F47]/[.F46])*100);&quot;&quot;)">
            <text:p/>
          </table:table-cell>
          <table:table-cell table:style-name="ce73" table:formula="of:=IF(COUNT([.G5:.G44])&gt;1;INT(([.G47]/[.G46])*100);&quot;&quot;)">
            <text:p/>
          </table:table-cell>
          <table:table-cell table:style-name="ce73" table:formula="of:=IF(COUNT([.H5:.H44])&gt;1;INT(([.H47]/[.H46])*100);&quot;&quot;)">
            <text:p/>
          </table:table-cell>
          <table:table-cell table:style-name="ce73" table:formula="of:=IF(COUNT([.I5:.I44])&gt;1;INT(([.I47]/[.I46])*100);&quot;&quot;)">
            <text:p/>
          </table:table-cell>
          <table:table-cell table:style-name="ce73" table:formula="of:=IF(COUNT([.J5:.J44])&gt;1;INT(([.J47]/[.J46])*100);&quot;&quot;)">
            <text:p/>
          </table:table-cell>
          <table:table-cell table:style-name="ce86"/>
          <table:table-cell table:style-name="ce73" table:formula="of:=IF(COUNT([.L5:.L44])&gt;1;INT(([.L47]/[.L46])*100);&quot;&quot;)">
            <text:p/>
          </table:table-cell>
          <table:table-cell table:style-name="ce73" table:formula="of:=IF(COUNT([.M5:.M44])&gt;1;INT(([.M47]/[.M46])*100);&quot;&quot;)">
            <text:p/>
          </table:table-cell>
          <table:table-cell table:style-name="ce73" table:formula="of:=IF(COUNT([.N5:.N44])&gt;1;INT(([.N47]/[.N46])*100);&quot;&quot;)">
            <text:p/>
          </table:table-cell>
          <table:table-cell table:style-name="ce73" table:formula="of:=IF(COUNT([.O5:.O44])&gt;1;INT(([.O47]/[.O46])*100);&quot;&quot;)">
            <text:p/>
          </table:table-cell>
          <table:table-cell table:style-name="ce73" table:formula="of:=IF(COUNT([.P5:.P44])&gt;1;INT(([.P47]/[.P46])*100);&quot;&quot;)">
            <text:p/>
          </table:table-cell>
          <table:table-cell table:style-name="ce73" table:formula="of:=IF(COUNT([.Q5:.Q44])&gt;1;INT(([.Q47]/[.Q46])*100);&quot;&quot;)">
            <text:p/>
          </table:table-cell>
          <table:table-cell table:style-name="ce73" table:formula="of:=IF(COUNT([.R5:.R44])&gt;1;INT(([.R47]/[.R46])*100);&quot;&quot;)">
            <text:p/>
          </table:table-cell>
          <table:table-cell table:style-name="ce73" table:formula="of:=IF(COUNT([.S5:.S44])&gt;1;INT(([.S47]/[.S46])*100);&quot;&quot;)">
            <text:p/>
          </table:table-cell>
          <table:table-cell table:style-name="ce73" table:formula="of:=IF(COUNT([.T5:.T44])&gt;1;INT(([.T47]/[.T46])*100);&quot;&quot;)">
            <text:p/>
          </table:table-cell>
          <table:table-cell table:style-name="ce73" table:formula="of:=IF(COUNT([.U5:.U44])&gt;1;INT(([.U47]/[.U46])*100);&quot;&quot;)">
            <text:p/>
          </table:table-cell>
          <table:table-cell table:style-name="ce73" table:formula="of:=IF(COUNT([.V5:.V44])&gt;1;INT(([.V47]/[.V46])*100);&quot;&quot;)">
            <text:p/>
          </table:table-cell>
          <table:table-cell table:style-name="ce73" table:formula="of:=IF(COUNT([.W5:.W44])&gt;1;INT(([.W47]/[.W46])*100);&quot;&quot;)">
            <text:p/>
          </table:table-cell>
          <table:table-cell table:style-name="ce73" table:formula="of:=IF(COUNT([.X5:.X44])&gt;1;INT(([.X47]/[.X46])*100);&quot;&quot;)">
            <text:p/>
          </table:table-cell>
          <table:table-cell table:style-name="ce73" table:formula="of:=IF(COUNT([.Y5:.Y44])&gt;1;INT(([.Y47]/[.Y46])*100);&quot;&quot;)">
            <text:p/>
          </table:table-cell>
          <table:table-cell table:style-name="ce73" table:formula="of:=IF(COUNT([.Z5:.Z44])&gt;1;INT(([.Z47]/[.Z46])*100);&quot;&quot;)">
            <text:p/>
          </table:table-cell>
          <table:table-cell table:style-name="ce73" table:formula="of:=IF(COUNT([.AA5:.AA44])&gt;1;INT(([.AA47]/[.AA46])*100);&quot;&quot;)">
            <text:p/>
          </table:table-cell>
          <table:table-cell table:style-name="ce73" table:formula="of:=IF(COUNT([.AB5:.AB44])&gt;1;INT(([.AB47]/[.AB46])*100);&quot;&quot;)">
            <text:p/>
          </table:table-cell>
          <table:table-cell table:style-name="ce73" table:formula="of:=IF(COUNT([.AC5:.AC44])&gt;1;INT(([.AC47]/[.AC46])*100);&quot;&quot;)">
            <text:p/>
          </table:table-cell>
          <table:table-cell table:style-name="ce73" table:formula="of:=IF(COUNT([.AD5:.AD44])&gt;1;INT(([.AD47]/[.AD46])*100);&quot;&quot;)">
            <text:p/>
          </table:table-cell>
          <table:table-cell table:style-name="ce73" table:formula="of:=IF(COUNT([.AE5:.AE44])&gt;1;INT(([.AE47]/[.AE46])*100);&quot;&quot;)">
            <text:p/>
          </table:table-cell>
          <table:table-cell table:style-name="ce73" table:formula="of:=IF(COUNT([.AF5:.AF44])&gt;1;INT(([.AF47]/[.AF46])*100);&quot;&quot;)">
            <text:p/>
          </table:table-cell>
          <table:table-cell table:style-name="ce73" table:formula="of:=IF(COUNT([.AG5:.AG44])&gt;1;INT(([.AG47]/[.AG46])*100);&quot;&quot;)">
            <text:p/>
          </table:table-cell>
          <table:table-cell table:style-name="ce73" table:formula="of:=IF(COUNT([.AH5:.AH44])&gt;1;INT(([.AH47]/[.AH46])*100);&quot;&quot;)">
            <text:p/>
          </table:table-cell>
          <table:table-cell table:style-name="ce73" table:formula="of:=IF(COUNT([.AI5:.AI44])&gt;1;INT(([.AI47]/[.AI46])*100);&quot;&quot;)">
            <text:p/>
          </table:table-cell>
          <table:table-cell table:style-name="ce73" table:formula="of:=IF(COUNT([.AJ5:.AJ44])&gt;1;INT(([.AJ47]/[.AJ46])*100);&quot;&quot;)">
            <text:p/>
          </table:table-cell>
          <table:table-cell table:style-name="ce73" table:formula="of:=IF(COUNT([.AK5:.AK44])&gt;1;INT(([.AK47]/[.AK46])*100);&quot;&quot;)">
            <text:p/>
          </table:table-cell>
          <table:table-cell table:style-name="ce73" table:formula="of:=IF(COUNT([.AL5:.AL44])&gt;1;INT(([.AL47]/[.AL46])*100);&quot;&quot;)">
            <text:p/>
          </table:table-cell>
          <table:table-cell table:style-name="ce73" table:formula="of:=IF(COUNT([.AM5:.AM44])&gt;1;INT(([.AM47]/[.AM46])*100);&quot;&quot;)">
            <text:p/>
          </table:table-cell>
          <table:table-cell table:style-name="ce73" table:formula="of:=IF(COUNT([.AN5:.AN44])&gt;1;INT(([.AN47]/[.AN46])*100);&quot;&quot;)">
            <text:p/>
          </table:table-cell>
          <table:table-cell table:style-name="ce73" table:formula="of:=IF(COUNT([.AO5:.AO44])&gt;1;INT(([.AO47]/[.AO46])*100);&quot;&quot;)">
            <text:p/>
          </table:table-cell>
          <table:table-cell table:style-name="ce98"/>
          <table:table-cell table:style-name="ce73" table:formula="of:=IF(COUNT([.AQ5:.AQ44])&gt;1;INT(([.AQ47]/[.AQ46])*100);&quot;&quot;)">
            <text:p/>
          </table:table-cell>
          <table:table-cell table:style-name="ce104" table:number-columns-repeated="5"/>
          <table:table-cell table:style-name="ce63" office:value-type="string" calcext:value-type="string">
            <text:p>Prozent</text:p>
          </table:table-cell>
          <table:table-cell table:number-columns-repeated="975"/>
        </table:table-row>
        <table:table-row table:style-name="ro6">
          <table:table-cell table:style-name="ce58" office:value-type="string" calcext:value-type="string">
            <text:p>Schüler</text:p>
          </table:table-cell>
          <table:table-cell table:style-name="ce68" office:value-type="string" calcext:value-type="string">
            <text:p>a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string" calcext:value-type="string">
            <text:p>e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string" calcext:value-type="string">
            <text:p>i</text:p>
          </table:table-cell>
          <table:table-cell table:style-name="ce81" office:value-type="string" calcext:value-type="string">
            <text:p>S A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formula="of:=[.L49]+1" office:value-type="float" office:value="2" calcext:value-type="float">
            <text:p>2</text:p>
          </table:table-cell>
          <table:table-cell table:style-name="ce88" table:formula="of:=[.M49]+1" office:value-type="float" office:value="3" calcext:value-type="float">
            <text:p>3</text:p>
          </table:table-cell>
          <table:table-cell table:style-name="ce88" table:formula="of:=[.N49]+1" office:value-type="float" office:value="4" calcext:value-type="float">
            <text:p>4</text:p>
          </table:table-cell>
          <table:table-cell table:style-name="ce88" table:formula="of:=[.O49]+1" office:value-type="float" office:value="5" calcext:value-type="float">
            <text:p>5</text:p>
          </table:table-cell>
          <table:table-cell table:style-name="ce88" table:formula="of:=[.P49]+1" office:value-type="float" office:value="6" calcext:value-type="float">
            <text:p>6</text:p>
          </table:table-cell>
          <table:table-cell table:style-name="ce88" table:formula="of:=[.Q49]+1" office:value-type="float" office:value="7" calcext:value-type="float">
            <text:p>7</text:p>
          </table:table-cell>
          <table:table-cell table:style-name="ce88" table:formula="of:=[.R49]+1" office:value-type="float" office:value="8" calcext:value-type="float">
            <text:p>8</text:p>
          </table:table-cell>
          <table:table-cell table:style-name="ce88" table:formula="of:=[.S49]+1" office:value-type="float" office:value="9" calcext:value-type="float">
            <text:p>9</text:p>
          </table:table-cell>
          <table:table-cell table:style-name="ce88" table:formula="of:=[.T49]+1" office:value-type="float" office:value="10" calcext:value-type="float">
            <text:p>10</text:p>
          </table:table-cell>
          <table:table-cell table:style-name="ce88" table:formula="of:=[.U49]+1" office:value-type="float" office:value="11" calcext:value-type="float">
            <text:p>11</text:p>
          </table:table-cell>
          <table:table-cell table:style-name="ce88" table:formula="of:=[.V49]+1" office:value-type="float" office:value="12" calcext:value-type="float">
            <text:p>12</text:p>
          </table:table-cell>
          <table:table-cell table:style-name="ce88" table:formula="of:=[.W49]+1" office:value-type="float" office:value="13" calcext:value-type="float">
            <text:p>13</text:p>
          </table:table-cell>
          <table:table-cell table:style-name="ce88" table:formula="of:=[.X49]+1" office:value-type="float" office:value="14" calcext:value-type="float">
            <text:p>14</text:p>
          </table:table-cell>
          <table:table-cell table:style-name="ce88" table:formula="of:=[.Y49]+1" office:value-type="float" office:value="15" calcext:value-type="float">
            <text:p>15</text:p>
          </table:table-cell>
          <table:table-cell table:style-name="ce88" table:formula="of:=[.Z49]+1" office:value-type="float" office:value="16" calcext:value-type="float">
            <text:p>16</text:p>
          </table:table-cell>
          <table:table-cell table:style-name="ce88" table:formula="of:=[.AA49]+1" office:value-type="float" office:value="17" calcext:value-type="float">
            <text:p>17</text:p>
          </table:table-cell>
          <table:table-cell table:style-name="ce88" table:formula="of:=[.AB49]+1" office:value-type="float" office:value="18" calcext:value-type="float">
            <text:p>18</text:p>
          </table:table-cell>
          <table:table-cell table:style-name="ce88" table:formula="of:=[.AC49]+1" office:value-type="float" office:value="19" calcext:value-type="float">
            <text:p>19</text:p>
          </table:table-cell>
          <table:table-cell table:style-name="ce88" table:formula="of:=[.AD49]+1" office:value-type="float" office:value="20" calcext:value-type="float">
            <text:p>20</text:p>
          </table:table-cell>
          <table:table-cell table:style-name="ce88" table:formula="of:=[.AE49]+1" office:value-type="float" office:value="21" calcext:value-type="float">
            <text:p>21</text:p>
          </table:table-cell>
          <table:table-cell table:style-name="ce88" table:formula="of:=[.AF49]+1" office:value-type="float" office:value="22" calcext:value-type="float">
            <text:p>22</text:p>
          </table:table-cell>
          <table:table-cell table:style-name="ce88" table:formula="of:=[.AG49]+1" office:value-type="float" office:value="23" calcext:value-type="float">
            <text:p>23</text:p>
          </table:table-cell>
          <table:table-cell table:style-name="ce88" table:formula="of:=[.AH49]+1" office:value-type="float" office:value="24" calcext:value-type="float">
            <text:p>24</text:p>
          </table:table-cell>
          <table:table-cell table:style-name="ce88" table:formula="of:=[.AI49]+1" office:value-type="float" office:value="25" calcext:value-type="float">
            <text:p>25</text:p>
          </table:table-cell>
          <table:table-cell table:style-name="ce88" table:formula="of:=[.AJ49]+1" office:value-type="float" office:value="26" calcext:value-type="float">
            <text:p>26</text:p>
          </table:table-cell>
          <table:table-cell table:style-name="ce88" table:formula="of:=[.AK49]+1" office:value-type="float" office:value="27" calcext:value-type="float">
            <text:p>27</text:p>
          </table:table-cell>
          <table:table-cell table:style-name="ce88" table:formula="of:=[.AL49]+1" office:value-type="float" office:value="28" calcext:value-type="float">
            <text:p>28</text:p>
          </table:table-cell>
          <table:table-cell table:style-name="ce88" table:formula="of:=[.AM49]+1" office:value-type="float" office:value="29" calcext:value-type="float">
            <text:p>29</text:p>
          </table:table-cell>
          <table:table-cell table:style-name="ce88" table:formula="of:=[.AN49]+1" office:value-type="float" office:value="30" calcext:value-type="float">
            <text:p>30</text:p>
          </table:table-cell>
          <table:table-cell table:style-name="ce81" office:value-type="string" calcext:value-type="string">
            <text:p>S B</text:p>
          </table:table-cell>
          <table:table-cell table:style-name="ce100" table:formula="of:=[.AO49]+1" office:value-type="float" office:value="31" calcext:value-type="float">
            <text:p>31</text:p>
          </table:table-cell>
          <table:table-cell table:style-name="ce66" table:number-columns-repeated="5"/>
          <table:table-cell table:style-name="ce58" office:value-type="string" calcext:value-type="string">
            <text:p>Frage</text:p>
          </table:table-cell>
          <table:table-cell table:style-name="ce66" table:number-columns-repeated="975"/>
        </table:table-row>
        <table:table-row table:style-name="ro8">
          <table:table-cell table:style-name="ce64" office:value-type="string" calcext:value-type="string">
            <text:p>Rang</text:p>
          </table:table-cell>
          <table:table-cell table:formula="of:=RANK([.B48];[.$B48:.$J48])" office:value-type="string" office:string-value="" calcext:value-type="error">
            <text:p>#VALUE!</text:p>
          </table:table-cell>
          <table:table-cell table:formula="of:=RANK([.C48];[.$B48:.$J48])" office:value-type="string" office:string-value="" calcext:value-type="error">
            <text:p>#VALUE!</text:p>
          </table:table-cell>
          <table:table-cell table:formula="of:=RANK([.D48];[.$B48:.$J48])" office:value-type="string" office:string-value="" calcext:value-type="error">
            <text:p>#VALUE!</text:p>
          </table:table-cell>
          <table:table-cell table:formula="of:=RANK([.E48];[.$B48:.$J48])" office:value-type="string" office:string-value="" calcext:value-type="error">
            <text:p>#VALUE!</text:p>
          </table:table-cell>
          <table:table-cell table:formula="of:=RANK([.F48];[.$B48:.$J48])" office:value-type="string" office:string-value="" calcext:value-type="error">
            <text:p>#VALUE!</text:p>
          </table:table-cell>
          <table:table-cell table:formula="of:=RANK([.G48];[.$B48:.$J48])" office:value-type="string" office:string-value="" calcext:value-type="error">
            <text:p>#VALUE!</text:p>
          </table:table-cell>
          <table:table-cell table:formula="of:=RANK([.H48];[.$B48:.$J48])" office:value-type="string" office:string-value="" calcext:value-type="error">
            <text:p>#VALUE!</text:p>
          </table:table-cell>
          <table:table-cell table:formula="of:=RANK([.I48];[.$B48:.$J48])" office:value-type="string" office:string-value="" calcext:value-type="error">
            <text:p>#VALUE!</text:p>
          </table:table-cell>
          <table:table-cell table:formula="of:=RANK([.J48];[.$B48:.$J48])" office:value-type="string" office:string-value="" calcext:value-type="error">
            <text:p>#VALUE!</text:p>
          </table:table-cell>
          <table:table-cell/>
          <table:table-cell table:formula="of:=RANK([.L48];[.$L48:.$AO48])" office:value-type="string" office:string-value="" calcext:value-type="error">
            <text:p>#VALUE!</text:p>
          </table:table-cell>
          <table:table-cell table:formula="of:=RANK([.M48];[.$L48:.$AO48])" office:value-type="string" office:string-value="" calcext:value-type="error">
            <text:p>#VALUE!</text:p>
          </table:table-cell>
          <table:table-cell table:formula="of:=RANK([.N48];[.$L48:.$AO48])" office:value-type="string" office:string-value="" calcext:value-type="error">
            <text:p>#VALUE!</text:p>
          </table:table-cell>
          <table:table-cell table:formula="of:=RANK([.O48];[.$L48:.$AO48])" office:value-type="string" office:string-value="" calcext:value-type="error">
            <text:p>#VALUE!</text:p>
          </table:table-cell>
          <table:table-cell table:formula="of:=RANK([.P48];[.$L48:.$AO48])" office:value-type="string" office:string-value="" calcext:value-type="error">
            <text:p>#VALUE!</text:p>
          </table:table-cell>
          <table:table-cell table:formula="of:=RANK([.Q48];[.$L48:.$AO48])" office:value-type="string" office:string-value="" calcext:value-type="error">
            <text:p>#VALUE!</text:p>
          </table:table-cell>
          <table:table-cell table:formula="of:=RANK([.R48];[.$L48:.$AO48])" office:value-type="string" office:string-value="" calcext:value-type="error">
            <text:p>#VALUE!</text:p>
          </table:table-cell>
          <table:table-cell table:formula="of:=RANK([.S48];[.$L48:.$AO48])" office:value-type="string" office:string-value="" calcext:value-type="error">
            <text:p>#VALUE!</text:p>
          </table:table-cell>
          <table:table-cell table:formula="of:=RANK([.T48];[.$L48:.$AO48])" office:value-type="string" office:string-value="" calcext:value-type="error">
            <text:p>#VALUE!</text:p>
          </table:table-cell>
          <table:table-cell table:formula="of:=RANK([.U48];[.$L48:.$AO48])" office:value-type="string" office:string-value="" calcext:value-type="error">
            <text:p>#VALUE!</text:p>
          </table:table-cell>
          <table:table-cell table:formula="of:=RANK([.V48];[.$L48:.$AO48])" office:value-type="string" office:string-value="" calcext:value-type="error">
            <text:p>#VALUE!</text:p>
          </table:table-cell>
          <table:table-cell table:formula="of:=RANK([.W48];[.$L48:.$AO48])" office:value-type="string" office:string-value="" calcext:value-type="error">
            <text:p>#VALUE!</text:p>
          </table:table-cell>
          <table:table-cell table:formula="of:=RANK([.X48];[.$L48:.$AO48])" office:value-type="string" office:string-value="" calcext:value-type="error">
            <text:p>#VALUE!</text:p>
          </table:table-cell>
          <table:table-cell table:formula="of:=RANK([.Y48];[.$L48:.$AO48])" office:value-type="string" office:string-value="" calcext:value-type="error">
            <text:p>#VALUE!</text:p>
          </table:table-cell>
          <table:table-cell table:formula="of:=RANK([.Z48];[.$L48:.$AO48])" office:value-type="string" office:string-value="" calcext:value-type="error">
            <text:p>#VALUE!</text:p>
          </table:table-cell>
          <table:table-cell table:formula="of:=RANK([.AA48];[.$L48:.$AO48])" office:value-type="string" office:string-value="" calcext:value-type="error">
            <text:p>#VALUE!</text:p>
          </table:table-cell>
          <table:table-cell table:formula="of:=RANK([.AB48];[.$L48:.$AO48])" office:value-type="string" office:string-value="" calcext:value-type="error">
            <text:p>#VALUE!</text:p>
          </table:table-cell>
          <table:table-cell table:formula="of:=RANK([.AC48];[.$L48:.$AO48])" office:value-type="string" office:string-value="" calcext:value-type="error">
            <text:p>#VALUE!</text:p>
          </table:table-cell>
          <table:table-cell table:formula="of:=RANK([.AD48];[.$L48:.$AO48])" office:value-type="string" office:string-value="" calcext:value-type="error">
            <text:p>#VALUE!</text:p>
          </table:table-cell>
          <table:table-cell table:formula="of:=RANK([.AE48];[.$L48:.$AO48])" office:value-type="string" office:string-value="" calcext:value-type="error">
            <text:p>#VALUE!</text:p>
          </table:table-cell>
          <table:table-cell table:formula="of:=RANK([.AF48];[.$L48:.$AO48])" office:value-type="string" office:string-value="" calcext:value-type="error">
            <text:p>#VALUE!</text:p>
          </table:table-cell>
          <table:table-cell table:formula="of:=RANK([.AG48];[.$L48:.$AO48])" office:value-type="string" office:string-value="" calcext:value-type="error">
            <text:p>#VALUE!</text:p>
          </table:table-cell>
          <table:table-cell table:formula="of:=RANK([.AH48];[.$L48:.$AO48])" office:value-type="string" office:string-value="" calcext:value-type="error">
            <text:p>#VALUE!</text:p>
          </table:table-cell>
          <table:table-cell table:formula="of:=RANK([.AI48];[.$L48:.$AO48])" office:value-type="string" office:string-value="" calcext:value-type="error">
            <text:p>#VALUE!</text:p>
          </table:table-cell>
          <table:table-cell table:formula="of:=RANK([.AJ48];[.$L48:.$AO48])" office:value-type="string" office:string-value="" calcext:value-type="error">
            <text:p>#VALUE!</text:p>
          </table:table-cell>
          <table:table-cell table:formula="of:=RANK([.AK48];[.$L48:.$AO48])" office:value-type="string" office:string-value="" calcext:value-type="error">
            <text:p>#VALUE!</text:p>
          </table:table-cell>
          <table:table-cell table:formula="of:=RANK([.AL48];[.$L48:.$AO48])" office:value-type="string" office:string-value="" calcext:value-type="error">
            <text:p>#VALUE!</text:p>
          </table:table-cell>
          <table:table-cell table:formula="of:=RANK([.AM48];[.$L48:.$AO48])" office:value-type="string" office:string-value="" calcext:value-type="error">
            <text:p>#VALUE!</text:p>
          </table:table-cell>
          <table:table-cell table:formula="of:=RANK([.AN48];[.$L48:.$AO48])" office:value-type="string" office:string-value="" calcext:value-type="error">
            <text:p>#VALUE!</text:p>
          </table:table-cell>
          <table:table-cell table:formula="of:=RANK([.AO48];[.$L48:.$AO48])" office:value-type="string" office:string-value="" calcext:value-type="error">
            <text:p>#VALUE!</text:p>
          </table:table-cell>
          <table:table-cell table:number-columns-repeated="7"/>
          <table:table-cell table:style-name="ce64" office:value-type="string" calcext:value-type="string">
            <text:p>Rang</text:p>
          </table:table-cell>
          <table:table-cell table:number-columns-repeated="975"/>
        </table:table-row>
        <table:table-row table:style-name="ro8">
          <table:table-cell table:style-name="ce64" office:value-type="string" calcext:value-type="string">
            <text:p>Text-m</text:p>
          </table:table-cell>
          <table:table-cell table:style-name="ce74" office:value-type="string" calcext:value-type="string">
            <text:p>fair - gerecht</text:p>
          </table:table-cell>
          <table:table-cell table:style-name="ce74" office:value-type="string" calcext:value-type="string">
            <text:p>humorvoll - fröhlich</text:p>
          </table:table-cell>
          <table:table-cell table:style-name="ce74" office:value-type="string" calcext:value-type="string">
            <text:p>hilfsbereit - unterstützend</text:p>
          </table:table-cell>
          <table:table-cell table:style-name="ce74" office:value-type="string" calcext:value-type="string">
            <text:p>freundlich</text:p>
          </table:table-cell>
          <table:table-cell table:style-name="ce74" office:value-type="string" calcext:value-type="string">
            <text:p>engagiert - aktiv</text:p>
          </table:table-cell>
          <table:table-cell table:style-name="ce74" office:value-type="string" calcext:value-type="string">
            <text:p>verständnisvoll - rücksichtsvoll</text:p>
          </table:table-cell>
          <table:table-cell table:style-name="ce74" office:value-type="string" calcext:value-type="string">
            <text:p>ehrlich - aufrichtig</text:p>
          </table:table-cell>
          <table:table-cell table:style-name="ce74" office:value-type="string" calcext:value-type="string">
            <text:p>kooperativ - kontaktfreudig</text:p>
          </table:table-cell>
          <table:table-cell table:style-name="ce74" office:value-type="string" calcext:value-type="string">
            <text:p>tolerant - lässt Kritik zu</text:p>
          </table:table-cell>
          <table:table-cell/>
          <table:table-cell office:value-type="string" calcext:value-type="string">
            <text:p>Er kann auch schwierige Fragen beantworten, weil er sich in seinem Fachgebiet gut auskennt.</text:p>
          </table:table-cell>
          <table:table-cell office:value-type="string" calcext:value-type="string">
            <text:p>Für eine gute Note ist es am wichtigsten, wie sympathisch man dem Lehrer ist – die Leistung ist Nebensache.</text:p>
          </table:table-cell>
          <table:table-cell office:value-type="string" calcext:value-type="string">
            <text:p>Ich denke, dieser Lehrer kennt mich persönlich schon sehr gut, sowohl in meinen Stärken wie in meinen Schwächen.</text:p>
          </table:table-cell>
          <table:table-cell office:value-type="string" calcext:value-type="string">
            <text:p>Er bemüht sich, uns der Leistung und dem Benehmen entsprechend zu loben oder zu ermahnen und niemanden zu bevorzugen.</text:p>
          </table:table-cell>
          <table:table-cell office:value-type="string" calcext:value-type="string">
            <text:p>Bei diesem Lehrer ist mir oft nicht klar, worauf es bei seinen Prüfungen ankommt oder wie meine Noten zustande kommen.</text:p>
          </table:table-cell>
          <table:table-cell office:value-type="string" calcext:value-type="string">
            <text:p>Ich glaube, dass ich durch seinen Unterricht schon viel Neues gelernt habe.</text:p>
          </table:table-cell>
          <table:table-cell office:value-type="string" calcext:value-type="string">
            <text:p>Sein Unterricht ist interessant und attraktiv, weil er sich um Abwechslung und Praxisnähe bemüht.</text:p>
          </table:table-cell>
          <table:table-cell office:value-type="string" calcext:value-type="string">
            <text:p>Er verlangt häufig zu viel von uns, und deswegen fühle ich mich beim Lernen oft überfordert und gestresst.</text:p>
          </table:table-cell>
          <table:table-cell office:value-type="string" calcext:value-type="string">
            <text:p>Der Lehrer erklärt im Unterricht so verständlich und klar, dass ich alles Wichtige gut verstehe und begreife.</text:p>
          </table:table-cell>
          <table:table-cell office:value-type="string" calcext:value-type="string">
            <text:p>Wenn ich einen Fehler mache oder mich schlecht benehme, werde ich von diesem Lehrer vor der ganzen Klasse beschimpft oder lächerlich gemacht.</text:p>
          </table:table-cell>
          <table:table-cell office:value-type="string" calcext:value-type="string">
            <text:p>Ich freue mich, wenn dieser Lehrer zum Unterricht in unsere Klasse kommt.</text:p>
          </table:table-cell>
          <table:table-cell office:value-type="string" calcext:value-type="string">
            <text:p>Er erklärt uns oft, wie der Lehrstoff mit anderen Fächern oder mit praktischen Problemen zusammenhängt.</text:p>
          </table:table-cell>
          <table:table-cell office:value-type="string" calcext:value-type="string">
            <text:p>Wenn ich bei ihm etwas richtig oder gut gemacht habe, so werde ich dafür auch entsprechend gelobt.</text:p>
          </table:table-cell>
          <table:table-cell office:value-type="string" calcext:value-type="string">
            <text:p>Bevor er Hausübungen oder etwas zu lernen aufgibt, erkundigt er sich, ob wir schon andere Hausübungen erhalten haben oder Prüfungen bevorstehen.</text:p>
          </table:table-cell>
          <table:table-cell office:value-type="string" calcext:value-type="string">
            <text:p>Er freut sich, wenn es ihm gelungen ist, uns etwas Neues oder Schwieriges beizubringen.</text:p>
          </table:table-cell>
          <table:table-cell office:value-type="string" calcext:value-type="string">
            <text:p>Dieser Lehrer schafft es oft nicht, die zum Arbeiten nötige Ruhe und Ordnung in unserer Klasse herzustellen.</text:p>
          </table:table-cell>
          <table:table-cell office:value-type="string" calcext:value-type="string">
            <text:p>Wenn ich Schwierigkeiten beim Lernen habe, kann ich auf die Hilfe und das Verständnis des Lehrers zählen.</text:p>
          </table:table-cell>
          <table:table-cell office:value-type="string" calcext:value-type="string">
            <text:p>Er bemüht sich sehr, uns in seinem Fach auch aktuelle, moderne und lebensnahe Informationen und Beispiele zu geben.</text:p>
          </table:table-cell>
          <table:table-cell office:value-type="string" calcext:value-type="string">
            <text:p>Wenn ich einen guten Einfall habe und etwas sagen will, dann beachtet mich der Lehrer oft gar nicht.</text:p>
          </table:table-cell>
          <table:table-cell office:value-type="string" calcext:value-type="string">
            <text:p>Durch sein Engagement und seinen Einsatz gelingt es dem Lehrer, uns für sein Fach besonders zu interessieren und zu aktivieren.</text:p>
          </table:table-cell>
          <table:table-cell office:value-type="string" calcext:value-type="string">
            <text:p>Der Lehrer achtet darauf, dass wir Schüler/innen im Unterricht auch unsere eigenen Ideen verwirklichen können.</text:p>
          </table:table-cell>
          <table:table-cell office:value-type="string" calcext:value-type="string">
            <text:p>Wenn mich bei diesem Lehrer etwas stört, so kann ich das offen sagen, ohne dass ich Nachteile befürchten muss.</text:p>
          </table:table-cell>
          <table:table-cell office:value-type="string" calcext:value-type="string">
            <text:p>Dieser Lehrer beschäftigt sich hauptsächlich mit den guten Schüler/ innen in der Klasse.</text:p>
          </table:table-cell>
          <table:table-cell office:value-type="string" calcext:value-type="string">
            <text:p>Wenn er Hausübungen gibt, dann kann ich diese normalerweise selbständig und ohne Hilfe anderer Personen bewältigen.</text:p>
          </table:table-cell>
          <table:table-cell office:value-type="string" calcext:value-type="string">
            <text:p>Wenn ich etwas falsch mache – zum Beispiel bei der Hausübung, dann erklärt er mir genau, wie man es richtig macht.</text:p>
          </table:table-cell>
          <table:table-cell office:value-type="string" calcext:value-type="string">
            <text:p>Er bringt mir in diesem Fach etwas bei, was für mich im späteren Leben oder im Beruf wichtig sein wird.</text:p>
          </table:table-cell>
          <table:table-cell office:value-type="string" calcext:value-type="string">
            <text:p>Durch die hohen Lernanforderungen des Lehrers habe ich oft große Angst, bei seinen Prüfungen zu versagen.</text:p>
          </table:table-cell>
          <table:table-cell office:value-type="string" calcext:value-type="string">
            <text:p>Die Noten, die ich bei diesem Lehrer bekomme, entsprechen meinen tatsächlichen Leistungen.</text:p>
          </table:table-cell>
          <table:table-cell office:value-type="string" calcext:value-type="string">
            <text:p>Ich würde mir wünschen, dass mich dieser Lehrer auch im nächsten Jahr wieder unterrichtet.</text:p>
          </table:table-cell>
          <table:table-cell office:value-type="string" calcext:value-type="string">
            <text:p>Dieser Lehrer ist mir sympathisch.</text:p>
          </table:table-cell>
          <table:table-cell table:number-columns-repeated="7"/>
          <table:table-cell table:style-name="ce64" office:value-type="string" calcext:value-type="string">
            <text:p>Text-m</text:p>
          </table:table-cell>
          <table:table-cell table:number-columns-repeated="975"/>
        </table:table-row>
        <table:table-row table:style-name="ro8">
          <table:table-cell table:style-name="ce64" office:value-type="string" calcext:value-type="string">
            <text:p>Text-w</text:p>
          </table:table-cell>
          <table:table-cell table:style-name="ce74" office:value-type="string" calcext:value-type="string">
            <text:p>fair - gerecht</text:p>
          </table:table-cell>
          <table:table-cell table:style-name="ce74" office:value-type="string" calcext:value-type="string">
            <text:p>humorvoll - fröhlich</text:p>
          </table:table-cell>
          <table:table-cell table:style-name="ce74" office:value-type="string" calcext:value-type="string">
            <text:p>hilfsbereit - unterstützend</text:p>
          </table:table-cell>
          <table:table-cell table:style-name="ce74" office:value-type="string" calcext:value-type="string">
            <text:p>freundlich</text:p>
          </table:table-cell>
          <table:table-cell table:style-name="ce74" office:value-type="string" calcext:value-type="string">
            <text:p>engagiert - aktiv</text:p>
          </table:table-cell>
          <table:table-cell table:style-name="ce74" office:value-type="string" calcext:value-type="string">
            <text:p>verständnisvoll - rücksichtsvoll</text:p>
          </table:table-cell>
          <table:table-cell table:style-name="ce74" office:value-type="string" calcext:value-type="string">
            <text:p>ehrlich - aufrichtig</text:p>
          </table:table-cell>
          <table:table-cell table:style-name="ce74" office:value-type="string" calcext:value-type="string">
            <text:p>kooperativ - kontaktfreudig</text:p>
          </table:table-cell>
          <table:table-cell table:style-name="ce74" office:value-type="string" calcext:value-type="string">
            <text:p>tolerant - lässt Kritik zu</text:p>
          </table:table-cell>
          <table:table-cell/>
          <table:table-cell table:style-name="ce74" office:value-type="string" calcext:value-type="string">
            <text:p>Sie kann auch schwierige Fragen beantworten, weil sie sich in ihrem Fachgebiet gut auskennt.</text:p>
          </table:table-cell>
          <table:table-cell table:style-name="ce74" office:value-type="string" calcext:value-type="string">
            <text:p>Für eine gute Note ist es am wichtigsten, wie sympathisch man der Lehrerin ist – die Leistung ist Nebensache.</text:p>
          </table:table-cell>
          <table:table-cell table:style-name="ce74" office:value-type="string" calcext:value-type="string">
            <text:p>Ich denke, diese Lehrerin kennt mich persönlich schon sehr gut, sowohl in meinen Stärken wie in meinen Schwächen.</text:p>
          </table:table-cell>
          <table:table-cell table:style-name="ce74" office:value-type="string" calcext:value-type="string">
            <text:p>Sie bemüht sich, uns der Leistung und dem Benehmen entsprechend zu loben oder zu ermahnen und niemanden zu bevorzugen.</text:p>
          </table:table-cell>
          <table:table-cell table:style-name="ce74" office:value-type="string" calcext:value-type="string">
            <text:p>Bei dieser Lehrerin ist mir oft nicht klar, worauf es bei ihren Prüfungen ankommt oder wie meine Noten zustande kommen.</text:p>
          </table:table-cell>
          <table:table-cell table:style-name="ce74" office:value-type="string" calcext:value-type="string">
            <text:p>Ich glaube, dass ich durch ihren Unterricht schon viel Neues gelernt habe.</text:p>
          </table:table-cell>
          <table:table-cell table:style-name="ce74" office:value-type="string" calcext:value-type="string">
            <text:p>Ihr Unterricht ist interessant und attraktiv, weil sie sich um Abwechslung und Praxisnähe bemüht.</text:p>
          </table:table-cell>
          <table:table-cell table:style-name="ce74" office:value-type="string" calcext:value-type="string">
            <text:p>Sie verlangt häufig zu viel von uns, und deswegen fühle ich mich beim Lernen oft überfordert und gestresst.</text:p>
          </table:table-cell>
          <table:table-cell table:style-name="ce74" office:value-type="string" calcext:value-type="string">
            <text:p>Die Lehrerin erklärt im Unterricht so verständlich und klar, dass ich alles Wichtige gut verstehe und begreife.</text:p>
          </table:table-cell>
          <table:table-cell table:style-name="ce74" office:value-type="string" calcext:value-type="string">
            <text:p>Wenn ich einen Fehler mache oder mich schlecht benehme, werde ich von dieser Lehrerin vor der ganzen Klasse beschimpft oder lächerlich gemacht.</text:p>
          </table:table-cell>
          <table:table-cell table:style-name="ce74" office:value-type="string" calcext:value-type="string">
            <text:p>Ich freue mich, wenn diese Lehrerin zum Unterricht in unsere Klasse kommt.</text:p>
          </table:table-cell>
          <table:table-cell table:style-name="ce74" office:value-type="string" calcext:value-type="string">
            <text:p>Sie erklärt uns oft, wie der Lehrstoff mit anderen Fächern oder mit praktischen Problemen zusammenhängt.</text:p>
          </table:table-cell>
          <table:table-cell table:style-name="ce74" office:value-type="string" calcext:value-type="string">
            <text:p>Wenn ich bei ihr etwas richtig oder gut gemacht habe, so werde ich dafür auch entsprechend gelobt.</text:p>
          </table:table-cell>
          <table:table-cell table:style-name="ce74" office:value-type="string" calcext:value-type="string">
            <text:p>Bevor sie Hausübungen oder etwas zu lernen aufgibt, erkundigt sie sich, ob wir schon andere Hausübungen erhalten haben oder Prüfungen bevorstehen.</text:p>
          </table:table-cell>
          <table:table-cell table:style-name="ce74" office:value-type="string" calcext:value-type="string">
            <text:p>Sie freut sich, wenn es ihr gelungen ist, uns etwas Neues oder Schwieriges beizubringen.</text:p>
          </table:table-cell>
          <table:table-cell table:style-name="ce74" office:value-type="string" calcext:value-type="string">
            <text:p>Diese Lehrerin schafft es oft nicht, die zum Arbeiten nötige Ruhe und Ordnung in unserer Klasse herzustellen.</text:p>
          </table:table-cell>
          <table:table-cell table:style-name="ce74" office:value-type="string" calcext:value-type="string">
            <text:p>Wenn ich Schwierigkeiten beim Lernen habe, kann ich auf die Hilfe und das Verständnis der Lehrerin zählen.</text:p>
          </table:table-cell>
          <table:table-cell table:style-name="ce74" office:value-type="string" calcext:value-type="string">
            <text:p>Sie bemüht sich sehr, uns in ihrem Fach auch aktuelle, moderne und lebensnahe Informationen und Beispiele zu geben.</text:p>
          </table:table-cell>
          <table:table-cell table:style-name="ce74" office:value-type="string" calcext:value-type="string">
            <text:p>Wenn ich einen guten Einfall habe und etwas sagen will, dann beachtet mich die Lehrerin oft gar nicht.</text:p>
          </table:table-cell>
          <table:table-cell table:style-name="ce74" office:value-type="string" calcext:value-type="string">
            <text:p>Durch ihr Engagement und ihren Einsatz gelingt es der Lehrerin, uns für ihr Fach besonders zu interessieren und zu aktivieren.</text:p>
          </table:table-cell>
          <table:table-cell table:style-name="ce74" office:value-type="string" calcext:value-type="string">
            <text:p>Die Lehrerin achtet darauf, dass wir Schüler/innen im Unterricht auch unsere eigenen Ideen verwirklichen können.</text:p>
          </table:table-cell>
          <table:table-cell table:style-name="ce74" office:value-type="string" calcext:value-type="string">
            <text:p>Wenn mich bei dieser Lehrerin etwas stört, so kann ich das offen sagen, ohne dass ich Nachteile befürchten muss.</text:p>
          </table:table-cell>
          <table:table-cell table:style-name="ce74" office:value-type="string" calcext:value-type="string">
            <text:p>Diese Lehrerin beschäftigt sich hauptsächlich mit den guten Schüler/ innen in der Klasse.</text:p>
          </table:table-cell>
          <table:table-cell table:style-name="ce74" office:value-type="string" calcext:value-type="string">
            <text:p>Wenn sie Hausübungen gibt, dann kann ich diese normalerweise selbständig und ohne Hilfe anderer Personen bewältigen.</text:p>
          </table:table-cell>
          <table:table-cell table:style-name="ce74" office:value-type="string" calcext:value-type="string">
            <text:p>Wenn ich etwas falsch mache – zum Beispiel bei der Hausübung, dann erklärt sie mir genau, wie man es richtig macht.</text:p>
          </table:table-cell>
          <table:table-cell table:style-name="ce74" office:value-type="string" calcext:value-type="string">
            <text:p>Sie bringt mir in diesem Fach etwas bei, was für mich im späteren Leben oder im Beruf wichtig sein wird.</text:p>
          </table:table-cell>
          <table:table-cell table:style-name="ce74" office:value-type="string" calcext:value-type="string">
            <text:p>Durch die hohen Lernanforderungen der Lehrerin habe ich oft große Angst, bei seinen Prüfungen zu versagen.</text:p>
          </table:table-cell>
          <table:table-cell table:style-name="ce74" office:value-type="string" calcext:value-type="string">
            <text:p>Die Noten, die ich bei dieser Lehrerin bekomme, entsprechen meinen tatsächlichen Leistungen.</text:p>
          </table:table-cell>
          <table:table-cell table:style-name="ce74" office:value-type="string" calcext:value-type="string">
            <text:p>Ich würde mir wünschen, dass mich diese Lehrerin auch im nächsten Jahr wieder unterrichtet.</text:p>
          </table:table-cell>
          <table:table-cell table:style-name="ce74" office:value-type="string" calcext:value-type="string">
            <text:p>Diese Lehrerin ist mir sympathisch.</text:p>
          </table:table-cell>
          <table:table-cell table:number-columns-repeated="7"/>
          <table:table-cell table:style-name="ce64" office:value-type="string" calcext:value-type="string">
            <text:p>Text-w</text:p>
          </table:table-cell>
          <table:table-cell table:number-columns-repeated="975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Input.$A$1" table:cell-range-address="$QIS.$A$1:.$AQ$48" table:range-usable-as="print-range"/>
          <table:named-expression table:name="Excel_BuiltIn_Print_Titles" table:base-cell-address="$Input.$A$1" table:expression="[$QIS.$A$1:.$A$1048576];[$QIS.$A$1:.$AMJ$4]"/>
        </table:named-expressions>
      </table:table>
      <table:table table:name="QISDg1" table:style-name="ta3">
        <table:shapes>
          <draw:frame draw:z-index="0" draw:name=" 0" draw:style-name="gr1" draw:text-style-name="P1" svg:width="227.01mm" svg:height="162.07mm" svg:x="10.01mm" svg:y="4.99mm">
            <loext:p draw:notify-on-update-of-ranges="QIS.B51:QIS.J51 QIS.J48:QIS.J48 QIS.B48:QIS.J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a" table:style-name="ta4">
        <table:shapes>
          <draw:frame draw:z-index="0" draw:name=" 0" draw:style-name="gr1" draw:text-style-name="P1" svg:width="227.01mm" svg:height="161.8mm" svg:x="10.01mm" svg:y="4.99mm">
            <loext:p draw:notify-on-update-of-ranges="QIS.L49:QIS.AO49 QIS.J48:QIS.J48 QIS.L48:QIS.AO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b1M" table:style-name="ta5">
        <table:shapes>
          <draw:frame draw:z-index="0" draw:name=" 0" draw:style-name="gr1" draw:text-style-name="P1" svg:width="227.01mm" svg:height="162.07mm" svg:x="10.01mm" svg:y="4.99mm">
            <loext:p draw:notify-on-update-of-ranges="QIS.L51:QIS.U51 QIS.J48:QIS.J48 QIS.L48:QIS.U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b2M" table:style-name="ta6">
        <table:shapes>
          <draw:frame draw:z-index="0" draw:name=" 0" draw:style-name="gr1" draw:text-style-name="P1" svg:width="227.01mm" svg:height="162.07mm" svg:x="10.01mm" svg:y="4.99mm">
            <loext:p draw:notify-on-update-of-ranges="QIS.V51:QIS.AE51 QIS.J48:QIS.J48 QIS.V48:QIS.AE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b3M" table:style-name="ta7">
        <table:shapes>
          <draw:frame draw:z-index="0" draw:name=" 0" draw:style-name="gr1" draw:text-style-name="P1" svg:width="227.01mm" svg:height="161.8mm" svg:x="10.01mm" svg:y="4.99mm">
            <loext:p draw:notify-on-update-of-ranges="QIS.AF51:QIS.AO51 QIS.J48:QIS.J48 QIS.AF48:QIS.AO4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b1W" table:style-name="ta8">
        <table:shapes>
          <draw:frame draw:z-index="0" draw:name=" 0" draw:style-name="gr2" draw:text-style-name="P2" svg:width="227.01mm" svg:height="162.07mm" svg:x="10.01mm" svg:y="4.99mm">
            <loext:p draw:notify-on-update-of-ranges="QIS.L52:QIS.U52 QIS.J48:QIS.J48 QIS.L48:QIS.U4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b2W" table:style-name="ta9">
        <table:shapes>
          <draw:frame draw:z-index="0" draw:name=" 0" draw:style-name="gr2" draw:text-style-name="P2" svg:width="227.01mm" svg:height="161.29mm" svg:x="10.01mm" svg:y="4.99mm">
            <loext:p draw:notify-on-update-of-ranges="QIS.V52:QIS.AE52 QIS.J48:QIS.J48 QIS.V48:QIS.AE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2b3W" table:style-name="ta10">
        <table:shapes>
          <draw:frame draw:z-index="0" draw:name=" 0" draw:style-name="gr2" draw:text-style-name="P2" svg:width="227.01mm" svg:height="162.07mm" svg:x="10.01mm" svg:y="4.99mm">
            <loext:p draw:notify-on-update-of-ranges="QIS.AF52:QIS.AO52 QIS.J48:QIS.J48 QIS.AF48:QIS.AO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3" table:style-name="ta11">
        <table:shapes>
          <draw:frame draw:z-index="0" draw:name=" 0" draw:style-name="gr1" draw:text-style-name="P1" svg:width="227.01mm" svg:height="162.56mm" svg:x="10.01mm" svg:y="4.99mm">
            <loext:p draw:notify-on-update-of-ranges="QIS.AR3:QIS.AV3 QIS.AR47:QIS.AV4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Dg4" table:style-name="ta12">
        <office:forms form:automatic-focus="false" form:apply-design-mode="false"/>
        <table:shapes>
          <draw:frame draw:z-index="0" draw:name=" 0" draw:style-name="gr1" draw:text-style-name="P1" svg:width="227.01mm" svg:height="162.07mm" svg:x="10.01mm" svg:y="4.99mm">
            <loext:p draw:notify-on-update-of-ranges="QISGrp.A2:QISGrp.A13 QISGrp.B2:QISGrp.B1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6" table:default-cell-style-name="Default"/>
        <table:table-row table:style-name="ro11">
          <table:table-cell/>
        </table:table-row>
      </table:table>
      <table:table table:name="QISGrp" table:style-name="ta13" table:print-ranges="QISGrp.A1:QISGrp.C13">
        <table:table-column table:style-name="co17" table:default-cell-style-name="ce109"/>
        <table:table-column table:style-name="co12" table:default-cell-style-name="ce54"/>
        <table:table-column table:style-name="co5" table:default-cell-style-name="ce54"/>
        <table:table-column table:style-name="co3" table:number-columns-repeated="254" table:default-cell-style-name="ce54"/>
        <table:table-column table:style-name="co3" table:number-columns-repeated="767" table:default-cell-style-name="Default"/>
        <table:table-header-rows>
          <table:table-row table:style-name="ro12">
            <table:table-cell table:style-name="ce105" office:value-type="string" calcext:value-type="string">
              <text:p>Auswertungsgruppen</text:p>
            </table:table-cell>
            <table:table-cell table:style-name="ce110" office:value-type="string" calcext:value-type="string">
              <text:p>Mittelwert [%]</text:p>
            </table:table-cell>
            <table:table-cell table:style-name="ce114" office:value-type="string" calcext:value-type="string">
              <text:p>Rang</text:p>
            </table:table-cell>
            <table:table-cell table:style-name="ce53" table:number-columns-repeated="1021"/>
          </table:table-row>
        </table:table-header-rows>
        <table:table-row table:style-name="ro1">
          <table:table-cell table:style-name="ce106" office:value-type="string" calcext:value-type="string">
            <text:p>Fachkompetenz</text:p>
          </table:table-cell>
          <table:table-cell table:style-name="ce111" table:formula="of:=[$QIS.L48]">
            <text:p/>
          </table:table-cell>
          <table:table-cell table:style-name="ce115" table:formula="of:=RANK([.B2];[.B$2:.B$13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Unterrichtsgestaltung</text:p>
          </table:table-cell>
          <table:table-cell table:style-name="ce112" table:formula="of:=AVERAGE([$QIS.R48];[$QIS.T48];[$QIS.W48];[$QIS.AC48];[$QIS.AF48];[$QIS.AJ48])" office:value-type="string" office:string-value="" calcext:value-type="error">
            <text:p>#DIV/0!</text:p>
          </table:table-cell>
          <table:table-cell table:style-name="ce116" table:formula="of:=RANK([.B3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Differenz. Förderung</text:p>
          </table:table-cell>
          <table:table-cell table:style-name="ce112" table:formula="of:=AVERAGE([$QIS.AH48])" office:value-type="string" office:string-value="" calcext:value-type="error">
            <text:p>#DIV/0!</text:p>
          </table:table-cell>
          <table:table-cell table:style-name="ce116" table:formula="of:=RANK([.B4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Hausübungen</text:p>
          </table:table-cell>
          <table:table-cell table:style-name="ce112" table:formula="of:=AVERAGE([$QIS.Y48];[$QIS.AI48])" office:value-type="string" office:string-value="" calcext:value-type="error">
            <text:p>#DIV/0!</text:p>
          </table:table-cell>
          <table:table-cell table:style-name="ce116" table:formula="of:=RANK([.B5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Erziehungsstil</text:p>
          </table:table-cell>
          <table:table-cell table:style-name="ce112" table:formula="of:=AVERAGE([$QIS.N48];[$QIS.U48];[$QIS.AB48];[$QIS.AD48];[$QIS.AG48])" office:value-type="string" office:string-value="" calcext:value-type="error">
            <text:p>#DIV/0!</text:p>
          </table:table-cell>
          <table:table-cell table:style-name="ce116" table:formula="of:=RANK([.B6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Motivierung</text:p>
          </table:table-cell>
          <table:table-cell table:style-name="ce112" table:formula="of:=AVERAGE([$QIS.O48];[$QIS.V48];[$QIS.X48];[$QIS.Z48];[$QIS.AG48])" office:value-type="string" office:string-value="" calcext:value-type="error">
            <text:p>#DIV/0!</text:p>
          </table:table-cell>
          <table:table-cell table:style-name="ce116" table:formula="of:=RANK([.B7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Disziplin</text:p>
          </table:table-cell>
          <table:table-cell table:style-name="ce112" table:formula="of:=[$QIS.AA48]">
            <text:p/>
          </table:table-cell>
          <table:table-cell table:style-name="ce116" table:formula="of:=RANK([.B8];[.B$2:.B$13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Bedeutsamkeit</text:p>
          </table:table-cell>
          <table:table-cell table:style-name="ce112" table:formula="of:=[$QIS.AK48]">
            <text:p/>
          </table:table-cell>
          <table:table-cell table:style-name="ce116" table:formula="of:=RANK([.B9];[.B$2:.B$13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Anforderungen</text:p>
          </table:table-cell>
          <table:table-cell table:style-name="ce112" table:formula="of:=AVERAGE([$QIS.S48];[$QIS.AL48])" office:value-type="string" office:string-value="" calcext:value-type="error">
            <text:p>#DIV/0!</text:p>
          </table:table-cell>
          <table:table-cell table:style-name="ce116" table:formula="of:=RANK([.B10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Noten</text:p>
          </table:table-cell>
          <table:table-cell table:style-name="ce112" table:formula="of:=AVERAGE([$QIS.M48];[$QIS.P48];[$QIS.AM48])" office:value-type="string" office:string-value="" calcext:value-type="error">
            <text:p>#DIV/0!</text:p>
          </table:table-cell>
          <table:table-cell table:style-name="ce116" table:formula="of:=RANK([.B11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style-name="ce107" office:value-type="string" calcext:value-type="string">
            <text:p>Ergebnisse</text:p>
          </table:table-cell>
          <table:table-cell table:style-name="ce112" table:formula="of:=[$QIS.Q48]">
            <text:p/>
          </table:table-cell>
          <table:table-cell table:style-name="ce116" table:formula="of:=RANK([.B12];[.B$2:.B$13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2">
          <table:table-cell table:style-name="ce108" office:value-type="string" calcext:value-type="string">
            <text:p>Indiv. Wohlbefinden</text:p>
          </table:table-cell>
          <table:table-cell table:style-name="ce113" table:formula="of:=AVERAGE([$QIS.AM48];[$QIS.AN48])" office:value-type="string" office:string-value="" calcext:value-type="error">
            <text:p>#DIV/0!</text:p>
          </table:table-cell>
          <table:table-cell table:style-name="ce117" table:formula="of:=RANK([.B13];[.B$2:.B$13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Input.$A$1" table:cell-range-address="$QISGrp.$A$1:.$C$13" table:range-usable-as="print-range"/>
          <table:named-range table:name="Excel_BuiltIn_Print_Titles" table:base-cell-address="$Input.$A$1" table:cell-range-address="$QISGrp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Helvetica" svg:font-family="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€ </number:text>
      <number:number number:decimal-places="0" loext:min-decimal-places="0" number:min-integer-digits="1" number:grouping="true"/>
    </number:number-style>
    <number:number-style style:name="N110">
      <number:text>-€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€ </number:text>
      <number:number number:decimal-places="2" loext:min-decimal-places="2" number:min-integer-digits="1" number:grouping="true"/>
    </number:number-style>
    <number:number-style style:name="N113">
      <number:text>-€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DM</number:text>
    </number:number-style>
    <number:number-style style:name="N14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DM</number:text>
    </number:number-style>
    <number:number-style style:name="N14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8P2" style:volatile="true">
      <loext:fill-character> </loext:fill-character>
      <number:text>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2P2" style:volatile="true">
      <loext:fill-character> </loext:fill-character>
      <number:text>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öS </number:text>
      <number:number number:decimal-places="0" loext:min-decimal-places="0" number:min-integer-digits="1" number:grouping="true"/>
    </number:number-style>
    <number:number-style style:name="N162">
      <number:text>-öS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öS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öS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öS </number:text>
      <number:number number:decimal-places="2" loext:min-decimal-places="2" number:min-integer-digits="1" number:grouping="true"/>
    </number:number-style>
    <number:number-style style:name="N165">
      <number:text>-öS 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öS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loext:text> ö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ö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öS </loext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ö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ö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öS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" loext:min-decimal-places="1" number:min-integer-digits="1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Kopf-Spalte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Kopf-Zeile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tandard_5f_auswertung2" style:display-name="Standard_auswertung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family="'Arial Narrow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Zelle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Zelle-zentriert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13mm" fo:margin-left="0mm" fo:margin-right="0mm" style:print-page-order="ltr" style:first-page-number="continue" style:scale-to="100%" style:table-centering="horizontal" style:writing-mode="lr-tb"/>
      <style:header-style>
        <style:header-footer-properties fo:min-height="7.5mm" fo:margin-left="19mm" fo:margin-right="19mm" fo:margin-bottom="4.18mm"/>
      </style:header-style>
      <style:footer-style>
        <style:header-footer-properties fo:min-height="7.5mm" fo:margin-left="19mm" fo:margin-right="19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20mm" fo:margin-right="20mm" style:first-page-number="continue" loext:scale-to-X="1" loext:scale-to-Y="1" style:writing-mode="lr-tb"/>
      <style:header-style>
        <style:header-footer-properties fo:min-height="7.5mm" fo:margin-left="0mm" fo:margin-right="0mm" fo:margin-bottom="3.53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5">
      <style:page-layout-properties fo:page-width="297mm" fo:page-height="210.01mm" style:num-format="1" style:print-orientation="landscape" fo:margin-top="12.95mm" fo:margin-bottom="12.7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48mm"/>
      </style:footer-style>
    </style:page-layout>
    <style:page-layout style:name="Mpm6">
      <style:page-layout-properties fo:page-width="297mm" fo:page-height="210.01mm" style:num-format="1" style:print-orientation="landscape" fo:margin-top="13.21mm" fo:margin-bottom="12.7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48mm"/>
      </style:footer-style>
    </style:page-layout>
    <style:page-layout style:name="Mpm7">
      <style:page-layout-properties fo:page-width="297mm" fo:page-height="210.01mm" style:num-format="1" style:print-orientation="landscape" fo:margin-top="13.72mm" fo:margin-bottom="12.7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48mm"/>
      </style:footer-style>
    </style:page-layout>
    <style:page-layout style:name="Mpm8">
      <style:page-layout-properties fo:page-width="297mm" fo:page-height="210.01mm" style:num-format="1" style:print-orientation="landscape" fo:margin-top="12.45mm" fo:margin-bottom="12.7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48mm"/>
      </style:footer-style>
    </style:page-layout>
    <style:page-layout style:name="Mpm9">
      <style:page-layout-properties style:num-format="1" style:print-orientation="portrait" fo:margin-top="12.51mm" fo:margin-bottom="12.51mm" fo:margin-left="0mm" fo:margin-right="0mm" style:print-page-order="ltr" style:first-page-number="continue" style:scale-to="100%" style:table-centering="horizontal" style:writing-mode="lr-tb"/>
      <style:header-style>
        <style:header-footer-properties fo:min-height="7.5mm" fo:margin-left="19mm" fo:margin-right="19mm" fo:margin-bottom="5.45mm"/>
      </style:header-style>
      <style:footer-style>
        <style:header-footer-properties fo:min-height="7.5mm" fo:margin-left="19mm" fo:margin-right="19mm" fo:margin-top="4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Helvetica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100" style:font-size-asian="12pt" style:font-style-asian="normal" style:font-weight-asian="100" style:font-name-complex="Arial1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0:19:49.3536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>
        <text:p><text:span text:style-name="MT1">Q.I.S.</text:span></text:p>
        <text:p><text:span text:style-name="MT1">Rohantworten</text:span></text:p>
      </style:header>
      <style:header-left style:display="false">
        <text:p><text:span text:style-name="MT1">Q.I.S.</text:span></text:p>
        <text:p><text:span text:style-name="MT1">Rohantworten</text:span></text:p>
      </style:header-left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61131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6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64511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6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" style:display-name="PageStyle_QIS" style:page-layout-name="Mpm4">
      <style:header>
        <text:p><text:span text:style-name="MT3">Q.I.S.</text:span></text:p>
        <text:p><text:span text:style-name="MT3">Punkte</text:span></text:p>
      </style:header>
      <style:header-left style:display="false">
        <text:p><text:span text:style-name="MT3">Q.I.S.</text:span></text:p>
        <text:p><text:span text:style-name="MT3">Punkte</text:span></text:p>
      </style:header-left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71361000">00:00:00</text:time></text:span></text:p>
        </style:region-left>
        <style:region-center>
          <text:p><text:span text:style-name="MT2"><text:file-name text:display="name-and-extension">???</text:file-name></text:span><text:span text:style-name="MT2"> / 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74883000">00:00:00</text:time></text:span></text:p>
        </style:region-left>
        <style:region-center>
          <text:p><text:span text:style-name="MT2"><text:file-name text:display="name-and-extension">???</text:file-name></text:span><text:span text:style-name="MT2"> / 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1" style:display-name="PageStyle_QISDg1" style:page-layout-name="Mpm5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79902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83342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a" style:display-name="PageStyle_QISDg2a" style:page-layout-name="Mpm6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88452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92400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b1M" style:display-name="PageStyle_QISDg2b1M" style:page-layout-name="Mpm5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398091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02340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b2M" style:display-name="PageStyle_QISDg2b2M" style:page-layout-name="Mpm5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08562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12775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b3M" style:display-name="PageStyle_QISDg2b3M" style:page-layout-name="Mpm6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18455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22380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b1W" style:display-name="PageStyle_QISDg2b1W" style:page-layout-name="Mpm5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27573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31435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b2W" style:display-name="PageStyle_QISDg2b2W" style:page-layout-name="Mpm7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37196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41220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2b3W" style:display-name="PageStyle_QISDg2b3W" style:page-layout-name="Mpm5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46476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50787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3" style:display-name="PageStyle_QISDg3" style:page-layout-name="Mpm8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57293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6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61566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6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Dg4" style:display-name="PageStyle_QISDg4" style:page-layout-name="Mpm5">
      <style:header style:display="false"/>
      <style:header-left style:display="false"/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67521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72060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QISGrp" style:display-name="PageStyle_QISGrp" style:page-layout-name="Mpm9">
      <style:header>
        <text:p><text:span text:style-name="MT1">Q.I.S</text:span></text:p>
        <text:p><text:span text:style-name="MT1">Auswertung - Unterricht (gruppiert)</text:span></text:p>
      </style:header>
      <style:header-left style:display="false">
        <text:p><text:span text:style-name="MT1">Q.I.S</text:span></text:p>
        <text:p><text:span text:style-name="MT1">Auswertung - Unterricht (gruppiert)</text:span></text:p>
      </style:header-left>
      <style:footer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80301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date style:data-style-name="N2" text:date-value="2016-12-22">00.00.0000</text:date></text:span><text:span text:style-name="MT2"> / </text:span><text:span text:style-name="MT2"><text:time style:data-style-name="N2" text:time-value="10:19:49.484843000">00:00:00</text:time></text:span></text:p>
        </style:region-left>
        <style:region-center>
          <text:p><text:span text:style-name="MT2"><text:file-name text:display="name-and-extension">???</text:file-name></text:span><text:span text:style-name="MT2">/</text:span><text:span text:style-name="MT2"><text:sheet-name>???</text:sheet-name></text:span><text:span text:style-name="MT2"> <text:s text:c="5"/>bm:bwk <text:s/>- <text:s/>Wien</text:span></text:p>
        </style:region-center>
        <style:region-right>
          <text:p><text:span text:style-name="MT2">Seite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vidual Feedback</dc:title>
    <dc:subject>qisXcel</dc:subject>
    <dc:description>Weibliche und männliche Form
Ms Office 2000</dc:description>
    <meta:initial-creator>Widmann, Manfred Dipl.-Ing.</meta:initial-creator>
    <meta:creation-date>1998-06-12T07:55:38</meta:creation-date>
    <dc:creator>Thomas Stütz</dc:creator>
    <dc:date>2016-12-22T10:19:54.667323000</dc:date>
    <meta:print-date>2004-06-09T12:23:21</meta:print-date>
    <meta:editing-duration>PT1M35S</meta:editing-duration>
    <meta:editing-cycles>3</meta:editing-cycles>
    <meta:generator>LibreOffice/5.1.6.2$MacOSX_X86_64 LibreOffice_project/07ac168c60a517dba0f0d7bc7540f5afa45f0909</meta:generator>
    <meta:document-statistic meta:table-count="13" meta:cell-count="248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Helvetica" fo:font-size="8pt" style:font-size-asian="8pt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208cm" xlink:href=".." xlink:type="simple" chart:class="chart:bar" chart:style-name="ch1">
        <chart:title svg:x="8.42cm" svg:y="0.459cm" chart:style-name="ch2">
          <text:p>Q.I.S
Auswertung - Eigenschaften</text:p>
        </chart:title>
        <chart:plot-area chart:style-name="ch3" table:cell-range-address="QIS.B51:QIS.J51 QIS.B48:QIS.J48" chart:data-source-has-labels="both" svg:x="0.495cm" svg:y="2.021cm" svg:width="21.991cm" svg:height="13.915cm">
          <chartooo:coordinate-region svg:x="4.521cm" svg:y="2.021cm" svg:width="17.73cm" svg:height="13.385cm"/>
          <chart:axis chart:dimension="x" chart:name="primary-x" chart:style-name="ch4" chartooo:axis-type="text">
            <chart:categories table:cell-range-address="QIS.B51:QIS.J51"/>
          </chart:axis>
          <chart:axis chart:dimension="y" chart:name="primary-y" chart:style-name="ch5">
            <chart:grid chart:class="major"/>
          </chart:axis>
          <chart:series chart:style-name="ch6" chart:values-cell-range-address="QIS.B48:QIS.J48" chart:label-cell-address="QIS.J48:QIS.J48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r - gerecht</text:p>
                <draw:g>
                  <svg:desc>QIS.B51:QIS.J51</svg:desc>
                </draw:g>
              </table:table-cell>
              <table:table-cell office:value-type="string">
                <text:p>humorvoll - fröhlich</text:p>
              </table:table-cell>
              <table:table-cell office:value-type="string">
                <text:p>hilfsbereit - unterstützend</text:p>
              </table:table-cell>
              <table:table-cell office:value-type="string">
                <text:p>freundlich</text:p>
              </table:table-cell>
              <table:table-cell office:value-type="string">
                <text:p>engagiert - aktiv</text:p>
              </table:table-cell>
              <table:table-cell office:value-type="string">
                <text:p>verständnisvoll - rücksichtsvoll</text:p>
              </table:table-cell>
              <table:table-cell office:value-type="string">
                <text:p>ehrlich - aufrichtig</text:p>
              </table:table-cell>
              <table:table-cell office:value-type="string">
                <text:p>kooperativ - kontaktfreudig</text:p>
              </table:table-cell>
              <table:table-cell office:value-type="string">
                <text:p>tolerant - lässt Kritik zu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B48:QIS.J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Helvetica" fo:font-size="8pt" style:font-size-asian="8pt" style:font-size-complex="8pt"/>
    </style:style>
    <style:style style:name="ch5" style:family="chart" style:data-style-name="N0">
      <style:chart-properties chart:display-label="true" chart:logarithmic="false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2060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208cm" xlink:href=".." xlink:type="simple" chart:class="chart:bar" chart:style-name="ch1">
        <chart:title svg:x="7.733cm" svg:y="0.459cm" chart:style-name="ch2">
          <text:p>Q.I.S
Auswertung - Unterricht (gruppiert)</text:p>
        </chart:title>
        <chart:plot-area chart:style-name="ch3" table:cell-range-address="QISGrp.A2:QISGrp.B13" chart:data-source-has-labels="column" svg:x="0.472cm" svg:y="2.021cm" svg:width="22.014cm" svg:height="13.915cm">
          <chartooo:coordinate-region svg:x="3.38cm" svg:y="2.021cm" svg:width="18.953cm" svg:height="13.385cm"/>
          <chart:axis chart:dimension="x" chart:name="primary-x" chart:style-name="ch4" chartooo:axis-type="text">
            <chart:categories table:cell-range-address="QISGrp.A2:QISGrp.A13"/>
          </chart:axis>
          <chart:axis chart:dimension="y" chart:name="primary-y" chart:style-name="ch5">
            <chart:grid chart:class="major"/>
          </chart:axis>
          <chart:series chart:style-name="ch6" chart:values-cell-range-address="QISGrp.B2:QISGrp.B13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chkompetenz</text:p>
                <draw:g>
                  <svg:desc>QISGrp.A2:QISGrp.A13</svg:desc>
                </draw:g>
              </table:table-cell>
              <table:table-cell office:value-type="float" office:value="NaN">
                <text:p>NaN</text:p>
                <draw:g>
                  <svg:desc>QISGrp.B2:QISGrp.B13</svg:desc>
                </draw:g>
              </table:table-cell>
            </table:table-row>
            <table:table-row>
              <table:table-cell office:value-type="string">
                <text:p>Unterrichtsgestaltun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ferenz. Förderun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usübung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ziehungssti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tivierun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zipl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deutsamkei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forderung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ebni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div. Wohlbefinde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Helvetica" fo:font-size="8pt" style:font-size-asian="8pt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181cm" xlink:href=".." xlink:type="simple" chart:class="chart:bar" chart:style-name="ch1">
        <chart:title svg:x="8.863cm" svg:y="0.458cm" chart:style-name="ch2">
          <text:p>Q.I.S.
Auswertung - Unterricht</text:p>
        </chart:title>
        <chart:plot-area chart:style-name="ch3" table:cell-range-address="QIS.L48:QIS.AO49 QIS.J48:QIS.J48" chart:data-source-has-labels="both" svg:x="0.472cm" svg:y="2.018cm" svg:width="22.014cm" svg:height="13.892cm">
          <chartooo:coordinate-region svg:x="1.026cm" svg:y="2.018cm" svg:width="21.225cm" svg:height="13.362cm"/>
          <chart:axis chart:dimension="x" chart:name="primary-x" chart:style-name="ch4" chartooo:axis-type="text">
            <chart:categories table:cell-range-address="QIS.L49:QIS.AO49"/>
          </chart:axis>
          <chart:axis chart:dimension="y" chart:name="primary-y" chart:style-name="ch5">
            <chart:grid chart:class="major"/>
          </chart:axis>
          <chart:series chart:style-name="ch6" chart:values-cell-range-address="QIS.L48:QIS.AO48" chart:label-cell-address="QIS.J48:QIS.J48" chart:class="chart:bar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QIS.L49:QIS.AO4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L48:QIS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208cm" xlink:href=".." xlink:type="simple" chart:class="chart:bar" chart:style-name="ch1">
        <chart:title svg:x="8.117cm" svg:y="0.459cm" chart:style-name="ch2">
          <text:p>Q.I.S.
Auswertung - Unterricht (1 - 10)</text:p>
        </chart:title>
        <chart:plot-area chart:style-name="ch3" table:cell-range-address="QIS.L51:QIS.U51 QIS.J48:QIS.J48 QIS.L48:QIS.U48" chart:data-source-has-labels="both" svg:x="-4.004cm" svg:y="2.021cm" svg:width="26.49cm" svg:height="13.915cm">
          <chartooo:coordinate-region svg:x="14.913cm" svg:y="2.021cm" svg:width="7.338cm" svg:height="13.385cm"/>
          <chart:axis chart:dimension="x" chart:name="primary-x" chart:style-name="ch4" chartooo:axis-type="text">
            <chart:categories table:cell-range-address="QIS.L51:QIS.U51"/>
          </chart:axis>
          <chart:axis chart:dimension="y" chart:name="primary-y" chart:style-name="ch5">
            <chart:grid chart:class="major"/>
          </chart:axis>
          <chart:series chart:style-name="ch6" chart:values-cell-range-address="QIS.L48:QIS.U48" chart:label-cell-address="QIS.J48:QIS.J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 kann auch schwierige Fragen beantworten, weil er sich in seinem Fachgebiet gut auskennt.</text:p>
                <draw:g>
                  <svg:desc>QIS.L51:QIS.U51</svg:desc>
                </draw:g>
              </table:table-cell>
              <table:table-cell office:value-type="string">
                <text:p>Für eine gute Note ist es am wichtigsten, wie sympathisch man dem Lehrer ist – die Leistung ist Nebensache.</text:p>
              </table:table-cell>
              <table:table-cell office:value-type="string">
                <text:p>Ich denke, dieser Lehrer kennt mich persönlich schon sehr gut, sowohl in meinen Stärken wie in meinen Schwächen.</text:p>
              </table:table-cell>
              <table:table-cell office:value-type="string">
                <text:p>Er bemüht sich, uns der Leistung und dem Benehmen entsprechend zu loben oder zu ermahnen und niemanden zu bevorzugen.</text:p>
              </table:table-cell>
              <table:table-cell office:value-type="string">
                <text:p>Bei diesem Lehrer ist mir oft nicht klar, worauf es bei seinen Prüfungen ankommt oder wie meine Noten zustande kommen.</text:p>
              </table:table-cell>
              <table:table-cell office:value-type="string">
                <text:p>Ich glaube, dass ich durch seinen Unterricht schon viel Neues gelernt habe.</text:p>
              </table:table-cell>
              <table:table-cell office:value-type="string">
                <text:p>Sein Unterricht ist interessant und attraktiv, weil er sich um Abwechslung und Praxisnähe bemüht.</text:p>
              </table:table-cell>
              <table:table-cell office:value-type="string">
                <text:p>Er verlangt häufig zu viel von uns, und deswegen fühle ich mich beim Lernen oft überfordert und gestresst.</text:p>
              </table:table-cell>
              <table:table-cell office:value-type="string">
                <text:p>Der Lehrer erklärt im Unterricht so verständlich und klar, dass ich alles Wichtige gut verstehe und begreife.</text:p>
              </table:table-cell>
              <table:table-cell office:value-type="string">
                <text:p>Wenn ich einen Fehler mache oder mich schlecht benehme, werde ich von diesem Lehrer vor der ganzen Klasse beschimpft oder lächerlich gemacht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L48:QIS.U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208cm" xlink:href=".." xlink:type="simple" chart:class="chart:bar" chart:style-name="ch1">
        <chart:title svg:x="8.715cm" svg:y="0.666cm" chart:style-name="ch2">
          <text:p>Q.I.S.
Auswertung - Unterricht (11 - 20)</text:p>
        </chart:title>
        <chart:plot-area chart:style-name="ch3" table:cell-range-address="QIS.V51:QIS.AE51 QIS.J48:QIS.J48 QIS.V48:QIS.AE48" chart:data-source-has-labels="both" svg:x="-4.306cm" svg:y="2.021cm" svg:width="26.792cm" svg:height="13.915cm">
          <chartooo:coordinate-region svg:x="14.913cm" svg:y="2.021cm" svg:width="7.338cm" svg:height="13.385cm"/>
          <chart:axis chart:dimension="x" chart:name="primary-x" chart:style-name="ch4" chartooo:axis-type="text">
            <chart:categories table:cell-range-address="QIS.V51:QIS.AE51"/>
          </chart:axis>
          <chart:axis chart:dimension="y" chart:name="primary-y" chart:style-name="ch5">
            <chart:grid chart:class="major"/>
          </chart:axis>
          <chart:series chart:style-name="ch6" chart:values-cell-range-address="QIS.V48:QIS.AE48" chart:label-cell-address="QIS.J48:QIS.J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h freue mich, wenn dieser Lehrer zum Unterricht in unsere Klasse kommt.</text:p>
                <draw:g>
                  <svg:desc>QIS.V51:QIS.AE51</svg:desc>
                </draw:g>
              </table:table-cell>
              <table:table-cell office:value-type="string">
                <text:p>Er erklärt uns oft, wie der Lehrstoff mit anderen Fächern oder mit praktischen Problemen zusammenhängt.</text:p>
              </table:table-cell>
              <table:table-cell office:value-type="string">
                <text:p>Wenn ich bei ihm etwas richtig oder gut gemacht habe, so werde ich dafür auch entsprechend gelobt.</text:p>
              </table:table-cell>
              <table:table-cell office:value-type="string">
                <text:p>Bevor er Hausübungen oder etwas zu lernen aufgibt, erkundigt er sich, ob wir schon andere Hausübungen erhalten haben oder Prüfungen bevorstehen.</text:p>
              </table:table-cell>
              <table:table-cell office:value-type="string">
                <text:p>Er freut sich, wenn es ihm gelungen ist, uns etwas Neues oder Schwieriges beizubringen.</text:p>
              </table:table-cell>
              <table:table-cell office:value-type="string">
                <text:p>Dieser Lehrer schafft es oft nicht, die zum Arbeiten nötige Ruhe und Ordnung in unserer Klasse herzustellen.</text:p>
              </table:table-cell>
              <table:table-cell office:value-type="string">
                <text:p>Wenn ich Schwierigkeiten beim Lernen habe, kann ich auf die Hilfe und das Verständnis des Lehrers zählen.</text:p>
              </table:table-cell>
              <table:table-cell office:value-type="string">
                <text:p>Er bemüht sich sehr, uns in seinem Fach auch aktuelle, moderne und lebensnahe Informationen und Beispiele zu geben.</text:p>
              </table:table-cell>
              <table:table-cell office:value-type="string">
                <text:p>Wenn ich einen guten Einfall habe und etwas sagen will, dann beachtet mich der Lehrer oft gar nicht.</text:p>
              </table:table-cell>
              <table:table-cell office:value-type="string">
                <text:p>Durch sein Engagement und seinen Einsatz gelingt es dem Lehrer, uns für sein Fach besonders zu interessieren und zu aktivieren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V48:QIS.AE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181cm" xlink:href=".." xlink:type="simple" chart:class="chart:bar" chart:style-name="ch1">
        <chart:title svg:x="8.001cm" svg:y="0.458cm" chart:style-name="ch2">
          <text:p>Q.I.S.
Auswertung - Unterricht (21 - 30)</text:p>
        </chart:title>
        <chart:plot-area chart:style-name="ch3" table:cell-range-address="QIS.AF51:QIS.AO51 QIS.J48:QIS.J48 QIS.AF48:QIS.AO48" chart:data-source-has-labels="both" svg:x="-0.578cm" svg:y="2.018cm" svg:width="23.064cm" svg:height="13.892cm">
          <chartooo:coordinate-region svg:x="14.913cm" svg:y="2.018cm" svg:width="7.338cm" svg:height="13.362cm"/>
          <chart:axis chart:dimension="x" chart:name="primary-x" chart:style-name="ch4" chartooo:axis-type="text">
            <chart:categories table:cell-range-address="QIS.AF51:QIS.AO51"/>
          </chart:axis>
          <chart:axis chart:dimension="y" chart:name="primary-y" chart:style-name="ch5">
            <chart:grid chart:class="major"/>
          </chart:axis>
          <chart:series chart:style-name="ch6" chart:values-cell-range-address="QIS.AF48:QIS.AO48" chart:label-cell-address="QIS.J48:QIS.J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 Lehrer achtet darauf, dass wir Schüler/innen im Unterricht auch unsere eigenen Ideen verwirklichen können.</text:p>
                <draw:g>
                  <svg:desc>QIS.AF51:QIS.AO51</svg:desc>
                </draw:g>
              </table:table-cell>
              <table:table-cell office:value-type="string">
                <text:p>Wenn mich bei diesem Lehrer etwas stört, so kann ich das offen sagen, ohne dass ich Nachteile befürchten muss.</text:p>
              </table:table-cell>
              <table:table-cell office:value-type="string">
                <text:p>Dieser Lehrer beschäftigt sich hauptsächlich mit den guten Schüler/ innen in der Klasse.</text:p>
              </table:table-cell>
              <table:table-cell office:value-type="string">
                <text:p>Wenn er Hausübungen gibt, dann kann ich diese normalerweise selbständig und ohne Hilfe anderer Personen bewältigen.</text:p>
              </table:table-cell>
              <table:table-cell office:value-type="string">
                <text:p>Wenn ich etwas falsch mache – zum Beispiel bei der Hausübung, dann erklärt er mir genau, wie man es richtig macht.</text:p>
              </table:table-cell>
              <table:table-cell office:value-type="string">
                <text:p>Er bringt mir in diesem Fach etwas bei, was für mich im späteren Leben oder im Beruf wichtig sein wird.</text:p>
              </table:table-cell>
              <table:table-cell office:value-type="string">
                <text:p>Durch die hohen Lernanforderungen des Lehrers habe ich oft große Angst, bei seinen Prüfungen zu versagen.</text:p>
              </table:table-cell>
              <table:table-cell office:value-type="string">
                <text:p>Die Noten, die ich bei diesem Lehrer bekomme, entsprechen meinen tatsächlichen Leistungen.</text:p>
              </table:table-cell>
              <table:table-cell office:value-type="string">
                <text:p>Ich würde mir wünschen, dass mich dieser Lehrer auch im nächsten Jahr wieder unterrichtet.</text:p>
              </table:table-cell>
              <table:table-cell office:value-type="string">
                <text:p>Dieser Lehrer ist mir sympathisch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AF48:QIS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208cm" xlink:href=".." xlink:type="simple" chart:class="chart:bar" chart:style-name="ch1">
        <chart:title svg:x="8.117cm" svg:y="0.459cm" chart:style-name="ch2">
          <text:p>Q.I.S.
Auswertung - Unterricht (1 - 10)</text:p>
        </chart:title>
        <chart:plot-area chart:style-name="ch3" table:cell-range-address="QIS.L52:QIS.U52 QIS.J48:QIS.J48 QIS.L48:QIS.U48" chart:data-source-has-labels="both" svg:x="-4.073cm" svg:y="2.021cm" svg:width="26.559cm" svg:height="13.915cm">
          <chartooo:coordinate-region svg:x="14.913cm" svg:y="2.021cm" svg:width="7.338cm" svg:height="13.385cm"/>
          <chart:axis chart:dimension="x" chart:name="primary-x" chart:style-name="ch4" chartooo:axis-type="text">
            <chart:categories table:cell-range-address="QIS.L52:QIS.U52"/>
          </chart:axis>
          <chart:axis chart:dimension="y" chart:name="primary-y" chart:style-name="ch5">
            <chart:grid chart:class="major"/>
          </chart:axis>
          <chart:series chart:style-name="ch6" chart:values-cell-range-address="QIS.L48:QIS.U48" chart:label-cell-address="QIS.J48:QIS.J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e kann auch schwierige Fragen beantworten, weil sie sich in ihrem Fachgebiet gut auskennt.</text:p>
                <draw:g>
                  <svg:desc>QIS.L52:QIS.U52</svg:desc>
                </draw:g>
              </table:table-cell>
              <table:table-cell office:value-type="string">
                <text:p>Für eine gute Note ist es am wichtigsten, wie sympathisch man der Lehrerin ist – die Leistung ist Nebensache.</text:p>
              </table:table-cell>
              <table:table-cell office:value-type="string">
                <text:p>Ich denke, diese Lehrerin kennt mich persönlich schon sehr gut, sowohl in meinen Stärken wie in meinen Schwächen.</text:p>
              </table:table-cell>
              <table:table-cell office:value-type="string">
                <text:p>Sie bemüht sich, uns der Leistung und dem Benehmen entsprechend zu loben oder zu ermahnen und niemanden zu bevorzugen.</text:p>
              </table:table-cell>
              <table:table-cell office:value-type="string">
                <text:p>Bei dieser Lehrerin ist mir oft nicht klar, worauf es bei ihren Prüfungen ankommt oder wie meine Noten zustande kommen.</text:p>
              </table:table-cell>
              <table:table-cell office:value-type="string">
                <text:p>Ich glaube, dass ich durch ihren Unterricht schon viel Neues gelernt habe.</text:p>
              </table:table-cell>
              <table:table-cell office:value-type="string">
                <text:p>Ihr Unterricht ist interessant und attraktiv, weil sie sich um Abwechslung und Praxisnähe bemüht.</text:p>
              </table:table-cell>
              <table:table-cell office:value-type="string">
                <text:p>Sie verlangt häufig zu viel von uns, und deswegen fühle ich mich beim Lernen oft überfordert und gestresst.</text:p>
              </table:table-cell>
              <table:table-cell office:value-type="string">
                <text:p>Die Lehrerin erklärt im Unterricht so verständlich und klar, dass ich alles Wichtige gut verstehe und begreife.</text:p>
              </table:table-cell>
              <table:table-cell office:value-type="string">
                <text:p>Wenn ich einen Fehler mache oder mich schlecht benehme, werde ich von dieser Lehrerin vor der ganzen Klasse beschimpft oder lächerlich gemacht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L48:QIS.U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13cm" xlink:href=".." xlink:type="simple" chart:class="chart:bar" chart:style-name="ch1">
        <chart:title svg:x="8.012cm" svg:y="0.457cm" chart:style-name="ch2">
          <text:p>Q.I.S.
Auswertung - Unterricht (11 - 20)</text:p>
        </chart:title>
        <chart:plot-area chart:style-name="ch3" table:cell-range-address="QIS.V52:QIS.AE52 QIS.J48:QIS.J48 QIS.V48:QIS.AE48" chart:data-source-has-labels="both" svg:x="-4.516cm" svg:y="2.012cm" svg:width="27.002cm" svg:height="13.848cm">
          <chartooo:coordinate-region svg:x="14.913cm" svg:y="2.012cm" svg:width="7.338cm" svg:height="13.318cm"/>
          <chart:axis chart:dimension="x" chart:name="primary-x" chart:style-name="ch4" chartooo:axis-type="text">
            <chart:categories table:cell-range-address="QIS.V52:QIS.AE52"/>
          </chart:axis>
          <chart:axis chart:dimension="y" chart:name="primary-y" chart:style-name="ch5">
            <chart:grid chart:class="major"/>
          </chart:axis>
          <chart:series chart:style-name="ch6" chart:values-cell-range-address="QIS.V48:QIS.AE48" chart:label-cell-address="QIS.J48:QIS.J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h freue mich, wenn diese Lehrerin zum Unterricht in unsere Klasse kommt.</text:p>
                <draw:g>
                  <svg:desc>QIS.V52:QIS.AE52</svg:desc>
                </draw:g>
              </table:table-cell>
              <table:table-cell office:value-type="string">
                <text:p>Sie erklärt uns oft, wie der Lehrstoff mit anderen Fächern oder mit praktischen Problemen zusammenhängt.</text:p>
              </table:table-cell>
              <table:table-cell office:value-type="string">
                <text:p>Wenn ich bei ihr etwas richtig oder gut gemacht habe, so werde ich dafür auch entsprechend gelobt.</text:p>
              </table:table-cell>
              <table:table-cell office:value-type="string">
                <text:p>Bevor sie Hausübungen oder etwas zu lernen aufgibt, erkundigt sie sich, ob wir schon andere Hausübungen erhalten haben oder Prüfungen bevorstehen.</text:p>
              </table:table-cell>
              <table:table-cell office:value-type="string">
                <text:p>Sie freut sich, wenn es ihr gelungen ist, uns etwas Neues oder Schwieriges beizubringen.</text:p>
              </table:table-cell>
              <table:table-cell office:value-type="string">
                <text:p>Diese Lehrerin schafft es oft nicht, die zum Arbeiten nötige Ruhe und Ordnung in unserer Klasse herzustellen.</text:p>
              </table:table-cell>
              <table:table-cell office:value-type="string">
                <text:p>Wenn ich Schwierigkeiten beim Lernen habe, kann ich auf die Hilfe und das Verständnis der Lehrerin zählen.</text:p>
              </table:table-cell>
              <table:table-cell office:value-type="string">
                <text:p>Sie bemüht sich sehr, uns in ihrem Fach auch aktuelle, moderne und lebensnahe Informationen und Beispiele zu geben.</text:p>
              </table:table-cell>
              <table:table-cell office:value-type="string">
                <text:p>Wenn ich einen guten Einfall habe und etwas sagen will, dann beachtet mich die Lehrerin oft gar nicht.</text:p>
              </table:table-cell>
              <table:table-cell office:value-type="string">
                <text:p>Durch ihr Engagement und ihren Einsatz gelingt es der Lehrerin, uns für ihr Fach besonders zu interessieren und zu aktivieren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V48:QIS.AE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1">
      <style:chart-properties chart:display-label="true" chart:logarithmic="false" chart:maximum="100" chart:interval-major="25" chart:gap-width="150" chart:reverse-direction="false" text:line-break="false" loext:try-staggering-first="true" chart:link-data-style-to-source="true" chart:axis-position="1" chart:tick-mark-position="at-axis"/>
      <style:text-properties fo:color="#000000" fo:font-family="Helvetica" fo:font-size="8pt" style:font-size-asian="8pt" style:font-size-complex="8pt"/>
    </style:style>
    <style:style style:name="ch6" style:family="chart" style:data-style-name="N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2.702cm" svg:height="16.208cm" xlink:href=".." xlink:type="simple" chart:class="chart:bar" chart:style-name="ch1">
        <chart:title svg:x="8.001cm" svg:y="0.459cm" chart:style-name="ch2">
          <text:p>Q.I.S.
Auswertung - Unterricht (21 - 30)</text:p>
        </chart:title>
        <chart:plot-area chart:style-name="ch3" table:cell-range-address="QIS.AF52:QIS.AO52 QIS.J48:QIS.J48 QIS.AF48:QIS.AO48" chart:data-source-has-labels="both" svg:x="-0.695cm" svg:y="2.021cm" svg:width="23.181cm" svg:height="13.915cm">
          <chartooo:coordinate-region svg:x="14.913cm" svg:y="2.021cm" svg:width="7.338cm" svg:height="13.385cm"/>
          <chart:axis chart:dimension="x" chart:name="primary-x" chart:style-name="ch4" chartooo:axis-type="text">
            <chart:categories table:cell-range-address="QIS.AF52:QIS.AO52"/>
          </chart:axis>
          <chart:axis chart:dimension="y" chart:name="primary-y" chart:style-name="ch5">
            <chart:grid chart:class="major"/>
          </chart:axis>
          <chart:series chart:style-name="ch6" chart:values-cell-range-address="QIS.AF48:QIS.AO48" chart:label-cell-address="QIS.J48:QIS.J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e Lehrerin achtet darauf, dass wir Schüler/innen im Unterricht auch unsere eigenen Ideen verwirklichen können.</text:p>
                <draw:g>
                  <svg:desc>QIS.AF52:QIS.AO52</svg:desc>
                </draw:g>
              </table:table-cell>
              <table:table-cell office:value-type="string">
                <text:p>Wenn mich bei dieser Lehrerin etwas stört, so kann ich das offen sagen, ohne dass ich Nachteile befürchten muss.</text:p>
              </table:table-cell>
              <table:table-cell office:value-type="string">
                <text:p>Diese Lehrerin beschäftigt sich hauptsächlich mit den guten Schüler/ innen in der Klasse.</text:p>
              </table:table-cell>
              <table:table-cell office:value-type="string">
                <text:p>Wenn sie Hausübungen gibt, dann kann ich diese normalerweise selbständig und ohne Hilfe anderer Personen bewältigen.</text:p>
              </table:table-cell>
              <table:table-cell office:value-type="string">
                <text:p>Wenn ich etwas falsch mache – zum Beispiel bei der Hausübung, dann erklärt sie mir genau, wie man es richtig macht.</text:p>
              </table:table-cell>
              <table:table-cell office:value-type="string">
                <text:p>Sie bringt mir in diesem Fach etwas bei, was für mich im späteren Leben oder im Beruf wichtig sein wird.</text:p>
              </table:table-cell>
              <table:table-cell office:value-type="string">
                <text:p>Durch die hohen Lernanforderungen der Lehrerin habe ich oft große Angst, bei seinen Prüfungen zu versagen.</text:p>
              </table:table-cell>
              <table:table-cell office:value-type="string">
                <text:p>Die Noten, die ich bei dieser Lehrerin bekomme, entsprechen meinen tatsächlichen Leistungen.</text:p>
              </table:table-cell>
              <table:table-cell office:value-type="string">
                <text:p>Ich würde mir wünschen, dass mich diese Lehrerin auch im nächsten Jahr wieder unterrichtet.</text:p>
              </table:table-cell>
              <table:table-cell office:value-type="string">
                <text:p>Diese Lehrerin ist mir sympathisch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IS.J48:QIS.J48</svg:desc>
                </draw:g>
              </table:table-cell>
              <table:table-cell office:value-type="float" office:value="NaN">
                <text:p>NaN</text:p>
                <draw:g>
                  <svg:desc>QIS.AF48:QIS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'MS Sans Serif'" fo:font-size="10pt" style:font-size-asian="10pt" style:font-family-complex="'MS Sans Serif'" style:font-size-complex="10pt"/>
    </style:style>
    <style:style style:name="ch4" style:family="chart">
      <style:chart-properties chart:treat-empty-cells="leave-gap" chart:series-source="rows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family="'MS Sans Serif'" fo:font-size="10pt" style:font-size-asian="10pt" style:font-family-complex="'MS Sans Serif'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8" style:family="chart">
      <style:chart-properties chart:solid-type="cuboid"/>
      <style:graphic-properties draw:fill-color="#8080ff"/>
    </style:style>
    <style:style style:name="ch9" style:family="chart">
      <style:chart-properties chart:solid-type="cuboid"/>
      <style:graphic-properties draw:fill-color="#802060"/>
    </style:style>
    <style:style style:name="ch10" style:family="chart">
      <style:chart-properties chart:solid-type="cuboid"/>
      <style:graphic-properties draw:fill-color="#ffffc0"/>
    </style:style>
    <style:style style:name="ch11" style:family="chart">
      <style:chart-properties chart:solid-type="cuboid"/>
      <style:graphic-properties draw:fill-color="#a0e0e0"/>
    </style:style>
    <style:style style:name="ch12" style:family="chart">
      <style:chart-properties chart:solid-type="cuboid"/>
      <style:graphic-properties draw:fill-color="#600080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702cm" svg:height="16.257cm" xlink:href=".." xlink:type="simple" chart:class="chart:circle" chart:style-name="ch1">
        <chart:title svg:x="8.338cm" svg:y="0.282cm" chart:style-name="ch2">
          <text:p>Q.I.S.
Auswertung - Schülerzufriedenheit</text:p>
        </chart:title>
        <chart:legend chart:legend-position="end" svg:x="21.597cm" svg:y="7.349cm" style:legend-expansion="high" chart:style-name="ch3"/>
        <chart:plot-area chart:style-name="ch4" table:cell-range-address="QIS.AR3:QIS.AV3 QIS.AR47:QIS.AV47" chart:data-source-has-labels="row" svg:x="5.484cm" svg:y="3.319cm" svg:width="11.995cm" svg:height="11.995cm">
          <chartooo:coordinate-region svg:x="5.484cm" svg:y="2.377cm" svg:width="11.995cm" svg:height="13.88cm"/>
          <chart:axis chart:dimension="x" chart:name="primary-x" chart:style-name="ch5" chartooo:axis-type="auto">
            <chartooo:date-scale/>
            <chart:categories table:cell-range-address="QIS.AR3:QIS.AV3"/>
          </chart:axis>
          <chart:axis chart:dimension="y" chart:name="primary-y" chart:style-name="ch6"/>
          <chart:series chart:style-name="ch7" chart:values-cell-range-address="QIS.AR47:QIS.AV4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-))</text:p>
                <draw:g>
                  <svg:desc>QIS.AR3:QIS.AV3</svg:desc>
                </draw:g>
              </table:table-cell>
              <table:table-cell office:value-type="string">
                <text:p>:-)</text:p>
              </table:table-cell>
              <table:table-cell office:value-type="string">
                <text:p>:-|</text:p>
              </table:table-cell>
              <table:table-cell office:value-type="string">
                <text:p>:-(</text:p>
              </table:table-cell>
              <table:table-cell office:value-type="string">
                <text:p>:-((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QIS.AR47:QIS.AV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